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0960000009626118B19728FD513.png" manifest:media-type="image/png"/>
  <manifest:file-entry manifest:full-path="Pictures/1000020100000096000000969F73946E72E1D9B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Montserrat" svg:font-family="Montserrat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56pt"/>
    </style:style>
    <style:style style:name="co2" style:family="table-column">
      <style:table-column-properties fo:break-before="auto" style:column-width="70.16pt"/>
    </style:style>
    <style:style style:name="co3" style:family="table-column">
      <style:table-column-properties fo:break-before="auto" style:column-width="309.06pt"/>
    </style:style>
    <style:style style:name="co4" style:family="table-column">
      <style:table-column-properties fo:break-before="auto" style:column-width="112.51pt"/>
    </style:style>
    <style:style style:name="co5" style:family="table-column">
      <style:table-column-properties fo:break-before="auto" style:column-width="58.34pt"/>
    </style:style>
    <style:style style:name="co6" style:family="table-column">
      <style:table-column-properties fo:break-before="auto" style:column-width="59.05pt"/>
    </style:style>
    <style:style style:name="co7" style:family="table-column">
      <style:table-column-properties fo:break-before="auto" style:column-width="56.95pt"/>
    </style:style>
    <style:style style:name="co8" style:family="table-column">
      <style:table-column-properties fo:break-before="auto" style:column-width="59.75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ro3" style:family="table-row">
      <style:table-row-properties style:row-height="21pt" fo:break-before="auto" style:use-optimal-row-height="false"/>
    </style:style>
    <style:style style:name="ta1" style:family="table" style:master-page-name="PageStyle_5f_Note">
      <style:table-properties table:display="true" style:writing-mode="lr-tb"/>
    </style:style>
    <style:style style:name="ta2" style:family="table" style:master-page-name="PageStyle_5f_Base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Montserrat" fo:font-size="10pt" fo:font-style="normal" fo:text-shadow="none" style:text-underline-style="none" fo:font-weight="bold" style:font-size-asian="10pt" style:font-style-asian="normal" style:font-weight-asian="bold" style:font-name-complex="Montserrat" style:font-size-complex="10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Montserrat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Montserrat" style:font-size-complex="10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Montserrat" fo:font-size="10pt" fo:font-style="normal" fo:text-shadow="none" style:text-underline-style="none" fo:font-weight="normal" style:font-size-asian="10pt" style:font-style-asian="normal" style:font-weight-asian="normal" style:font-name-complex="Montserrat" style:font-size-complex="10pt" style:font-style-complex="normal" style:font-weight-complex="normal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Montserrat" fo:font-size="10pt" fo:font-style="normal" fo:text-shadow="none" style:text-underline-style="none" fo:font-weight="normal" style:font-size-asian="10pt" style:font-style-asian="normal" style:font-weight-asian="normal" style:font-name-complex="Montserrat" style:font-size-complex="10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ontserrat" fo:font-size="11pt" fo:font-style="normal" fo:text-shadow="none" style:text-underline-style="none" fo:font-weight="bold" style:font-size-asian="11pt" style:font-style-asian="normal" style:font-weight-asian="bold" style:font-name-complex="Montserrat" style:font-size-complex="11pt" style:font-style-complex="normal" style:font-weight-complex="bold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Montserrat" fo:font-size="11pt" fo:font-style="normal" fo:text-shadow="none" style:text-underline-style="none" fo:font-weight="normal" style:font-size-asian="11pt" style:font-style-asian="normal" style:font-weight-asian="normal" style:font-name-complex="Montserrat" style:font-size-complex="11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Montserrat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Montserrat" style:font-size-complex="11pt" style:font-style-complex="normal" style:font-weight-complex="normal"/>
    </style:style>
    <style:style style:name="ce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Montserrat" fo:font-size="11pt" fo:font-style="normal" fo:text-shadow="none" style:text-underline-style="none" fo:font-weight="normal" style:font-size-asian="11pt" style:font-style-asian="normal" style:font-weight-asian="normal" style:font-name-complex="Montserrat" style:font-size-complex="11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ontserrat" fo:font-size="11pt" fo:font-style="normal" fo:text-shadow="none" style:text-underline-style="none" fo:font-weight="bold" style:font-size-asian="11pt" style:font-style-asian="normal" style:font-weight-asian="bold" style:font-name-complex="Montserrat" style:font-size-complex="11pt" style:font-style-complex="normal" style:font-weight-complex="bold"/>
    </style:style>
    <style:style style:name="ce1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Montserrat" fo:font-size="11pt" fo:font-style="normal" fo:text-shadow="none" style:text-underline-style="none" fo:font-weight="normal" style:font-size-asian="11pt" style:font-style-asian="normal" style:font-weight-asian="normal" style:font-name-complex="Montserrat" style:font-size-complex="11pt" style:font-style-complex="normal" style:font-weight-complex="normal"/>
    </style:style>
    <style:style style:name="ce11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Montserrat" fo:font-size="9pt" fo:font-style="normal" fo:text-shadow="none" style:text-underline-style="solid" style:text-underline-width="auto" style:text-underline-color="font-color" fo:font-weight="normal" style:font-size-asian="9pt" style:font-style-asian="normal" style:font-weight-asian="normal" style:font-name-complex="Montserrat" style:font-size-complex="9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Montserrat" fo:font-size="11pt" fo:font-style="normal" fo:text-shadow="none" style:text-underline-style="none" fo:font-weight="bold" style:font-size-asian="11pt" style:font-style-asian="normal" style:font-weight-asian="bold" style:font-name-complex="Montserrat" style:font-size-complex="11pt" style:font-style-complex="normal" style:font-weight-complex="bold"/>
    </style:style>
    <style:style style:name="ce13" style:family="table-cell" style:parent-style-name="Default" style:data-style-name="N125">
      <style:table-cell-properties style:rotation-align="none"/>
      <style:text-properties fo:color="#000000" style:text-outline="false" style:text-line-through-style="none" style:text-line-through-type="none" style:font-name="Montserrat" fo:font-size="11pt" fo:font-style="normal" fo:text-shadow="none" style:text-underline-style="none" fo:font-weight="normal" style:font-size-asian="11pt" style:font-style-asian="normal" style:font-weight-asian="normal" style:font-name-complex="Montserrat" style:font-size-complex="11pt" style:font-style-complex="normal" style:font-weight-complex="normal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Note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Présentation de ce fichier</text:p>
          </table:table-cell>
          <table:table-cell table:style-name="ce4" table:number-columns-repeated="25"/>
          <table:table-cell table:number-columns-repeated="998"/>
        </table:table-row>
        <table:table-row table:style-name="ro1">
          <table:table-cell table:style-name="ce2" office:value-type="string" calcext:value-type="string">
            <text:p><text:a xlink:href="http://uneiaparjour.fr/" xlink:type="simple">La feuille "base" recense l'ensemble des articles publiés sur le site uneiaparjour.fr avec les éléments suivants : </text:a></text:p>
          </table:table-cell>
          <table:table-cell table:style-name="ce4" table:number-columns-repeated="25"/>
          <table:table-cell table:number-columns-repeated="998"/>
        </table:table-row>
        <table:table-row table:style-name="ro1">
          <table:table-cell table:style-name="ce3" office:value-type="string" calcext:value-type="string">
            <text:p>titre / description / URL sur le site / 4 premières catégories utilisées / date de publication.</text:p>
          </table:table-cell>
          <table:table-cell table:style-name="ce3" table:number-columns-repeated="3"/>
          <table:table-cell table:style-name="ce4" table:number-columns-repeated="22"/>
          <table:table-cell table:number-columns-repeated="998"/>
        </table:table-row>
        <table:table-row table:style-name="ro2">
          <table:table-cell table:style-name="ce3" table:number-columns-repeated="4"/>
          <table:table-cell table:style-name="ce4" table:number-columns-repeated="22"/>
          <table:table-cell table:number-columns-repeated="998"/>
        </table:table-row>
        <table:table-row table:style-name="ro2">
          <table:table-cell table:style-name="ce3" office:value-type="string" calcext:value-type="string">
            <text:p>Dernière mise à jour le 10/03/24 avec 385 outils recensés.</text:p>
          </table:table-cell>
          <table:table-cell table:style-name="ce3" table:number-columns-repeated="3"/>
          <table:table-cell table:style-name="ce4" table:number-columns-repeated="22"/>
          <table:table-cell table:number-columns-repeated="998"/>
        </table:table-row>
        <table:table-row table:style-name="ro2">
          <table:table-cell table:style-name="ce3" table:number-columns-repeated="4"/>
          <table:table-cell table:style-name="ce4" table:number-columns-repeated="22"/>
          <table:table-cell table:number-columns-repeated="998"/>
        </table:table-row>
        <table:table-row table:style-name="ro3">
          <table:table-cell table:style-name="ce1" office:value-type="string" calcext:value-type="string">
            <text:p>Licence </text:p>
            <draw:frame table:end-cell-address="Note.A7" table:end-x="61.48pt" table:end-y="18pt" draw:z-index="0" draw:name="image2.png" draw:style-name="gr1" draw:text-style-name="P1" svg:width="17.97pt" svg:height="17.97pt" svg:x="43.51pt" svg:y="0.03pt">
              <draw:image xlink:href="Pictures/1000020100000096000000969F73946E72E1D9BD.png" xlink:type="simple" xlink:show="embed" xlink:actuate="onLoad">
                <text:p/>
              </draw:image>
            </draw:frame>
            <draw:frame table:end-cell-address="Note.B7" table:end-x="1.93pt" table:end-y="18pt" draw:z-index="1" draw:name="image1.png" draw:style-name="gr1" draw:text-style-name="P1" svg:width="17.97pt" svg:height="17.97pt" svg:x="64.49pt" svg:y="0.03pt">
              <draw:image xlink:href="Pictures/10000201000000960000009626118B19728FD513.png" xlink:type="simple" xlink:show="embed" xlink:actuate="onLoad">
                <text:p/>
              </draw:image>
            </draw:frame>
          </table:table-cell>
          <table:table-cell table:style-name="ce1" office:value-type="string" calcext:value-type="string">
            <text:p>CC BY 4.0</text:p>
          </table:table-cell>
          <table:table-cell table:style-name="ce3" table:number-columns-repeated="2"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Cette base est mise à disposition sous licence Creative Commons CC BY. </text:p>
          </table:table-cell>
          <table:table-cell table:style-name="ce3" table:number-columns-repeated="3"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Pour citer ce document : #uneIAparjour par Bertrand Formet est sous licence CC BY 4.0</text:p>
          </table:table-cell>
          <table:table-cell table:style-name="ce3" table:number-columns-repeated="3"/>
          <table:table-cell table:style-name="ce4" table:number-columns-repeated="22"/>
          <table:table-cell table:number-columns-repeated="998"/>
        </table:table-row>
        <table:table-row table:style-name="ro1">
          <table:table-cell/>
          <table:table-cell table:style-name="ce3" table:number-columns-repeated="3"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3" table:number-columns-repeated="4"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1" office:value-type="string" calcext:value-type="string">
            <text:p>Contact</text:p>
          </table:table-cell>
          <table:table-cell table:style-name="ce3" table:number-columns-repeated="3"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3" office:value-type="string" calcext:value-type="string">
            <text:p>Bertrand Formet</text:p>
          </table:table-cell>
          <table:table-cell/>
          <table:table-cell table:style-name="ce3" table:number-columns-repeated="2"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2" office:value-type="string" calcext:value-type="string">
            <text:p><text:a xlink:href="https://fr.linkedin.com/in/bertrandformet" xlink:type="simple">Linkedin</text:a></text:p>
          </table:table-cell>
          <table:table-cell/>
          <table:table-cell table:style-name="ce3" table:number-columns-repeated="2"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2" office:value-type="string" calcext:value-type="string">
            <text:p><text:a xlink:href="https://twitter.com/bertrandformet" xlink:type="simple">X / Twitter</text:a></text:p>
          </table:table-cell>
          <table:table-cell/>
          <table:table-cell table:style-name="ce3" table:number-columns-repeated="2"/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2" office:value-type="string" calcext:value-type="string">
            <text:p><text:a xlink:href="mailto:uneiaparjour@gmail.com" xlink:type="simple">uneiaparjour@gmail.com</text:a></text:p>
          </table:table-cell>
          <table:table-cell table:style-name="ce3" table:number-columns-repeated="3"/>
          <table:table-cell table:style-name="ce4" table:number-columns-repeated="22"/>
          <table:table-cell table:number-columns-repeated="998"/>
        </table:table-row>
        <table:table-row table:style-name="ro1" table:number-rows-repeated="5">
          <table:table-cell table:style-name="ce3" table:number-columns-repeated="4"/>
          <table:table-cell table:style-name="ce4" table:number-columns-repeated="22"/>
          <table:table-cell table:number-columns-repeated="998"/>
        </table:table-row>
        <table:table-row table:style-name="ro1" table:number-rows-repeated="988">
          <table:table-cell table:style-name="ce4" table:number-columns-repeated="26"/>
          <table:table-cell table:number-columns-repeated="998"/>
        </table:table-row>
        <table:table-row table:style-name="ro2" table:number-rows-repeated="104756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ase" table:style-name="ta2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number-columns-repeated="1017" table:default-cell-style-name="Default"/>
        <table:table-row table:style-name="ro1">
          <table:table-cell table:style-name="ce5" office:value-type="string" calcext:value-type="string">
            <text:p>Titre</text:p>
          </table:table-cell>
          <table:table-cell table:style-name="ce9" office:value-type="string" calcext:value-type="string">
            <text:p>Description</text:p>
          </table:table-cell>
          <table:table-cell table:style-name="ce5" office:value-type="string" calcext:value-type="string">
            <text:p>URL sur uneiparjour.fr</text:p>
          </table:table-cell>
          <table:table-cell table:style-name="ce5" office:value-type="string" calcext:value-type="string">
            <text:p>Catégorie 1</text:p>
          </table:table-cell>
          <table:table-cell table:style-name="ce5" office:value-type="string" calcext:value-type="string">
            <text:p>Catégorie 2</text:p>
          </table:table-cell>
          <table:table-cell table:style-name="ce5" office:value-type="string" calcext:value-type="string">
            <text:p>Catégorie 3</text:p>
          </table:table-cell>
          <table:table-cell table:style-name="ce5" office:value-type="string" calcext:value-type="string">
            <text:p>Catégorie 4</text:p>
          </table:table-cell>
          <table:table-cell table:style-name="ce12" office:value-type="string" calcext:value-type="string">
            <text:p>Date de publication</text:p>
          </table:table-cell>
          <table:table-cell table:style-name="ce5" table:number-columns-repeated="19"/>
          <table:table-cell table:number-columns-repeated="997"/>
        </table:table-row>
        <table:table-row table:style-name="ro1">
          <table:table-cell table:style-name="ce6" office:value-type="string" calcext:value-type="string">
            <text:p>Ai Story Generator</text:p>
          </table:table-cell>
          <table:table-cell table:style-name="ce10" office:value-type="string" calcext:value-type="string">
            <text:p/>
            <text:p/>
            <text:p>Ai Story Generator (https://datanumen.com/ai-story-generator…) génère des </text:p>
            <text:p>textes longs avec illustrations à partir d’un prompt (tous sujets). </text:p>
            <text:p>Préciser FR. Partage par url. Gratuit et sans compte. Tests :– </text:p>
            <text:p>https://datanumen.com/ai-story-generator/a-fox-named-rusard/…– </text:p>
            <text:p>https://datanumen.com/ai-story-generator/the-generative-ai-in-education-uses-and-limitations/…</text:p>
            <text:p/>
            <text:p>L’article Ai Story Generator est apparu en premier sur Une IA par jour.</text:p>
            <text:p/>
          </table:table-cell>
          <table:table-cell table:style-name="ce11" office:value-type="string" calcext:value-type="string">
            <text:p><text:a xlink:href="https://www.uneiaparjour.fr/ai-story-generator/" xlink:type="simple">https://www.uneiaparjour.fr/ai-story-generator/</text:a></text:p>
          </table:table-cell>
          <table:table-cell table:style-name="ce6" office:value-type="string" calcext:value-type="string">
            <text:p>histoires enfants</text:p>
          </table:table-cell>
          <table:table-cell table:style-name="ce6" office:value-type="string" calcext:value-type="string">
            <text:p>images</text:p>
          </table:table-cell>
          <table:table-cell table:style-name="ce6" office:value-type="string" calcext:value-type="string">
            <text:p>texte</text:p>
          </table:table-cell>
          <table:table-cell table:style-name="ce6" office:value-type="string" calcext:value-type="string">
            <text:p>usage illimité</text:p>
          </table:table-cell>
          <table:table-cell table:style-name="ce6" office:value-type="string" calcext:value-type="string">
            <text:p>Sun, 10 Mar 2024 20:37:00 +0000</text:p>
          </table:table-cell>
          <table:table-cell table:style-name="ce8" table:number-columns-repeated="19"/>
          <table:table-cell table:number-columns-repeated="997"/>
        </table:table-row>
        <table:table-row table:style-name="ro1">
          <table:table-cell table:style-name="ce6" office:value-type="string" calcext:value-type="string">
            <text:p>Colorin</text:p>
          </table:table-cell>
          <table:table-cell table:style-name="ce10" office:value-type="string" calcext:value-type="string">
            <text:p/>
            <text:p/>
            <text:p>Colorin (http://colorin.ai) génère des dessins à colorier. Outils d’édition </text:p>
            <text:p>et de remplissage couleur avec possible compilation dans un livre de </text:p>
            <text:p>coloriage. 5 styles différents. Aide au prompt, 30 crédits gratuits.</text:p>
            <text:p/>
            <text:p>L’article Colorin est apparu en premier sur Une IA par jour.</text:p>
            <text:p/>
          </table:table-cell>
          <table:table-cell table:style-name="ce7" office:value-type="string" calcext:value-type="string">
            <text:p><text:a xlink:href="https://www.uneiaparjour.fr/colorin/" xlink:type="simple">https://www.uneiaparjour.fr/colorin/</text:a></text:p>
          </table:table-cell>
          <table:table-cell table:number-columns-repeated="2" table:style-name="ce6" office:value-type="string" calcext:value-type="string">
            <text:p>images</text:p>
          </table:table-cell>
          <table:table-cell table:number-columns-repeated="2" table:style-name="ce6" office:value-type="string" calcext:value-type="string">
            <text:p>texte</text:p>
          </table:table-cell>
          <table:table-cell table:style-name="ce6" office:value-type="string" calcext:value-type="string">
            <text:p>Sat, 09 Mar 2024 20:36:00 +0000</text:p>
          </table:table-cell>
          <table:table-cell table:style-name="ce8" table:number-columns-repeated="19"/>
          <table:table-cell table:number-columns-repeated="997"/>
        </table:table-row>
        <table:table-row table:style-name="ro1">
          <table:table-cell table:style-name="ce6" office:value-type="string" calcext:value-type="string">
            <text:p>Reading club</text:p>
          </table:table-cell>
          <table:table-cell table:style-name="ce10" office:value-type="string" calcext:value-type="string">
            <text:p/>
            <text:p/>
            <text:p>Reading club (https://readingclub.ai) génère des histoires éditables, texte </text:p>
            <text:p>et images. Version gratuite limitée en nombre de générations par jour </text:p>
            <text:p>(limite atteinte pour le test). Partage en ligne. Test : </text:p>
            <text:p>https://readingclub.ai/preview/j571vhtn2he2ddr8sscqkkrc8n6mxj4a…</text:p>
            <text:p/>
            <text:p>L’article Reading club est apparu en premier sur Une IA par jour.</text:p>
            <text:p/>
          </table:table-cell>
          <table:table-cell table:style-name="ce7" office:value-type="string" calcext:value-type="string">
            <text:p><text:a xlink:href="https://www.uneiaparjour.fr/reading-club/" xlink:type="simple">https://www.uneiaparjour.fr/reading-club/</text:a></text:p>
          </table:table-cell>
          <table:table-cell table:style-name="ce6" office:value-type="string" calcext:value-type="string">
            <text:p>histoires enfants</text:p>
          </table:table-cell>
          <table:table-cell table:style-name="ce6" office:value-type="string" calcext:value-type="string">
            <text:p>sans compte</text:p>
          </table:table-cell>
          <table:table-cell table:style-name="ce6" office:value-type="string" calcext:value-type="string">
            <text:p>usage illimité</text:p>
          </table:table-cell>
          <table:table-cell table:style-name="ce6" office:value-type="string" calcext:value-type="string">
            <text:p>sans compte</text:p>
          </table:table-cell>
          <table:table-cell table:style-name="ce6" office:value-type="string" calcext:value-type="string">
            <text:p>Fri, 08 Mar 2024 20:34:00 +0000</text:p>
          </table:table-cell>
          <table:table-cell table:style-name="ce8" table:number-columns-repeated="19"/>
          <table:table-cell table:number-columns-repeated="997"/>
        </table:table-row>
        <table:table-row table:style-name="ro1">
          <table:table-cell table:style-name="ce6" office:value-type="string" calcext:value-type="string">
            <text:p>Sticker baker</text:p>
          </table:table-cell>
          <table:table-cell table:style-name="ce10" office:value-type="string" calcext:value-type="string">
            <text:p/>
            <text:p/>
            <text:p>Sticker baker (http://stickerbaker.com) génère des images de style </text:p>
            <text:p>autocollants à partir d’un prompt. Possibilité d’obtenir des planches de </text:p>
            <text:p>stickers et chargement de ses propres images proposé. Moteur de recherche </text:p>
            <text:p>d’images créés. Sans compte et illimité.</text:p>
            <text:p/>
            <text:p>L’article Sticker baker est apparu en premier sur Une IA par jour.</text:p>
            <text:p/>
          </table:table-cell>
          <table:table-cell table:style-name="ce7" office:value-type="string" calcext:value-type="string">
            <text:p><text:a xlink:href="https://www.uneiaparjour.fr/sticker-baker/" xlink:type="simple">https://www.uneiaparjour.fr/sticker-baker/</text:a></text:p>
          </table:table-cell>
          <table:table-cell table:style-name="ce6" office:value-type="string" calcext:value-type="string">
            <text:p>images</text:p>
          </table:table-cell>
          <table:table-cell table:style-name="ce6" office:value-type="string" calcext:value-type="string">
            <text:p>LLM</text:p>
          </table:table-cell>
          <table:table-cell table:style-name="ce6" office:value-type="string" calcext:value-type="string">
            <text:p>texte</text:p>
          </table:table-cell>
          <table:table-cell table:style-name="ce6" office:value-type="string" calcext:value-type="string">
            <text:p>usage illimité</text:p>
          </table:table-cell>
          <table:table-cell table:style-name="ce6" office:value-type="string" calcext:value-type="string">
            <text:p>Thu, 07 Mar 2024 20:32:00 +0000</text:p>
          </table:table-cell>
          <table:table-cell table:style-name="ce8" table:number-columns-repeated="19"/>
          <table:table-cell table:number-columns-repeated="997"/>
        </table:table-row>
        <table:table-row table:style-name="ro1">
          <table:table-cell table:style-name="ce6" office:value-type="string" calcext:value-type="string">
            <text:p>Le chat</text:p>
          </table:table-cell>
          <table:table-cell table:style-name="ce10" office:value-type="string" calcext:value-type="string">
            <text:p/>
            <text:p/>
            <text:p>Le chat (https://chat.mistral.ai) met à disposition 3 modèles de langage de </text:p>
            <text:p>@MistralAI, large, next, small. Rapide, efficace mais avec beaucoup </text:p>
            <text:p>d’hallucinations (img 4). Tests : </text:p>
            <text:p>https://codimd.apps.education.fr/s/mwq0IN5m8 (formation) et </text:p>
            <text:p>https://codimd.apps.education.fr/s/gVEx6MgJ5 (html). Vérification code html </text:p>
            <text:p>généré par « Le chat » :</text:p>
            <text:p/>
            <text:p>L’article Le chat est apparu en premier sur Une IA par jour.</text:p>
            <text:p/>
          </table:table-cell>
          <table:table-cell table:style-name="ce7" office:value-type="string" calcext:value-type="string">
            <text:p><text:a xlink:href="https://www.uneiaparjour.fr/le-chat/" xlink:type="simple">https://www.uneiaparjour.fr/le-chat/</text:a></text:p>
          </table:table-cell>
          <table:table-cell table:style-name="ce6" office:value-type="string" calcext:value-type="string">
            <text:p>chatbot</text:p>
          </table:table-cell>
          <table:table-cell table:style-name="ce6" office:value-type="string" calcext:value-type="string">
            <text:p>documents</text:p>
          </table:table-cell>
          <table:table-cell table:style-name="ce6" office:value-type="string" calcext:value-type="string">
            <text:p>LLM</text:p>
          </table:table-cell>
          <table:table-cell table:style-name="ce6" office:value-type="string" calcext:value-type="string">
            <text:p>open source</text:p>
          </table:table-cell>
          <table:table-cell table:style-name="ce6" office:value-type="string" calcext:value-type="string">
            <text:p>Wed, 06 Mar 2024 20:29:00 +0000</text:p>
          </table:table-cell>
          <table:table-cell table:style-name="ce8" table:number-columns-repeated="19"/>
          <table:table-cell table:number-columns-repeated="997"/>
        </table:table-row>
        <table:table-row table:style-name="ro1">
          <table:table-cell table:style-name="ce6" office:value-type="string" calcext:value-type="string">
            <text:p>Claude 3</text:p>
          </table:table-cell>
          <table:table-cell table:style-name="ce10" office:value-type="string" calcext:value-type="string">
            <text:p/>
            <text:p/>
            <text:p>Claude 3 (https://claude.ai) : nouvelle version par @AnthropicAI avec 3 </text:p>
            <text:p>nouveaux LLM dont « Sonnet », modèle intermédiaire, est gratuit. La lecture </text:p>
            <text:p>d’images et de documents (5 max de 10 mo) est désormais possible. Sources </text:p>
            <text:p>pour les tests :– manuscrit d’Eviradnus, La Légende des siècles, Victor </text:p>
            <text:p>Hugo, @GallicaBnF : http://expositions.bnf.fr/hugo/grands/191.htm… – </text:p>
            <text:p>infographies IA @reseau_canope : </text:p>
            <text:p>https://www.reseau-canope.fr/agence-des-usages/intelligence-artificielle.html</text:p>
            <text:p/>
            <text:p>L’article Claude 3 est apparu en premier sur Une IA par jour.</text:p>
            <text:p/>
          </table:table-cell>
          <table:table-cell table:style-name="ce7" office:value-type="string" calcext:value-type="string">
            <text:p><text:a xlink:href="https://www.uneiaparjour.fr/claude-3/" xlink:type="simple">https://www.uneiaparjour.fr/claude-3/</text:a></text:p>
          </table:table-cell>
          <table:table-cell table:style-name="ce6" office:value-type="string" calcext:value-type="string">
            <text:p>chatbot</text:p>
          </table:table-cell>
          <table:table-cell table:style-name="ce6" office:value-type="string" calcext:value-type="string">
            <text:p>page web</text:p>
          </table:table-cell>
          <table:table-cell table:style-name="ce6" office:value-type="string" calcext:value-type="string">
            <text:p>texte</text:p>
          </table:table-cell>
          <table:table-cell table:style-name="ce6" office:value-type="string" calcext:value-type="string">
            <text:p>usage illimité</text:p>
          </table:table-cell>
          <table:table-cell table:style-name="ce6" office:value-type="string" calcext:value-type="string">
            <text:p>Tue, 05 Mar 2024 20:26:00 +0000</text:p>
          </table:table-cell>
          <table:table-cell table:style-name="ce8" table:number-columns-repeated="19"/>
          <table:table-cell table:number-columns-repeated="997"/>
        </table:table-row>
        <table:table-row table:style-name="ro1">
          <table:table-cell table:style-name="ce6" office:value-type="string" calcext:value-type="string">
            <text:p>Gamma sites</text:p>
          </table:table-cell>
          <table:table-cell table:style-name="ce10" office:value-type="string" calcext:value-type="string">
            <text:p/>
            <text:p/>
            <text:p>Gamma, outil de présentation (testé ici : </text:p>
            <text:p>https://www.uneiaparjour.fr/gamma/), propose en version bêta la génération </text:p>
            <text:p>de sites web (https://gamma.app/#sites). 50 modèles, génération texte et </text:p>
            <text:p>image, export, commentaires, collaboration et suivi. 40 crédits par </text:p>
            <text:p>génération.Tests : – https://gamma.app/docs/Introduction-gjpje1o8cu81s21…– </text:p>
            <text:p>https://gamma.app/docs/Introduction-aux-IA-generatives-en-education-umsyl91a5xq3pry</text:p>
            <text:p/>
            <text:p>L’article Gamma sites est apparu en premier sur Une IA par jour.</text:p>
            <text:p/>
          </table:table-cell>
          <table:table-cell table:style-name="ce7" office:value-type="string" calcext:value-type="string">
            <text:p><text:a xlink:href="https://www.uneiaparjour.fr/gamma-sites/" xlink:type="simple">https://www.uneiaparjour.fr/gamma-sites/</text:a></text:p>
          </table:table-cell>
          <table:table-cell table:style-name="ce6" office:value-type="string" calcext:value-type="string">
            <text:p>images</text:p>
          </table:table-cell>
          <table:table-cell table:style-name="ce6" office:value-type="string" calcext:value-type="string">
            <text:p>texte</text:p>
          </table:table-cell>
          <table:table-cell table:style-name="ce6" office:value-type="string" calcext:value-type="string">
            <text:p>voix</text:p>
          </table:table-cell>
          <table:table-cell table:style-name="ce6" office:value-type="string" calcext:value-type="string">
            <text:p>usage illimité</text:p>
          </table:table-cell>
          <table:table-cell table:style-name="ce6" office:value-type="string" calcext:value-type="string">
            <text:p>Mon, 04 Mar 2024 20:20:00 +0000</text:p>
          </table:table-cell>
          <table:table-cell table:style-name="ce8" table:number-columns-repeated="19"/>
          <table:table-cell table:number-columns-repeated="997"/>
        </table:table-row>
        <table:table-row table:style-name="ro1">
          <table:table-cell table:style-name="ce6" office:value-type="string" calcext:value-type="string">
            <text:p>Morpheeus</text:p>
          </table:table-cell>
          <table:table-cell table:style-name="ce10" office:value-type="string" calcext:value-type="string">
            <text:p/>
            <text:p/>
            <text:p>Morpheeus (http://morpheeus.com) génère des histoires et propose leur </text:p>
            <text:p>lecture depuis une voix clonée après choix du thème, de l’âge et d’un </text:p>
            <text:p>prompt. iOS et Android, 1 histoire gratuite. Test avec voix clonée : </text:p>
            <text:p>https://app.morpheeus.com/ShareStory/112</text:p>
            <text:p/>
            <text:p>L’article Morpheeus est apparu en premier sur Une IA par jour.</text:p>
            <text:p/>
          </table:table-cell>
          <table:table-cell table:style-name="ce7" office:value-type="string" calcext:value-type="string">
            <text:p><text:a xlink:href="https://www.uneiaparjour.fr/morpheeus/" xlink:type="simple">https://www.uneiaparjour.fr/morpheeus/</text:a></text:p>
          </table:table-cell>
          <table:table-cell table:style-name="ce6" office:value-type="string" calcext:value-type="string">
            <text:p>histoires enfants</text:p>
          </table:table-cell>
          <table:table-cell table:style-name="ce6" office:value-type="string" calcext:value-type="string">
            <text:p>texte</text:p>
          </table:table-cell>
          <table:table-cell table:number-columns-repeated="2" table:style-name="ce6" office:value-type="string" calcext:value-type="string">
            <text:p>usage illimité</text:p>
          </table:table-cell>
          <table:table-cell table:style-name="ce6" office:value-type="string" calcext:value-type="string">
            <text:p>Sun, 03 Mar 2024 20:18:00 +0000</text:p>
          </table:table-cell>
          <table:table-cell table:style-name="ce8" table:number-columns-repeated="19"/>
          <table:table-cell table:number-columns-repeated="997"/>
        </table:table-row>
        <table:table-row table:style-name="ro1">
          <table:table-cell table:style-name="ce6" office:value-type="string" calcext:value-type="string">
            <text:p>Hey Pat</text:p>
          </table:table-cell>
          <table:table-cell table:style-name="ce10" office:value-type="string" calcext:value-type="string">
            <text:p/>
            <text:p/>
            <text:p>Hey Pat (https://heypat.ai) est un chatbot basé sur OpenAI et Dappier avec </text:p>
            <text:p>des données actualisées «régulièrement» (après test, dépend du type de </text:p>
            <text:p>données, pas de sources). Disponible en ligne sans compte ou sur WhatsApp / </text:p>
            <text:p>Telegram. Illimité.</text:p>
            <text:p/>
            <text:p>L’article Hey Pat est apparu en premier sur Une IA par jour.</text:p>
            <text:p/>
          </table:table-cell>
          <table:table-cell table:style-name="ce7" office:value-type="string" calcext:value-type="string">
            <text:p><text:a xlink:href="https://www.uneiaparjour.fr/hey-pat/" xlink:type="simple">https://www.uneiaparjour.fr/hey-pat/</text:a></text:p>
          </table:table-cell>
          <table:table-cell table:style-name="ce6" office:value-type="string" calcext:value-type="string">
            <text:p>chatbot</text:p>
          </table:table-cell>
          <table:table-cell table:style-name="ce6" office:value-type="string" calcext:value-type="string">
            <text:p>texte</text:p>
          </table:table-cell>
          <table:table-cell table:style-name="ce6" office:value-type="string" calcext:value-type="string">
            <text:p>youtube</text:p>
          </table:table-cell>
          <table:table-cell table:style-name="ce6" office:value-type="string" calcext:value-type="string">
            <text:p>texte</text:p>
          </table:table-cell>
          <table:table-cell table:style-name="ce6" office:value-type="string" calcext:value-type="string">
            <text:p>Sat, 02 Mar 2024 20:17:00 +0000</text:p>
          </table:table-cell>
          <table:table-cell table:style-name="ce8" table:number-columns-repeated="19"/>
          <table:table-cell table:number-columns-repeated="997"/>
        </table:table-row>
        <table:table-row table:style-name="ro1">
          <table:table-cell table:style-name="ce6" office:value-type="string" calcext:value-type="string">
            <text:p>Summarize</text:p>
          </table:table-cell>
          <table:table-cell table:style-name="ce10" office:value-type="string" calcext:value-type="string">
            <text:p/>
            <text:p/>
            <text:p>Summarize (https://summarize.ing) résume une vidéo YouTube avec </text:p>
            <text:p>questions/réponses, passages importants, mots-clés, citations et carte </text:p>
            <text:p>mentale. 20 vidéos gratuites de -1h par jour. Test depuis </text:p>
            <text:p>https://youtu.be/E2hPk3adUlI @FlowersINRIA</text:p>
            <text:p/>
            <text:p>L’article Summarize est apparu en premier sur Une IA par jour.</text:p>
            <text:p/>
          </table:table-cell>
          <table:table-cell table:style-name="ce7" office:value-type="string" calcext:value-type="string">
            <text:p><text:a xlink:href="https://www.uneiaparjour.fr/summarize/" xlink:type="simple">https://www.uneiaparjour.fr/summarize/</text:a></text:p>
          </table:table-cell>
          <table:table-cell table:style-name="ce6" office:value-type="string" calcext:value-type="string">
            <text:p>mindmap</text:p>
          </table:table-cell>
          <table:table-cell table:style-name="ce6" office:value-type="string" calcext:value-type="string">
            <text:p>éducation</text:p>
          </table:table-cell>
          <table:table-cell table:style-name="ce6" office:value-type="string" calcext:value-type="string">
            <text:p>texte</text:p>
          </table:table-cell>
          <table:table-cell table:style-name="ce6" office:value-type="string" calcext:value-type="string">
            <text:p>usage illimité</text:p>
          </table:table-cell>
          <table:table-cell table:style-name="ce6" office:value-type="string" calcext:value-type="string">
            <text:p>Fri, 01 Mar 2024 20:14:00 +0000</text:p>
          </table:table-cell>
          <table:table-cell table:style-name="ce8" table:number-columns-repeated="19"/>
          <table:table-cell table:number-columns-repeated="997"/>
        </table:table-row>
        <table:table-row table:style-name="ro1">
          <table:table-cell table:style-name="ce6" office:value-type="string" calcext:value-type="string">
            <text:p>Project FTK</text:p>
          </table:table-cell>
          <table:table-cell table:style-name="ce10" office:value-type="string" calcext:value-type="string">
            <text:p/>
            <text:p/>
            <text:p>Project FTK (https://projectftk.com) permet de créer des chatbots </text:p>
            <text:p>personnalisés « assistants de l’enseignant » avec un zip de pdf, doc ou </text:p>
            <text:p>ppt. Configurable, accès web, instructions. Beta gratuite. Test (compte </text:p>
            <text:p>requis) : https://projectftk.com/beta/uneiaparjour?repo=ia-education…</text:p>
            <text:p/>
            <text:p>L’article Project FTK est apparu en premier sur Une IA par jour.</text:p>
            <text:p/>
          </table:table-cell>
          <table:table-cell table:style-name="ce7" office:value-type="string" calcext:value-type="string">
            <text:p><text:a xlink:href="https://www.uneiaparjour.fr/project-ftk/" xlink:type="simple">https://www.uneiaparjour.fr/project-ftk/</text:a></text:p>
          </table:table-cell>
          <table:table-cell table:style-name="ce6" office:value-type="string" calcext:value-type="string">
            <text:p>chatbot</text:p>
          </table:table-cell>
          <table:table-cell table:style-name="ce6" office:value-type="string" calcext:value-type="string">
            <text:p>LLM</text:p>
          </table:table-cell>
          <table:table-cell table:style-name="ce6" office:value-type="string" calcext:value-type="string">
            <text:p>open source</text:p>
          </table:table-cell>
          <table:table-cell table:style-name="ce6" office:value-type="string" calcext:value-type="string">
            <text:p>usage illimité</text:p>
          </table:table-cell>
          <table:table-cell table:style-name="ce6" office:value-type="string" calcext:value-type="string">
            <text:p>Thu, 29 Feb 2024 20:12:00 +0000</text:p>
          </table:table-cell>
          <table:table-cell table:style-name="ce8" table:number-columns-repeated="19"/>
          <table:table-cell table:number-columns-repeated="997"/>
        </table:table-row>
        <table:table-row table:style-name="ro1">
          <table:table-cell table:style-name="ce6" office:value-type="string" calcext:value-type="string">
            <text:p>Phind</text:p>
          </table:table-cell>
          <table:table-cell table:style-name="ce10" office:value-type="string" calcext:value-type="string">
            <text:p/>
            <text:p/>
            <text:p>Phind (https://phind.com/search), LLM pour les développeurs, propose pour </text:p>
            <text:p>tous un chatbot connecté à internet. Phind-34 B gratuit, illimité, possible </text:p>
            <text:p>sans compte, Phind-70B/GPT4 en version pro. Tests : </text:p>
            <text:p>https://phind.com/search?cache=s9z8myyni96snnvaz6znijjq… – </text:p>
            <text:p>https://phind.com/search?cache=wj1po2y6ukjim8ili8slx79u…</text:p>
            <text:p/>
            <text:p>L’article Phind est apparu en premier sur Une IA par jour.</text:p>
            <text:p/>
          </table:table-cell>
          <table:table-cell table:style-name="ce7" office:value-type="string" calcext:value-type="string">
            <text:p><text:a xlink:href="https://www.uneiaparjour.fr/phind/" xlink:type="simple">https://www.uneiaparjour.fr/phind/</text:a></text:p>
          </table:table-cell>
          <table:table-cell table:style-name="ce6" office:value-type="string" calcext:value-type="string">
            <text:p>chatbot</text:p>
          </table:table-cell>
          <table:table-cell table:style-name="ce6" office:value-type="string" calcext:value-type="string">
            <text:p>musique</text:p>
          </table:table-cell>
          <table:table-cell table:style-name="ce6" office:value-type="string" calcext:value-type="string">
            <text:p>usage illimité</text:p>
          </table:table-cell>
          <table:table-cell table:style-name="ce6" office:value-type="string" calcext:value-type="string">
            <text:p>youtube</text:p>
          </table:table-cell>
          <table:table-cell table:style-name="ce6" office:value-type="string" calcext:value-type="string">
            <text:p>Wed, 28 Feb 2024 20:09:00 +0000</text:p>
          </table:table-cell>
          <table:table-cell table:style-name="ce8" table:number-columns-repeated="19"/>
          <table:table-cell table:number-columns-repeated="997"/>
        </table:table-row>
        <table:table-row table:style-name="ro1">
          <table:table-cell table:style-name="ce6" office:value-type="string" calcext:value-type="string">
            <text:p>Image to music</text:p>
          </table:table-cell>
          <table:table-cell table:style-name="ce10" office:value-type="string" calcext:value-type="string">
            <text:p/>
            <text:p/>
            <text:p>Image to music (https://imagetomusic.top) génère une musique avec une </text:p>
            <text:p>image. Sans compte et open sourceTests (img wikimedia): – Goéland : </text:p>
            <text:p>https://cdn-uploads.huggingface.co/production/uploads/noauth/5Ie6bRDNcgJUbZ1lghfHc.wav… </text:p>
            <text:p>– Nuit étoilée : </text:p>
            <text:p>https://cdn-uploads.huggingface.co/production/uploads/noauth/uyzACujyIZH0te0ROrpcQ.wav… </text:p>
            <text:p>– His Eyes Have Fangs : </text:p>
            <text:p>https://cdn-uploads.huggingface.co/production/uploads/noauth/8UFgz0lECYsuTswzt8wxs.wav…</text:p>
            <text:p/>
            <text:p>L’article Image to music est apparu en premier sur Une IA par jour.</text:p>
            <text:p/>
          </table:table-cell>
          <table:table-cell table:style-name="ce7" office:value-type="string" calcext:value-type="string">
            <text:p><text:a xlink:href="https://www.uneiaparjour.fr/image-to-music/" xlink:type="simple">https://www.uneiaparjour.fr/image-to-music/</text:a></text:p>
          </table:table-cell>
          <table:table-cell table:style-name="ce6" office:value-type="string" calcext:value-type="string">
            <text:p>images</text:p>
          </table:table-cell>
          <table:table-cell table:style-name="ce6" office:value-type="string" calcext:value-type="string">
            <text:p>texte</text:p>
          </table:table-cell>
          <table:table-cell table:style-name="ce6" office:value-type="string" calcext:value-type="string">
            <text:p>sans compte</text:p>
          </table:table-cell>
          <table:table-cell table:style-name="ce6" office:value-type="string" calcext:value-type="string">
            <text:p>youtube</text:p>
          </table:table-cell>
          <table:table-cell table:style-name="ce6" office:value-type="string" calcext:value-type="string">
            <text:p>Tue, 27 Feb 2024 20:53:00 +0000</text:p>
          </table:table-cell>
          <table:table-cell table:style-name="ce8" table:number-columns-repeated="19"/>
          <table:table-cell table:number-columns-repeated="997"/>
        </table:table-row>
        <table:table-row table:style-name="ro1">
          <table:table-cell table:style-name="ce6" office:value-type="string" calcext:value-type="string">
            <text:p>Oso</text:p>
          </table:table-cell>
          <table:table-cell table:style-name="ce10" office:value-type="string" calcext:value-type="string">
            <text:p/>
            <text:p/>
            <text:p>Oso (https://web.oso.ai) regroupe moteur de recherche qui produit une </text:p>
            <text:p>synthèse, chatbot avec Mixtral + LLM « non censuré » et actualités. Test :– </text:p>
            <text:p>chatbot https://codimd.apps.education.fr/p427V28URSytmMF2ssKYzg?view…– </text:p>
            <text:p>chatbot depuis News </text:p>
            <text:p>https://codimd.apps.education.fr/MEvNfCBCRyytDYEl2WpnEQ?view…Gratuit avec </text:p>
            <text:p>version pro</text:p>
            <text:p/>
            <text:p>L’article Oso est apparu en premier sur Une IA par jour.</text:p>
            <text:p/>
          </table:table-cell>
          <table:table-cell table:style-name="ce7" office:value-type="string" calcext:value-type="string">
            <text:p><text:a xlink:href="https://www.uneiaparjour.fr/oso/" xlink:type="simple">https://www.uneiaparjour.fr/oso/</text:a></text:p>
          </table:table-cell>
          <table:table-cell table:style-name="ce6" office:value-type="string" calcext:value-type="string">
            <text:p>recherche</text:p>
          </table:table-cell>
          <table:table-cell table:style-name="ce6" office:value-type="string" calcext:value-type="string">
            <text:p>sans compte</text:p>
          </table:table-cell>
          <table:table-cell table:style-name="ce6" office:value-type="string" calcext:value-type="string">
            <text:p>texte</text:p>
          </table:table-cell>
          <table:table-cell table:style-name="ce6" office:value-type="string" calcext:value-type="string">
            <text:p>usage illimité</text:p>
          </table:table-cell>
          <table:table-cell table:style-name="ce6" office:value-type="string" calcext:value-type="string">
            <text:p>Mon, 26 Feb 2024 20:04:00 +0000</text:p>
          </table:table-cell>
          <table:table-cell table:style-name="ce8" table:number-columns-repeated="19"/>
          <table:table-cell table:number-columns-repeated="997"/>
        </table:table-row>
        <table:table-row table:style-name="ro1">
          <table:table-cell table:style-name="ce6" office:value-type="string" calcext:value-type="string">
            <text:p>Gligen</text:p>
          </table:table-cell>
          <table:table-cell table:style-name="ce10" office:value-type="string" calcext:value-type="string">
            <text:p/>
            <text:p/>
            <text:p>Gligen (projet : https://gligen.github.io et démo : </text:p>
            <text:p>https://huggingface.co/spaces/gligen/demo…) : un outil de génération </text:p>
            <text:p>d’images qui permet la composition de la future image en positionnant les </text:p>
            <text:p>éléments du prompt par « zones » définies. Options avancées. Open source et </text:p>
            <text:p>illimité.</text:p>
            <text:p/>
            <text:p>L’article Gligen est apparu en premier sur Une IA par jour.</text:p>
            <text:p/>
          </table:table-cell>
          <table:table-cell table:style-name="ce7" office:value-type="string" calcext:value-type="string">
            <text:p><text:a xlink:href="https://www.uneiaparjour.fr/gligen/" xlink:type="simple">https://www.uneiaparjour.fr/gligen/</text:a></text:p>
          </table:table-cell>
          <table:table-cell table:style-name="ce6" office:value-type="string" calcext:value-type="string">
            <text:p>images</text:p>
          </table:table-cell>
          <table:table-cell table:style-name="ce6" office:value-type="string" calcext:value-type="string">
            <text:p>open source</text:p>
          </table:table-cell>
          <table:table-cell table:style-name="ce6" office:value-type="string" calcext:value-type="string">
            <text:p>sans compte</text:p>
          </table:table-cell>
          <table:table-cell table:style-name="ce6" office:value-type="string" calcext:value-type="string">
            <text:p>texte</text:p>
          </table:table-cell>
          <table:table-cell table:style-name="ce6" office:value-type="string" calcext:value-type="string">
            <text:p>Sun, 25 Feb 2024 20:05:00 +0000</text:p>
          </table:table-cell>
          <table:table-cell table:style-name="ce8" table:number-columns-repeated="19"/>
          <table:table-cell table:number-columns-repeated="997"/>
        </table:table-row>
        <table:table-row table:style-name="ro1">
          <table:table-cell table:style-name="ce6" office:value-type="string" calcext:value-type="string">
            <text:p>Schemely</text:p>
          </table:table-cell>
          <table:table-cell table:style-name="ce10" office:value-type="string" calcext:value-type="string">
            <text:p/>
            <text:p/>
            <text:p>Schemely (https://schemely.app) génère plans de séances et cours à partir </text:p>
            <text:p>d’un sujet, avec objectifs, activités, plusieurs quiz, vidéo et </text:p>
            <text:p>présentation. Spécifier FR. Galerie dispo, 1 plan gratuit / mois. Test : </text:p>
            <text:p>https://schemely.app/courses/explore?lesson=les-ia-g%C3%A9n%C3%A9ratives-en-%C3%A9ducation-usages-et-limites-%C3%A9cris-en-fran%C3%A7ais… </text:p>
            <text:p>Via @roac61</text:p>
            <text:p/>
            <text:p>L’article Schemely est apparu en premier sur Une IA par jour.</text:p>
            <text:p/>
          </table:table-cell>
          <table:table-cell table:style-name="ce7" office:value-type="string" calcext:value-type="string">
            <text:p><text:a xlink:href="https://www.uneiaparjour.fr/schemely/" xlink:type="simple">https://www.uneiaparjour.fr/schemely/</text:a></text:p>
          </table:table-cell>
          <table:table-cell table:style-name="ce6" office:value-type="string" calcext:value-type="string">
            <text:p>éducation</text:p>
          </table:table-cell>
          <table:table-cell table:style-name="ce6" office:value-type="string" calcext:value-type="string">
            <text:p>images</text:p>
          </table:table-cell>
          <table:table-cell table:style-name="ce6" office:value-type="string" calcext:value-type="string">
            <text:p>texte</text:p>
          </table:table-cell>
          <table:table-cell table:style-name="ce6" office:value-type="string" calcext:value-type="string">
            <text:p>usage illimité</text:p>
          </table:table-cell>
          <table:table-cell table:style-name="ce6" office:value-type="string" calcext:value-type="string">
            <text:p>Sat, 24 Feb 2024 20:02:00 +0000</text:p>
          </table:table-cell>
          <table:table-cell table:style-name="ce8" table:number-columns-repeated="19"/>
          <table:table-cell table:number-columns-repeated="997"/>
        </table:table-row>
        <table:table-row table:style-name="ro1">
          <table:table-cell table:style-name="ce6" office:value-type="string" calcext:value-type="string">
            <text:p>WisdomPlan</text:p>
          </table:table-cell>
          <table:table-cell table:style-name="ce10" office:value-type="string" calcext:value-type="string">
            <text:p/>
            <text:p/>
            <text:p>WisdomPlan (https://wisdomplan.ai) génère des cours personnalisés à partir </text:p>
            <text:p>d’un sujet, avec planning et suivi. Chaque cours est constitué de vidéos, </text:p>
            <text:p>activités ou sites sélectionnés. FR accepté mais génère en EN. 50 cours </text:p>
            <text:p>gratuits partageables. Tests :– Test IA éducation : </text:p>
            <text:p>https://app.wisdomplan.ai/plan/share/IA-educ-65d8fca75d314e46f9351ce6… – </text:p>
            <text:p>Test participe passé : </text:p>
            <text:p>https://app.wisdomplan.ai/plan/share/PP-65d901575d314e46f9351dac…</text:p>
            <text:p/>
            <text:p>L’article WisdomPlan est apparu en premier sur Une IA par jour.</text:p>
            <text:p/>
          </table:table-cell>
          <table:table-cell table:style-name="ce7" office:value-type="string" calcext:value-type="string">
            <text:p><text:a xlink:href="https://www.uneiaparjour.fr/wisdomplan/" xlink:type="simple">https://www.uneiaparjour.fr/wisdomplan/</text:a></text:p>
          </table:table-cell>
          <table:table-cell table:style-name="ce6" office:value-type="string" calcext:value-type="string">
            <text:p>éducation</text:p>
          </table:table-cell>
          <table:table-cell table:style-name="ce6" office:value-type="string" calcext:value-type="string">
            <text:p>open source</text:p>
          </table:table-cell>
          <table:table-cell table:style-name="ce6" office:value-type="string" calcext:value-type="string">
            <text:p>LLM</text:p>
          </table:table-cell>
          <table:table-cell table:style-name="ce6" office:value-type="string" calcext:value-type="string">
            <text:p>texte</text:p>
          </table:table-cell>
          <table:table-cell table:style-name="ce6" office:value-type="string" calcext:value-type="string">
            <text:p>Fri, 23 Feb 2024 20:13:00 +0000</text:p>
          </table:table-cell>
          <table:table-cell table:style-name="ce8" table:number-columns-repeated="19"/>
          <table:table-cell table:number-columns-repeated="997"/>
        </table:table-row>
        <table:table-row table:style-name="ro1">
          <table:table-cell table:style-name="ce6" office:value-type="string" calcext:value-type="string">
            <text:p>SDXL Lightning</text:p>
          </table:table-cell>
          <table:table-cell table:style-name="ce10" office:value-type="string" calcext:value-type="string">
            <text:p/>
            <text:p/>
            <text:p>SDXL Lightning (https://fastsdxl.ai), basé sur Stable Diffusion XL, génère </text:p>
            <text:p>des images en temps réel. « Seed » disponible. Gratuit, sans compte, </text:p>
            <text:p>illimité et open source.</text:p>
            <text:p/>
            <text:p>L’article SDXL Lightning est apparu en premier sur Une IA par jour.</text:p>
            <text:p/>
          </table:table-cell>
          <table:table-cell table:style-name="ce7" office:value-type="string" calcext:value-type="string">
            <text:p><text:a xlink:href="https://www.uneiaparjour.fr/sdxl-lightning/" xlink:type="simple">https://www.uneiaparjour.fr/sdxl-lightning/</text:a></text:p>
          </table:table-cell>
          <table:table-cell table:style-name="ce6" office:value-type="string" calcext:value-type="string">
            <text:p>images</text:p>
          </table:table-cell>
          <table:table-cell table:style-name="ce6" office:value-type="string" calcext:value-type="string">
            <text:p>LLM</text:p>
          </table:table-cell>
          <table:table-cell table:number-columns-repeated="2" table:style-name="ce6" office:value-type="string" calcext:value-type="string">
            <text:p>texte</text:p>
          </table:table-cell>
          <table:table-cell table:style-name="ce6" office:value-type="string" calcext:value-type="string">
            <text:p>Thu, 22 Feb 2024 20:16:00 +0000</text:p>
          </table:table-cell>
          <table:table-cell table:style-name="ce8" table:number-columns-repeated="19"/>
          <table:table-cell table:number-columns-repeated="997"/>
        </table:table-row>
        <table:table-row table:style-name="ro1">
          <table:table-cell table:style-name="ce6" office:value-type="string" calcext:value-type="string">
            <text:p>Dashtoon</text:p>
          </table:table-cell>
          <table:table-cell table:style-name="ce10" office:value-type="string" calcext:value-type="string">
            <text:p/>
            <text:p/>
            <text:p>Dashtoon, lecteur de webtoons, propose son outil de génération en beta </text:p>
            <text:p>gratuite (https://dashtoon.com/create) après écriture de l’histoire, choix </text:p>
            <text:p>du style et des personnages. Édition complète. FR si spécifié. Série </text:p>
            <text:p>possible. Test : https://dashtoon.com/show/SHO5J6TRAcosmhZSm0M…</text:p>
            <text:p/>
            <text:p>L’article Dashtoon est apparu en premier sur Une IA par jour.</text:p>
            <text:p/>
          </table:table-cell>
          <table:table-cell table:style-name="ce7" office:value-type="string" calcext:value-type="string">
            <text:p><text:a xlink:href="https://www.uneiaparjour.fr/dashtoon/" xlink:type="simple">https://www.uneiaparjour.fr/dashtoon/</text:a></text:p>
          </table:table-cell>
          <table:table-cell table:style-name="ce6" office:value-type="string" calcext:value-type="string">
            <text:p>bande dessinée</text:p>
          </table:table-cell>
          <table:table-cell table:number-columns-repeated="2" table:style-name="ce6" office:value-type="string" calcext:value-type="string">
            <text:p>texte</text:p>
          </table:table-cell>
          <table:table-cell table:style-name="ce6" office:value-type="string" calcext:value-type="string">
            <text:p>usage illimité</text:p>
          </table:table-cell>
          <table:table-cell table:style-name="ce6" office:value-type="string" calcext:value-type="string">
            <text:p>Wed, 21 Feb 2024 20:21:00 +0000</text:p>
          </table:table-cell>
          <table:table-cell table:style-name="ce8" table:number-columns-repeated="19"/>
          <table:table-cell table:number-columns-repeated="997"/>
        </table:table-row>
        <table:table-row table:style-name="ro1">
          <table:table-cell table:style-name="ce6" office:value-type="string" calcext:value-type="string">
            <text:p>LMSYS</text:p>
          </table:table-cell>
          <table:table-cell table:style-name="ce10" office:value-type="string" calcext:value-type="string">
            <text:p/>
            <text:p/>
            <text:p>LMSYS (https://chat.lmsys.org) compare 35 modèles de langage, les plus </text:p>
            <text:p>répandus et le dernier de @MistralAI « Next ». Vote possible pour celui </text:p>
            <text:p>considéré comme le meilleur (battle ou side-to-side) ou d’en tester un </text:p>
            <text:p>seul. Un module « image to text ».</text:p>
            <text:p/>
            <text:p>L’article LMSYS est apparu en premier sur Une IA par jour.</text:p>
            <text:p/>
          </table:table-cell>
          <table:table-cell table:style-name="ce7" office:value-type="string" calcext:value-type="string">
            <text:p><text:a xlink:href="https://www.uneiaparjour.fr/lmsys/" xlink:type="simple">https://www.uneiaparjour.fr/lmsys/</text:a></text:p>
          </table:table-cell>
          <table:table-cell table:style-name="ce6" office:value-type="string" calcext:value-type="string">
            <text:p>LLM</text:p>
          </table:table-cell>
          <table:table-cell table:style-name="ce6" office:value-type="string" calcext:value-type="string">
            <text:p>documents</text:p>
          </table:table-cell>
          <table:table-cell table:style-name="ce6" office:value-type="string" calcext:value-type="string">
            <text:p>sans compte</text:p>
          </table:table-cell>
          <table:table-cell table:style-name="ce6" office:value-type="string" calcext:value-type="string">
            <text:p>texte</text:p>
          </table:table-cell>
          <table:table-cell table:style-name="ce6" office:value-type="string" calcext:value-type="string">
            <text:p>Tue, 20 Feb 2024 20:24:00 +0000</text:p>
          </table:table-cell>
          <table:table-cell table:style-name="ce8" table:number-columns-repeated="19"/>
          <table:table-cell table:number-columns-repeated="997"/>
        </table:table-row>
        <table:table-row table:style-name="ro1">
          <table:table-cell table:style-name="ce6" office:value-type="string" calcext:value-type="string">
            <text:p>Stable Cascade</text:p>
          </table:table-cell>
          <table:table-cell table:style-name="ce10" office:value-type="string" calcext:value-type="string">
            <text:p/>
            <text:p/>
            <text:p>Stable Cascade (https://stability.ai/news/introducing-stable-cascade…) est </text:p>
            <text:p>le nouveau modèle de génération d’images de @StabilityAI, plus rapide et </text:p>
            <text:p>moins gourmand en ressources. En démo sur HugginFace : </text:p>
            <text:p>https://huggingface.co/spaces/multimodalart/stable-cascade…. Assez bonne </text:p>
            <text:p>qualité d’images (reste le pb sur les visages).</text:p>
            <text:p/>
            <text:p>L’article Stable Cascade est apparu en premier sur Une IA par jour.</text:p>
            <text:p/>
          </table:table-cell>
          <table:table-cell table:style-name="ce7" office:value-type="string" calcext:value-type="string">
            <text:p><text:a xlink:href="https://www.uneiaparjour.fr/stable-cascade/" xlink:type="simple">https://www.uneiaparjour.fr/stable-cascade/</text:a></text:p>
          </table:table-cell>
          <table:table-cell table:style-name="ce6" office:value-type="string" calcext:value-type="string">
            <text:p>images</text:p>
          </table:table-cell>
          <table:table-cell table:style-name="ce6" office:value-type="string" calcext:value-type="string">
            <text:p>éducation</text:p>
          </table:table-cell>
          <table:table-cell table:style-name="ce6" office:value-type="string" calcext:value-type="string">
            <text:p>open source</text:p>
          </table:table-cell>
          <table:table-cell table:style-name="ce6" office:value-type="string" calcext:value-type="string">
            <text:p>texte</text:p>
          </table:table-cell>
          <table:table-cell table:style-name="ce6" office:value-type="string" calcext:value-type="string">
            <text:p>Mon, 19 Feb 2024 20:39:28 +0000</text:p>
          </table:table-cell>
          <table:table-cell table:style-name="ce8" table:number-columns-repeated="19"/>
          <table:table-cell table:number-columns-repeated="997"/>
        </table:table-row>
        <table:table-row table:style-name="ro1">
          <table:table-cell table:style-name="ce6" office:value-type="string" calcext:value-type="string">
            <text:p>Reka</text:p>
          </table:table-cell>
          <table:table-cell table:style-name="ce10" office:value-type="string" calcext:value-type="string">
            <text:p/>
            <text:p/>
            <text:p>Reka (https://reka.ai) propose 2 modèles de langage, Edge – modèle </text:p>
            <text:p>« léger » – et Flash – proche des modèles actuels. Disponibles via </text:p>
            <text:p>https://chat.reka.ai/chat. Analyse images et vidéos. Requêtes audio. </text:p>
            <text:p>Réponses parfois en EN. Semble « connecté » et illimité.</text:p>
            <text:p/>
            <text:p>L’article Reka est apparu en premier sur Une IA par jour.</text:p>
            <text:p/>
          </table:table-cell>
          <table:table-cell table:style-name="ce7" office:value-type="string" calcext:value-type="string">
            <text:p><text:a xlink:href="https://www.uneiaparjour.fr/reka/" xlink:type="simple">https://www.uneiaparjour.fr/reka/</text:a></text:p>
          </table:table-cell>
          <table:table-cell table:style-name="ce6" office:value-type="string" calcext:value-type="string">
            <text:p>chatbot</text:p>
          </table:table-cell>
          <table:table-cell table:style-name="ce6" office:value-type="string" calcext:value-type="string">
            <text:p>sans compte</text:p>
          </table:table-cell>
          <table:table-cell table:style-name="ce6" office:value-type="string" calcext:value-type="string">
            <text:p>texte</text:p>
          </table:table-cell>
          <table:table-cell table:style-name="ce6" office:value-type="string" calcext:value-type="string">
            <text:p>vidéo</text:p>
          </table:table-cell>
          <table:table-cell table:style-name="ce6" office:value-type="string" calcext:value-type="string">
            <text:p>Sun, 18 Feb 2024 20:42:37 +0000</text:p>
          </table:table-cell>
          <table:table-cell table:style-name="ce8" table:number-columns-repeated="19"/>
          <table:table-cell table:number-columns-repeated="997"/>
        </table:table-row>
        <table:table-row table:style-name="ro1">
          <table:table-cell table:style-name="ce6" office:value-type="string" calcext:value-type="string">
            <text:p>Clip Panda</text:p>
          </table:table-cell>
          <table:table-cell table:style-name="ce10" office:value-type="string" calcext:value-type="string">
            <text:p/>
            <text:p/>
            <text:p>Clip Panda (https://clippanda.com) crée des clips de 20/30 secondes avec </text:p>
            <text:p>voix (en EN) et musique à partir d’un prompt. Musiques et vidéos sont </text:p>
            <text:p>issues de banques de sources libres (dans les tests musiques libres youtube </text:p>
            <text:p>et vidéos pexels). 5 vidéos gratuites.</text:p>
            <text:p/>
            <text:p>L’article Clip Panda est apparu en premier sur Une IA par jour.</text:p>
            <text:p/>
          </table:table-cell>
          <table:table-cell table:style-name="ce7" office:value-type="string" calcext:value-type="string">
            <text:p><text:a xlink:href="https://www.uneiaparjour.fr/clip-panda/" xlink:type="simple">https://www.uneiaparjour.fr/clip-panda/</text:a></text:p>
          </table:table-cell>
          <table:table-cell table:style-name="ce6" office:value-type="string" calcext:value-type="string">
            <text:p>vidéo</text:p>
          </table:table-cell>
          <table:table-cell table:style-name="ce6" office:value-type="string" calcext:value-type="string">
            <text:p>LLM</text:p>
          </table:table-cell>
          <table:table-cell table:style-name="ce6" office:value-type="string" calcext:value-type="string">
            <text:p>voix</text:p>
          </table:table-cell>
          <table:table-cell table:style-name="ce6" office:value-type="string" calcext:value-type="string">
            <text:p>usage illimité</text:p>
          </table:table-cell>
          <table:table-cell table:style-name="ce6" office:value-type="string" calcext:value-type="string">
            <text:p>Sat, 17 Feb 2024 20:14:00 +0000</text:p>
          </table:table-cell>
          <table:table-cell table:style-name="ce8" table:number-columns-repeated="19"/>
          <table:table-cell table:number-columns-repeated="997"/>
        </table:table-row>
        <table:table-row table:style-name="ro1">
          <table:table-cell table:style-name="ce6" office:value-type="string" calcext:value-type="string">
            <text:p>Capitol</text:p>
          </table:table-cell>
          <table:table-cell table:style-name="ce10" office:value-type="string" calcext:value-type="string">
            <text:p/>
            <text:p/>
            <text:p>Capitol (https://capitol.ai) : un outil proposant des modules de rédaction, </text:p>
            <text:p>de l’image à la narration en passant par un personnage d’animé avec édition </text:p>
            <text:p>et remix. Analyse de docs. Partage et export possibles. En beta avec 20000 </text:p>
            <text:p>tokens par jour.</text:p>
            <text:p/>
            <text:p>L’article Capitol est apparu en premier sur Une IA par jour.</text:p>
            <text:p/>
          </table:table-cell>
          <table:table-cell table:style-name="ce7" office:value-type="string" calcext:value-type="string">
            <text:p><text:a xlink:href="https://www.uneiaparjour.fr/capitol/" xlink:type="simple">https://www.uneiaparjour.fr/capitol/</text:a></text:p>
          </table:table-cell>
          <table:table-cell table:style-name="ce6" office:value-type="string" calcext:value-type="string">
            <text:p>images</text:p>
          </table:table-cell>
          <table:table-cell table:number-columns-repeated="2" table:style-name="ce6" office:value-type="string" calcext:value-type="string">
            <text:p>texte</text:p>
          </table:table-cell>
          <table:table-cell table:style-name="ce6" office:value-type="string" calcext:value-type="string">
            <text:p>usage illimité</text:p>
          </table:table-cell>
          <table:table-cell table:style-name="ce6" office:value-type="string" calcext:value-type="string">
            <text:p>Fri, 16 Feb 2024 20:30:00 +0000</text:p>
          </table:table-cell>
          <table:table-cell table:style-name="ce8" table:number-columns-repeated="19"/>
          <table:table-cell table:number-columns-repeated="997"/>
        </table:table-row>
        <table:table-row table:style-name="ro1">
          <table:table-cell table:style-name="ce6" office:value-type="string" calcext:value-type="string">
            <text:p>AI Chatsy</text:p>
          </table:table-cell>
          <table:table-cell table:style-name="ce10" office:value-type="string" calcext:value-type="string">
            <text:p/>
            <text:p/>
            <text:p>AI Chatsy (https://aichatsy.com) propose un chatbot basé sur ChatGPT ou </text:p>
            <text:p>GPT4 et un ensemble de modules pré-configurés dont certains pour </text:p>
            <text:p>l’éducation. En EN, spécifier FR. Documents HS lors des tests. iOS et </text:p>
            <text:p>Android. 300 crédits gratuits.</text:p>
            <text:p/>
            <text:p>L’article AI Chatsy est apparu en premier sur Une IA par jour.</text:p>
            <text:p/>
          </table:table-cell>
          <table:table-cell table:style-name="ce7" office:value-type="string" calcext:value-type="string">
            <text:p><text:a xlink:href="https://www.uneiaparjour.fr/ai-chatsy/" xlink:type="simple">https://www.uneiaparjour.fr/ai-chatsy/</text:a></text:p>
          </table:table-cell>
          <table:table-cell table:style-name="ce6" office:value-type="string" calcext:value-type="string">
            <text:p>Non classé</text:p>
          </table:table-cell>
          <table:table-cell table:style-name="ce6" office:value-type="string" calcext:value-type="string">
            <text:p>LLM</text:p>
          </table:table-cell>
          <table:table-cell table:style-name="ce6" office:value-type="string" calcext:value-type="string">
            <text:p>youtube</text:p>
          </table:table-cell>
          <table:table-cell table:style-name="ce6" office:value-type="string" calcext:value-type="string">
            <text:p>usage illimité</text:p>
          </table:table-cell>
          <table:table-cell table:style-name="ce6" office:value-type="string" calcext:value-type="string">
            <text:p>Thu, 15 Feb 2024 20:26:00 +0000</text:p>
          </table:table-cell>
          <table:table-cell table:style-name="ce8" table:number-columns-repeated="19"/>
          <table:table-cell table:number-columns-repeated="997"/>
        </table:table-row>
        <table:table-row table:style-name="ro1">
          <table:table-cell table:style-name="ce6" office:value-type="string" calcext:value-type="string">
            <text:p>Any summary</text:p>
          </table:table-cell>
          <table:table-cell table:style-name="ce10" office:value-type="string" calcext:value-type="string">
            <text:p/>
            <text:p/>
            <text:p>Any summary (https://anysummary.app) résume document ou URL avec plusieurs </text:p>
            <text:p>entrées possibles : résumé simple ou élaboré avec prompt, chatbot… 7 </text:p>
            <text:p>langues disponibles. Test depuis </text:p>
            <text:p>https://unesdoc.unesco.org/ark:/48223/pf0000386693… et </text:p>
            <text:p>https://bienvenue.reseau-canope.fr/ia-en-classeChaque mois : 3 documents </text:p>
            <text:p>par jour, 15 min vidéo et audo, 15 min audio/video, 100 pages dans la </text:p>
            <text:p>version gratuite.</text:p>
            <text:p/>
            <text:p>L’article Any summary est apparu en premier sur Une IA par jour.</text:p>
            <text:p/>
          </table:table-cell>
          <table:table-cell table:style-name="ce7" office:value-type="string" calcext:value-type="string">
            <text:p><text:a xlink:href="https://www.uneiaparjour.fr/any-summary/" xlink:type="simple">https://www.uneiaparjour.fr/any-summary/</text:a></text:p>
          </table:table-cell>
          <table:table-cell table:style-name="ce6" office:value-type="string" calcext:value-type="string">
            <text:p>documents</text:p>
          </table:table-cell>
          <table:table-cell table:style-name="ce6" office:value-type="string" calcext:value-type="string">
            <text:p>sans compte</text:p>
          </table:table-cell>
          <table:table-cell table:style-name="ce6" office:value-type="string" calcext:value-type="string">
            <text:p>voix</text:p>
          </table:table-cell>
          <table:table-cell table:style-name="ce6" office:value-type="string" calcext:value-type="string">
            <text:p>usage illimité</text:p>
          </table:table-cell>
          <table:table-cell table:style-name="ce6" office:value-type="string" calcext:value-type="string">
            <text:p>Wed, 14 Feb 2024 20:24:00 +0000</text:p>
          </table:table-cell>
          <table:table-cell table:style-name="ce8" table:number-columns-repeated="19"/>
          <table:table-cell table:number-columns-repeated="997"/>
        </table:table-row>
        <table:table-row table:style-name="ro1">
          <table:table-cell table:style-name="ce6" office:value-type="string" calcext:value-type="string">
            <text:p>Grapha</text:p>
          </table:table-cell>
          <table:table-cell table:style-name="ce10" office:value-type="string" calcext:value-type="string">
            <text:p/>
            <text:p/>
            <text:p>Grapha (https://grapha.ai) propose de dialoguer avec les données fournies </text:p>
            <text:p>(csv, xls ou Gsheets) et documentées. Analyses textes ou graphiques. 2 jeux </text:p>
            <text:p>et 20 questions gratuites par mois. Test depuis https://meteo.data.gouv.fr </text:p>
            <text:p>ville de Besançon 2023/24.</text:p>
            <text:p/>
            <text:p>L’article Grapha est apparu en premier sur Une IA par jour.</text:p>
            <text:p/>
          </table:table-cell>
          <table:table-cell table:style-name="ce7" office:value-type="string" calcext:value-type="string">
            <text:p><text:a xlink:href="https://www.uneiaparjour.fr/grapha/" xlink:type="simple">https://www.uneiaparjour.fr/grapha/</text:a></text:p>
          </table:table-cell>
          <table:table-cell table:style-name="ce6" office:value-type="string" calcext:value-type="string">
            <text:p>données</text:p>
          </table:table-cell>
          <table:table-cell table:style-name="ce6" office:value-type="string" calcext:value-type="string">
            <text:p>sans compte</text:p>
          </table:table-cell>
          <table:table-cell table:number-columns-repeated="2" table:style-name="ce6" office:value-type="string" calcext:value-type="string">
            <text:p>usage illimité</text:p>
          </table:table-cell>
          <table:table-cell table:style-name="ce6" office:value-type="string" calcext:value-type="string">
            <text:p>Tue, 13 Feb 2024 20:22:00 +0000</text:p>
          </table:table-cell>
          <table:table-cell table:style-name="ce8" table:number-columns-repeated="19"/>
          <table:table-cell table:number-columns-repeated="997"/>
        </table:table-row>
        <table:table-row table:style-name="ro1">
          <table:table-cell table:style-name="ce6" office:value-type="string" calcext:value-type="string">
            <text:p>OpenGPTs</text:p>
          </table:table-cell>
          <table:table-cell table:style-name="ce10" office:value-type="string" calcext:value-type="string">
            <text:p/>
            <text:p/>
            <text:p>Les OpenGPTs (https://opengpts-example-vz4y4ooboq-uc.a.run.app) : des </text:p>
            <text:p>chatbots personnalisables à la manière des GPT OpenAI. 6 LLM disponibles, 3 </text:p>
            <text:p>possibilités : chatbot simple, RAG avec documents et Assistants avec docs </text:p>
            <text:p>et extensions (recherche web, wikipedia…). Via @BastienMasse Chatbots </text:p>
            <text:p>publics ou privés. Documentation sur Github (avec schémas simples) : </text:p>
            <text:p>https://github.com/langchain-ai/opengpts… Tests avec programmes cycle 3 </text:p>
            <text:p>français / maths, […]</text:p>
            <text:p/>
            <text:p>L’article OpenGPTs est apparu en premier sur Une IA par jour.</text:p>
            <text:p/>
          </table:table-cell>
          <table:table-cell table:style-name="ce7" office:value-type="string" calcext:value-type="string">
            <text:p><text:a xlink:href="https://www.uneiaparjour.fr/opengpts/" xlink:type="simple">https://www.uneiaparjour.fr/opengpts/</text:a></text:p>
          </table:table-cell>
          <table:table-cell table:style-name="ce6" office:value-type="string" calcext:value-type="string">
            <text:p>chatbot</text:p>
          </table:table-cell>
          <table:table-cell table:style-name="ce6" office:value-type="string" calcext:value-type="string">
            <text:p>texte</text:p>
          </table:table-cell>
          <table:table-cell table:style-name="ce6" office:value-type="string" calcext:value-type="string">
            <text:p>sans compte</text:p>
          </table:table-cell>
          <table:table-cell table:style-name="ce6" office:value-type="string" calcext:value-type="string">
            <text:p>youtube</text:p>
          </table:table-cell>
          <table:table-cell table:style-name="ce6" office:value-type="string" calcext:value-type="string">
            <text:p>Mon, 12 Feb 2024 20:45:00 +0000</text:p>
          </table:table-cell>
          <table:table-cell table:style-name="ce8" table:number-columns-repeated="19"/>
          <table:table-cell table:number-columns-repeated="997"/>
        </table:table-row>
        <table:table-row table:style-name="ro1">
          <table:table-cell table:style-name="ce6" office:value-type="string" calcext:value-type="string">
            <text:p>Mizou</text:p>
          </table:table-cell>
          <table:table-cell table:style-name="ce10" office:value-type="string" calcext:value-type="string">
            <text:p/>
            <text:p/>
            <text:p>Mizou (https://mizou.com @mizouai) créé des chatbots personnalisés dédiés à </text:p>
            <text:p>l’éducation. Réponses audio, partage URL. En EN, préciser FR. Beta </text:p>
            <text:p>gratuite. Tests https://mizou.com/preview-bot?ID=4201… / </text:p>
            <text:p>https://mizou.com/preview-bot?ID=4202… Via @rvanoudheusden et M. Ch.</text:p>
            <text:p/>
            <text:p>L’article Mizou est apparu en premier sur Une IA par jour.</text:p>
            <text:p/>
          </table:table-cell>
          <table:table-cell table:style-name="ce7" office:value-type="string" calcext:value-type="string">
            <text:p><text:a xlink:href="https://www.uneiaparjour.fr/6165-2/" xlink:type="simple">https://www.uneiaparjour.fr/6165-2/</text:a></text:p>
          </table:table-cell>
          <table:table-cell table:style-name="ce6" office:value-type="string" calcext:value-type="string">
            <text:p>chatbot</text:p>
          </table:table-cell>
          <table:table-cell table:style-name="ce6" office:value-type="string" calcext:value-type="string">
            <text:p>usage illimité</text:p>
          </table:table-cell>
          <table:table-cell table:style-name="ce6" office:value-type="string" calcext:value-type="string">
            <text:p>voix</text:p>
          </table:table-cell>
          <table:table-cell table:style-name="ce6" office:value-type="string" calcext:value-type="string">
            <text:p>texte</text:p>
          </table:table-cell>
          <table:table-cell table:style-name="ce6" office:value-type="string" calcext:value-type="string">
            <text:p>Sun, 11 Feb 2024 20:37:00 +0000</text:p>
          </table:table-cell>
          <table:table-cell table:style-name="ce8" table:number-columns-repeated="19"/>
          <table:table-cell table:number-columns-repeated="997"/>
        </table:table-row>
        <table:table-row table:style-name="ro1">
          <table:table-cell table:style-name="ce6" office:value-type="string" calcext:value-type="string">
            <text:p>Smart Work Buddy</text:p>
          </table:table-cell>
          <table:table-cell table:style-name="ce10" office:value-type="string" calcext:value-type="string">
            <text:p/>
            <text:p/>
            <text:p>Smart Work Buddy (https://smartworkbuddy.com) regroupe 400 mini-modules </text:p>
            <text:p>spécialisés dans la génération de texte dont 18 dans la catégorie éducation </text:p>
            <text:p>(plan, quiz, résumé…). Français à spécifier. Export txt. Gratuit, sans </text:p>
            <text:p>compte et semble illimité.</text:p>
            <text:p/>
            <text:p>L’article Smart Work Buddy est apparu en premier sur Une IA par jour.</text:p>
            <text:p/>
          </table:table-cell>
          <table:table-cell table:style-name="ce7" office:value-type="string" calcext:value-type="string">
            <text:p><text:a xlink:href="https://www.uneiaparjour.fr/smart-work-buddy/" xlink:type="simple">https://www.uneiaparjour.fr/smart-work-buddy/</text:a></text:p>
          </table:table-cell>
          <table:table-cell table:style-name="ce6" office:value-type="string" calcext:value-type="string">
            <text:p>éducation</text:p>
          </table:table-cell>
          <table:table-cell table:style-name="ce6" office:value-type="string" calcext:value-type="string">
            <text:p>texte</text:p>
          </table:table-cell>
          <table:table-cell table:style-name="ce6" office:value-type="string" calcext:value-type="string">
            <text:p>quiz</text:p>
          </table:table-cell>
          <table:table-cell table:style-name="ce6" office:value-type="string" calcext:value-type="string">
            <text:p>usage illimité</text:p>
          </table:table-cell>
          <table:table-cell table:style-name="ce6" office:value-type="string" calcext:value-type="string">
            <text:p>Sat, 10 Feb 2024 20:21:00 +0000</text:p>
          </table:table-cell>
          <table:table-cell table:style-name="ce8" table:number-columns-repeated="19"/>
          <table:table-cell table:number-columns-repeated="997"/>
        </table:table-row>
        <table:table-row table:style-name="ro1">
          <table:table-cell table:style-name="ce6" office:value-type="string" calcext:value-type="string">
            <text:p>Starryai</text:p>
          </table:table-cell>
          <table:table-cell table:style-name="ce10" office:value-type="string" calcext:value-type="string">
            <text:p/>
            <text:p/>
            <text:p>Starryai (https://starryai.com) : une application d’IA génératrice d’images </text:p>
            <text:p>sur iOS ou Android. Texte, image et sketch to image. + de 100 modèles </text:p>
            <text:p>disponibles. Outils de retouche et d’amélioration. 5 crédits par jour (1 à </text:p>
            <text:p>2 crédits par génération)</text:p>
            <text:p/>
            <text:p>L’article Starryai est apparu en premier sur Une IA par jour.</text:p>
            <text:p/>
          </table:table-cell>
          <table:table-cell table:style-name="ce7" office:value-type="string" calcext:value-type="string">
            <text:p><text:a xlink:href="https://www.uneiaparjour.fr/starryai/" xlink:type="simple">https://www.uneiaparjour.fr/starryai/</text:a></text:p>
          </table:table-cell>
          <table:table-cell table:style-name="ce6" office:value-type="string" calcext:value-type="string">
            <text:p>images</text:p>
          </table:table-cell>
          <table:table-cell table:style-name="ce6" office:value-type="string" calcext:value-type="string">
            <text:p>vidéo</text:p>
          </table:table-cell>
          <table:table-cell table:style-name="ce6" office:value-type="string" calcext:value-type="string">
            <text:p>texte</text:p>
          </table:table-cell>
          <table:table-cell table:style-name="ce6" office:value-type="string" calcext:value-type="string">
            <text:p>usage illimité</text:p>
          </table:table-cell>
          <table:table-cell table:style-name="ce6" office:value-type="string" calcext:value-type="string">
            <text:p>Fri, 09 Feb 2024 20:18:00 +0000</text:p>
          </table:table-cell>
          <table:table-cell table:style-name="ce8" table:number-columns-repeated="19"/>
          <table:table-cell table:number-columns-repeated="997"/>
        </table:table-row>
        <table:table-row table:style-name="ro1">
          <table:table-cell table:style-name="ce6" office:value-type="string" calcext:value-type="string">
            <text:p>Vercel AI SDK</text:p>
          </table:table-cell>
          <table:table-cell table:style-name="ce10" office:value-type="string" calcext:value-type="string">
            <text:p/>
            <text:p/>
            <text:p>Vercel AI SDK (https://sdk.vercel.ai) donne à voir dans une même fenêtre </text:p>
            <text:p>les réponses apportées par plsueiurs modèles de langage (dernières </text:p>
            <text:p>captures) pour comparaison. Deux interfaces, avec ou sans itération </text:p>
            <text:p>possible. Gratuit. Via A.G. @reseau_canope</text:p>
            <text:p/>
            <text:p>L’article Vercel AI SDK est apparu en premier sur Une IA par jour.</text:p>
            <text:p/>
          </table:table-cell>
          <table:table-cell table:style-name="ce7" office:value-type="string" calcext:value-type="string">
            <text:p><text:a xlink:href="https://www.uneiaparjour.fr/vercel-ai-sdk/" xlink:type="simple">https://www.uneiaparjour.fr/vercel-ai-sdk/</text:a></text:p>
          </table:table-cell>
          <table:table-cell table:style-name="ce6" office:value-type="string" calcext:value-type="string">
            <text:p>chatbot</text:p>
          </table:table-cell>
          <table:table-cell table:style-name="ce6" office:value-type="string" calcext:value-type="string">
            <text:p>vidéo</text:p>
          </table:table-cell>
          <table:table-cell table:number-columns-repeated="2" table:style-name="ce6" office:value-type="string" calcext:value-type="string">
            <text:p>usage illimité</text:p>
          </table:table-cell>
          <table:table-cell table:style-name="ce6" office:value-type="string" calcext:value-type="string">
            <text:p>Thu, 08 Feb 2024 20:13:00 +0000</text:p>
          </table:table-cell>
          <table:table-cell table:style-name="ce8" table:number-columns-repeated="19"/>
          <table:table-cell table:number-columns-repeated="997"/>
        </table:table-row>
        <table:table-row table:style-name="ro1">
          <table:table-cell table:style-name="ce6" office:value-type="string" calcext:value-type="string">
            <text:p>KoalaWriter et KoalaChat</text:p>
          </table:table-cell>
          <table:table-cell table:style-name="ce10" office:value-type="string" calcext:value-type="string">
            <text:p/>
            <text:p/>
            <text:p>KoalaWriter et KoalaChat (https://koala.sh) : génération de textes longs </text:p>
            <text:p>avec images + vidéos et chatbot. Export html ou copie pour Writer. ChatGPT </text:p>
            <text:p>3.5, 5000 mots et 25 messages gratuits. Test : </text:p>
            <text:p>https://codimd.apps.education.fr/mBuoZknkScWR9VQUIiLQUw?view</text:p>
            <text:p/>
            <text:p>L’article KoalaWriter et KoalaChat est apparu en premier sur Une IA par jour</text:p>
            <text:p>.</text:p>
            <text:p/>
          </table:table-cell>
          <table:table-cell table:style-name="ce7" office:value-type="string" calcext:value-type="string">
            <text:p><text:a xlink:href="https://www.uneiaparjour.fr/koalawriter-et-koalachat/" xlink:type="simple">https://www.uneiaparjour.fr/koalawriter-et-koalachat/</text:a></text:p>
          </table:table-cell>
          <table:table-cell table:style-name="ce6" office:value-type="string" calcext:value-type="string">
            <text:p>chatbot</text:p>
          </table:table-cell>
          <table:table-cell table:style-name="ce6" office:value-type="string" calcext:value-type="string">
            <text:p>sans compte</text:p>
          </table:table-cell>
          <table:table-cell table:number-columns-repeated="2" table:style-name="ce6" office:value-type="string" calcext:value-type="string">
            <text:p>texte</text:p>
          </table:table-cell>
          <table:table-cell table:style-name="ce6" office:value-type="string" calcext:value-type="string">
            <text:p>Wed, 07 Feb 2024 20:41:00 +0000</text:p>
          </table:table-cell>
          <table:table-cell table:style-name="ce8" table:number-columns-repeated="19"/>
          <table:table-cell table:number-columns-repeated="997"/>
        </table:table-row>
        <table:table-row table:style-name="ro1">
          <table:table-cell table:style-name="ce6" office:value-type="string" calcext:value-type="string">
            <text:p>Assistants HuggingChat</text:p>
          </table:table-cell>
          <table:table-cell table:style-name="ce10" office:value-type="string" calcext:value-type="string">
            <text:p/>
            <text:p/>
            <text:p>HuggingChat propose désormais ses assistants </text:p>
            <text:p>(https://huggingface.co/chat/assistants) : configurables gratuitement avec </text:p>
            <text:p>compte HuggingFace puis partageables et accessibles sans compte. 6 modèles </text:p>
            <text:p>disponibles dont Mistral et Llama. Test : </text:p>
            <text:p>https://huggingface.co/chat/assistant/65c297d2f8b88f5cea4e40fd Une </text:p>
            <text:p>bibliothèque d’assistants est également disponible.</text:p>
            <text:p/>
            <text:p>L’article Assistants HuggingChat est apparu en premier sur Une IA par jour.</text:p>
            <text:p/>
          </table:table-cell>
          <table:table-cell table:style-name="ce7" office:value-type="string" calcext:value-type="string">
            <text:p><text:a xlink:href="https://www.uneiaparjour.fr/assistants-huggingchat/" xlink:type="simple">https://www.uneiaparjour.fr/assistants-huggingchat/</text:a></text:p>
          </table:table-cell>
          <table:table-cell table:style-name="ce6" office:value-type="string" calcext:value-type="string">
            <text:p>chatbot</text:p>
          </table:table-cell>
          <table:table-cell table:style-name="ce6" office:value-type="string" calcext:value-type="string">
            <text:p>texte</text:p>
          </table:table-cell>
          <table:table-cell table:number-columns-repeated="2" table:style-name="ce6" office:value-type="string" calcext:value-type="string">
            <text:p>sans compte</text:p>
          </table:table-cell>
          <table:table-cell table:style-name="ce6" office:value-type="string" calcext:value-type="string">
            <text:p>Tue, 06 Feb 2024 20:57:00 +0000</text:p>
          </table:table-cell>
          <table:table-cell table:style-name="ce8" table:number-columns-repeated="19"/>
          <table:table-cell table:number-columns-repeated="997"/>
        </table:table-row>
        <table:table-row table:style-name="ro1">
          <table:table-cell table:style-name="ce6" office:value-type="string" calcext:value-type="string">
            <text:p>Ask on video</text:p>
          </table:table-cell>
          <table:table-cell table:style-name="ce10" office:value-type="string" calcext:value-type="string">
            <text:p/>
            <text:p/>
            <text:p>Ask on video </text:p>
            <text:p>(https://chromewebstore.google.com/detail/ask-on-video-1-click-capt/bjgcfacigblojjkeobfenmllnoknadkc?pli=1…) </text:p>
            <text:p>extension Chrome qui après capture d’une image utilise ChatGPT (3.5, 4, </text:p>
            <text:p>4Turbo, 4Vision) pour l’intégrer à son Chatbot. Résumé, explication, </text:p>
            <text:p>création de quiz, reformulation etc. sont alors possibles. Prompts, </text:p>
            <text:p>températures et raccourci clavier configurables. Gratuit et illimité (?) </text:p>
            <text:p>Sources pour les tests : L’IA conversationnelle assistant du pédagogue de </text:p>
            <text:p>@reseau_canope </text:p>
            <text:p>https://canotech.fr/a/35964/lia-conversationnelle-comme-assistant-du-pedagogue </text:p>
            <text:p>[…]</text:p>
            <text:p/>
            <text:p>L’article Ask on video est apparu en premier sur Une IA par jour.</text:p>
            <text:p/>
          </table:table-cell>
          <table:table-cell table:style-name="ce7" office:value-type="string" calcext:value-type="string">
            <text:p><text:a xlink:href="https://www.uneiaparjour.fr/ask-on-video/" xlink:type="simple">https://www.uneiaparjour.fr/ask-on-video/</text:a></text:p>
          </table:table-cell>
          <table:table-cell table:style-name="ce6" office:value-type="string" calcext:value-type="string">
            <text:p>chatbot</text:p>
          </table:table-cell>
          <table:table-cell table:style-name="ce6" office:value-type="string" calcext:value-type="string">
            <text:p>documents</text:p>
          </table:table-cell>
          <table:table-cell table:style-name="ce6" office:value-type="string" calcext:value-type="string">
            <text:p>sans compte</text:p>
          </table:table-cell>
          <table:table-cell table:style-name="ce6" office:value-type="string" calcext:value-type="string">
            <text:p>usage illimité</text:p>
          </table:table-cell>
          <table:table-cell table:style-name="ce6" office:value-type="string" calcext:value-type="string">
            <text:p>Mon, 05 Feb 2024 20:12:00 +0000</text:p>
          </table:table-cell>
          <table:table-cell table:style-name="ce8" table:number-columns-repeated="19"/>
          <table:table-cell table:number-columns-repeated="997"/>
        </table:table-row>
        <table:table-row table:style-name="ro1">
          <table:table-cell table:style-name="ce6" office:value-type="string" calcext:value-type="string">
            <text:p>Quillbot</text:p>
          </table:table-cell>
          <table:table-cell table:style-name="ce10" office:value-type="string" calcext:value-type="string">
            <text:p/>
            <text:p/>
            <text:p>Quillbot (https://quillbot.com) est un ensemble d’outils d’aide à </text:p>
            <text:p>l’écriture : reformulation, grammaire, résumé (en EN), traduction, </text:p>
            <text:p>citations « normées » et Flow axé documents. Sans compte sauf Flow, parfois </text:p>
            <text:p>limite de caractères. Source Wikipedia IA Gen.</text:p>
            <text:p/>
            <text:p>L’article Quillbot est apparu en premier sur Une IA par jour.</text:p>
            <text:p/>
          </table:table-cell>
          <table:table-cell table:style-name="ce7" office:value-type="string" calcext:value-type="string">
            <text:p><text:a xlink:href="https://www.uneiaparjour.fr/quillbot/" xlink:type="simple">https://www.uneiaparjour.fr/quillbot/</text:a></text:p>
          </table:table-cell>
          <table:table-cell table:number-columns-repeated="2" table:style-name="ce6" office:value-type="string" calcext:value-type="string">
            <text:p>documents</text:p>
          </table:table-cell>
          <table:table-cell table:style-name="ce6" office:value-type="string" calcext:value-type="string">
            <text:p>page web</text:p>
          </table:table-cell>
          <table:table-cell table:style-name="ce6" office:value-type="string" calcext:value-type="string">
            <text:p>usage illimité</text:p>
          </table:table-cell>
          <table:table-cell table:style-name="ce6" office:value-type="string" calcext:value-type="string">
            <text:p>Sun, 04 Feb 2024 20:34:00 +0000</text:p>
          </table:table-cell>
          <table:table-cell table:style-name="ce8" table:number-columns-repeated="19"/>
          <table:table-cell table:number-columns-repeated="997"/>
        </table:table-row>
        <table:table-row table:style-name="ro1">
          <table:table-cell table:style-name="ce6" office:value-type="string" calcext:value-type="string">
            <text:p>AI image generator</text:p>
          </table:table-cell>
          <table:table-cell table:style-name="ce10" office:value-type="string" calcext:value-type="string">
            <text:p/>
            <text:p/>
            <text:p>AI image generator (https://aiimagegenerator.is) génère des images en se </text:p>
            <text:p>basant sur Stable Diffusion et 4 modèles. Gratuit et sans compte, des </text:p>
            <text:p>options payantes (résolution, filigrane, nombre d’images générées par </text:p>
            <text:p>prompt).</text:p>
            <text:p/>
            <text:p>L’article AI image generator est apparu en premier sur Une IA par jour.</text:p>
            <text:p/>
          </table:table-cell>
          <table:table-cell table:style-name="ce7" office:value-type="string" calcext:value-type="string">
            <text:p><text:a xlink:href="https://www.uneiaparjour.fr/ai-image-generator/" xlink:type="simple">https://www.uneiaparjour.fr/ai-image-generator/</text:a></text:p>
          </table:table-cell>
          <table:table-cell table:style-name="ce6" office:value-type="string" calcext:value-type="string">
            <text:p>images</text:p>
          </table:table-cell>
          <table:table-cell table:style-name="ce6" office:value-type="string" calcext:value-type="string">
            <text:p>usage illimité</text:p>
          </table:table-cell>
          <table:table-cell table:style-name="ce6" office:value-type="string" calcext:value-type="string">
            <text:p>images</text:p>
          </table:table-cell>
          <table:table-cell table:style-name="ce6" office:value-type="string" calcext:value-type="string">
            <text:p>texte</text:p>
          </table:table-cell>
          <table:table-cell table:style-name="ce6" office:value-type="string" calcext:value-type="string">
            <text:p>Sat, 03 Feb 2024 20:32:00 +0000</text:p>
          </table:table-cell>
          <table:table-cell table:style-name="ce8" table:number-columns-repeated="19"/>
          <table:table-cell table:number-columns-repeated="997"/>
        </table:table-row>
        <table:table-row table:style-name="ro1">
          <table:table-cell table:style-name="ce6" office:value-type="string" calcext:value-type="string">
            <text:p>QuickTakes</text:p>
          </table:table-cell>
          <table:table-cell table:style-name="ce10" office:value-type="string" calcext:value-type="string">
            <text:p/>
            <text:p/>
            <text:p>QuickTakes (http://quicktakes.io) : 1h30 d’enregistrement gratuit/semaine </text:p>
            <text:p>de notes audio transcrites, résumées avec guide lecture et glossaire, </text:p>
            <text:p>questions, vidéos pour aller + loin et chatbot. Test depuis « Ada &amp; </text:p>
            <text:p>Zangemann » de Matthias Kirschner et Sandra Brandstätter à retrouver sur </text:p>
            <text:p>https://cfeditions.com/ada/</text:p>
            <text:p/>
            <text:p>L’article QuickTakes est apparu en premier sur Une IA par jour.</text:p>
            <text:p/>
          </table:table-cell>
          <table:table-cell table:style-name="ce7" office:value-type="string" calcext:value-type="string">
            <text:p><text:a xlink:href="https://www.uneiaparjour.fr/quicktakes/" xlink:type="simple">https://www.uneiaparjour.fr/quicktakes/</text:a></text:p>
          </table:table-cell>
          <table:table-cell table:style-name="ce6" office:value-type="string" calcext:value-type="string">
            <text:p>éducation</text:p>
          </table:table-cell>
          <table:table-cell table:style-name="ce6" office:value-type="string" calcext:value-type="string">
            <text:p>youtube</text:p>
          </table:table-cell>
          <table:table-cell table:number-columns-repeated="2" table:style-name="ce6" office:value-type="string" calcext:value-type="string">
            <text:p>texte</text:p>
          </table:table-cell>
          <table:table-cell table:style-name="ce6" office:value-type="string" calcext:value-type="string">
            <text:p>Fri, 02 Feb 2024 20:30:00 +0000</text:p>
          </table:table-cell>
          <table:table-cell table:style-name="ce8" table:number-columns-repeated="19"/>
          <table:table-cell table:number-columns-repeated="997"/>
        </table:table-row>
        <table:table-row table:style-name="ro1">
          <table:table-cell table:style-name="ce6" office:value-type="string" calcext:value-type="string">
            <text:p>Pitch</text:p>
          </table:table-cell>
          <table:table-cell table:style-name="ce10" office:value-type="string" calcext:value-type="string">
            <text:p/>
            <text:p/>
            <text:p>Pitch (http://pitch.com) génére des présentations éditables à partir d’un </text:p>
            <text:p>prompt. Dans la version gratuite illimitée : thèmes, édition complète, </text:p>
            <text:p>présentation en direct et exports avec filigrane. Partage par lien et </text:p>
            <text:p>collaboratif version payante.</text:p>
            <text:p/>
            <text:p>L’article Pitch est apparu en premier sur Une IA par jour.</text:p>
            <text:p/>
          </table:table-cell>
          <table:table-cell table:style-name="ce7" office:value-type="string" calcext:value-type="string">
            <text:p><text:a xlink:href="https://www.uneiaparjour.fr/pitch/" xlink:type="simple">https://www.uneiaparjour.fr/pitch/</text:a></text:p>
          </table:table-cell>
          <table:table-cell table:style-name="ce6" office:value-type="string" calcext:value-type="string">
            <text:p>présentation</text:p>
          </table:table-cell>
          <table:table-cell table:style-name="ce6" office:value-type="string" calcext:value-type="string">
            <text:p>open source</text:p>
          </table:table-cell>
          <table:table-cell table:style-name="ce6" office:value-type="string" calcext:value-type="string">
            <text:p>usage illimité</text:p>
          </table:table-cell>
          <table:table-cell table:style-name="ce6" office:value-type="string" calcext:value-type="string">
            <text:p>texte</text:p>
          </table:table-cell>
          <table:table-cell table:style-name="ce6" office:value-type="string" calcext:value-type="string">
            <text:p>Thu, 01 Feb 2024 20:28:00 +0000</text:p>
          </table:table-cell>
          <table:table-cell table:style-name="ce8" table:number-columns-repeated="19"/>
          <table:table-cell table:number-columns-repeated="997"/>
        </table:table-row>
        <table:table-row table:style-name="ro1">
          <table:table-cell table:style-name="ce6" office:value-type="string" calcext:value-type="string">
            <text:p>Shakker</text:p>
          </table:table-cell>
          <table:table-cell table:style-name="ce10" office:value-type="string" calcext:value-type="string">
            <text:p/>
            <text:p/>
            <text:p>Shakker (http://shakker.ai) est un outil de génération d’images avec </text:p>
            <text:p>amélioration de prompt, prompt négatif, réglages fins, plus de modèles, </text:p>
            <text:p>image de référence, remix, retouches, changement de style, suppression du </text:p>
            <text:p>fond… Beta gratuite et illimitée.</text:p>
            <text:p/>
            <text:p>L’article Shakker est apparu en premier sur Une IA par jour.</text:p>
            <text:p/>
          </table:table-cell>
          <table:table-cell table:style-name="ce7" office:value-type="string" calcext:value-type="string">
            <text:p><text:a xlink:href="https://www.uneiaparjour.fr/shakker/" xlink:type="simple">https://www.uneiaparjour.fr/shakker/</text:a></text:p>
          </table:table-cell>
          <table:table-cell table:style-name="ce6" office:value-type="string" calcext:value-type="string">
            <text:p>images</text:p>
          </table:table-cell>
          <table:table-cell table:style-name="ce6" office:value-type="string" calcext:value-type="string">
            <text:p>open source</text:p>
          </table:table-cell>
          <table:table-cell table:number-columns-repeated="2" table:style-name="ce6" office:value-type="string" calcext:value-type="string">
            <text:p>texte</text:p>
          </table:table-cell>
          <table:table-cell table:style-name="ce6" office:value-type="string" calcext:value-type="string">
            <text:p>Wed, 31 Jan 2024 20:26:00 +0000</text:p>
          </table:table-cell>
          <table:table-cell table:style-name="ce8" table:number-columns-repeated="19"/>
          <table:table-cell table:number-columns-repeated="997"/>
        </table:table-row>
        <table:table-row table:style-name="ro1">
          <table:table-cell table:style-name="ce6" office:value-type="string" calcext:value-type="string">
            <text:p>IaskAI</text:p>
          </table:table-cell>
          <table:table-cell table:style-name="ce10" office:value-type="string" calcext:value-type="string">
            <text:p/>
            <text:p/>
            <text:p>IaskAI (https://iask.ai) : un moteur de recherche branché sur une IA </text:p>
            <text:p>générative de texte. Texte créé à partir de la recherche/prompt et sources </text:p>
            <text:p>en résultat. Appli, voix, modes. Gratuit, sans compte (qq contenus </text:p>
            <text:p>sponsorisés). Tests :– question : </text:p>
            <text:p>https://iask.ai/?mode=question&amp;options%5Bdetail_level%5D=detailed&amp;q=Les+IA+g%C3%A9n%C3%A9ratives+en+%C3%A9ducation%2C+usages+et+limite.+R%C3%A9dige+en+fran%C3%A7ais… </text:p>
            <text:p>– Academic : </text:p>
            <text:p>https://iask.ai/?mode=academic&amp;options%5Bdetail_level%5D=detailed&amp;q=Les+IA+g%C3%A9n%C3%A9ratives+en+%C3%A9ducation%2C+usages+et+limite.+R%C3%A9dige+en+fran%C3%A7ais… </text:p>
            <text:p>– Search : </text:p>
            <text:p>https://iask.ai/?mode=search&amp;options%5Bdetail_level%5D=detailed&amp;q=Les+IA+g%C3%A9n%C3%A9ratives+en+%C3%A9ducation%2C+usages+et+limite.+R%C3%A9dige+en+fran%C3%A7ais… </text:p>
            <text:p>– News : voir image– Books : </text:p>
            <text:p>https://iask.ai/?mode=books&amp;options%5Bdetail_level%5D=detailed&amp;q=Les+IA+g%C3%A9n%C3%A9ratives+en+%C3%A9ducation%2C+usages+et+limite.+R%C3%A9dige+en+fran%C3%A7ais… </text:p>
            <text:p>[…]</text:p>
            <text:p/>
            <text:p>L’article IaskAI est apparu en premier sur Une IA par jour.</text:p>
            <text:p/>
          </table:table-cell>
          <table:table-cell table:style-name="ce7" office:value-type="string" calcext:value-type="string">
            <text:p><text:a xlink:href="https://www.uneiaparjour.fr/iaskai/" xlink:type="simple">https://www.uneiaparjour.fr/iaskai/</text:a></text:p>
          </table:table-cell>
          <table:table-cell table:style-name="ce6" office:value-type="string" calcext:value-type="string">
            <text:p>recherche</text:p>
          </table:table-cell>
          <table:table-cell table:style-name="ce6" office:value-type="string" calcext:value-type="string">
            <text:p>qr code</text:p>
          </table:table-cell>
          <table:table-cell table:style-name="ce6" office:value-type="string" calcext:value-type="string">
            <text:p>sans compte</text:p>
          </table:table-cell>
          <table:table-cell table:style-name="ce6" office:value-type="string" calcext:value-type="string">
            <text:p>usage illimité</text:p>
          </table:table-cell>
          <table:table-cell table:style-name="ce6" office:value-type="string" calcext:value-type="string">
            <text:p>Tue, 30 Jan 2024 20:23:00 +0000</text:p>
          </table:table-cell>
          <table:table-cell table:style-name="ce8" table:number-columns-repeated="19"/>
          <table:table-cell table:number-columns-repeated="997"/>
        </table:table-row>
        <table:table-row table:style-name="ro1">
          <table:table-cell table:style-name="ce6" office:value-type="string" calcext:value-type="string">
            <text:p>DomoAI</text:p>
          </table:table-cell>
          <table:table-cell table:style-name="ce10" office:value-type="string" calcext:value-type="string">
            <text:p/>
            <text:p/>
            <text:p>DomoAI (https://domoai.app) peut transformer une vidéo en animé, générer </text:p>
            <text:p>des images et animer des images depuis Discord à partir de prompts. 45 </text:p>
            <text:p>crédits gratuits par compte. Vidéo d’origine pour test via Pexels : </text:p>
            <text:p>https://pexels.com/fr-fr/video/femmes-jouer-sport-balle-6767274…</text:p>
            <text:p/>
            <text:p>L’article DomoAI est apparu en premier sur Une IA par jour.</text:p>
            <text:p/>
          </table:table-cell>
          <table:table-cell table:style-name="ce7" office:value-type="string" calcext:value-type="string">
            <text:p><text:a xlink:href="https://www.uneiaparjour.fr/domoai/" xlink:type="simple">https://www.uneiaparjour.fr/domoai/</text:a></text:p>
          </table:table-cell>
          <table:table-cell table:style-name="ce6" office:value-type="string" calcext:value-type="string">
            <text:p>images</text:p>
          </table:table-cell>
          <table:table-cell table:style-name="ce6" office:value-type="string" calcext:value-type="string">
            <text:p>vidéo</text:p>
          </table:table-cell>
          <table:table-cell table:style-name="ce6" office:value-type="string" calcext:value-type="string">
            <text:p>voix</text:p>
          </table:table-cell>
          <table:table-cell table:style-name="ce6" office:value-type="string" calcext:value-type="string">
            <text:p>usage illimité</text:p>
          </table:table-cell>
          <table:table-cell table:style-name="ce6" office:value-type="string" calcext:value-type="string">
            <text:p>Mon, 29 Jan 2024 20:14:00 +0000</text:p>
          </table:table-cell>
          <table:table-cell table:style-name="ce8" table:number-columns-repeated="19"/>
          <table:table-cell table:number-columns-repeated="997"/>
        </table:table-row>
        <table:table-row table:style-name="ro1">
          <table:table-cell table:style-name="ce6" office:value-type="string" calcext:value-type="string">
            <text:p>Based Labs</text:p>
          </table:table-cell>
          <table:table-cell table:style-name="ce10" office:value-type="string" calcext:value-type="string">
            <text:p/>
            <text:p/>
            <text:p>Based Labs (https://basedlabs.ai) génère des images qui peuvent ensuite </text:p>
            <text:p>être transformées en vidéo. Basé sur Stable Diffusion, réglages possibles. </text:p>
            <text:p>Publication et 4 autres apps disponibles. 50 crédits par mois. Test: </text:p>
            <text:p>https://basedlabs.ai/media/clrxyqnlh0011sd0yylqnng6l</text:p>
            <text:p/>
            <text:p>L’article Based Labs est apparu en premier sur Une IA par jour.</text:p>
            <text:p/>
          </table:table-cell>
          <table:table-cell table:style-name="ce7" office:value-type="string" calcext:value-type="string">
            <text:p><text:a xlink:href="https://www.uneiaparjour.fr/based-labs/" xlink:type="simple">https://www.uneiaparjour.fr/based-labs/</text:a></text:p>
          </table:table-cell>
          <table:table-cell table:style-name="ce6" office:value-type="string" calcext:value-type="string">
            <text:p>images</text:p>
          </table:table-cell>
          <table:table-cell table:style-name="ce6" office:value-type="string" calcext:value-type="string">
            <text:p>éducation</text:p>
          </table:table-cell>
          <table:table-cell table:style-name="ce6" office:value-type="string" calcext:value-type="string">
            <text:p>images</text:p>
          </table:table-cell>
          <table:table-cell table:style-name="ce6" office:value-type="string" calcext:value-type="string">
            <text:p>usage illimité</text:p>
          </table:table-cell>
          <table:table-cell table:style-name="ce6" office:value-type="string" calcext:value-type="string">
            <text:p>Sun, 28 Jan 2024 20:22:49 +0000</text:p>
          </table:table-cell>
          <table:table-cell table:style-name="ce8" table:number-columns-repeated="19"/>
          <table:table-cell table:number-columns-repeated="997"/>
        </table:table-row>
        <table:table-row table:style-name="ro1">
          <table:table-cell table:style-name="ce6" office:value-type="string" calcext:value-type="string">
            <text:p>Worksheet generator</text:p>
          </table:table-cell>
          <table:table-cell table:style-name="ce10" office:value-type="string" calcext:value-type="string">
            <text:p/>
            <text:p/>
            <text:p>Worksheet generator (https://getworksheet.co) génère des quizz sous forme </text:p>
            <text:p>de fiche pdf pour la classe (niveau grades US : grade 1 CP / grade 12 </text:p>
            <text:p>terminale). En FR si spécifié, test : jusqu’à 50 questions générées (bugs </text:p>
            <text:p>ensuite). Sans compte, illimité.</text:p>
            <text:p/>
            <text:p>L’article Worksheet generator est apparu en premier sur Une IA par jour.</text:p>
            <text:p/>
          </table:table-cell>
          <table:table-cell table:style-name="ce7" office:value-type="string" calcext:value-type="string">
            <text:p><text:a xlink:href="https://www.uneiaparjour.fr/worksheet-generator/" xlink:type="simple">https://www.uneiaparjour.fr/worksheet-generator/</text:a></text:p>
          </table:table-cell>
          <table:table-cell table:style-name="ce6" office:value-type="string" calcext:value-type="string">
            <text:p>quiz</text:p>
          </table:table-cell>
          <table:table-cell table:style-name="ce6" office:value-type="string" calcext:value-type="string">
            <text:p>mindmap</text:p>
          </table:table-cell>
          <table:table-cell table:style-name="ce6" office:value-type="string" calcext:value-type="string">
            <text:p>sans compte</text:p>
          </table:table-cell>
          <table:table-cell table:style-name="ce6" office:value-type="string" calcext:value-type="string">
            <text:p>usage illimité</text:p>
          </table:table-cell>
          <table:table-cell table:style-name="ce6" office:value-type="string" calcext:value-type="string">
            <text:p>Sat, 27 Jan 2024 20:22:38 +0000</text:p>
          </table:table-cell>
          <table:table-cell table:style-name="ce8" table:number-columns-repeated="19"/>
          <table:table-cell table:number-columns-repeated="997"/>
        </table:table-row>
        <table:table-row table:style-name="ro1">
          <table:table-cell table:style-name="ce6" office:value-type="string" calcext:value-type="string">
            <text:p>Misc Ninja</text:p>
          </table:table-cell>
          <table:table-cell table:style-name="ce10" office:value-type="string" calcext:value-type="string">
            <text:p/>
            <text:p/>
            <text:p>Misc Ninja (https://misc.ninja) : moteur de recherche couplé à 3 modèles de </text:p>
            <text:p>langage (« Ninja », GPT 3.5 ou 4) avec 3 modes de recherche, classique, </text:p>
            <text:p>basé sur l’actualité ou sur Wikipedia. Sans compte + ajout de docs / </text:p>
            <text:p>historique si connecté.</text:p>
            <text:p/>
            <text:p>L’article Misc Ninja est apparu en premier sur Une IA par jour.</text:p>
            <text:p/>
          </table:table-cell>
          <table:table-cell table:style-name="ce7" office:value-type="string" calcext:value-type="string">
            <text:p><text:a xlink:href="https://www.uneiaparjour.fr/misc-ninja/" xlink:type="simple">https://www.uneiaparjour.fr/misc-ninja/</text:a></text:p>
          </table:table-cell>
          <table:table-cell table:style-name="ce6" office:value-type="string" calcext:value-type="string">
            <text:p>recherche</text:p>
          </table:table-cell>
          <table:table-cell table:style-name="ce6" office:value-type="string" calcext:value-type="string">
            <text:p>documents</text:p>
          </table:table-cell>
          <table:table-cell table:style-name="ce6" office:value-type="string" calcext:value-type="string">
            <text:p>usage illimité</text:p>
          </table:table-cell>
          <table:table-cell table:style-name="ce6" office:value-type="string" calcext:value-type="string">
            <text:p>texte</text:p>
          </table:table-cell>
          <table:table-cell table:style-name="ce6" office:value-type="string" calcext:value-type="string">
            <text:p>Fri, 26 Jan 2024 20:19:00 +0000</text:p>
          </table:table-cell>
          <table:table-cell table:style-name="ce8" table:number-columns-repeated="19"/>
          <table:table-cell table:number-columns-repeated="997"/>
        </table:table-row>
        <table:table-row table:style-name="ro1">
          <table:table-cell table:style-name="ce6" office:value-type="string" calcext:value-type="string">
            <text:p>InstantID</text:p>
          </table:table-cell>
          <table:table-cell table:style-name="ce10" office:value-type="string" calcext:value-type="string">
            <text:p/>
            <text:p/>
            <text:p>InstantID (https://huggingface.co/spaces/InstantX/InstantID…) transforme un </text:p>
            <text:p>portrait à partir d’un prompt simple et 8 styles disponibles en restant </text:p>
            <text:p>fidèle au portrait d’origine. Nombreux paramètres. Gratuit, open source et </text:p>
            <text:p>illimité. (toute ressemblance avec… 😉</text:p>
            <text:p/>
            <text:p>L’article InstantID est apparu en premier sur Une IA par jour.</text:p>
            <text:p/>
          </table:table-cell>
          <table:table-cell table:style-name="ce7" office:value-type="string" calcext:value-type="string">
            <text:p><text:a xlink:href="https://www.uneiaparjour.fr/instantid/" xlink:type="simple">https://www.uneiaparjour.fr/instantid/</text:a></text:p>
          </table:table-cell>
          <table:table-cell table:style-name="ce6" office:value-type="string" calcext:value-type="string">
            <text:p>images</text:p>
          </table:table-cell>
          <table:table-cell table:style-name="ce6" office:value-type="string" calcext:value-type="string">
            <text:p>usage illimité</text:p>
          </table:table-cell>
          <table:table-cell table:style-name="ce6" office:value-type="string" calcext:value-type="string">
            <text:p>quiz</text:p>
          </table:table-cell>
          <table:table-cell table:style-name="ce6" office:value-type="string" calcext:value-type="string">
            <text:p>texte</text:p>
          </table:table-cell>
          <table:table-cell table:style-name="ce6" office:value-type="string" calcext:value-type="string">
            <text:p>Thu, 25 Jan 2024 20:26:00 +0000</text:p>
          </table:table-cell>
          <table:table-cell table:style-name="ce8" table:number-columns-repeated="19"/>
          <table:table-cell table:number-columns-repeated="997"/>
        </table:table-row>
        <table:table-row table:style-name="ro1">
          <table:table-cell table:style-name="ce6" office:value-type="string" calcext:value-type="string">
            <text:p>Mendable</text:p>
          </table:table-cell>
          <table:table-cell table:style-name="ce10" office:value-type="string" calcext:value-type="string">
            <text:p/>
            <text:p/>
            <text:p>Mendable (https://mendable.ai) est un chatbot personnalisé avec une base de </text:p>
            <text:p>données créée par l’utilisateur. Accepte url, documents, vidéos youtube. </text:p>
            <text:p>Réglages fins. Utilise Claude, GPT 3.5 et 4. 500 crédits/ mois (3 si </text:p>
            <text:p>demande GPT 4).</text:p>
            <text:p/>
            <text:p>L’article Mendable est apparu en premier sur Une IA par jour.</text:p>
            <text:p/>
          </table:table-cell>
          <table:table-cell table:style-name="ce7" office:value-type="string" calcext:value-type="string">
            <text:p><text:a xlink:href="https://www.uneiaparjour.fr/mendable/" xlink:type="simple">https://www.uneiaparjour.fr/mendable/</text:a></text:p>
          </table:table-cell>
          <table:table-cell table:style-name="ce6" office:value-type="string" calcext:value-type="string">
            <text:p>chatbot</text:p>
          </table:table-cell>
          <table:table-cell table:style-name="ce6" office:value-type="string" calcext:value-type="string">
            <text:p>texte</text:p>
          </table:table-cell>
          <table:table-cell table:style-name="ce6" office:value-type="string" calcext:value-type="string">
            <text:p>usage illimité</text:p>
          </table:table-cell>
          <table:table-cell table:style-name="ce6" office:value-type="string" calcext:value-type="string">
            <text:p>texte</text:p>
          </table:table-cell>
          <table:table-cell table:style-name="ce6" office:value-type="string" calcext:value-type="string">
            <text:p>Wed, 24 Jan 2024 20:18:00 +0000</text:p>
          </table:table-cell>
          <table:table-cell table:style-name="ce8" table:number-columns-repeated="19"/>
          <table:table-cell table:number-columns-repeated="997"/>
        </table:table-row>
        <table:table-row table:style-name="ro1">
          <table:table-cell table:style-name="ce6" office:value-type="string" calcext:value-type="string">
            <text:p>Dante</text:p>
          </table:table-cell>
          <table:table-cell table:style-name="ce10" office:value-type="string" calcext:value-type="string">
            <text:p/>
            <text:p/>
            <text:p>Avec Dante (http://dante-ai.com) il est possible de créer son propre </text:p>
            <text:p>chatbot basé sur une base de données de documents et d’URL. </text:p>
            <text:p>Personnalisable, partage et intégration possibles. 30 messages/mois en </text:p>
            <text:p>version gratuite. Test : </text:p>
            <text:p>https://chat.dante-ai.com/embed?kb_id=776996e1-2bcb-47fd-a114-789e3505fe97&amp;token=190bc407-2991-46d7-954b-1de3f47f5b90&amp;modeltype=gpt-3.5-turbo&amp;logo=ZmFsc2U%3D&amp;mode=undefined…</text:p>
            <text:p/>
            <text:p>L’article Dante est apparu en premier sur Une IA par jour.</text:p>
            <text:p/>
          </table:table-cell>
          <table:table-cell table:style-name="ce7" office:value-type="string" calcext:value-type="string">
            <text:p><text:a xlink:href="https://www.uneiaparjour.fr/dante/" xlink:type="simple">https://www.uneiaparjour.fr/dante/</text:a></text:p>
          </table:table-cell>
          <table:table-cell table:style-name="ce6" office:value-type="string" calcext:value-type="string">
            <text:p>chatbot</text:p>
          </table:table-cell>
          <table:table-cell table:style-name="ce6" office:value-type="string" calcext:value-type="string">
            <text:p>sans compte</text:p>
          </table:table-cell>
          <table:table-cell table:style-name="ce6" office:value-type="string" calcext:value-type="string">
            <text:p>usage illimité</text:p>
          </table:table-cell>
          <table:table-cell table:style-name="ce6" office:value-type="string" calcext:value-type="string">
            <text:p>texte</text:p>
          </table:table-cell>
          <table:table-cell table:style-name="ce6" office:value-type="string" calcext:value-type="string">
            <text:p>Tue, 23 Jan 2024 20:15:00 +0000</text:p>
          </table:table-cell>
          <table:table-cell table:style-name="ce8" table:number-columns-repeated="19"/>
          <table:table-cell table:number-columns-repeated="997"/>
        </table:table-row>
        <table:table-row table:style-name="ro1">
          <table:table-cell table:style-name="ce6" office:value-type="string" calcext:value-type="string">
            <text:p>Reading coach</text:p>
          </table:table-cell>
          <table:table-cell table:style-name="ce10" office:value-type="string" calcext:value-type="string">
            <text:p/>
            <text:p/>
            <text:p>Reading coach de Microsoft (https://coach.microsoft.com) accompagne les </text:p>
            <text:p>compétences en lecture, prononciation et fluidité. « Preview » en EN : </text:p>
            <text:p>histoires générées (animal et lieu), bibliothèque ou texte collé lu puis </text:p>
            <text:p>analyse et mots à répéter, 8 niveaux. À noter qu’une version est également </text:p>
            <text:p>en test dans teams et powerpoint : </text:p>
            <text:p>https://support.microsoft.com/fr-fr/office/pr%C3%A9version-speaker-coach-dans-les-r%C3%A9unions-microsoft-teams-30f50d15-5f62-4e09-b3bf-cadeb806386a </text:p>
            <text:p>Le support MS pour Reading coach […]</text:p>
            <text:p/>
            <text:p>L’article Reading coach est apparu en premier sur Une IA par jour.</text:p>
            <text:p/>
          </table:table-cell>
          <table:table-cell table:style-name="ce7" office:value-type="string" calcext:value-type="string">
            <text:p><text:a xlink:href="https://www.uneiaparjour.fr/reading-coach/" xlink:type="simple">https://www.uneiaparjour.fr/reading-coach/</text:a></text:p>
          </table:table-cell>
          <table:table-cell table:style-name="ce6" office:value-type="string" calcext:value-type="string">
            <text:p>langues</text:p>
          </table:table-cell>
          <table:table-cell table:style-name="ce6" office:value-type="string" calcext:value-type="string">
            <text:p>texte</text:p>
          </table:table-cell>
          <table:table-cell table:style-name="ce6" office:value-type="string" calcext:value-type="string">
            <text:p>usage illimité</text:p>
          </table:table-cell>
          <table:table-cell table:style-name="ce6" office:value-type="string" calcext:value-type="string">
            <text:p>sans compte</text:p>
          </table:table-cell>
          <table:table-cell table:style-name="ce6" office:value-type="string" calcext:value-type="string">
            <text:p>Mon, 22 Jan 2024 20:56:00 +0000</text:p>
          </table:table-cell>
          <table:table-cell table:style-name="ce8" table:number-columns-repeated="19"/>
          <table:table-cell table:number-columns-repeated="997"/>
        </table:table-row>
        <table:table-row table:style-name="ro1">
          <table:table-cell table:style-name="ce6" office:value-type="string" calcext:value-type="string">
            <text:p>Video to blog</text:p>
          </table:table-cell>
          <table:table-cell table:style-name="ce10" office:value-type="string" calcext:value-type="string">
            <text:p/>
            <text:p/>
            <text:p>Video to blog (https://videoToBlog.ai) génère 1 article de blog à partir </text:p>
            <text:p>d’1 vidéo YouTube. Édition simple, analyse et export multiple.– Test </text:p>
            <text:p>extraclasse IA @reseau_canope : </text:p>
            <text:p>https://videoToBlog.ai/share/A8g41L7qhare/A8g41L7qari63fwivQZ7… – Test </text:p>
            <text:p>markdown @FlowersINRIA : </text:p>
            <text:p>https://codimd.apps.education.fr/BZp89xGBS-q3WXcjTzgung?view…</text:p>
            <text:p/>
            <text:p>L’article Video to blog est apparu en premier sur Une IA par jour.</text:p>
            <text:p/>
          </table:table-cell>
          <table:table-cell table:style-name="ce7" office:value-type="string" calcext:value-type="string">
            <text:p><text:a xlink:href="https://www.uneiaparjour.fr/video-to-blog/" xlink:type="simple">https://www.uneiaparjour.fr/video-to-blog/</text:a></text:p>
          </table:table-cell>
          <table:table-cell table:style-name="ce6" office:value-type="string" calcext:value-type="string">
            <text:p>texte</text:p>
          </table:table-cell>
          <table:table-cell table:style-name="ce6" office:value-type="string" calcext:value-type="string">
            <text:p>youtube</text:p>
          </table:table-cell>
          <table:table-cell table:style-name="ce6" office:value-type="string" calcext:value-type="string">
            <text:p>voix</text:p>
          </table:table-cell>
          <table:table-cell table:style-name="ce6" office:value-type="string" calcext:value-type="string">
            <text:p>texte</text:p>
          </table:table-cell>
          <table:table-cell table:style-name="ce6" office:value-type="string" calcext:value-type="string">
            <text:p>Sun, 21 Jan 2024 20:52:00 +0000</text:p>
          </table:table-cell>
          <table:table-cell table:style-name="ce8" table:number-columns-repeated="19"/>
          <table:table-cell table:number-columns-repeated="997"/>
        </table:table-row>
        <table:table-row table:style-name="ro1">
          <table:table-cell table:style-name="ce6" office:value-type="string" calcext:value-type="string">
            <text:p>Chartpixel</text:p>
          </table:table-cell>
          <table:table-cell table:style-name="ce10" office:value-type="string" calcext:value-type="string">
            <text:p/>
            <text:p/>
            <text:p>Chartpixel (http://chartpixel.com) analyse des données (sources possibles : </text:p>
            <text:p>voir image 1) et en génére des visualisations. Peut construire une base </text:p>
            <text:p>depuis une recherche mais ⚠️ ne cite pas ses sources. Beta gratuite, import </text:p>
            <text:p>de 10 Mo. Export png.2 tests de Chartpixel à découvrir : – depuis csv de </text:p>
            <text:p>http://meteo.data.gouv : http://chartpixel.com/project?id=OnShNgLX… – </text:p>
            <text:p>depuis une demande […]</text:p>
            <text:p/>
            <text:p>L’article Chartpixel est apparu en premier sur Une IA par jour.</text:p>
            <text:p/>
          </table:table-cell>
          <table:table-cell table:style-name="ce7" office:value-type="string" calcext:value-type="string">
            <text:p><text:a xlink:href="https://www.uneiaparjour.fr/chartpixel/" xlink:type="simple">https://www.uneiaparjour.fr/chartpixel/</text:a></text:p>
          </table:table-cell>
          <table:table-cell table:style-name="ce6" office:value-type="string" calcext:value-type="string">
            <text:p>données</text:p>
          </table:table-cell>
          <table:table-cell table:style-name="ce6" office:value-type="string" calcext:value-type="string">
            <text:p>sans compte</text:p>
          </table:table-cell>
          <table:table-cell table:style-name="ce6" office:value-type="string" calcext:value-type="string">
            <text:p>voix</text:p>
          </table:table-cell>
          <table:table-cell table:style-name="ce6" office:value-type="string" calcext:value-type="string">
            <text:p>usage illimité</text:p>
          </table:table-cell>
          <table:table-cell table:style-name="ce6" office:value-type="string" calcext:value-type="string">
            <text:p>Sat, 20 Jan 2024 20:46:00 +0000</text:p>
          </table:table-cell>
          <table:table-cell table:style-name="ce8" table:number-columns-repeated="19"/>
          <table:table-cell table:number-columns-repeated="997"/>
        </table:table-row>
        <table:table-row table:style-name="ro1">
          <table:table-cell table:style-name="ce6" office:value-type="string" calcext:value-type="string">
            <text:p>Image Mixer</text:p>
          </table:table-cell>
          <table:table-cell table:style-name="ce10" office:value-type="string" calcext:value-type="string">
            <text:p/>
            <text:p/>
            <text:p>Image Mixer (https://cloud.lambdalabs.com/demos/lambda/image-mixer-demo…) </text:p>
            <text:p>génère une image à partir d’une série d’URL, textes ou images (5 maxi), </text:p>
            <text:p>chaque source pouvant avoir plus ou moins d’importance pour la génération, </text:p>
            <text:p>paramétrage possible. Open source et illimité. Sources test : Pexels.</text:p>
            <text:p/>
            <text:p>L’article Image Mixer est apparu en premier sur Une IA par jour.</text:p>
            <text:p/>
          </table:table-cell>
          <table:table-cell table:style-name="ce7" office:value-type="string" calcext:value-type="string">
            <text:p><text:a xlink:href="https://www.uneiaparjour.fr/image-mixer/" xlink:type="simple">https://www.uneiaparjour.fr/image-mixer/</text:a></text:p>
          </table:table-cell>
          <table:table-cell table:style-name="ce6" office:value-type="string" calcext:value-type="string">
            <text:p>images</text:p>
          </table:table-cell>
          <table:table-cell table:style-name="ce6" office:value-type="string" calcext:value-type="string">
            <text:p>mindmap</text:p>
          </table:table-cell>
          <table:table-cell table:style-name="ce6" office:value-type="string" calcext:value-type="string">
            <text:p>texte</text:p>
          </table:table-cell>
          <table:table-cell table:style-name="ce6" office:value-type="string" calcext:value-type="string">
            <text:p>usage illimité</text:p>
          </table:table-cell>
          <table:table-cell table:style-name="ce6" office:value-type="string" calcext:value-type="string">
            <text:p>Fri, 19 Jan 2024 20:44:00 +0000</text:p>
          </table:table-cell>
          <table:table-cell table:style-name="ce8" table:number-columns-repeated="19"/>
          <table:table-cell table:number-columns-repeated="997"/>
        </table:table-row>
        <table:table-row table:style-name="ro1">
          <table:table-cell table:style-name="ce6" office:value-type="string" calcext:value-type="string">
            <text:p>Paint AI</text:p>
          </table:table-cell>
          <table:table-cell table:style-name="ce10" office:value-type="string" calcext:value-type="string">
            <text:p/>
            <text:p/>
            <text:p>Paint AI (https://paintai.groupmind.co.uk) : un outil de dessin simple… </text:p>
            <text:p>sans outils ! Outils générés à la demande à partir d’un prompt puis </text:p>
            <text:p>modifiables si besoin d’affiner le résultat. Export png, jpg, webp et bmp. </text:p>
            <text:p>Gratuit, illimité, open source et sans compte.</text:p>
            <text:p/>
            <text:p>L’article Paint AI est apparu en premier sur Une IA par jour.</text:p>
            <text:p/>
          </table:table-cell>
          <table:table-cell table:style-name="ce7" office:value-type="string" calcext:value-type="string">
            <text:p><text:a xlink:href="https://www.uneiaparjour.fr/paint-ai/" xlink:type="simple">https://www.uneiaparjour.fr/paint-ai/</text:a></text:p>
          </table:table-cell>
          <table:table-cell table:style-name="ce6" office:value-type="string" calcext:value-type="string">
            <text:p>images</text:p>
          </table:table-cell>
          <table:table-cell table:style-name="ce6" office:value-type="string" calcext:value-type="string">
            <text:p>vidéo</text:p>
          </table:table-cell>
          <table:table-cell table:style-name="ce6" office:value-type="string" calcext:value-type="string">
            <text:p>texte</text:p>
          </table:table-cell>
          <table:table-cell table:style-name="ce6" office:value-type="string" calcext:value-type="string">
            <text:p>usage illimité</text:p>
          </table:table-cell>
          <table:table-cell table:style-name="ce6" office:value-type="string" calcext:value-type="string">
            <text:p>Thu, 18 Jan 2024 20:44:46 +0000</text:p>
          </table:table-cell>
          <table:table-cell table:style-name="ce8" table:number-columns-repeated="19"/>
          <table:table-cell table:number-columns-repeated="997"/>
        </table:table-row>
        <table:table-row table:style-name="ro1">
          <table:table-cell table:style-name="ce6" office:value-type="string" calcext:value-type="string">
            <text:p>QR Code AI Art Generator</text:p>
          </table:table-cell>
          <table:table-cell table:style-name="ce10" office:value-type="string" calcext:value-type="string">
            <text:p/>
            <text:p/>
            <text:p>QR Code AI Art Generator </text:p>
            <text:p>(https://huggingface.co/spaces/huggingface-projects/QR-code-AI-art-generator) </text:p>
            <text:p>propose la génération de QR code « artistiques » à partir d’un prompt +/- </text:p>
            <text:p>une image. Paramètres avancés. Gratuit, illimité et open source. (Si </text:p>
            <text:p>génération du code sans image, « jouer » avec les options).</text:p>
            <text:p/>
            <text:p>L’article QR Code AI Art Generator est apparu en premier sur Une IA par jour</text:p>
            <text:p>.</text:p>
            <text:p/>
          </table:table-cell>
          <table:table-cell table:style-name="ce7" office:value-type="string" calcext:value-type="string">
            <text:p><text:a xlink:href="https://www.uneiaparjour.fr/qr-code-ai-art-generator/" xlink:type="simple">https://www.uneiaparjour.fr/qr-code-ai-art-generator/</text:a></text:p>
          </table:table-cell>
          <table:table-cell table:style-name="ce6" office:value-type="string" calcext:value-type="string">
            <text:p>images</text:p>
          </table:table-cell>
          <table:table-cell table:style-name="ce6" office:value-type="string" calcext:value-type="string">
            <text:p>voix</text:p>
          </table:table-cell>
          <table:table-cell table:style-name="ce6" office:value-type="string" calcext:value-type="string">
            <text:p>texte</text:p>
          </table:table-cell>
          <table:table-cell table:style-name="ce6" office:value-type="string" calcext:value-type="string">
            <text:p>usage illimité</text:p>
          </table:table-cell>
          <table:table-cell table:style-name="ce6" office:value-type="string" calcext:value-type="string">
            <text:p>Wed, 17 Jan 2024 20:32:00 +0000</text:p>
          </table:table-cell>
          <table:table-cell table:style-name="ce8" table:number-columns-repeated="19"/>
          <table:table-cell table:number-columns-repeated="997"/>
        </table:table-row>
        <table:table-row table:style-name="ro1">
          <table:table-cell table:style-name="ce6" office:value-type="string" calcext:value-type="string">
            <text:p>Reelcraft</text:p>
          </table:table-cell>
          <table:table-cell table:style-name="ce10" office:value-type="string" calcext:value-type="string">
            <text:p/>
            <text:p/>
            <text:p>Reelcraft (https://reelcraft.ai) génère des histoires animées – vidéo, voix </text:p>
            <text:p>et musique – à partir d’un prompt ou d’un texte. Plusieurs modèles, voix </text:p>
            <text:p>EN, édition possible. Accepte le FR, génère en EN sauf si spécifié. Beta </text:p>
            <text:p>gratuite.</text:p>
            <text:p/>
            <text:p>L’article Reelcraft est apparu en premier sur Une IA par jour.</text:p>
            <text:p/>
          </table:table-cell>
          <table:table-cell table:style-name="ce7" office:value-type="string" calcext:value-type="string">
            <text:p><text:a xlink:href="https://www.uneiaparjour.fr/reelcraft/" xlink:type="simple">https://www.uneiaparjour.fr/reelcraft/</text:a></text:p>
          </table:table-cell>
          <table:table-cell table:style-name="ce6" office:value-type="string" calcext:value-type="string">
            <text:p>texte</text:p>
          </table:table-cell>
          <table:table-cell table:style-name="ce6" office:value-type="string" calcext:value-type="string">
            <text:p>open source</text:p>
          </table:table-cell>
          <table:table-cell table:style-name="ce6" office:value-type="string" calcext:value-type="string">
            <text:p>texte</text:p>
          </table:table-cell>
          <table:table-cell table:style-name="ce6" office:value-type="string" calcext:value-type="string">
            <text:p>usage illimité</text:p>
          </table:table-cell>
          <table:table-cell table:style-name="ce6" office:value-type="string" calcext:value-type="string">
            <text:p>Tue, 16 Jan 2024 20:47:14 +0000</text:p>
          </table:table-cell>
          <table:table-cell table:style-name="ce8" table:number-columns-repeated="19"/>
          <table:table-cell table:number-columns-repeated="997"/>
        </table:table-row>
        <table:table-row table:style-name="ro1">
          <table:table-cell table:style-name="ce6" office:value-type="string" calcext:value-type="string">
            <text:p>Quizizz</text:p>
          </table:table-cell>
          <table:table-cell table:style-name="ce10" office:value-type="string" calcext:value-type="string">
            <text:p/>
            <text:p/>
            <text:p>Quizizz (https://quizizz.com) génère des quiz à partir d’un prompt, d’un </text:p>
            <text:p>document ou Youtube / Wikipedia en version beta. Bibliothèque, aides IA </text:p>
            <text:p>intégrées à l’édition. Gestion des participants, mode « papier » avec </text:p>
            <text:p>cartes-réponses, extension Chrome.Partage par code ou directement à la </text:p>
            <text:p>classe. Trad. FR à vérifier. Tests bruts et modifiables avec compte :– </text:p>
            <text:p>Prompt : </text:p>
            <text:p>https://quizizz.com/admin/quiz/65a599e12b91318f63a74a50?source=quiz_share…– </text:p>
            <text:p>Doc […]</text:p>
            <text:p/>
            <text:p>L’article Quizizz est apparu en premier sur Une IA par jour.</text:p>
            <text:p/>
          </table:table-cell>
          <table:table-cell table:style-name="ce7" office:value-type="string" calcext:value-type="string">
            <text:p><text:a xlink:href="https://www.uneiaparjour.fr/quizizz/" xlink:type="simple">https://www.uneiaparjour.fr/quizizz/</text:a></text:p>
          </table:table-cell>
          <table:table-cell table:style-name="ce6" office:value-type="string" calcext:value-type="string">
            <text:p>documents</text:p>
          </table:table-cell>
          <table:table-cell table:style-name="ce6" office:value-type="string" calcext:value-type="string">
            <text:p>données</text:p>
          </table:table-cell>
          <table:table-cell table:style-name="ce6" office:value-type="string" calcext:value-type="string">
            <text:p>texte</text:p>
          </table:table-cell>
          <table:table-cell table:style-name="ce6" office:value-type="string" calcext:value-type="string">
            <text:p>usage illimité</text:p>
          </table:table-cell>
          <table:table-cell table:style-name="ce6" office:value-type="string" calcext:value-type="string">
            <text:p>Mon, 15 Jan 2024 21:20:17 +0000</text:p>
          </table:table-cell>
          <table:table-cell table:style-name="ce8" table:number-columns-repeated="19"/>
          <table:table-cell table:number-columns-repeated="997"/>
        </table:table-row>
        <table:table-row table:style-name="ro1">
          <table:table-cell table:style-name="ce6" office:value-type="string" calcext:value-type="string">
            <text:p>D&amp;AViz</text:p>
          </table:table-cell>
          <table:table-cell table:style-name="ce10" office:value-type="string" calcext:value-type="string">
            <text:p/>
            <text:p/>
            <text:p>D&amp;AViz (https://dnaviz.aipeople.arivu-iq.com) analyse les données fournies </text:p>
            <text:p>via un chatbot (csv max 5Mo) et produit des visualisations. 100 crédits </text:p>
            <text:p>(besoins : 5/10 pour texte, 15/20 pour visualisation). Csv test (9000 </text:p>
            <text:p>lignes, 180 col.) extrait de </text:p>
            <text:p>https://meteo.data.gouv.fr/datasets/6569b4473bedf2e7abad3b72…</text:p>
            <text:p/>
            <text:p>L’article D&amp;AViz est apparu en premier sur Une IA par jour.</text:p>
            <text:p/>
          </table:table-cell>
          <table:table-cell table:style-name="ce7" office:value-type="string" calcext:value-type="string">
            <text:p><text:a xlink:href="https://www.uneiaparjour.fr/daviz/" xlink:type="simple">https://www.uneiaparjour.fr/daviz/</text:a></text:p>
          </table:table-cell>
          <table:table-cell table:style-name="ce6" office:value-type="string" calcext:value-type="string">
            <text:p>données</text:p>
          </table:table-cell>
          <table:table-cell table:style-name="ce6" office:value-type="string" calcext:value-type="string">
            <text:p>quiz</text:p>
          </table:table-cell>
          <table:table-cell table:style-name="ce6" office:value-type="string" calcext:value-type="string">
            <text:p>texte</text:p>
          </table:table-cell>
          <table:table-cell table:style-name="ce6" office:value-type="string" calcext:value-type="string">
            <text:p>usage illimité</text:p>
          </table:table-cell>
          <table:table-cell table:style-name="ce6" office:value-type="string" calcext:value-type="string">
            <text:p>Sun, 14 Jan 2024 20:40:00 +0000</text:p>
          </table:table-cell>
          <table:table-cell table:style-name="ce8" table:number-columns-repeated="19"/>
          <table:table-cell table:number-columns-repeated="997"/>
        </table:table-row>
        <table:table-row table:style-name="ro1">
          <table:table-cell table:style-name="ce6" office:value-type="string" calcext:value-type="string">
            <text:p>GPTS2D</text:p>
          </table:table-cell>
          <table:table-cell table:style-name="ce10" office:value-type="string" calcext:value-type="string">
            <text:p/>
            <text:p/>
            <text:p>GPTS2D (https://gpts2d.com) crée des agents spécialisés capables de </text:p>
            <text:p>répondre à plusieurs sujets sur le même espace sous forme d’une carte </text:p>
            <text:p>mentale « infinie ». Chaque branche apporte de nouvelles propositions et </text:p>
            <text:p>devient un chatbot indépendant. Génère des images à la demande et les </text:p>
            <text:p>agents peuvent être ensuite partagés, un test ici : </text:p>
            <text:p>https://gpts2d.com/chat/playground/2t9459… Générations limitées à une […]</text:p>
            <text:p/>
            <text:p>L’article GPTS2D est apparu en premier sur Une IA par jour.</text:p>
            <text:p/>
          </table:table-cell>
          <table:table-cell table:style-name="ce7" office:value-type="string" calcext:value-type="string">
            <text:p><text:a xlink:href="https://www.uneiaparjour.fr/gpts2d/" xlink:type="simple">https://www.uneiaparjour.fr/gpts2d/</text:a></text:p>
          </table:table-cell>
          <table:table-cell table:style-name="ce6" office:value-type="string" calcext:value-type="string">
            <text:p>chatbot</text:p>
          </table:table-cell>
          <table:table-cell table:number-columns-repeated="2" table:style-name="ce6" office:value-type="string" calcext:value-type="string">
            <text:p>texte</text:p>
          </table:table-cell>
          <table:table-cell table:style-name="ce6" office:value-type="string" calcext:value-type="string">
            <text:p>usage illimité</text:p>
          </table:table-cell>
          <table:table-cell table:style-name="ce6" office:value-type="string" calcext:value-type="string">
            <text:p>Sat, 13 Jan 2024 20:37:00 +0000</text:p>
          </table:table-cell>
          <table:table-cell table:style-name="ce8" table:number-columns-repeated="19"/>
          <table:table-cell table:number-columns-repeated="997"/>
        </table:table-row>
        <table:table-row table:style-name="ro1">
          <table:table-cell table:style-name="ce6" office:value-type="string" calcext:value-type="string">
            <text:p>Jotbot</text:p>
          </table:table-cell>
          <table:table-cell table:style-name="ce10" office:value-type="string" calcext:value-type="string">
            <text:p/>
            <text:p/>
            <text:p>Jotbot (https://myjotbot.com) propose la rédaction, la génération, la </text:p>
            <text:p>compréhension d’audios ou vidéos youtube en s’appuyant sur une base de </text:p>
            <text:p>données construite par l’utilisateur. FR si spécifié. 10 crédits /jour (10 </text:p>
            <text:p>actions ou 3 vidéos).</text:p>
            <text:p/>
            <text:p>L’article Jotbot est apparu en premier sur Une IA par jour.</text:p>
            <text:p/>
          </table:table-cell>
          <table:table-cell table:style-name="ce7" office:value-type="string" calcext:value-type="string">
            <text:p><text:a xlink:href="https://www.uneiaparjour.fr/jotbot/" xlink:type="simple">https://www.uneiaparjour.fr/jotbot/</text:a></text:p>
          </table:table-cell>
          <table:table-cell table:number-columns-repeated="2" table:style-name="ce6" office:value-type="string" calcext:value-type="string">
            <text:p>chatbot</text:p>
          </table:table-cell>
          <table:table-cell table:style-name="ce6" office:value-type="string" calcext:value-type="string">
            <text:p>texte</text:p>
          </table:table-cell>
          <table:table-cell table:style-name="ce6" office:value-type="string" calcext:value-type="string">
            <text:p>usage illimité</text:p>
          </table:table-cell>
          <table:table-cell table:style-name="ce6" office:value-type="string" calcext:value-type="string">
            <text:p>Fri, 12 Jan 2024 20:35:00 +0000</text:p>
          </table:table-cell>
          <table:table-cell table:style-name="ce8" table:number-columns-repeated="19"/>
          <table:table-cell table:number-columns-repeated="997"/>
        </table:table-row>
        <table:table-row table:style-name="ro1">
          <table:table-cell table:style-name="ce6" office:value-type="string" calcext:value-type="string">
            <text:p>Pack generator</text:p>
          </table:table-cell>
          <table:table-cell table:style-name="ce10" office:value-type="string" calcext:value-type="string">
            <text:p/>
            <text:p/>
            <text:p>Pack generator (par @output : https://coproducer.output.com/pack-generator) </text:p>
            <text:p>génère 4 morceaux de musique de 15 secondes à partir d’un prompt et permet </text:p>
            <text:p>de telecharger chacune des pistes des instruments utilisés pour la </text:p>
            <text:p>génération. Gratuit, illimité et morceaux libres de droit.</text:p>
            <text:p/>
            <text:p>L’article Pack generator est apparu en premier sur Une IA par jour.</text:p>
            <text:p/>
          </table:table-cell>
          <table:table-cell table:style-name="ce7" office:value-type="string" calcext:value-type="string">
            <text:p><text:a xlink:href="https://www.uneiaparjour.fr/pack-generator/" xlink:type="simple">https://www.uneiaparjour.fr/pack-generator/</text:a></text:p>
          </table:table-cell>
          <table:table-cell table:style-name="ce6" office:value-type="string" calcext:value-type="string">
            <text:p>musique</text:p>
          </table:table-cell>
          <table:table-cell table:style-name="ce6" office:value-type="string" calcext:value-type="string">
            <text:p>quiz</text:p>
          </table:table-cell>
          <table:table-cell table:style-name="ce6" office:value-type="string" calcext:value-type="string">
            <text:p>sans compte</text:p>
          </table:table-cell>
          <table:table-cell table:style-name="ce8"/>
          <table:table-cell table:style-name="ce6" office:value-type="string" calcext:value-type="string">
            <text:p>Thu, 11 Jan 2024 20:33:00 +0000</text:p>
          </table:table-cell>
          <table:table-cell table:style-name="ce8" table:number-columns-repeated="19"/>
          <table:table-cell table:number-columns-repeated="997"/>
        </table:table-row>
        <table:table-row table:style-name="ro1">
          <table:table-cell table:style-name="ce6" office:value-type="string" calcext:value-type="string">
            <text:p>Ideamap</text:p>
          </table:table-cell>
          <table:table-cell table:style-name="ce10" office:value-type="string" calcext:value-type="string">
            <text:p/>
            <text:p/>
            <text:p>Ideamap (https://ideamap.ai) accompagne l’émergence d’idées via génération </text:p>
            <text:p>de textes, outils de facilitation et présentation carte mentale. Nombreux </text:p>
            <text:p>outils disponibles (dont docs et dessins), coopération. FR aléatoire. 5 </text:p>
            <text:p>cartes (rooms) gratuites.</text:p>
            <text:p/>
            <text:p>L’article Ideamap est apparu en premier sur Une IA par jour.</text:p>
            <text:p/>
          </table:table-cell>
          <table:table-cell table:style-name="ce7" office:value-type="string" calcext:value-type="string">
            <text:p><text:a xlink:href="https://www.uneiaparjour.fr/ideamap/" xlink:type="simple">https://www.uneiaparjour.fr/ideamap/</text:a></text:p>
          </table:table-cell>
          <table:table-cell table:style-name="ce6" office:value-type="string" calcext:value-type="string">
            <text:p>mindmap</text:p>
          </table:table-cell>
          <table:table-cell table:number-columns-repeated="2" table:style-name="ce6" office:value-type="string" calcext:value-type="string">
            <text:p>open source</text:p>
          </table:table-cell>
          <table:table-cell table:style-name="ce8"/>
          <table:table-cell table:style-name="ce6" office:value-type="string" calcext:value-type="string">
            <text:p>Wed, 10 Jan 2024 20:31:00 +0000</text:p>
          </table:table-cell>
          <table:table-cell table:style-name="ce8" table:number-columns-repeated="19"/>
          <table:table-cell table:number-columns-repeated="997"/>
        </table:table-row>
        <table:table-row table:style-name="ro1">
          <table:table-cell table:style-name="ce6" office:value-type="string" calcext:value-type="string">
            <text:p>PresentationGPT</text:p>
          </table:table-cell>
          <table:table-cell table:style-name="ce10" office:value-type="string" calcext:value-type="string">
            <text:p/>
            <text:p/>
            <text:p>PresentationGPT (https://presentationgpt.com) génére une présentation à </text:p>
            <text:p>partir d’un prompt. En FR si spécifié. 15 diapos maxi et partage en ligne </text:p>
            <text:p>seul en version gratuite. Sans compte et illimité. Tests : </text:p>
            <text:p>https://presentationgpt.com/?presentationId=RASY_Ev et </text:p>
            <text:p>https://presentationgpt.com/?presentationId=eSiEhTI</text:p>
            <text:p/>
            <text:p>L’article PresentationGPT est apparu en premier sur Une IA par jour.</text:p>
            <text:p/>
          </table:table-cell>
          <table:table-cell table:style-name="ce7" office:value-type="string" calcext:value-type="string">
            <text:p><text:a xlink:href="https://www.uneiaparjour.fr/presentationgpt/" xlink:type="simple">https://www.uneiaparjour.fr/presentationgpt/</text:a></text:p>
          </table:table-cell>
          <table:table-cell table:style-name="ce6" office:value-type="string" calcext:value-type="string">
            <text:p>présentation</text:p>
          </table:table-cell>
          <table:table-cell table:number-columns-repeated="2" table:style-name="ce6" office:value-type="string" calcext:value-type="string">
            <text:p>texte</text:p>
          </table:table-cell>
          <table:table-cell table:style-name="ce8"/>
          <table:table-cell table:style-name="ce6" office:value-type="string" calcext:value-type="string">
            <text:p>Tue, 09 Jan 2024 20:29:00 +0000</text:p>
          </table:table-cell>
          <table:table-cell table:style-name="ce8" table:number-columns-repeated="19"/>
          <table:table-cell table:number-columns-repeated="997"/>
        </table:table-row>
        <table:table-row table:style-name="ro1">
          <table:table-cell table:style-name="ce6" office:value-type="string" calcext:value-type="string">
            <text:p>Nex</text:p>
          </table:table-cell>
          <table:table-cell table:style-name="ce10" office:value-type="string" calcext:value-type="string">
            <text:p/>
            <text:p/>
            <text:p>Nex (https://nex.art), avec son propre modèle Primus, génère des images à </text:p>
            <text:p>partir d’un prompt, d’une image de base, de choix de couleurs et d’une </text:p>
            <text:p>structure. Plusieurs combinaisons possibles, prompt négatif. 100 images par </text:p>
            <text:p>mois en version gratuite.</text:p>
            <text:p/>
            <text:p>L’article Nex est apparu en premier sur Une IA par jour.</text:p>
            <text:p/>
          </table:table-cell>
          <table:table-cell table:style-name="ce7" office:value-type="string" calcext:value-type="string">
            <text:p><text:a xlink:href="https://www.uneiaparjour.fr/nex/" xlink:type="simple">https://www.uneiaparjour.fr/nex/</text:a></text:p>
          </table:table-cell>
          <table:table-cell table:style-name="ce6" office:value-type="string" calcext:value-type="string">
            <text:p>images</text:p>
          </table:table-cell>
          <table:table-cell table:style-name="ce6" office:value-type="string" calcext:value-type="string">
            <text:p>LLM</text:p>
          </table:table-cell>
          <table:table-cell table:style-name="ce6" office:value-type="string" calcext:value-type="string">
            <text:p>youtube</text:p>
          </table:table-cell>
          <table:table-cell table:style-name="ce8"/>
          <table:table-cell table:style-name="ce6" office:value-type="string" calcext:value-type="string">
            <text:p>Mon, 08 Jan 2024 20:28:00 +0000</text:p>
          </table:table-cell>
          <table:table-cell table:style-name="ce8" table:number-columns-repeated="19"/>
          <table:table-cell table:number-columns-repeated="997"/>
        </table:table-row>
        <table:table-row table:style-name="ro1">
          <table:table-cell table:style-name="ce6" office:value-type="string" calcext:value-type="string">
            <text:p>Prezo</text:p>
          </table:table-cell>
          <table:table-cell table:style-name="ce10" office:value-type="string" calcext:value-type="string">
            <text:p/>
            <text:p/>
            <text:p>Prezo (http://prezo.ai) génère des présentations avec un prompt et/ou un </text:p>
            <text:p>document. Génération d’images intégrée, ajout/édition de contenus, export </text:p>
            <text:p>pdf, partage via url. Usage individuel gratuit. Ex avec guide IA Unesco : </text:p>
            <text:p>https://vu.fr/BgFF</text:p>
            <text:p/>
            <text:p>L’article Prezo est apparu en premier sur Une IA par jour.</text:p>
            <text:p/>
          </table:table-cell>
          <table:table-cell table:style-name="ce7" office:value-type="string" calcext:value-type="string">
            <text:p><text:a xlink:href="https://www.uneiaparjour.fr/prezo/" xlink:type="simple">https://www.uneiaparjour.fr/prezo/</text:a></text:p>
          </table:table-cell>
          <table:table-cell table:style-name="ce6" office:value-type="string" calcext:value-type="string">
            <text:p>présentation</text:p>
          </table:table-cell>
          <table:table-cell table:style-name="ce6" office:value-type="string" calcext:value-type="string">
            <text:p>open source</text:p>
          </table:table-cell>
          <table:table-cell table:style-name="ce6" office:value-type="string" calcext:value-type="string">
            <text:p>texte</text:p>
          </table:table-cell>
          <table:table-cell table:style-name="ce8"/>
          <table:table-cell table:style-name="ce6" office:value-type="string" calcext:value-type="string">
            <text:p>Sun, 07 Jan 2024 20:26:00 +0000</text:p>
          </table:table-cell>
          <table:table-cell table:style-name="ce8" table:number-columns-repeated="19"/>
          <table:table-cell table:number-columns-repeated="997"/>
        </table:table-row>
        <table:table-row table:style-name="ro1">
          <table:table-cell table:style-name="ce6" office:value-type="string" calcext:value-type="string">
            <text:p>Brainstory</text:p>
          </table:table-cell>
          <table:table-cell table:style-name="ce10" office:value-type="string" calcext:value-type="string">
            <text:p/>
            <text:p/>
            <text:p>Brainstory (https://brainstory.ai) accompagne la réflexion par des </text:p>
            <text:p>questions sur un sujet donné, par écrit ou à l’oral retranscrit : l’IA </text:p>
            <text:p>« guide » par ses questions et synthétise l’échange. Partage pour feedback </text:p>
            <text:p>possible. Accepte le FR. 10 sujets gratuits.Précision « technique » : </text:p>
            <text:p>attention à la touche entrée qui valide votre réponse, il faut écrire au </text:p>
            <text:p>kilomètre.Lien pour laisser […]</text:p>
            <text:p/>
            <text:p>L’article Brainstory est apparu en premier sur Une IA par jour.</text:p>
            <text:p/>
          </table:table-cell>
          <table:table-cell table:style-name="ce7" office:value-type="string" calcext:value-type="string">
            <text:p><text:a xlink:href="https://www.uneiaparjour.fr/brainstory/" xlink:type="simple">https://www.uneiaparjour.fr/brainstory/</text:a></text:p>
          </table:table-cell>
          <table:table-cell table:style-name="ce6" office:value-type="string" calcext:value-type="string">
            <text:p>chatbot</text:p>
          </table:table-cell>
          <table:table-cell table:style-name="ce6" office:value-type="string" calcext:value-type="string">
            <text:p>voix</text:p>
          </table:table-cell>
          <table:table-cell table:style-name="ce6" office:value-type="string" calcext:value-type="string">
            <text:p>texte</text:p>
          </table:table-cell>
          <table:table-cell table:style-name="ce8"/>
          <table:table-cell table:style-name="ce6" office:value-type="string" calcext:value-type="string">
            <text:p>Sat, 06 Jan 2024 20:23:00 +0000</text:p>
          </table:table-cell>
          <table:table-cell table:style-name="ce8" table:number-columns-repeated="19"/>
          <table:table-cell table:number-columns-repeated="997"/>
        </table:table-row>
        <table:table-row table:style-name="ro1">
          <table:table-cell table:style-name="ce6" office:value-type="string" calcext:value-type="string">
            <text:p>Open Lang</text:p>
          </table:table-cell>
          <table:table-cell table:style-name="ce10" office:value-type="string" calcext:value-type="string">
            <text:p/>
            <text:p/>
            <text:p>Open Lang (https://openlang.ai) permet l’apprentissage d’une langue à </text:p>
            <text:p>partir de podcasts ou de vidéos Youtube importés. Découpe la transcription, </text:p>
            <text:p>définitions, points de grammaire, répétition des phrases. 36 langues </text:p>
            <text:p>disponibles. 2h30 gratuites par mois.</text:p>
            <text:p/>
            <text:p>L’article Open Lang est apparu en premier sur Une IA par jour.</text:p>
            <text:p/>
          </table:table-cell>
          <table:table-cell table:style-name="ce7" office:value-type="string" calcext:value-type="string">
            <text:p><text:a xlink:href="https://www.uneiaparjour.fr/open-lang/" xlink:type="simple">https://www.uneiaparjour.fr/open-lang/</text:a></text:p>
          </table:table-cell>
          <table:table-cell table:style-name="ce6" office:value-type="string" calcext:value-type="string">
            <text:p>langues</text:p>
          </table:table-cell>
          <table:table-cell table:style-name="ce6" office:value-type="string" calcext:value-type="string">
            <text:p>youtube</text:p>
          </table:table-cell>
          <table:table-cell table:style-name="ce6" office:value-type="string" calcext:value-type="string">
            <text:p>usage illimité</text:p>
          </table:table-cell>
          <table:table-cell table:style-name="ce8"/>
          <table:table-cell table:style-name="ce6" office:value-type="string" calcext:value-type="string">
            <text:p>Fri, 05 Jan 2024 20:22:00 +0000</text:p>
          </table:table-cell>
          <table:table-cell table:style-name="ce8" table:number-columns-repeated="19"/>
          <table:table-cell table:number-columns-repeated="997"/>
        </table:table-row>
        <table:table-row table:style-name="ro1">
          <table:table-cell table:style-name="ce6" office:value-type="string" calcext:value-type="string">
            <text:p>Twin Pics</text:p>
          </table:table-cell>
          <table:table-cell table:style-name="ce10" office:value-type="string" calcext:value-type="string">
            <text:p/>
            <text:p/>
            <text:p>Un bonus #uneIAparjour : Twin Pics (https://twinpics.ai), un petit jeu </text:p>
            <text:p>quotidien qui consiste à réussir à générer une image qui se rapproche le </text:p>
            <text:p>plus possible de celle proposée avec 3 itérations de 30 caractères maximum. </text:p>
            <text:p>Pour s’exercer au prompt ?</text:p>
            <text:p/>
            <text:p>L’article Twin Pics est apparu en premier sur Une IA par jour.</text:p>
            <text:p/>
          </table:table-cell>
          <table:table-cell table:style-name="ce7" office:value-type="string" calcext:value-type="string">
            <text:p><text:a xlink:href="https://www.uneiaparjour.fr/twin-pics/" xlink:type="simple">https://www.uneiaparjour.fr/twin-pics/</text:a></text:p>
          </table:table-cell>
          <table:table-cell table:style-name="ce6" office:value-type="string" calcext:value-type="string">
            <text:p>images</text:p>
          </table:table-cell>
          <table:table-cell table:number-columns-repeated="2" table:style-name="ce6" office:value-type="string" calcext:value-type="string">
            <text:p>vidéo</text:p>
          </table:table-cell>
          <table:table-cell table:style-name="ce8"/>
          <table:table-cell table:style-name="ce6" office:value-type="string" calcext:value-type="string">
            <text:p>Fri, 05 Jan 2024 07:19:00 +0000</text:p>
          </table:table-cell>
          <table:table-cell table:style-name="ce8" table:number-columns-repeated="19"/>
          <table:table-cell table:number-columns-repeated="997"/>
        </table:table-row>
        <table:table-row table:style-name="ro1">
          <table:table-cell table:style-name="ce6" office:value-type="string" calcext:value-type="string">
            <text:p>History Timelines</text:p>
          </table:table-cell>
          <table:table-cell table:style-name="ce10" office:value-type="string" calcext:value-type="string">
            <text:p/>
            <text:p/>
            <text:p>History Timelines (https://historytimelines.co) génère le descriptif </text:p>
            <text:p>historique d’un sujet donné en l’accompagnant de dates clés. En FR si </text:p>
            <text:p>spécifié (mais semble plus complet si EN). Partageable, gratuit et sans </text:p>
            <text:p>compte. Un outil pour l’esprit critique ?</text:p>
            <text:p/>
            <text:p>L’article History Timelines est apparu en premier sur Une IA par jour.</text:p>
            <text:p/>
          </table:table-cell>
          <table:table-cell table:style-name="ce7" office:value-type="string" calcext:value-type="string">
            <text:p><text:a xlink:href="https://www.uneiaparjour.fr/history-timelines/" xlink:type="simple">https://www.uneiaparjour.fr/history-timelines/</text:a></text:p>
          </table:table-cell>
          <table:table-cell table:style-name="ce6" office:value-type="string" calcext:value-type="string">
            <text:p>éducation</text:p>
          </table:table-cell>
          <table:table-cell table:style-name="ce6" office:value-type="string" calcext:value-type="string">
            <text:p>documents</text:p>
          </table:table-cell>
          <table:table-cell table:style-name="ce6" office:value-type="string" calcext:value-type="string">
            <text:p>sans compte</text:p>
          </table:table-cell>
          <table:table-cell table:style-name="ce8"/>
          <table:table-cell table:style-name="ce6" office:value-type="string" calcext:value-type="string">
            <text:p>Thu, 04 Jan 2024 20:19:29 +0000</text:p>
          </table:table-cell>
          <table:table-cell table:style-name="ce8" table:number-columns-repeated="19"/>
          <table:table-cell table:number-columns-repeated="997"/>
        </table:table-row>
        <table:table-row table:style-name="ro1">
          <table:table-cell table:style-name="ce6" office:value-type="string" calcext:value-type="string">
            <text:p>Mymap Visualstory</text:p>
          </table:table-cell>
          <table:table-cell table:style-name="ce10" office:value-type="string" calcext:value-type="string">
            <text:p/>
            <text:p/>
            <text:p>Mymap Visualstory (https://mymap.ai/visualstory), 1 sujet = 1 tableau </text:p>
            <text:p>infini de générations texte : présentation, carte, documents ou même </text:p>
            <text:p>chatbot intégré. Outils d’édition et aides à la rédaction. Url partageable. </text:p>
            <text:p>Test : https://mymap.ai/share/vuMeQx75H03Xh…Mymap Visualstory est gratuit, </text:p>
            <text:p>sans compte et semble illimité. Export au format image, liens sur les </text:p>
            <text:p>parties du tableau et lien d’édition à partager […]</text:p>
            <text:p/>
            <text:p>L’article Mymap Visualstory est apparu en premier sur Une IA par jour.</text:p>
            <text:p/>
          </table:table-cell>
          <table:table-cell table:style-name="ce7" office:value-type="string" calcext:value-type="string">
            <text:p><text:a xlink:href="https://www.uneiaparjour.fr/mymap-visualstory/" xlink:type="simple">https://www.uneiaparjour.fr/mymap-visualstory/</text:a></text:p>
          </table:table-cell>
          <table:table-cell table:style-name="ce6" office:value-type="string" calcext:value-type="string">
            <text:p>documents</text:p>
          </table:table-cell>
          <table:table-cell table:style-name="ce6" office:value-type="string" calcext:value-type="string">
            <text:p>images</text:p>
          </table:table-cell>
          <table:table-cell table:style-name="ce6" office:value-type="string" calcext:value-type="string">
            <text:p>usage illimité</text:p>
          </table:table-cell>
          <table:table-cell table:style-name="ce8"/>
          <table:table-cell table:style-name="ce6" office:value-type="string" calcext:value-type="string">
            <text:p>Wed, 03 Jan 2024 20:15:00 +0000</text:p>
          </table:table-cell>
          <table:table-cell table:style-name="ce8" table:number-columns-repeated="19"/>
          <table:table-cell table:number-columns-repeated="997"/>
        </table:table-row>
        <table:table-row table:style-name="ro1">
          <table:table-cell table:style-name="ce6" office:value-type="string" calcext:value-type="string">
            <text:p>Prome</text:p>
          </table:table-cell>
          <table:table-cell table:style-name="ce10" office:value-type="string" calcext:value-type="string">
            <text:p/>
            <text:p/>
            <text:p>Prome (https://promeai.com) propose plusieurs outils de génération et </text:p>
            <text:p>d’édition d’images, 2 pour la génération de vidéo (liste dans les 2 </text:p>
            <text:p>premières images). Une centaine de modèles disponibles selon les outils. 10 </text:p>
            <text:p>crédits par mois (100 images ou 2 vidéos).</text:p>
            <text:p/>
            <text:p>L’article Prome est apparu en premier sur Une IA par jour.</text:p>
            <text:p/>
          </table:table-cell>
          <table:table-cell table:style-name="ce7" office:value-type="string" calcext:value-type="string">
            <text:p><text:a xlink:href="https://www.uneiaparjour.fr/prome/" xlink:type="simple">https://www.uneiaparjour.fr/prome/</text:a></text:p>
          </table:table-cell>
          <table:table-cell table:style-name="ce6" office:value-type="string" calcext:value-type="string">
            <text:p>images</text:p>
          </table:table-cell>
          <table:table-cell table:style-name="ce6" office:value-type="string" calcext:value-type="string">
            <text:p>quiz</text:p>
          </table:table-cell>
          <table:table-cell table:style-name="ce6" office:value-type="string" calcext:value-type="string">
            <text:p>usage illimité</text:p>
          </table:table-cell>
          <table:table-cell table:style-name="ce8"/>
          <table:table-cell table:style-name="ce6" office:value-type="string" calcext:value-type="string">
            <text:p>Tue, 02 Jan 2024 20:13:00 +0000</text:p>
          </table:table-cell>
          <table:table-cell table:style-name="ce8" table:number-columns-repeated="19"/>
          <table:table-cell table:number-columns-repeated="997"/>
        </table:table-row>
        <table:table-row table:style-name="ro1">
          <table:table-cell table:style-name="ce6" office:value-type="string" calcext:value-type="string">
            <text:p>Bedtime Ai</text:p>
          </table:table-cell>
          <table:table-cell table:style-name="ce10" office:value-type="string" calcext:value-type="string">
            <text:p/>
            <text:p/>
            <text:p>Bedtime Ai (https://bedtime-ai.nokk.io/stories/create) génère une histoire </text:p>
            <text:p>audio à partir d’un prompt même très simple. Base : API de OpenAI. Accepte </text:p>
            <text:p>le français si spécifié. Partage par url, gratuit, semble limité à 5 </text:p>
            <text:p>histoires ? Test de 2 min 40 ici : </text:p>
            <text:p>https://bedtime-ai.nokk.io/stories/2aN4wX4U9JrbrwEdV7Q1KX4MAnH</text:p>
            <text:p/>
            <text:p>L’article Bedtime Ai est apparu en premier sur Une IA par jour.</text:p>
            <text:p/>
          </table:table-cell>
          <table:table-cell table:style-name="ce7" office:value-type="string" calcext:value-type="string">
            <text:p><text:a xlink:href="https://www.uneiaparjour.fr/bedtime-ai/" xlink:type="simple">https://www.uneiaparjour.fr/bedtime-ai/</text:a></text:p>
          </table:table-cell>
          <table:table-cell table:style-name="ce6" office:value-type="string" calcext:value-type="string">
            <text:p>histoires enfants</text:p>
          </table:table-cell>
          <table:table-cell table:style-name="ce6" office:value-type="string" calcext:value-type="string">
            <text:p>images</text:p>
          </table:table-cell>
          <table:table-cell table:style-name="ce6" office:value-type="string" calcext:value-type="string">
            <text:p>texte</text:p>
          </table:table-cell>
          <table:table-cell table:style-name="ce8"/>
          <table:table-cell table:style-name="ce6" office:value-type="string" calcext:value-type="string">
            <text:p>Mon, 01 Jan 2024 20:11:00 +0000</text:p>
          </table:table-cell>
          <table:table-cell table:style-name="ce8" table:number-columns-repeated="19"/>
          <table:table-cell table:number-columns-repeated="997"/>
        </table:table-row>
        <table:table-row table:style-name="ro1">
          <table:table-cell table:style-name="ce6" office:value-type="string" calcext:value-type="string">
            <text:p>Realtime Canva de Leonardo</text:p>
          </table:table-cell>
          <table:table-cell table:style-name="ce10" office:value-type="string" calcext:value-type="string">
            <text:p/>
            <text:p/>
            <text:p>Realtime Canva de Leonardo (https://app.leonardo.ai/realtime-canvas) génère </text:p>
            <text:p>des images en temps réel à partir de dessins et prompt. Outil pinceau, </text:p>
            <text:p>sélection et déplacement de forme, plusieurs modèles disponibles. Beta sans </text:p>
            <text:p>crédits enlevés des 150/jour. Les modèles, les paramètres fins et l’image </text:p>
            <text:p>générée. À noter également dans Leonardo : une nouvelle fonction </text:p>
            <text:p>d’animation des images « Motion » disponible […]</text:p>
            <text:p/>
            <text:p>L’article Realtime Canva de Leonardo est apparu en premier sur Une IA par </text:p>
            <text:p>jour.</text:p>
            <text:p/>
          </table:table-cell>
          <table:table-cell table:style-name="ce7" office:value-type="string" calcext:value-type="string">
            <text:p><text:a xlink:href="https://www.uneiaparjour.fr/realtime-canva-de-leonardo/" xlink:type="simple">https://www.uneiaparjour.fr/realtime-canva-de-leonardo/</text:a></text:p>
          </table:table-cell>
          <table:table-cell table:style-name="ce6" office:value-type="string" calcext:value-type="string">
            <text:p>images</text:p>
          </table:table-cell>
          <table:table-cell table:style-name="ce6" office:value-type="string" calcext:value-type="string">
            <text:p>open source</text:p>
          </table:table-cell>
          <table:table-cell table:style-name="ce6" office:value-type="string" calcext:value-type="string">
            <text:p>texte</text:p>
          </table:table-cell>
          <table:table-cell table:style-name="ce8"/>
          <table:table-cell table:style-name="ce6" office:value-type="string" calcext:value-type="string">
            <text:p>Sun, 31 Dec 2023 20:16:00 +0000</text:p>
          </table:table-cell>
          <table:table-cell table:style-name="ce8" table:number-columns-repeated="19"/>
          <table:table-cell table:number-columns-repeated="997"/>
        </table:table-row>
        <table:table-row table:style-name="ro1">
          <table:table-cell table:style-name="ce6" office:value-type="string" calcext:value-type="string">
            <text:p>AI Comic Factory</text:p>
          </table:table-cell>
          <table:table-cell table:style-name="ce10" office:value-type="string" calcext:value-type="string">
            <text:p/>
            <text:p/>
            <text:p>AI Comic Factory </text:p>
            <text:p>(https://huggingface.co/spaces/jbilcke-hf/ai-comic-factory) créé 2 planches </text:p>
            <text:p>de BD à partir d’un prompt, d’un style et d’un choix de gabarit. Français </text:p>
            <text:p>si spécifié. Édition, avec ou sans bulles, export pdf. Open source et </text:p>
            <text:p>illimité. Via @j0annamarques et @nicolasbannier</text:p>
            <text:p/>
            <text:p>L’article AI Comic Factory est apparu en premier sur Une IA par jour.</text:p>
            <text:p/>
          </table:table-cell>
          <table:table-cell table:style-name="ce7" office:value-type="string" calcext:value-type="string">
            <text:p><text:a xlink:href="https://www.uneiaparjour.fr/ai-comic-factory/" xlink:type="simple">https://www.uneiaparjour.fr/ai-comic-factory/</text:a></text:p>
          </table:table-cell>
          <table:table-cell table:style-name="ce6" office:value-type="string" calcext:value-type="string">
            <text:p>bande dessinée</text:p>
          </table:table-cell>
          <table:table-cell table:style-name="ce6" office:value-type="string" calcext:value-type="string">
            <text:p>présentation</text:p>
          </table:table-cell>
          <table:table-cell table:style-name="ce6" office:value-type="string" calcext:value-type="string">
            <text:p>quiz</text:p>
          </table:table-cell>
          <table:table-cell table:style-name="ce8"/>
          <table:table-cell table:style-name="ce6" office:value-type="string" calcext:value-type="string">
            <text:p>Sat, 30 Dec 2023 20:29:28 +0000</text:p>
          </table:table-cell>
          <table:table-cell table:style-name="ce8" table:number-columns-repeated="19"/>
          <table:table-cell table:number-columns-repeated="997"/>
        </table:table-row>
        <table:table-row table:style-name="ro1">
          <table:table-cell table:style-name="ce6" office:value-type="string" calcext:value-type="string">
            <text:p>Julius</text:p>
          </table:table-cell>
          <table:table-cell table:style-name="ce10" office:value-type="string" calcext:value-type="string">
            <text:p/>
            <text:p/>
            <text:p>Julius (https://julius.ai) interroge des fichiers de données (import / </text:p>
            <text:p>gsheet) via une conversation chatbot. Génère le code python adapté pour </text:p>
            <text:p>répondre et produit des visualisations. Test : </text:p>
            <text:p>https://meteo.data.gouv.fr/datasets/6569b51ae64326786e4e8e1a (csv 72 Mo). </text:p>
            <text:p>Inclut recherche web, analyse de texte et de vidéo Youtube, génération de </text:p>
            <text:p>code html. Claude, Mistral et ChatGPT disponibles (15 messages GPT4 puis </text:p>
            <text:p>GPT […]</text:p>
            <text:p/>
            <text:p>L’article Julius est apparu en premier sur Une IA par jour.</text:p>
            <text:p/>
          </table:table-cell>
          <table:table-cell table:style-name="ce7" office:value-type="string" calcext:value-type="string">
            <text:p><text:a xlink:href="https://www.uneiaparjour.fr/julius/" xlink:type="simple">https://www.uneiaparjour.fr/julius/</text:a></text:p>
          </table:table-cell>
          <table:table-cell table:style-name="ce6" office:value-type="string" calcext:value-type="string">
            <text:p>chatbot</text:p>
          </table:table-cell>
          <table:table-cell table:number-columns-repeated="2" table:style-name="ce6" office:value-type="string" calcext:value-type="string">
            <text:p>sans compte</text:p>
          </table:table-cell>
          <table:table-cell table:style-name="ce8"/>
          <table:table-cell table:style-name="ce6" office:value-type="string" calcext:value-type="string">
            <text:p>Fri, 29 Dec 2023 20:24:27 +0000</text:p>
          </table:table-cell>
          <table:table-cell table:style-name="ce8" table:number-columns-repeated="19"/>
          <table:table-cell table:number-columns-repeated="997"/>
        </table:table-row>
        <table:table-row table:style-name="ro1">
          <table:table-cell table:style-name="ce6" office:value-type="string" calcext:value-type="string">
            <text:p>Eduease</text:p>
          </table:table-cell>
          <table:table-cell table:style-name="ce10" office:value-type="string" calcext:value-type="string">
            <text:p/>
            <text:p/>
            <text:p>Eduease (https://eduease.ai) génère un quiz à partir d’un sujet ou d’un </text:p>
            <text:p>fichier pdf, choix multiples ou vrai/faux en 4 difficultés. Questions </text:p>
            <text:p>éditables, ajouts et export possibles, envoi et suivi des réponses (compte </text:p>
            <text:p>pour répondre). Gratuit et illimité.</text:p>
            <text:p/>
            <text:p>L’article Eduease est apparu en premier sur Une IA par jour.</text:p>
            <text:p/>
          </table:table-cell>
          <table:table-cell table:style-name="ce7" office:value-type="string" calcext:value-type="string">
            <text:p><text:a xlink:href="https://www.uneiaparjour.fr/eduease/" xlink:type="simple">https://www.uneiaparjour.fr/eduease/</text:a></text:p>
          </table:table-cell>
          <table:table-cell table:style-name="ce6" office:value-type="string" calcext:value-type="string">
            <text:p>éducation</text:p>
          </table:table-cell>
          <table:table-cell table:style-name="ce6" office:value-type="string" calcext:value-type="string">
            <text:p>LLM</text:p>
          </table:table-cell>
          <table:table-cell table:style-name="ce6" office:value-type="string" calcext:value-type="string">
            <text:p>youtube</text:p>
          </table:table-cell>
          <table:table-cell table:style-name="ce8"/>
          <table:table-cell table:style-name="ce6" office:value-type="string" calcext:value-type="string">
            <text:p>Thu, 28 Dec 2023 20:22:45 +0000</text:p>
          </table:table-cell>
          <table:table-cell table:style-name="ce8" table:number-columns-repeated="19"/>
          <table:table-cell table:number-columns-repeated="997"/>
        </table:table-row>
        <table:table-row table:style-name="ro1">
          <table:table-cell table:style-name="ce6" office:value-type="string" calcext:value-type="string">
            <text:p>Krea</text:p>
          </table:table-cell>
          <table:table-cell table:style-name="ce10" office:value-type="string" calcext:value-type="string">
            <text:p/>
            <text:p/>
            <text:p>Krea (https://krea.ai) génère des images avec formes géométriques ou dessin </text:p>
            <text:p>et prompt en temps réel. Outils d’amélioration et d’agrandissement, </text:p>
            <text:p>intégration de texte ou de logo dans l’image. Possibilité de créer sa </text:p>
            <text:p>propre base. Beta ouverte. Gratuit.</text:p>
            <text:p/>
            <text:p>L’article Krea est apparu en premier sur Une IA par jour.</text:p>
            <text:p/>
          </table:table-cell>
          <table:table-cell table:style-name="ce7" office:value-type="string" calcext:value-type="string">
            <text:p><text:a xlink:href="https://www.uneiaparjour.fr/krea/" xlink:type="simple">https://www.uneiaparjour.fr/krea/</text:a></text:p>
          </table:table-cell>
          <table:table-cell table:style-name="ce6" office:value-type="string" calcext:value-type="string">
            <text:p>images</text:p>
          </table:table-cell>
          <table:table-cell table:style-name="ce6" office:value-type="string" calcext:value-type="string">
            <text:p>texte</text:p>
          </table:table-cell>
          <table:table-cell table:style-name="ce6" office:value-type="string" calcext:value-type="string">
            <text:p>usage illimité</text:p>
          </table:table-cell>
          <table:table-cell table:style-name="ce8"/>
          <table:table-cell table:style-name="ce6" office:value-type="string" calcext:value-type="string">
            <text:p>Wed, 27 Dec 2023 20:20:38 +0000</text:p>
          </table:table-cell>
          <table:table-cell table:style-name="ce8" table:number-columns-repeated="19"/>
          <table:table-cell table:number-columns-repeated="997"/>
        </table:table-row>
        <table:table-row table:style-name="ro1">
          <table:table-cell table:style-name="ce6" office:value-type="string" calcext:value-type="string">
            <text:p>Free AI Essay Write</text:p>
          </table:table-cell>
          <table:table-cell table:style-name="ce10" office:value-type="string" calcext:value-type="string">
            <text:p/>
            <text:p/>
            <text:p>Free AI Essay Writer de AcademicHelp </text:p>
            <text:p>(https://academichelp.net/free-essay-generator) génère des écrits sur un </text:p>
            <text:p>sujet donné, avec sources réelles, à partir d’un formulaire. 3 pages </text:p>
            <text:p>gratuites par jour. EN mais FR accepté si spécifié. Test : </text:p>
            <text:p>https://codimd.apps.education.fr/yK-9xi6OQ8-PMr0NjiF9Ug?view</text:p>
            <text:p/>
            <text:p>L’article Free AI Essay Write est apparu en premier sur Une IA par jour.</text:p>
            <text:p/>
          </table:table-cell>
          <table:table-cell table:style-name="ce7" office:value-type="string" calcext:value-type="string">
            <text:p><text:a xlink:href="https://www.uneiaparjour.fr/free-ai-essay-write/" xlink:type="simple">https://www.uneiaparjour.fr/free-ai-essay-write/</text:a></text:p>
          </table:table-cell>
          <table:table-cell table:number-columns-repeated="2" table:style-name="ce6" office:value-type="string" calcext:value-type="string">
            <text:p>texte</text:p>
          </table:table-cell>
          <table:table-cell table:style-name="ce6" office:value-type="string" calcext:value-type="string">
            <text:p>LLM</text:p>
          </table:table-cell>
          <table:table-cell table:style-name="ce8"/>
          <table:table-cell table:style-name="ce6" office:value-type="string" calcext:value-type="string">
            <text:p>Tue, 26 Dec 2023 20:18:47 +0000</text:p>
          </table:table-cell>
          <table:table-cell table:style-name="ce8" table:number-columns-repeated="19"/>
          <table:table-cell table:number-columns-repeated="997"/>
        </table:table-row>
        <table:table-row table:style-name="ro1">
          <table:table-cell table:style-name="ce6" office:value-type="string" calcext:value-type="string">
            <text:p>EduGPT</text:p>
          </table:table-cell>
          <table:table-cell table:style-name="ce10" office:value-type="string" calcext:value-type="string">
            <text:p/>
            <text:p/>
            <text:p>EduGPT (https://edugpt.com) met à disposition plus de 100 modèles de </text:p>
            <text:p>chatbot prédéfinis : support d’outils, avatars d’enseignants ou de </text:p>
            <text:p>personnages historiques, générateurs quiz ou images. Chaque conversation </text:p>
            <text:p>est exportable. Beta avec 18000 crédits</text:p>
            <text:p/>
            <text:p>L’article EduGPT est apparu en premier sur Une IA par jour.</text:p>
            <text:p/>
          </table:table-cell>
          <table:table-cell table:style-name="ce7" office:value-type="string" calcext:value-type="string">
            <text:p><text:a xlink:href="https://www.uneiaparjour.fr/edugpt/" xlink:type="simple">https://www.uneiaparjour.fr/edugpt/</text:a></text:p>
          </table:table-cell>
          <table:table-cell table:style-name="ce6" office:value-type="string" calcext:value-type="string">
            <text:p>éducation</text:p>
          </table:table-cell>
          <table:table-cell table:style-name="ce6" office:value-type="string" calcext:value-type="string">
            <text:p>open source</text:p>
          </table:table-cell>
          <table:table-cell table:style-name="ce6" office:value-type="string" calcext:value-type="string">
            <text:p>texte</text:p>
          </table:table-cell>
          <table:table-cell table:style-name="ce8"/>
          <table:table-cell table:style-name="ce6" office:value-type="string" calcext:value-type="string">
            <text:p>Mon, 25 Dec 2023 20:17:38 +0000</text:p>
          </table:table-cell>
          <table:table-cell table:style-name="ce8" table:number-columns-repeated="19"/>
          <table:table-cell table:number-columns-repeated="997"/>
        </table:table-row>
        <table:table-row table:style-name="ro1">
          <table:table-cell table:style-name="ce6" office:value-type="string" calcext:value-type="string">
            <text:p>Euphonme</text:p>
          </table:table-cell>
          <table:table-cell table:style-name="ce10" office:value-type="string" calcext:value-type="string">
            <text:p/>
            <text:p/>
            <text:p>Euphonme (https://euphonme.com) génère un morceau musique à partir d’un </text:p>
            <text:p>prompt. Galerie des morceaux les plus écoutés et partage possible. Bêta </text:p>
            <text:p>avec 10 morceaux par mois. Test : </text:p>
            <text:p>https://euphonme.com/music/clqk4y1wk00028axjs0cz7v4m</text:p>
            <text:p/>
            <text:p>L’article Euphonme est apparu en premier sur Une IA par jour.</text:p>
            <text:p/>
          </table:table-cell>
          <table:table-cell table:style-name="ce7" office:value-type="string" calcext:value-type="string">
            <text:p><text:a xlink:href="https://www.uneiaparjour.fr/euphonme/" xlink:type="simple">https://www.uneiaparjour.fr/euphonme/</text:a></text:p>
          </table:table-cell>
          <table:table-cell table:style-name="ce6" office:value-type="string" calcext:value-type="string">
            <text:p>archives</text:p>
          </table:table-cell>
          <table:table-cell table:style-name="ce6" office:value-type="string" calcext:value-type="string">
            <text:p>texte</text:p>
          </table:table-cell>
          <table:table-cell table:style-name="ce6" office:value-type="string" calcext:value-type="string">
            <text:p>usage illimité</text:p>
          </table:table-cell>
          <table:table-cell table:style-name="ce8"/>
          <table:table-cell table:style-name="ce6" office:value-type="string" calcext:value-type="string">
            <text:p>Sun, 24 Dec 2023 20:16:02 +0000</text:p>
          </table:table-cell>
          <table:table-cell table:style-name="ce8" table:number-columns-repeated="19"/>
          <table:table-cell table:number-columns-repeated="997"/>
        </table:table-row>
        <table:table-row table:style-name="ro1">
          <table:table-cell table:style-name="ce6" office:value-type="string" calcext:value-type="string">
            <text:p>Hi Santa</text:p>
          </table:table-cell>
          <table:table-cell table:style-name="ce10" office:value-type="string" calcext:value-type="string">
            <text:p/>
            <text:p/>
            <text:p>Un appel au Père Noël ou ses amis avant qu’il n’arrive demain soir tout en </text:p>
            <text:p>travaillant sa prononciation en anglais ? Hi Santa (https://hisanta.ai) </text:p>
            <text:p>vous attend ! 8 personnages et possibilité d’en créer. Reconnaissance </text:p>
            <text:p>vocale et intégration des réponses</text:p>
            <text:p/>
            <text:p>L’article Hi Santa est apparu en premier sur Une IA par jour.</text:p>
            <text:p/>
          </table:table-cell>
          <table:table-cell table:style-name="ce7" office:value-type="string" calcext:value-type="string">
            <text:p><text:a xlink:href="https://www.uneiaparjour.fr/hi-santa/" xlink:type="simple">https://www.uneiaparjour.fr/hi-santa/</text:a></text:p>
          </table:table-cell>
          <table:table-cell table:style-name="ce6" office:value-type="string" calcext:value-type="string">
            <text:p>voix</text:p>
          </table:table-cell>
          <table:table-cell table:number-columns-repeated="2" table:style-name="ce6" office:value-type="string" calcext:value-type="string">
            <text:p>texte</text:p>
          </table:table-cell>
          <table:table-cell table:style-name="ce8"/>
          <table:table-cell table:style-name="ce6" office:value-type="string" calcext:value-type="string">
            <text:p>Sat, 23 Dec 2023 20:14:19 +0000</text:p>
          </table:table-cell>
          <table:table-cell table:style-name="ce8" table:number-columns-repeated="19"/>
          <table:table-cell table:number-columns-repeated="997"/>
        </table:table-row>
        <table:table-row table:style-name="ro1">
          <table:table-cell table:style-name="ce6" office:value-type="string" calcext:value-type="string">
            <text:p>Saga RPG</text:p>
          </table:table-cell>
          <table:table-cell table:style-name="ce10" office:value-type="string" calcext:value-type="string">
            <text:p/>
            <text:p/>
            <text:p>Saga RPG (http://sagarpg.io) propose des jeux de rôles textuels à partir </text:p>
            <text:p>d’un personnage, d’un monde et d’une histoire crées ou choisis dans les </text:p>
            <text:p>bibliothèques. Plusieurs modèles de langage disponibles dont GPT4. En EN, </text:p>
            <text:p>accepte le FR. Gratuit.</text:p>
            <text:p/>
            <text:p>L’article Saga RPG est apparu en premier sur Une IA par jour.</text:p>
            <text:p/>
          </table:table-cell>
          <table:table-cell table:style-name="ce7" office:value-type="string" calcext:value-type="string">
            <text:p><text:a xlink:href="https://www.uneiaparjour.fr/saga-rpg/" xlink:type="simple">https://www.uneiaparjour.fr/saga-rpg/</text:a></text:p>
          </table:table-cell>
          <table:table-cell table:style-name="ce6" office:value-type="string" calcext:value-type="string">
            <text:p>jeu vidéo</text:p>
          </table:table-cell>
          <table:table-cell table:number-columns-repeated="2" table:style-name="ce6" office:value-type="string" calcext:value-type="string">
            <text:p>usage illimité</text:p>
          </table:table-cell>
          <table:table-cell table:style-name="ce8"/>
          <table:table-cell table:style-name="ce6" office:value-type="string" calcext:value-type="string">
            <text:p>Fri, 22 Dec 2023 20:12:46 +0000</text:p>
          </table:table-cell>
          <table:table-cell table:style-name="ce8" table:number-columns-repeated="19"/>
          <table:table-cell table:number-columns-repeated="997"/>
        </table:table-row>
        <table:table-row table:style-name="ro1">
          <table:table-cell table:style-name="ce6" office:value-type="string" calcext:value-type="string">
            <text:p>Map This</text:p>
          </table:table-cell>
          <table:table-cell table:style-name="ce10" office:value-type="string" calcext:value-type="string">
            <text:p/>
            <text:p/>
            <text:p>Map This (https://map-this.com) génère une carte heuristique à partir d’un </text:p>
            <text:p>pdf. Pdf jusqu’à 5Mo et 50 pages. 5 générations par mois. Export png ou </text:p>
            <text:p>svg. Tests : orientations Unesco </text:p>
            <text:p>(https://unesdoc.unesco.org/ark:/48223/pf0000386693_eng) et infographie </text:p>
            <text:p>Canopé </text:p>
            <text:p>(https://reseau-canope.fr/agence-des-usages/intelligence-artificielle.html)</text:p>
            <text:p/>
            <text:p>L’article Map This est apparu en premier sur Une IA par jour.</text:p>
            <text:p/>
          </table:table-cell>
          <table:table-cell table:style-name="ce7" office:value-type="string" calcext:value-type="string">
            <text:p><text:a xlink:href="https://www.uneiaparjour.fr/5247-2/" xlink:type="simple">https://www.uneiaparjour.fr/5247-2/</text:a></text:p>
          </table:table-cell>
          <table:table-cell table:style-name="ce6" office:value-type="string" calcext:value-type="string">
            <text:p>mindmap</text:p>
          </table:table-cell>
          <table:table-cell table:style-name="ce6" office:value-type="string" calcext:value-type="string">
            <text:p>recherche</text:p>
          </table:table-cell>
          <table:table-cell table:style-name="ce6" office:value-type="string" calcext:value-type="string">
            <text:p>texte</text:p>
          </table:table-cell>
          <table:table-cell table:style-name="ce8"/>
          <table:table-cell table:style-name="ce6" office:value-type="string" calcext:value-type="string">
            <text:p>Thu, 21 Dec 2023 20:10:32 +0000</text:p>
          </table:table-cell>
          <table:table-cell table:style-name="ce8" table:number-columns-repeated="19"/>
          <table:table-cell table:number-columns-repeated="997"/>
        </table:table-row>
        <table:table-row table:style-name="ro1">
          <table:table-cell table:style-name="ce6" office:value-type="string" calcext:value-type="string">
            <text:p>Hitwit</text:p>
          </table:table-cell>
          <table:table-cell table:style-name="ce10" office:value-type="string" calcext:value-type="string">
            <text:p/>
            <text:p/>
            <text:p>Hitwit (https://hitwit.ai) accompagne la découverte par sessions de 10 min </text:p>
            <text:p>à partir de documents ou sujet libre. Sujet et déroulé définis, une phase </text:p>
            <text:p>d’échange permet d’explorer avant des activités d’ancrage. Souvent en EN, </text:p>
            <text:p>FR accepté. Gratuit.</text:p>
            <text:p/>
            <text:p>L’article Hitwit est apparu en premier sur Une IA par jour.</text:p>
            <text:p/>
          </table:table-cell>
          <table:table-cell table:style-name="ce7" office:value-type="string" calcext:value-type="string">
            <text:p><text:a xlink:href="https://www.uneiaparjour.fr/hitwit/" xlink:type="simple">https://www.uneiaparjour.fr/hitwit/</text:a></text:p>
          </table:table-cell>
          <table:table-cell table:style-name="ce6" office:value-type="string" calcext:value-type="string">
            <text:p>éducation</text:p>
          </table:table-cell>
          <table:table-cell table:style-name="ce6" office:value-type="string" calcext:value-type="string">
            <text:p>présentation</text:p>
          </table:table-cell>
          <table:table-cell table:style-name="ce6" office:value-type="string" calcext:value-type="string">
            <text:p>usage illimité</text:p>
          </table:table-cell>
          <table:table-cell table:style-name="ce8"/>
          <table:table-cell table:style-name="ce6" office:value-type="string" calcext:value-type="string">
            <text:p>Wed, 20 Dec 2023 20:07:20 +0000</text:p>
          </table:table-cell>
          <table:table-cell table:style-name="ce8" table:number-columns-repeated="19"/>
          <table:table-cell table:number-columns-repeated="997"/>
        </table:table-row>
        <table:table-row table:style-name="ro1">
          <table:table-cell table:style-name="ce6" office:value-type="string" calcext:value-type="string">
            <text:p>PartyRock</text:p>
          </table:table-cell>
          <table:table-cell table:style-name="ce10" office:value-type="string" calcext:value-type="string">
            <text:p/>
            <text:p/>
            <text:p>PartyRock (https://partyrock.aws) d’Amazon génère des applications à partir </text:p>
            <text:p>d’un prompt. Texte, image, édition, partage et publication possibles. En FR </text:p>
            <text:p>si précisé. Basé sur Claude AI et gratuit. Test pour séances pédagogiques : </text:p>
            <text:p>https://partyrock.aws/u/Bfbf/TcXQQxQxy/Generateur-de-sessions-pedagogiques</text:p>
            <text:p/>
            <text:p>L’article PartyRock est apparu en premier sur Une IA par jour.</text:p>
            <text:p/>
          </table:table-cell>
          <table:table-cell table:style-name="ce7" office:value-type="string" calcext:value-type="string">
            <text:p><text:a xlink:href="https://www.uneiaparjour.fr/partyrock/" xlink:type="simple">https://www.uneiaparjour.fr/partyrock/</text:a></text:p>
          </table:table-cell>
          <table:table-cell table:style-name="ce6" office:value-type="string" calcext:value-type="string">
            <text:p>application</text:p>
          </table:table-cell>
          <table:table-cell table:style-name="ce6" office:value-type="string" calcext:value-type="string">
            <text:p>voix</text:p>
          </table:table-cell>
          <table:table-cell table:style-name="ce6" office:value-type="string" calcext:value-type="string">
            <text:p>usage illimité</text:p>
          </table:table-cell>
          <table:table-cell table:style-name="ce8"/>
          <table:table-cell table:style-name="ce6" office:value-type="string" calcext:value-type="string">
            <text:p>Tue, 19 Dec 2023 21:28:43 +0000</text:p>
          </table:table-cell>
          <table:table-cell table:style-name="ce8" table:number-columns-repeated="19"/>
          <table:table-cell table:number-columns-repeated="997"/>
        </table:table-row>
        <table:table-row table:style-name="ro1">
          <table:table-cell table:style-name="ce6" office:value-type="string" calcext:value-type="string">
            <text:p>Fluxy</text:p>
          </table:table-cell>
          <table:table-cell table:style-name="ce10" office:value-type="string" calcext:value-type="string">
            <text:p/>
            <text:p/>
            <text:p>Fluxy (https://fluxyai.com) propose 70 modèles de génération de texte </text:p>
            <text:p>(certains éducation, script vidéos ou présentation, histoires enfants…) à </text:p>
            <text:p>partir de formulaires « prompts ». Spécifier « écris en français » pour une </text:p>
            <text:p>génération en FR. 2000 tokens /jour.</text:p>
            <text:p/>
            <text:p>L’article Fluxy est apparu en premier sur Une IA par jour.</text:p>
            <text:p/>
          </table:table-cell>
          <table:table-cell table:style-name="ce7" office:value-type="string" calcext:value-type="string">
            <text:p><text:a xlink:href="https://www.uneiaparjour.fr/fluxy/" xlink:type="simple">https://www.uneiaparjour.fr/fluxy/</text:a></text:p>
          </table:table-cell>
          <table:table-cell table:style-name="ce6" office:value-type="string" calcext:value-type="string">
            <text:p>éducation</text:p>
          </table:table-cell>
          <table:table-cell table:style-name="ce6" office:value-type="string" calcext:value-type="string">
            <text:p>vidéo</text:p>
          </table:table-cell>
          <table:table-cell table:style-name="ce6" office:value-type="string" calcext:value-type="string">
            <text:p>texte</text:p>
          </table:table-cell>
          <table:table-cell table:style-name="ce8"/>
          <table:table-cell table:style-name="ce6" office:value-type="string" calcext:value-type="string">
            <text:p>Mon, 18 Dec 2023 20:21:00 +0000</text:p>
          </table:table-cell>
          <table:table-cell table:style-name="ce8" table:number-columns-repeated="19"/>
          <table:table-cell table:number-columns-repeated="997"/>
        </table:table-row>
        <table:table-row table:style-name="ro1">
          <table:table-cell table:style-name="ce6" office:value-type="string" calcext:value-type="string">
            <text:p>Turbo Art</text:p>
          </table:table-cell>
          <table:table-cell table:style-name="ce10" office:value-type="string" calcext:value-type="string">
            <text:p/>
            <text:p/>
            <text:p>Turbo Art (https://turbo.art) génère des #images à partir d’un prompt et </text:p>
            <text:p>permet d’interagir en temps réel via des outils de dessins simples </text:p>
            <text:p>(pinceau, taille, couleur) pour en générer de nouvelles. SDXL Turbo. Sans </text:p>
            <text:p>compte, gratuit, illimité et open source.</text:p>
            <text:p/>
            <text:p>L’article Turbo Art est apparu en premier sur Une IA par jour.</text:p>
            <text:p/>
          </table:table-cell>
          <table:table-cell table:style-name="ce7" office:value-type="string" calcext:value-type="string">
            <text:p><text:a xlink:href="https://www.uneiaparjour.fr/turbo-art/" xlink:type="simple">https://www.uneiaparjour.fr/turbo-art/</text:a></text:p>
          </table:table-cell>
          <table:table-cell table:number-columns-repeated="2" table:style-name="ce6" office:value-type="string" calcext:value-type="string">
            <text:p>images</text:p>
          </table:table-cell>
          <table:table-cell table:style-name="ce6" office:value-type="string" calcext:value-type="string">
            <text:p>usage illimité</text:p>
          </table:table-cell>
          <table:table-cell table:style-name="ce8"/>
          <table:table-cell table:style-name="ce6" office:value-type="string" calcext:value-type="string">
            <text:p>Sun, 17 Dec 2023 20:20:00 +0000</text:p>
          </table:table-cell>
          <table:table-cell table:style-name="ce8" table:number-columns-repeated="19"/>
          <table:table-cell table:number-columns-repeated="997"/>
        </table:table-row>
        <table:table-row table:style-name="ro1">
          <table:table-cell table:style-name="ce6" office:value-type="string" calcext:value-type="string">
            <text:p>Pika</text:p>
          </table:table-cell>
          <table:table-cell table:style-name="ce10" office:value-type="string" calcext:value-type="string">
            <text:p/>
            <text:p/>
            <text:p>Pika (https://pika.art) : outil de génération de vidéo avec paramètres </text:p>
            <text:p>avancés (prompt depuis image ou vidéo, taille, mouvement de caméra, </text:p>
            <text:p>recadrage, agrandissement, durée…). Gallérie avec prompts. Gratuit et </text:p>
            <text:p>illimité sur liste d’attente.</text:p>
            <text:p/>
            <text:p>L’article Pika est apparu en premier sur Une IA par jour.</text:p>
            <text:p/>
          </table:table-cell>
          <table:table-cell table:style-name="ce7" office:value-type="string" calcext:value-type="string">
            <text:p><text:a xlink:href="https://www.uneiaparjour.fr/pika/" xlink:type="simple">https://www.uneiaparjour.fr/pika/</text:a></text:p>
          </table:table-cell>
          <table:table-cell table:style-name="ce6" office:value-type="string" calcext:value-type="string">
            <text:p>vidéo</text:p>
          </table:table-cell>
          <table:table-cell table:style-name="ce6" office:value-type="string" calcext:value-type="string">
            <text:p>open source</text:p>
          </table:table-cell>
          <table:table-cell table:style-name="ce6" office:value-type="string" calcext:value-type="string">
            <text:p>texte</text:p>
          </table:table-cell>
          <table:table-cell table:style-name="ce8"/>
          <table:table-cell table:style-name="ce6" office:value-type="string" calcext:value-type="string">
            <text:p>Sat, 16 Dec 2023 20:18:00 +0000</text:p>
          </table:table-cell>
          <table:table-cell table:style-name="ce8" table:number-columns-repeated="19"/>
          <table:table-cell table:number-columns-repeated="997"/>
        </table:table-row>
        <table:table-row table:style-name="ro1">
          <table:table-cell table:style-name="ce6" office:value-type="string" calcext:value-type="string">
            <text:p>Labophase</text:p>
          </table:table-cell>
          <table:table-cell table:style-name="ce10" office:value-type="string" calcext:value-type="string">
            <text:p/>
            <text:p/>
            <text:p>Grâce à Labophase (https://labophase.com) il est possible de comparer la </text:p>
            <text:p>réponse des principaux modèles de langage à un même prompt (Mistral 7B et </text:p>
            <text:p>8x7B, Llama 2, Claude 2, Google Palm et ChatGPT4). Illimité (?), compte non </text:p>
            <text:p>obligatoire, en version beta.</text:p>
            <text:p/>
            <text:p>L’article Labophase est apparu en premier sur Une IA par jour.</text:p>
            <text:p/>
          </table:table-cell>
          <table:table-cell table:style-name="ce7" office:value-type="string" calcext:value-type="string">
            <text:p><text:a xlink:href="https://www.uneiaparjour.fr/labophase/" xlink:type="simple">https://www.uneiaparjour.fr/labophase/</text:a></text:p>
          </table:table-cell>
          <table:table-cell table:style-name="ce6" office:value-type="string" calcext:value-type="string">
            <text:p>LLM</text:p>
          </table:table-cell>
          <table:table-cell table:style-name="ce6" office:value-type="string" calcext:value-type="string">
            <text:p>documents</text:p>
          </table:table-cell>
          <table:table-cell table:style-name="ce6" office:value-type="string" calcext:value-type="string">
            <text:p>texte</text:p>
          </table:table-cell>
          <table:table-cell table:style-name="ce8"/>
          <table:table-cell table:style-name="ce6" office:value-type="string" calcext:value-type="string">
            <text:p>Fri, 15 Dec 2023 20:16:00 +0000</text:p>
          </table:table-cell>
          <table:table-cell table:style-name="ce8" table:number-columns-repeated="19"/>
          <table:table-cell table:number-columns-repeated="997"/>
        </table:table-row>
        <table:table-row table:style-name="ro1">
          <table:table-cell table:style-name="ce6" office:value-type="string" calcext:value-type="string">
            <text:p>Swiftkey</text:p>
          </table:table-cell>
          <table:table-cell table:style-name="ce10" office:value-type="string" calcext:value-type="string">
            <text:p/>
            <text:p/>
            <text:p>Dall-e 3 et GPT 4 dans toutes ses applications sur téléphone et tablette </text:p>
            <text:p>Android ou iOs ? Le clavier Swiftkey (https://microsoft.com/en-us/swiftkey) </text:p>
            <text:p>intègre désormais Bing avec création ton, chatbot et rédaction. Disponible </text:p>
            <text:p>sur les stores.</text:p>
            <text:p/>
            <text:p>L’article Swiftkey est apparu en premier sur Une IA par jour.</text:p>
            <text:p/>
          </table:table-cell>
          <table:table-cell table:style-name="ce7" office:value-type="string" calcext:value-type="string">
            <text:p><text:a xlink:href="https://www.uneiaparjour.fr/swiftkey/" xlink:type="simple">https://www.uneiaparjour.fr/swiftkey/</text:a></text:p>
          </table:table-cell>
          <table:table-cell table:style-name="ce6" office:value-type="string" calcext:value-type="string">
            <text:p>images</text:p>
          </table:table-cell>
          <table:table-cell table:style-name="ce6" office:value-type="string" calcext:value-type="string">
            <text:p>texte</text:p>
          </table:table-cell>
          <table:table-cell table:style-name="ce6" office:value-type="string" calcext:value-type="string">
            <text:p>recherche</text:p>
          </table:table-cell>
          <table:table-cell table:style-name="ce8"/>
          <table:table-cell table:style-name="ce6" office:value-type="string" calcext:value-type="string">
            <text:p>Thu, 14 Dec 2023 20:14:00 +0000</text:p>
          </table:table-cell>
          <table:table-cell table:style-name="ce8" table:number-columns-repeated="19"/>
          <table:table-cell table:number-columns-repeated="997"/>
        </table:table-row>
        <table:table-row table:style-name="ro1">
          <table:table-cell table:style-name="ce6" office:value-type="string" calcext:value-type="string">
            <text:p>Pixverse</text:p>
          </table:table-cell>
          <table:table-cell table:style-name="ce10" office:value-type="string" calcext:value-type="string">
            <text:p/>
            <text:p/>
            <text:p>Pixverse (https://pixverse.ai) génère de courtes vidéos à partir d’un </text:p>
            <text:p>prompt « avancé » avec style, prompt négatif et format. En version beta </text:p>
            <text:p>gratuite sur discord.</text:p>
            <text:p/>
            <text:p>L’article Pixverse est apparu en premier sur Une IA par jour.</text:p>
            <text:p/>
          </table:table-cell>
          <table:table-cell table:style-name="ce7" office:value-type="string" calcext:value-type="string">
            <text:p><text:a xlink:href="https://www.uneiaparjour.fr/pixverse/" xlink:type="simple">https://www.uneiaparjour.fr/pixverse/</text:a></text:p>
          </table:table-cell>
          <table:table-cell table:style-name="ce6" office:value-type="string" calcext:value-type="string">
            <text:p>vidéo</text:p>
          </table:table-cell>
          <table:table-cell table:style-name="ce6" office:value-type="string" calcext:value-type="string">
            <text:p>images</text:p>
          </table:table-cell>
          <table:table-cell table:style-name="ce6" office:value-type="string" calcext:value-type="string">
            <text:p>sans compte</text:p>
          </table:table-cell>
          <table:table-cell table:style-name="ce8"/>
          <table:table-cell table:style-name="ce6" office:value-type="string" calcext:value-type="string">
            <text:p>Wed, 13 Dec 2023 20:12:00 +0000</text:p>
          </table:table-cell>
          <table:table-cell table:style-name="ce8" table:number-columns-repeated="19"/>
          <table:table-cell table:number-columns-repeated="997"/>
        </table:table-row>
        <table:table-row table:style-name="ro1">
          <table:table-cell table:style-name="ce6" office:value-type="string" calcext:value-type="string">
            <text:p>Fast SDXL</text:p>
          </table:table-cell>
          <table:table-cell table:style-name="ce10" office:value-type="string" calcext:value-type="string">
            <text:p/>
            <text:p/>
            <text:p>Fast SDXL </text:p>
            <text:p>(https://huggingface.co/spaces/openskyml/fast-sdxl-stable-diffusion-xl…) : </text:p>
            <text:p>outil de génération d’image basé sur Stable Diffusion XL. Génération d’une </text:p>
            <text:p>image en 20s environ avec paramétrage fin (prompt négatif, étapes, CFG… ) </text:p>
            <text:p>Gratuit, sans compte, illimité, open source, partage par url possible.</text:p>
            <text:p/>
            <text:p>L’article Fast SDXL est apparu en premier sur Une IA par jour.</text:p>
            <text:p/>
          </table:table-cell>
          <table:table-cell table:style-name="ce7" office:value-type="string" calcext:value-type="string">
            <text:p><text:a xlink:href="https://www.uneiaparjour.fr/fast-sdxl/" xlink:type="simple">https://www.uneiaparjour.fr/fast-sdxl/</text:a></text:p>
          </table:table-cell>
          <table:table-cell table:style-name="ce6" office:value-type="string" calcext:value-type="string">
            <text:p>images</text:p>
          </table:table-cell>
          <table:table-cell table:number-columns-repeated="2" table:style-name="ce6" office:value-type="string" calcext:value-type="string">
            <text:p>texte</text:p>
          </table:table-cell>
          <table:table-cell table:style-name="ce8"/>
          <table:table-cell table:style-name="ce6" office:value-type="string" calcext:value-type="string">
            <text:p>Tue, 12 Dec 2023 20:45:00 +0000</text:p>
          </table:table-cell>
          <table:table-cell table:style-name="ce8" table:number-columns-repeated="19"/>
          <table:table-cell table:number-columns-repeated="997"/>
        </table:table-row>
        <table:table-row table:style-name="ro1">
          <table:table-cell table:style-name="ce6" office:value-type="string" calcext:value-type="string">
            <text:p>Hinotes</text:p>
          </table:table-cell>
          <table:table-cell table:style-name="ce10" office:value-type="string" calcext:value-type="string">
            <text:p/>
            <text:p/>
            <text:p>Hinotes (https://hinotes.hidock.com) retranscrit l’audio à partir d’un </text:p>
            <text:p>enregistrement micro ou fichier son. Résumé, todo list ou points importants </text:p>
            <text:p>selon les contenus. 1200 minutes gratuites pendant la version beta. Test </text:p>
            <text:p>depuis </text:p>
            <text:p>https://extraclasse.reseau-canope.fr/a-l-ecole-de-l-ia-parlons-pratiques-29…</text:p>
            <text:p/>
            <text:p>L’article Hinotes est apparu en premier sur Une IA par jour.</text:p>
            <text:p/>
          </table:table-cell>
          <table:table-cell table:style-name="ce7" office:value-type="string" calcext:value-type="string">
            <text:p><text:a xlink:href="https://www.uneiaparjour.fr/hinotes/" xlink:type="simple">https://www.uneiaparjour.fr/hinotes/</text:a></text:p>
          </table:table-cell>
          <table:table-cell table:style-name="ce6" office:value-type="string" calcext:value-type="string">
            <text:p>texte</text:p>
          </table:table-cell>
          <table:table-cell table:style-name="ce6" office:value-type="string" calcext:value-type="string">
            <text:p>jeu vidéo</text:p>
          </table:table-cell>
          <table:table-cell table:style-name="ce6" office:value-type="string" calcext:value-type="string">
            <text:p>usage illimité</text:p>
          </table:table-cell>
          <table:table-cell table:style-name="ce8"/>
          <table:table-cell table:style-name="ce6" office:value-type="string" calcext:value-type="string">
            <text:p>Mon, 11 Dec 2023 14:57:00 +0000</text:p>
          </table:table-cell>
          <table:table-cell table:style-name="ce8" table:number-columns-repeated="19"/>
          <table:table-cell table:number-columns-repeated="997"/>
        </table:table-row>
        <table:table-row table:style-name="ro1">
          <table:table-cell table:style-name="ce6" office:value-type="string" calcext:value-type="string">
            <text:p>FreeAIkit</text:p>
          </table:table-cell>
          <table:table-cell table:style-name="ce10" office:value-type="string" calcext:value-type="string">
            <text:p/>
            <text:p/>
            <text:p>FreeAIkit (https://freeaikit.com) regroupe une cinquantaine d’outils de </text:p>
            <text:p>génération de texte. Résumé, traduction, recherche d’idées… en EN, demander </text:p>
            <text:p>génération en FR. Possibilité de créer ses propres bots. Gratuit.</text:p>
            <text:p/>
            <text:p>L’article FreeAIkit est apparu en premier sur Une IA par jour.</text:p>
            <text:p/>
          </table:table-cell>
          <table:table-cell table:style-name="ce7" office:value-type="string" calcext:value-type="string">
            <text:p><text:a xlink:href="https://www.uneiaparjour.fr/freeaikit/" xlink:type="simple">https://www.uneiaparjour.fr/freeaikit/</text:a></text:p>
          </table:table-cell>
          <table:table-cell table:number-columns-repeated="3" table:style-name="ce6" office:value-type="string" calcext:value-type="string">
            <text:p>texte</text:p>
          </table:table-cell>
          <table:table-cell table:style-name="ce8"/>
          <table:table-cell table:style-name="ce6" office:value-type="string" calcext:value-type="string">
            <text:p>Sun, 10 Dec 2023 20:06:00 +0000</text:p>
          </table:table-cell>
          <table:table-cell table:style-name="ce8" table:number-columns-repeated="19"/>
          <table:table-cell table:number-columns-repeated="997"/>
        </table:table-row>
        <table:table-row table:style-name="ro1">
          <table:table-cell table:style-name="ce6" office:value-type="string" calcext:value-type="string">
            <text:p>Stream slide</text:p>
          </table:table-cell>
          <table:table-cell table:style-name="ce10" office:value-type="string" calcext:value-type="string">
            <text:p/>
            <text:p/>
            <text:p>Stream slide (https://streamslide.io) convertit une vidéo YouTube en </text:p>
            <text:p>présentation en capturant les différents moments de la vidéo sous forme de </text:p>
            <text:p>diapositives. Export en pdf. Gratuit. Test depuis la vidéo CC BY </text:p>
            <text:p>https://youtu.be/K8gOvC8gvB4?si=SXprlgszemrDvWd3… de @FlowersINRIA</text:p>
            <text:p/>
            <text:p>L’article Stream slide est apparu en premier sur Une IA par jour.</text:p>
            <text:p/>
          </table:table-cell>
          <table:table-cell table:style-name="ce7" office:value-type="string" calcext:value-type="string">
            <text:p><text:a xlink:href="https://www.uneiaparjour.fr/stream-slide/" xlink:type="simple">https://www.uneiaparjour.fr/stream-slide/</text:a></text:p>
          </table:table-cell>
          <table:table-cell table:style-name="ce6" office:value-type="string" calcext:value-type="string">
            <text:p>présentation</text:p>
          </table:table-cell>
          <table:table-cell table:number-columns-repeated="2" table:style-name="ce6" office:value-type="string" calcext:value-type="string">
            <text:p>open source</text:p>
          </table:table-cell>
          <table:table-cell table:style-name="ce8"/>
          <table:table-cell table:style-name="ce6" office:value-type="string" calcext:value-type="string">
            <text:p>Sat, 09 Dec 2023 20:02:00 +0000</text:p>
          </table:table-cell>
          <table:table-cell table:style-name="ce8" table:number-columns-repeated="19"/>
          <table:table-cell table:number-columns-repeated="997"/>
        </table:table-row>
        <table:table-row table:style-name="ro1">
          <table:table-cell table:style-name="ce6" office:value-type="string" calcext:value-type="string">
            <text:p>Story Studio</text:p>
          </table:table-cell>
          <table:table-cell table:style-name="ce10" office:value-type="string" calcext:value-type="string">
            <text:p/>
            <text:p/>
            <text:p>Story Studio de Artflow (https://app.artflow.ai/story-studio) produit des </text:p>
            <text:p>histoires avec aide à la rédaction et médias entièrement générés. En beta </text:p>
            <text:p>intégrée à Artflow </text:p>
            <text:p>(https://x.com/bertrandformet/status/1664338670193614849?s=20…). En EN mais </text:p>
            <text:p>traduction acceptée. Test : </text:p>
            <text:p>https://app.artflow.ai/story-gallery/450fd0267e8442ad885fb437308be778…</text:p>
            <text:p/>
            <text:p>L’article Story Studio est apparu en premier sur Une IA par jour.</text:p>
            <text:p/>
          </table:table-cell>
          <table:table-cell table:style-name="ce7" office:value-type="string" calcext:value-type="string">
            <text:p><text:a xlink:href="https://www.uneiaparjour.fr/story-studio/" xlink:type="simple">https://www.uneiaparjour.fr/story-studio/</text:a></text:p>
          </table:table-cell>
          <table:table-cell table:style-name="ce6" office:value-type="string" calcext:value-type="string">
            <text:p>images</text:p>
          </table:table-cell>
          <table:table-cell table:style-name="ce6" office:value-type="string" calcext:value-type="string">
            <text:p>texte</text:p>
          </table:table-cell>
          <table:table-cell table:style-name="ce6" office:value-type="string" calcext:value-type="string">
            <text:p>usage illimité</text:p>
          </table:table-cell>
          <table:table-cell table:style-name="ce8"/>
          <table:table-cell table:style-name="ce6" office:value-type="string" calcext:value-type="string">
            <text:p>Fri, 08 Dec 2023 20:34:00 +0000</text:p>
          </table:table-cell>
          <table:table-cell table:style-name="ce8" table:number-columns-repeated="19"/>
          <table:table-cell table:number-columns-repeated="997"/>
        </table:table-row>
        <table:table-row table:style-name="ro1">
          <table:table-cell table:style-name="ce6" office:value-type="string" calcext:value-type="string">
            <text:p>Knowlee</text:p>
          </table:table-cell>
          <table:table-cell table:style-name="ce10" office:value-type="string" calcext:value-type="string">
            <text:p/>
            <text:p/>
            <text:p>Knowlee (http://knowlee.ai) : un agent IA « personnel » basé sur ses </text:p>
            <text:p>propres sources. Interrogation du chatbot, modules de génération de texte, </text:p>
            <text:p>d’images, de vidéo et d’audio et création de ses propres chatbots. Beta </text:p>
            <text:p>avec 50000 tokens.</text:p>
            <text:p/>
            <text:p>L’article Knowlee est apparu en premier sur Une IA par jour.</text:p>
            <text:p/>
          </table:table-cell>
          <table:table-cell table:style-name="ce7" office:value-type="string" calcext:value-type="string">
            <text:p><text:a xlink:href="https://www.uneiaparjour.fr/knowlee/" xlink:type="simple">https://www.uneiaparjour.fr/knowlee/</text:a></text:p>
          </table:table-cell>
          <table:table-cell table:style-name="ce6" office:value-type="string" calcext:value-type="string">
            <text:p>chatbot</text:p>
          </table:table-cell>
          <table:table-cell table:number-columns-repeated="2" table:style-name="ce6" office:value-type="string" calcext:value-type="string">
            <text:p>texte</text:p>
          </table:table-cell>
          <table:table-cell table:style-name="ce8"/>
          <table:table-cell table:style-name="ce6" office:value-type="string" calcext:value-type="string">
            <text:p>Thu, 07 Dec 2023 20:08:00 +0000</text:p>
          </table:table-cell>
          <table:table-cell table:style-name="ce8" table:number-columns-repeated="19"/>
          <table:table-cell table:number-columns-repeated="997"/>
        </table:table-row>
        <table:table-row table:style-name="ro1">
          <table:table-cell table:style-name="ce6" office:value-type="string" calcext:value-type="string">
            <text:p>Decohere</text:p>
          </table:table-cell>
          <table:table-cell table:style-name="ce10" office:value-type="string" calcext:value-type="string">
            <text:p/>
            <text:p/>
            <text:p>Decohere (http://decohere.ai) génère des vidéos avec Stable Vidéo à partir </text:p>
            <text:p>d’une image ou d’un prompt. Il inclut un outil de montage avec génération </text:p>
            <text:p>de vidéos, aide au prompt et conservation du « seed ». 300 crédits gratuits </text:p>
            <text:p>par mois.</text:p>
            <text:p/>
            <text:p>L’article Decohere est apparu en premier sur Une IA par jour.</text:p>
            <text:p/>
          </table:table-cell>
          <table:table-cell table:style-name="ce7" office:value-type="string" calcext:value-type="string">
            <text:p><text:a xlink:href="https://www.uneiaparjour.fr/decohere/" xlink:type="simple">https://www.uneiaparjour.fr/decohere/</text:a></text:p>
          </table:table-cell>
          <table:table-cell table:number-columns-repeated="3" table:style-name="ce6" office:value-type="string" calcext:value-type="string">
            <text:p>vidéo</text:p>
          </table:table-cell>
          <table:table-cell table:style-name="ce8"/>
          <table:table-cell table:style-name="ce6" office:value-type="string" calcext:value-type="string">
            <text:p>Wed, 06 Dec 2023 21:20:00 +0000</text:p>
          </table:table-cell>
          <table:table-cell table:style-name="ce8" table:number-columns-repeated="19"/>
          <table:table-cell table:number-columns-repeated="997"/>
        </table:table-row>
        <table:table-row table:style-name="ro1">
          <table:table-cell table:style-name="ce6" office:value-type="string" calcext:value-type="string">
            <text:p>Comics Maker</text:p>
          </table:table-cell>
          <table:table-cell table:style-name="ce10" office:value-type="string" calcext:value-type="string">
            <text:p/>
            <text:p/>
            <text:p>Comics Maker (https://comicsmaker.ai) génère les images d’une bande </text:p>
            <text:p>dessinée et permet leur mise en page, case et bulles. Plusieurs styles, </text:p>
            <text:p>vues et modèles IA disponibles. Export pdf ou cbz, publication. 100 crédits </text:p>
            <text:p>gratuits (= 100 images).</text:p>
            <text:p/>
            <text:p>L’article Comics Maker est apparu en premier sur Une IA par jour.</text:p>
            <text:p/>
          </table:table-cell>
          <table:table-cell table:style-name="ce7" office:value-type="string" calcext:value-type="string">
            <text:p><text:a xlink:href="https://www.uneiaparjour.fr/comics-maker/" xlink:type="simple">https://www.uneiaparjour.fr/comics-maker/</text:a></text:p>
          </table:table-cell>
          <table:table-cell table:style-name="ce6" office:value-type="string" calcext:value-type="string">
            <text:p>bande dessinée</text:p>
          </table:table-cell>
          <table:table-cell table:style-name="ce6" office:value-type="string" calcext:value-type="string">
            <text:p>LLM</text:p>
          </table:table-cell>
          <table:table-cell table:style-name="ce6" office:value-type="string" calcext:value-type="string">
            <text:p>usage illimité</text:p>
          </table:table-cell>
          <table:table-cell table:style-name="ce8"/>
          <table:table-cell table:style-name="ce6" office:value-type="string" calcext:value-type="string">
            <text:p>Tue, 05 Dec 2023 21:31:08 +0000</text:p>
          </table:table-cell>
          <table:table-cell table:style-name="ce8" table:number-columns-repeated="19"/>
          <table:table-cell table:number-columns-repeated="997"/>
        </table:table-row>
        <table:table-row table:style-name="ro1">
          <table:table-cell table:style-name="ce6" office:value-type="string" calcext:value-type="string">
            <text:p>Trove</text:p>
          </table:table-cell>
          <table:table-cell table:style-name="ce10" office:value-type="string" calcext:value-type="string">
            <text:p/>
            <text:p/>
            <text:p>Trove (https://gettrove.co) génère des questionnaires à partir d’un prompt. </text:p>
            <text:p>Questions éditables posées sous forme d’un tchat avec relances. 25 </text:p>
            <text:p>questions et 100 réponses en version gratuite, export csv. Questionnaire </text:p>
            <text:p>généré à tester : </text:p>
            <text:p>https://gettrove.co/share/respond/NzUxZWFiZDQtMjkwZC00N2E4LThjMTUtZDM3Yjc3NjYzYTBm</text:p>
            <text:p/>
            <text:p>L’article Trove est apparu en premier sur Une IA par jour.</text:p>
            <text:p/>
          </table:table-cell>
          <table:table-cell table:style-name="ce7" office:value-type="string" calcext:value-type="string">
            <text:p><text:a xlink:href="https://www.uneiaparjour.fr/trove/" xlink:type="simple">https://www.uneiaparjour.fr/trove/</text:a></text:p>
          </table:table-cell>
          <table:table-cell table:style-name="ce6" office:value-type="string" calcext:value-type="string">
            <text:p>données</text:p>
          </table:table-cell>
          <table:table-cell table:style-name="ce6" office:value-type="string" calcext:value-type="string">
            <text:p>texte</text:p>
          </table:table-cell>
          <table:table-cell table:style-name="ce6" office:value-type="string" calcext:value-type="string">
            <text:p>recherche</text:p>
          </table:table-cell>
          <table:table-cell table:style-name="ce8"/>
          <table:table-cell table:style-name="ce6" office:value-type="string" calcext:value-type="string">
            <text:p>Mon, 04 Dec 2023 20:51:00 +0000</text:p>
          </table:table-cell>
          <table:table-cell table:style-name="ce8" table:number-columns-repeated="19"/>
          <table:table-cell table:number-columns-repeated="997"/>
        </table:table-row>
        <table:table-row table:style-name="ro1">
          <table:table-cell table:style-name="ce6" office:value-type="string" calcext:value-type="string">
            <text:p>Quizalize</text:p>
          </table:table-cell>
          <table:table-cell table:style-name="ce10" office:value-type="string" calcext:value-type="string">
            <text:p/>
            <text:p/>
            <text:p>Quizalize (https://www.quizalize.com/) génère des quiz à partir d’un sujet, </text:p>
            <text:p>texte, vidéo ou un autre quiz. Quiz éditables et exportables. Forme jeu </text:p>
            <text:p>possible. Bibliothèque de quiz. Envoi vers une classe avec suivi (50 </text:p>
            <text:p>étudiants en version gratuite).</text:p>
            <text:p/>
            <text:p>L’article Quizalize est apparu en premier sur Une IA par jour.</text:p>
            <text:p/>
          </table:table-cell>
          <table:table-cell table:style-name="ce7" office:value-type="string" calcext:value-type="string">
            <text:p><text:a xlink:href="https://www.uneiaparjour.fr/quizalize/" xlink:type="simple">https://www.uneiaparjour.fr/quizalize/</text:a></text:p>
          </table:table-cell>
          <table:table-cell table:style-name="ce6" office:value-type="string" calcext:value-type="string">
            <text:p>éducation</text:p>
          </table:table-cell>
          <table:table-cell table:style-name="ce6" office:value-type="string" calcext:value-type="string">
            <text:p>vidéo</text:p>
          </table:table-cell>
          <table:table-cell table:style-name="ce6" office:value-type="string" calcext:value-type="string">
            <text:p>usage illimité</text:p>
          </table:table-cell>
          <table:table-cell table:style-name="ce8"/>
          <table:table-cell table:style-name="ce6" office:value-type="string" calcext:value-type="string">
            <text:p>Sun, 03 Dec 2023 21:22:26 +0000</text:p>
          </table:table-cell>
          <table:table-cell table:style-name="ce8" table:number-columns-repeated="19"/>
          <table:table-cell table:number-columns-repeated="997"/>
        </table:table-row>
        <table:table-row table:style-name="ro1">
          <table:table-cell table:style-name="ce6" office:value-type="string" calcext:value-type="string">
            <text:p>Dunno</text:p>
          </table:table-cell>
          <table:table-cell table:style-name="ce10" office:value-type="string" calcext:value-type="string">
            <text:p/>
            <text:p/>
            <text:p>Dunno (https://dunno.gg) est un outil de création de quiz, sans ou avec </text:p>
            <text:p>l’IA. Édition des questions, temps de réponse, scores possibles. Quiz </text:p>
            <text:p>partageable avec mode compétition. 3 générations gratuites.Quiz généré à </text:p>
            <text:p>partir de l’article « intelligence artificielle générative » de Wikipedia </text:p>
            <text:p>(https://fr.wikipedia.org/wiki/Intelligence_artificielle_g%C3%A9n%C3%A9rative………) </text:p>
            <text:p>: https://app.dunno.gg/quiz/a51a6b5b-5d00-41f3-a4c2-37ff0a9aacf1</text:p>
            <text:p/>
            <text:p>L’article Dunno est apparu en premier sur Une IA par jour.</text:p>
            <text:p/>
          </table:table-cell>
          <table:table-cell table:style-name="ce7" office:value-type="string" calcext:value-type="string">
            <text:p><text:a xlink:href="https://www.uneiaparjour.fr/dunno/" xlink:type="simple">https://www.uneiaparjour.fr/dunno/</text:a></text:p>
          </table:table-cell>
          <table:table-cell table:style-name="ce6" office:value-type="string" calcext:value-type="string">
            <text:p>quiz</text:p>
          </table:table-cell>
          <table:table-cell table:style-name="ce6" office:value-type="string" calcext:value-type="string">
            <text:p>texte</text:p>
          </table:table-cell>
          <table:table-cell table:style-name="ce6" office:value-type="string" calcext:value-type="string">
            <text:p>usage illimité</text:p>
          </table:table-cell>
          <table:table-cell table:style-name="ce8"/>
          <table:table-cell table:style-name="ce6" office:value-type="string" calcext:value-type="string">
            <text:p>Sat, 02 Dec 2023 21:18:00 +0000</text:p>
          </table:table-cell>
          <table:table-cell table:style-name="ce8" table:number-columns-repeated="19"/>
          <table:table-cell table:number-columns-repeated="997"/>
        </table:table-row>
        <table:table-row table:style-name="ro1">
          <table:table-cell table:style-name="ce6" office:value-type="string" calcext:value-type="string">
            <text:p>Garden of AI</text:p>
          </table:table-cell>
          <table:table-cell table:style-name="ce10" office:value-type="string" calcext:value-type="string">
            <text:p/>
            <text:p/>
            <text:p>Garden of AI (https://www.gardenofai.xyz) est un générateur IA </text:p>
            <text:p>« universel » à partir d’un prompt : texte, images, applications, jeux, </text:p>
            <text:p>etc. 2 exemples créés : – images N&amp;B : </text:p>
            <text:p>https://www.gardenofai.xyz/?session=Huge-Ravens-Carry – pong : </text:p>
            <text:p>https://www.gardenofai.xyz/?session=Lemon-Streets-Tickle Gratuit et sans </text:p>
            <text:p>compte.</text:p>
            <text:p/>
            <text:p>L’article Garden of AI est apparu en premier sur Une IA par jour.</text:p>
            <text:p/>
          </table:table-cell>
          <table:table-cell table:style-name="ce7" office:value-type="string" calcext:value-type="string">
            <text:p><text:a xlink:href="https://www.uneiaparjour.fr/3182-2/" xlink:type="simple">https://www.uneiaparjour.fr/3182-2/</text:a></text:p>
          </table:table-cell>
          <table:table-cell table:style-name="ce6" office:value-type="string" calcext:value-type="string">
            <text:p>application</text:p>
          </table:table-cell>
          <table:table-cell table:style-name="ce6" office:value-type="string" calcext:value-type="string">
            <text:p>vidéo</text:p>
          </table:table-cell>
          <table:table-cell table:style-name="ce6" office:value-type="string" calcext:value-type="string">
            <text:p>usage illimité</text:p>
          </table:table-cell>
          <table:table-cell table:style-name="ce8"/>
          <table:table-cell table:style-name="ce6" office:value-type="string" calcext:value-type="string">
            <text:p>Fri, 01 Dec 2023 20:49:00 +0000</text:p>
          </table:table-cell>
          <table:table-cell table:style-name="ce8" table:number-columns-repeated="19"/>
          <table:table-cell table:number-columns-repeated="997"/>
        </table:table-row>
        <table:table-row table:style-name="ro1">
          <table:table-cell table:style-name="ce6" office:value-type="string" calcext:value-type="string">
            <text:p>Pikaso</text:p>
          </table:table-cell>
          <table:table-cell table:style-name="ce10" office:value-type="string" calcext:value-type="string">
            <text:p/>
            <text:p/>
            <text:p>Pikaso de @freepik (https://freepik.com/pikaso) génére des images en temps </text:p>
            <text:p>réel à partir de dessins / formes et pictos et/ou prompt. Les formes </text:p>
            <text:p>peuvent être déplacées et l’image améliorée. Version beta sur liste </text:p>
            <text:p>d’attente ou invit. Export images + composition. (code d’invitation – </text:p>
            <text:p>limité – dans ce post : </text:p>
            <text:p>https://x.com/LinusEkenstam/status/1730241429174108440?s=20)</text:p>
            <text:p/>
            <text:p>L’article Pikaso est apparu en premier sur Une IA par jour.</text:p>
            <text:p/>
          </table:table-cell>
          <table:table-cell table:style-name="ce7" office:value-type="string" calcext:value-type="string">
            <text:p><text:a xlink:href="https://www.uneiaparjour.fr/pikaso/" xlink:type="simple">https://www.uneiaparjour.fr/pikaso/</text:a></text:p>
          </table:table-cell>
          <table:table-cell table:number-columns-repeated="2" table:style-name="ce6" office:value-type="string" calcext:value-type="string">
            <text:p>images</text:p>
          </table:table-cell>
          <table:table-cell table:style-name="ce6" office:value-type="string" calcext:value-type="string">
            <text:p>présentation</text:p>
          </table:table-cell>
          <table:table-cell table:style-name="ce8"/>
          <table:table-cell table:style-name="ce6" office:value-type="string" calcext:value-type="string">
            <text:p>Thu, 30 Nov 2023 21:45:35 +0000</text:p>
          </table:table-cell>
          <table:table-cell table:style-name="ce8" table:number-columns-repeated="19"/>
          <table:table-cell table:number-columns-repeated="997"/>
        </table:table-row>
        <table:table-row table:style-name="ro1">
          <table:table-cell table:style-name="ce6" office:value-type="string" calcext:value-type="string">
            <text:p>SDXL turbo</text:p>
          </table:table-cell>
          <table:table-cell table:style-name="ce10" office:value-type="string" calcext:value-type="string">
            <text:p/>
            <text:p/>
            <text:p>SDXL turbo (version beta : https://clipdrop.co/stable-diffusion-turbo…) est </text:p>
            <text:p>le dernier modèle de génération d’images de Stable Diffusion @StabilityAI </text:p>
            <text:p>(description :https://stability.ai/news/stability-ai-sdxl-turbo). Images </text:p>
            <text:p>générées en une fraction de seconde et outil d’édition. Gratuit et illimité</text:p>
            <text:p/>
            <text:p>L’article SDXL turbo est apparu en premier sur Une IA par jour.</text:p>
            <text:p/>
          </table:table-cell>
          <table:table-cell table:style-name="ce7" office:value-type="string" calcext:value-type="string">
            <text:p><text:a xlink:href="https://www.uneiaparjour.fr/sdxl-turbo/" xlink:type="simple">https://www.uneiaparjour.fr/sdxl-turbo/</text:a></text:p>
          </table:table-cell>
          <table:table-cell table:style-name="ce6" office:value-type="string" calcext:value-type="string">
            <text:p>images</text:p>
          </table:table-cell>
          <table:table-cell table:style-name="ce6" office:value-type="string" calcext:value-type="string">
            <text:p>vidéo</text:p>
          </table:table-cell>
          <table:table-cell table:style-name="ce6" office:value-type="string" calcext:value-type="string">
            <text:p>texte</text:p>
          </table:table-cell>
          <table:table-cell table:style-name="ce8"/>
          <table:table-cell table:style-name="ce6" office:value-type="string" calcext:value-type="string">
            <text:p>Wed, 29 Nov 2023 16:41:00 +0000</text:p>
          </table:table-cell>
          <table:table-cell table:style-name="ce8" table:number-columns-repeated="19"/>
          <table:table-cell table:number-columns-repeated="997"/>
        </table:table-row>
        <table:table-row table:style-name="ro1">
          <table:table-cell table:style-name="ce6" office:value-type="string" calcext:value-type="string">
            <text:p>Gibbly</text:p>
          </table:table-cell>
          <table:table-cell table:style-name="ce10" office:value-type="string" calcext:value-type="string">
            <text:p/>
            <text:p/>
            <text:p>Gibbly (https://www.gibbly.co/) génére quiz, cours et présentations. Quiz </text:p>
            <text:p>proposés en défis accessibles sans compte depuis l’accueil (test 309751). </text:p>
            <text:p>Multi-niveaux, export ppt avec images libres, création de classe. En beta </text:p>
            <text:p>gratuite.</text:p>
            <text:p/>
            <text:p>L’article Gibbly est apparu en premier sur Une IA par jour.</text:p>
            <text:p/>
          </table:table-cell>
          <table:table-cell table:style-name="ce7" office:value-type="string" calcext:value-type="string">
            <text:p><text:a xlink:href="https://www.uneiaparjour.fr/gibbly/" xlink:type="simple">https://www.uneiaparjour.fr/gibbly/</text:a></text:p>
          </table:table-cell>
          <table:table-cell table:style-name="ce6" office:value-type="string" calcext:value-type="string">
            <text:p>éducation</text:p>
          </table:table-cell>
          <table:table-cell table:style-name="ce6" office:value-type="string" calcext:value-type="string">
            <text:p>recherche</text:p>
          </table:table-cell>
          <table:table-cell table:style-name="ce6" office:value-type="string" calcext:value-type="string">
            <text:p>usage illimité</text:p>
          </table:table-cell>
          <table:table-cell table:style-name="ce8"/>
          <table:table-cell table:style-name="ce6" office:value-type="string" calcext:value-type="string">
            <text:p>Tue, 28 Nov 2023 21:00:00 +0000</text:p>
          </table:table-cell>
          <table:table-cell table:style-name="ce8" table:number-columns-repeated="19"/>
          <table:table-cell table:number-columns-repeated="997"/>
        </table:table-row>
        <table:table-row table:style-name="ro1">
          <table:table-cell table:style-name="ce6" office:value-type="string" calcext:value-type="string">
            <text:p>ChartGen AI</text:p>
          </table:table-cell>
          <table:table-cell table:style-name="ce10" office:value-type="string" calcext:value-type="string">
            <text:p/>
            <text:p/>
            <text:p>ChartGen AI (einblick.ai/chartgenai/) : des données (xls, csv, json ou </text:p>
            <text:p>gsheet) +un prompt =un graphique. Action directement sur le fichier et </text:p>
            <text:p>accepte demandes en langage naturel. Export png ou svg. Gratuit et </text:p>
            <text:p>illimité. Test depuis : observatoire-des-territoires.gouv.fr/population-au-…</text:p>
            <text:p/>
            <text:p>L’article ChartGen AI est apparu en premier sur Une IA par jour.</text:p>
            <text:p/>
          </table:table-cell>
          <table:table-cell table:style-name="ce7" office:value-type="string" calcext:value-type="string">
            <text:p><text:a xlink:href="https://www.uneiaparjour.fr/chartgen-ai/" xlink:type="simple">https://www.uneiaparjour.fr/chartgen-ai/</text:a></text:p>
          </table:table-cell>
          <table:table-cell table:style-name="ce6" office:value-type="string" calcext:value-type="string">
            <text:p>données</text:p>
          </table:table-cell>
          <table:table-cell table:style-name="ce6" office:value-type="string" calcext:value-type="string">
            <text:p>texte</text:p>
          </table:table-cell>
          <table:table-cell table:style-name="ce6" office:value-type="string" calcext:value-type="string">
            <text:p>quiz</text:p>
          </table:table-cell>
          <table:table-cell table:style-name="ce8"/>
          <table:table-cell table:style-name="ce6" office:value-type="string" calcext:value-type="string">
            <text:p>Mon, 27 Nov 2023 20:28:00 +0000</text:p>
          </table:table-cell>
          <table:table-cell table:style-name="ce8" table:number-columns-repeated="19"/>
          <table:table-cell table:number-columns-repeated="997"/>
        </table:table-row>
        <table:table-row table:style-name="ro1">
          <table:table-cell table:style-name="ce6" office:value-type="string" calcext:value-type="string">
            <text:p>Vello</text:p>
          </table:table-cell>
          <table:table-cell table:style-name="ce10" office:value-type="string" calcext:value-type="string">
            <text:p/>
            <text:p/>
            <text:p>Vello (https://vello.ai) intégre ChatGPT 3.5 et 4, Claude 2, un modèle de </text:p>
            <text:p>recherche web et un de rédaction. Chacun peut être convoqué </text:p>
            <text:p>individuellement ou avec d’autres dans un prompt. Partage possible. </text:p>
            <text:p>Gratuit, avec ou sans compte et illimité.</text:p>
            <text:p/>
            <text:p>L’article Vello est apparu en premier sur Une IA par jour.</text:p>
            <text:p/>
          </table:table-cell>
          <table:table-cell table:style-name="ce7" office:value-type="string" calcext:value-type="string">
            <text:p><text:a xlink:href="https://www.uneiaparjour.fr/vello/" xlink:type="simple">https://www.uneiaparjour.fr/vello/</text:a></text:p>
          </table:table-cell>
          <table:table-cell table:style-name="ce6" office:value-type="string" calcext:value-type="string">
            <text:p>chatbot</text:p>
          </table:table-cell>
          <table:table-cell table:style-name="ce6" office:value-type="string" calcext:value-type="string">
            <text:p>open source</text:p>
          </table:table-cell>
          <table:table-cell table:style-name="ce6" office:value-type="string" calcext:value-type="string">
            <text:p>usage illimité</text:p>
          </table:table-cell>
          <table:table-cell table:style-name="ce8"/>
          <table:table-cell table:style-name="ce6" office:value-type="string" calcext:value-type="string">
            <text:p>Sun, 26 Nov 2023 20:38:00 +0000</text:p>
          </table:table-cell>
          <table:table-cell table:style-name="ce8" table:number-columns-repeated="19"/>
          <table:table-cell table:number-columns-repeated="997"/>
        </table:table-row>
        <table:table-row table:style-name="ro1">
          <table:table-cell table:style-name="ce6" office:value-type="string" calcext:value-type="string">
            <text:p>Tutor Ocean</text:p>
          </table:table-cell>
          <table:table-cell table:style-name="ce10" office:value-type="string" calcext:value-type="string">
            <text:p/>
            <text:p/>
            <text:p>Tutor Ocean (https://www.tutorocean.com/ai) génère des séquences de </text:p>
            <text:p>révision (maths et science, EN), avec chatbot d’accompagnement (tous </text:p>
            <text:p>sujets, FR accepté), quiz, feedbacks, tests et lien possible avec tuteurs </text:p>
            <text:p>en ligne. Séquences et 10 messages /jour gratuits.</text:p>
            <text:p/>
            <text:p>L’article Tutor Ocean est apparu en premier sur Une IA par jour.</text:p>
            <text:p/>
          </table:table-cell>
          <table:table-cell table:style-name="ce7" office:value-type="string" calcext:value-type="string">
            <text:p><text:a xlink:href="https://www.uneiaparjour.fr/tutor-ocean/" xlink:type="simple">https://www.uneiaparjour.fr/tutor-ocean/</text:a></text:p>
          </table:table-cell>
          <table:table-cell table:style-name="ce6" office:value-type="string" calcext:value-type="string">
            <text:p>éducation</text:p>
          </table:table-cell>
          <table:table-cell table:number-columns-repeated="2" table:style-name="ce6" office:value-type="string" calcext:value-type="string">
            <text:p>texte</text:p>
          </table:table-cell>
          <table:table-cell table:style-name="ce8"/>
          <table:table-cell table:style-name="ce6" office:value-type="string" calcext:value-type="string">
            <text:p>Sat, 25 Nov 2023 20:36:00 +0000</text:p>
          </table:table-cell>
          <table:table-cell table:style-name="ce8" table:number-columns-repeated="19"/>
          <table:table-cell table:number-columns-repeated="997"/>
        </table:table-row>
        <table:table-row table:style-name="ro1">
          <table:table-cell table:style-name="ce6" office:value-type="string" calcext:value-type="string">
            <text:p>Slides Pilot</text:p>
          </table:table-cell>
          <table:table-cell table:style-name="ce10" office:value-type="string" calcext:value-type="string">
            <text:p/>
            <text:p/>
            <text:p>Slides Pilot (https://www.slidespilot.com) créé des présentations texte à </text:p>
            <text:p>partir d’un prompt ou d’un fichier. Sommaire modifiable avant création. </text:p>
            <text:p>Génération des notes. Export pdf seul dans la version de test de 300 </text:p>
            <text:p>crédits (jusqu’à 5 présentations).</text:p>
            <text:p/>
            <text:p>L’article Slides Pilot est apparu en premier sur Une IA par jour.</text:p>
            <text:p/>
          </table:table-cell>
          <table:table-cell table:style-name="ce7" office:value-type="string" calcext:value-type="string">
            <text:p><text:a xlink:href="https://www.uneiaparjour.fr/slides-pilot/" xlink:type="simple">https://www.uneiaparjour.fr/slides-pilot/</text:a></text:p>
          </table:table-cell>
          <table:table-cell table:style-name="ce6" office:value-type="string" calcext:value-type="string">
            <text:p>présentation</text:p>
          </table:table-cell>
          <table:table-cell table:style-name="ce6" office:value-type="string" calcext:value-type="string">
            <text:p>images</text:p>
          </table:table-cell>
          <table:table-cell table:style-name="ce6" office:value-type="string" calcext:value-type="string">
            <text:p>texte</text:p>
          </table:table-cell>
          <table:table-cell table:style-name="ce8"/>
          <table:table-cell table:style-name="ce6" office:value-type="string" calcext:value-type="string">
            <text:p>Fri, 24 Nov 2023 21:10:00 +0000</text:p>
          </table:table-cell>
          <table:table-cell table:style-name="ce8" table:number-columns-repeated="19"/>
          <table:table-cell table:number-columns-repeated="997"/>
        </table:table-row>
        <table:table-row table:style-name="ro1">
          <table:table-cell table:style-name="ce6" office:value-type="string" calcext:value-type="string">
            <text:p>Stable Vidéo Diffusion</text:p>
          </table:table-cell>
          <table:table-cell table:style-name="ce10" office:value-type="string" calcext:value-type="string">
            <text:p/>
            <text:p/>
            <text:p>Stable Vidéo Diffusion </text:p>
            <text:p>(https://stability.ai/news/stable-video-diffusion-open-ai-video-model…) </text:p>
            <text:p>génère de courtes vidéos à partir d’une image. Sur liste d’attente mais 2 </text:p>
            <text:p>lieux de test possibles : </text:p>
            <text:p>https://huggingface.co/spaces/multimodalart/stable-video-diffusion… et </text:p>
            <text:p>https://replicate.com/stability-ai/stable-video-diffusion?input=form&amp;output=preview&amp;prediction=u5p2xw3bn2obyzjr4byomjfpa4… </text:p>
            <text:p>(image Wikimédia)</text:p>
            <text:p/>
            <text:p>L’article Stable Vidéo Diffusion est apparu en premier sur Une IA par jour.</text:p>
            <text:p/>
          </table:table-cell>
          <table:table-cell table:style-name="ce7" office:value-type="string" calcext:value-type="string">
            <text:p><text:a xlink:href="https://www.uneiaparjour.fr/3126-2/" xlink:type="simple">https://www.uneiaparjour.fr/3126-2/</text:a></text:p>
          </table:table-cell>
          <table:table-cell table:number-columns-repeated="2" table:style-name="ce6" office:value-type="string" calcext:value-type="string">
            <text:p>images</text:p>
          </table:table-cell>
          <table:table-cell table:style-name="ce6" office:value-type="string" calcext:value-type="string">
            <text:p>sans compte</text:p>
          </table:table-cell>
          <table:table-cell table:style-name="ce8"/>
          <table:table-cell table:style-name="ce6" office:value-type="string" calcext:value-type="string">
            <text:p>Thu, 23 Nov 2023 20:27:00 +0000</text:p>
          </table:table-cell>
          <table:table-cell table:style-name="ce8" table:number-columns-repeated="19"/>
          <table:table-cell table:number-columns-repeated="997"/>
        </table:table-row>
        <table:table-row table:style-name="ro1">
          <table:table-cell table:style-name="ce6" office:value-type="string" calcext:value-type="string">
            <text:p>MyLens</text:p>
          </table:table-cell>
          <table:table-cell table:style-name="ce10" office:value-type="string" calcext:value-type="string">
            <text:p/>
            <text:p/>
            <text:p>MyLens (https://mylens.ai) génère des frises chronologiques à partir d’un </text:p>
            <text:p>prompt, simple ou évolué (avec nbre de dates, comparaisons…) Export image </text:p>
            <text:p>(complet et en images Instagram) ou url. Gratuit et illimité. Test via url </text:p>
            <text:p>: </text:p>
            <text:p>https://mylens.ai/lens/chronologie-de-l-intelligence-artificielle-perspectives-europeenne-chinoise-et-americaine-en-20-evenements-cles-bpmqln</text:p>
            <text:p/>
            <text:p>L’article MyLens est apparu en premier sur Une IA par jour.</text:p>
            <text:p/>
          </table:table-cell>
          <table:table-cell table:style-name="ce7" office:value-type="string" calcext:value-type="string">
            <text:p><text:a xlink:href="https://www.uneiaparjour.fr/mylens/" xlink:type="simple">https://www.uneiaparjour.fr/mylens/</text:a></text:p>
          </table:table-cell>
          <table:table-cell table:style-name="ce6" office:value-type="string" calcext:value-type="string">
            <text:p>éducation</text:p>
          </table:table-cell>
          <table:table-cell table:style-name="ce6" office:value-type="string" calcext:value-type="string">
            <text:p>texte</text:p>
          </table:table-cell>
          <table:table-cell table:style-name="ce6" office:value-type="string" calcext:value-type="string">
            <text:p>sans compte</text:p>
          </table:table-cell>
          <table:table-cell table:style-name="ce8"/>
          <table:table-cell table:style-name="ce6" office:value-type="string" calcext:value-type="string">
            <text:p>Wed, 22 Nov 2023 20:25:00 +0000</text:p>
          </table:table-cell>
          <table:table-cell table:style-name="ce8" table:number-columns-repeated="19"/>
          <table:table-cell table:number-columns-repeated="997"/>
        </table:table-row>
        <table:table-row table:style-name="ro1">
          <table:table-cell table:style-name="ce6" office:value-type="string" calcext:value-type="string">
            <text:p>Educates</text:p>
          </table:table-cell>
          <table:table-cell table:style-name="ce10" office:value-type="string" calcext:value-type="string">
            <text:p/>
            <text:p/>
            <text:p>Educates (https://educates-ai.com) génère un cours texte et audio à partir </text:p>
            <text:p>d’un titre-prompt. 12 langues, choix du niveau, quiz, script, tout </text:p>
            <text:p>éditable, chatbot intégré. 3 cours gratuits. Test ici en 10 chapitres : </text:p>
            <text:p>https://educates-ai.com/lecture?courseId=bESXkiSPY5Yx1Ac6AQ9L&amp;lectureIndex=0&amp;color=%230000ff&amp;slide=0…</text:p>
            <text:p/>
            <text:p>L’article Educates est apparu en premier sur Une IA par jour.</text:p>
            <text:p/>
          </table:table-cell>
          <table:table-cell table:style-name="ce7" office:value-type="string" calcext:value-type="string">
            <text:p><text:a xlink:href="https://www.uneiaparjour.fr/educates/" xlink:type="simple">https://www.uneiaparjour.fr/educates/</text:a></text:p>
          </table:table-cell>
          <table:table-cell table:style-name="ce6" office:value-type="string" calcext:value-type="string">
            <text:p>éducation</text:p>
          </table:table-cell>
          <table:table-cell table:number-columns-repeated="2" table:style-name="ce6" office:value-type="string" calcext:value-type="string">
            <text:p>texte</text:p>
          </table:table-cell>
          <table:table-cell table:style-name="ce8"/>
          <table:table-cell table:style-name="ce6" office:value-type="string" calcext:value-type="string">
            <text:p>Tue, 21 Nov 2023 20:50:00 +0000</text:p>
          </table:table-cell>
          <table:table-cell table:style-name="ce8" table:number-columns-repeated="19"/>
          <table:table-cell table:number-columns-repeated="997"/>
        </table:table-row>
        <table:table-row table:style-name="ro1">
          <table:table-cell table:style-name="ce6" office:value-type="string" calcext:value-type="string">
            <text:p>Trellis</text:p>
          </table:table-cell>
          <table:table-cell table:style-name="ce10" office:value-type="string" calcext:value-type="string">
            <text:p/>
            <text:p/>
            <text:p>Trellis (https://readtrellis.com) permet le dialogue avec des ouvrages en </text:p>
            <text:p>pdf. Outils d’un lecteur ebook, bibliothèque (EN). Génère l’audio du </text:p>
            <text:p>document (en cours, test à suivre), cite ses sources avec pages. En beta </text:p>
            <text:p>gratuite. Texte : https://ebooksgratuits.com/details.php?book=740…</text:p>
            <text:p/>
            <text:p>L’article Trellis est apparu en premier sur Une IA par jour.</text:p>
            <text:p/>
          </table:table-cell>
          <table:table-cell table:style-name="ce7" office:value-type="string" calcext:value-type="string">
            <text:p><text:a xlink:href="https://www.uneiaparjour.fr/trellis/" xlink:type="simple">https://www.uneiaparjour.fr/trellis/</text:a></text:p>
          </table:table-cell>
          <table:table-cell table:number-columns-repeated="2" table:style-name="ce6" office:value-type="string" calcext:value-type="string">
            <text:p>texte</text:p>
          </table:table-cell>
          <table:table-cell table:style-name="ce6" office:value-type="string" calcext:value-type="string">
            <text:p>voix</text:p>
          </table:table-cell>
          <table:table-cell table:style-name="ce8"/>
          <table:table-cell table:style-name="ce6" office:value-type="string" calcext:value-type="string">
            <text:p>Mon, 20 Nov 2023 20:52:00 +0000</text:p>
          </table:table-cell>
          <table:table-cell table:style-name="ce8" table:number-columns-repeated="19"/>
          <table:table-cell table:number-columns-repeated="997"/>
        </table:table-row>
        <table:table-row table:style-name="ro1">
          <table:table-cell table:style-name="ce6" office:value-type="string" calcext:value-type="string">
            <text:p>Seeker</text:p>
          </table:table-cell>
          <table:table-cell table:style-name="ce10" office:value-type="string" calcext:value-type="string">
            <text:p/>
            <text:p/>
            <text:p>Seeker (https://seekerchat.ai) analyse les documents chargés – pdf, doc, </text:p>
            <text:p>json, TXT, epub, ppt – et permet une conversation « avancée » avec sources </text:p>
            <text:p>et relations entre les concepts développés. Base ChatGPT. 500 pages de 300 </text:p>
            <text:p>caractères gratuites</text:p>
            <text:p/>
            <text:p>L’article Seeker est apparu en premier sur Une IA par jour.</text:p>
            <text:p/>
          </table:table-cell>
          <table:table-cell table:style-name="ce7" office:value-type="string" calcext:value-type="string">
            <text:p><text:a xlink:href="https://www.uneiaparjour.fr/seeker/" xlink:type="simple">https://www.uneiaparjour.fr/seeker/</text:a></text:p>
          </table:table-cell>
          <table:table-cell table:style-name="ce6" office:value-type="string" calcext:value-type="string">
            <text:p>documents</text:p>
          </table:table-cell>
          <table:table-cell table:number-columns-repeated="2" table:style-name="ce6" office:value-type="string" calcext:value-type="string">
            <text:p>texte</text:p>
          </table:table-cell>
          <table:table-cell table:style-name="ce8"/>
          <table:table-cell table:style-name="ce6" office:value-type="string" calcext:value-type="string">
            <text:p>Sun, 19 Nov 2023 20:11:00 +0000</text:p>
          </table:table-cell>
          <table:table-cell table:style-name="ce8" table:number-columns-repeated="19"/>
          <table:table-cell table:number-columns-repeated="997"/>
        </table:table-row>
        <table:table-row table:style-name="ro1">
          <table:table-cell table:style-name="ce6" office:value-type="string" calcext:value-type="string">
            <text:p>Piktochart</text:p>
          </table:table-cell>
          <table:table-cell table:style-name="ce10" office:value-type="string" calcext:value-type="string">
            <text:p/>
            <text:p/>
            <text:p>Piktochart inclut l’IA générative pour créer des infographies à partir d’un </text:p>
            <text:p>prompt (https://piktochart.com/generative-ai). Images tirées de banques et </text:p>
            <text:p>textes générés assez basiques même avec prompt détaillé mais tout est </text:p>
            <text:p>éditable. 4 générations /jour.</text:p>
            <text:p/>
            <text:p>L’article Piktochart est apparu en premier sur Une IA par jour.</text:p>
            <text:p/>
          </table:table-cell>
          <table:table-cell table:style-name="ce7" office:value-type="string" calcext:value-type="string">
            <text:p><text:a xlink:href="https://www.uneiaparjour.fr/piktochart/" xlink:type="simple">https://www.uneiaparjour.fr/piktochart/</text:a></text:p>
          </table:table-cell>
          <table:table-cell table:style-name="ce6" office:value-type="string" calcext:value-type="string">
            <text:p>images</text:p>
          </table:table-cell>
          <table:table-cell table:style-name="ce6" office:value-type="string" calcext:value-type="string">
            <text:p>sans compte</text:p>
          </table:table-cell>
          <table:table-cell table:style-name="ce6" office:value-type="string" calcext:value-type="string">
            <text:p>texte</text:p>
          </table:table-cell>
          <table:table-cell table:style-name="ce8"/>
          <table:table-cell table:style-name="ce6" office:value-type="string" calcext:value-type="string">
            <text:p>Sat, 18 Nov 2023 20:10:00 +0000</text:p>
          </table:table-cell>
          <table:table-cell table:style-name="ce8" table:number-columns-repeated="19"/>
          <table:table-cell table:number-columns-repeated="997"/>
        </table:table-row>
        <table:table-row table:style-name="ro1">
          <table:table-cell table:style-name="ce6" office:value-type="string" calcext:value-type="string">
            <text:p>Ankara</text:p>
          </table:table-cell>
          <table:table-cell table:style-name="ce10" office:value-type="string" calcext:value-type="string">
            <text:p/>
            <text:p/>
            <text:p>Ankara (https://ankarawebsite.vercel.app) génère la narration d’une vidéo à </text:p>
            <text:p>partir d’un prompt puis sa version audio. Plusieurs tons disponibles. FR à </text:p>
            <text:p>préciser mais aléatoire. Gratuit, sans compte. Tests avec </text:p>
            <text:p>https://pexels.com/fr-fr/video/paysage-nature-eau-nuages-5444740/… + </text:p>
            <text:p>https://www.pexels.com/fr-fr/video/homme-personne-travailler-technologie-5741026/</text:p>
            <text:p/>
            <text:p>L’article Ankara est apparu en premier sur Une IA par jour.</text:p>
            <text:p/>
          </table:table-cell>
          <table:table-cell table:style-name="ce7" office:value-type="string" calcext:value-type="string">
            <text:p><text:a xlink:href="https://www.uneiaparjour.fr/ankara/" xlink:type="simple">https://www.uneiaparjour.fr/ankara/</text:a></text:p>
          </table:table-cell>
          <table:table-cell table:style-name="ce6" office:value-type="string" calcext:value-type="string">
            <text:p>texte</text:p>
          </table:table-cell>
          <table:table-cell table:style-name="ce6" office:value-type="string" calcext:value-type="string">
            <text:p>vidéo</text:p>
          </table:table-cell>
          <table:table-cell table:style-name="ce6" office:value-type="string" calcext:value-type="string">
            <text:p>usage illimité</text:p>
          </table:table-cell>
          <table:table-cell table:style-name="ce8"/>
          <table:table-cell table:style-name="ce6" office:value-type="string" calcext:value-type="string">
            <text:p>Fri, 17 Nov 2023 20:06:00 +0000</text:p>
          </table:table-cell>
          <table:table-cell table:style-name="ce8" table:number-columns-repeated="19"/>
          <table:table-cell table:number-columns-repeated="997"/>
        </table:table-row>
        <table:table-row table:style-name="ro1">
          <table:table-cell table:style-name="ce6" office:value-type="string" calcext:value-type="string">
            <text:p>Virbo</text:p>
          </table:table-cell>
          <table:table-cell table:style-name="ce10" office:value-type="string" calcext:value-type="string">
            <text:p/>
            <text:p/>
            <text:p>Virbo (https://virbo.wondershare.com) génère le scénario puis sa vidéo </text:p>
            <text:p>sous-titrée avec avatar à partir d’un prompt. Édition avancée, traduction, </text:p>
            <text:p>choix des fonds et des avatars. Appli iOS et android, 2 min de vidéo </text:p>
            <text:p>gratuite. Test ci-dessous (brut et à travailler).</text:p>
            <text:p/>
            <text:p>L’article Virbo est apparu en premier sur Une IA par jour.</text:p>
            <text:p/>
          </table:table-cell>
          <table:table-cell table:style-name="ce7" office:value-type="string" calcext:value-type="string">
            <text:p><text:a xlink:href="https://www.uneiaparjour.fr/virbo/" xlink:type="simple">https://www.uneiaparjour.fr/virbo/</text:a></text:p>
          </table:table-cell>
          <table:table-cell table:style-name="ce6" office:value-type="string" calcext:value-type="string">
            <text:p>texte</text:p>
          </table:table-cell>
          <table:table-cell table:style-name="ce6" office:value-type="string" calcext:value-type="string">
            <text:p>documents</text:p>
          </table:table-cell>
          <table:table-cell table:style-name="ce6" office:value-type="string" calcext:value-type="string">
            <text:p>sans compte</text:p>
          </table:table-cell>
          <table:table-cell table:style-name="ce8"/>
          <table:table-cell table:style-name="ce6" office:value-type="string" calcext:value-type="string">
            <text:p>Thu, 16 Nov 2023 20:04:00 +0000</text:p>
          </table:table-cell>
          <table:table-cell table:style-name="ce8" table:number-columns-repeated="19"/>
          <table:table-cell table:number-columns-repeated="997"/>
        </table:table-row>
        <table:table-row table:style-name="ro1">
          <table:table-cell table:style-name="ce6" office:value-type="string" calcext:value-type="string">
            <text:p>Vizualizer de Build Legends</text:p>
          </table:table-cell>
          <table:table-cell table:style-name="ce10" office:value-type="string" calcext:value-type="string">
            <text:p/>
            <text:p/>
            <text:p>Vizualizer de Build Legends (https://app.buildlegends.com) génére des </text:p>
            <text:p>histoires de plusieurs chapitres à partir d’un texte à trous, avec images </text:p>
            <text:p>d’illustration. En anglais avec lecture possible et partage par lien. </text:p>
            <text:p>Gratuit et sans compte. Test ici : </text:p>
            <text:p>https://app.buildlegends.com/reader/agFBlhf0y7LXVUzqSnk4?utm_source=visualizer&amp;utm_medium=share</text:p>
            <text:p/>
            <text:p>L’article Vizualizer de Build Legends est apparu en premier sur Une IA par </text:p>
            <text:p>jour.</text:p>
            <text:p/>
          </table:table-cell>
          <table:table-cell table:style-name="ce7" office:value-type="string" calcext:value-type="string">
            <text:p><text:a xlink:href="https://www.uneiaparjour.fr/vizualizer-de-build-legends-2/" xlink:type="simple">https://www.uneiaparjour.fr/vizualizer-de-build-legends-2/</text:a></text:p>
          </table:table-cell>
          <table:table-cell table:style-name="ce6" office:value-type="string" calcext:value-type="string">
            <text:p>histoires enfants</text:p>
          </table:table-cell>
          <table:table-cell table:style-name="ce6" office:value-type="string" calcext:value-type="string">
            <text:p>texte</text:p>
          </table:table-cell>
          <table:table-cell table:style-name="ce6" office:value-type="string" calcext:value-type="string">
            <text:p>recherche</text:p>
          </table:table-cell>
          <table:table-cell table:style-name="ce8"/>
          <table:table-cell table:style-name="ce6" office:value-type="string" calcext:value-type="string">
            <text:p>Wed, 15 Nov 2023 20:59:00 +0000</text:p>
          </table:table-cell>
          <table:table-cell table:style-name="ce8" table:number-columns-repeated="19"/>
          <table:table-cell table:number-columns-repeated="997"/>
        </table:table-row>
        <table:table-row table:style-name="ro1">
          <table:table-cell table:style-name="ce6" office:value-type="string" calcext:value-type="string">
            <text:p>Illusion Diffusion HQ</text:p>
          </table:table-cell>
          <table:table-cell table:style-name="ce10" office:value-type="string" calcext:value-type="string">
            <text:p/>
            <text:p/>
            <text:p>Illusion Diffusion HQ </text:p>
            <text:p>(https://huggingface.co/spaces/AP123/IllusionDiffusion) permet de créer des </text:p>
            <text:p>illusions d’optique à partir d’une illusion proposée ou importée et d’un </text:p>
            <text:p>prompt. Nombreux réglages possibles, tâtonnement nécessaire. Gratuit et </text:p>
            <text:p>open source.</text:p>
            <text:p/>
            <text:p>L’article Illusion Diffusion HQ est apparu en premier sur Une IA par jour.</text:p>
            <text:p/>
          </table:table-cell>
          <table:table-cell table:style-name="ce7" office:value-type="string" calcext:value-type="string">
            <text:p><text:a xlink:href="https://www.uneiaparjour.fr/illusion-diffusion-hq/" xlink:type="simple">https://www.uneiaparjour.fr/illusion-diffusion-hq/</text:a></text:p>
          </table:table-cell>
          <table:table-cell table:style-name="ce6" office:value-type="string" calcext:value-type="string">
            <text:p>images</text:p>
          </table:table-cell>
          <table:table-cell table:style-name="ce6" office:value-type="string" calcext:value-type="string">
            <text:p>texte</text:p>
          </table:table-cell>
          <table:table-cell table:style-name="ce6" office:value-type="string" calcext:value-type="string">
            <text:p>sans compte</text:p>
          </table:table-cell>
          <table:table-cell table:style-name="ce8"/>
          <table:table-cell table:style-name="ce6" office:value-type="string" calcext:value-type="string">
            <text:p>Tue, 14 Nov 2023 20:56:00 +0000</text:p>
          </table:table-cell>
          <table:table-cell table:style-name="ce8" table:number-columns-repeated="19"/>
          <table:table-cell table:number-columns-repeated="997"/>
        </table:table-row>
        <table:table-row table:style-name="ro1">
          <table:table-cell table:style-name="ce6" office:value-type="string" calcext:value-type="string">
            <text:p>Mobirise</text:p>
          </table:table-cell>
          <table:table-cell table:style-name="ce10" office:value-type="string" calcext:value-type="string">
            <text:p/>
            <text:p/>
            <text:p>Mobirise (https://ai.mobirise.com) génère une page web à partir d’un </text:p>
            <text:p>prompt. Orientation commerce, export zip par envoi courriel pour édition </text:p>
            <text:p>app dédiée « mobirise ». Version alpha gratuite. Test depuis le prompt </text:p>
            <text:p>habituel « formation IA » : </text:p>
            <text:p>https://lab-mobirise-ai.ui-api.com/pages/WNMlwo2Qz8bLq1u6ApF-U….</text:p>
            <text:p/>
            <text:p>L’article Mobirise est apparu en premier sur Une IA par jour.</text:p>
            <text:p/>
          </table:table-cell>
          <table:table-cell table:style-name="ce7" office:value-type="string" calcext:value-type="string">
            <text:p><text:a xlink:href="https://www.uneiaparjour.fr/mobirise/" xlink:type="simple">https://www.uneiaparjour.fr/mobirise/</text:a></text:p>
          </table:table-cell>
          <table:table-cell table:style-name="ce6" office:value-type="string" calcext:value-type="string">
            <text:p>page web</text:p>
          </table:table-cell>
          <table:table-cell table:style-name="ce6" office:value-type="string" calcext:value-type="string">
            <text:p>voix</text:p>
          </table:table-cell>
          <table:table-cell table:style-name="ce6" office:value-type="string" calcext:value-type="string">
            <text:p>texte</text:p>
          </table:table-cell>
          <table:table-cell table:style-name="ce8"/>
          <table:table-cell table:style-name="ce6" office:value-type="string" calcext:value-type="string">
            <text:p>Mon, 13 Nov 2023 20:54:00 +0000</text:p>
          </table:table-cell>
          <table:table-cell table:style-name="ce8" table:number-columns-repeated="19"/>
          <table:table-cell table:number-columns-repeated="997"/>
        </table:table-row>
        <table:table-row table:style-name="ro1">
          <table:table-cell table:style-name="ce6" office:value-type="string" calcext:value-type="string">
            <text:p>Cassette</text:p>
          </table:table-cell>
          <table:table-cell table:style-name="ce10" office:value-type="string" calcext:value-type="string">
            <text:p/>
            <text:p/>
            <text:p>Cassette (https://cassetteai.com) génère 3 morceaux de musique ou effets </text:p>
            <text:p>sonores de 3 min /mois dans sa version gratuite (utilisation non </text:p>
            <text:p>commerciale et partage public). Aide au prompt et édition. Tests : </text:p>
            <text:p>https://cassetteai.com/audioplayer?cassetteId=b6f8430a-f402-46b2-9216-2bf4f0e74450… </text:p>
            <text:p>/ </text:p>
            <text:p>https://cassetteai.com/audioplayer?cassetteId=67ac4b32-7167-4f8c-8684-ac04b846d206…</text:p>
            <text:p/>
            <text:p>L’article Cassette est apparu en premier sur Une IA par jour.</text:p>
            <text:p/>
          </table:table-cell>
          <table:table-cell table:style-name="ce7" office:value-type="string" calcext:value-type="string">
            <text:p><text:a xlink:href="https://www.uneiaparjour.fr/cassette/" xlink:type="simple">https://www.uneiaparjour.fr/cassette/</text:a></text:p>
          </table:table-cell>
          <table:table-cell table:style-name="ce6" office:value-type="string" calcext:value-type="string">
            <text:p>musique</text:p>
          </table:table-cell>
          <table:table-cell table:style-name="ce6" office:value-type="string" calcext:value-type="string">
            <text:p>usage illimité</text:p>
          </table:table-cell>
          <table:table-cell table:style-name="ce6" office:value-type="string" calcext:value-type="string">
            <text:p>vidéo</text:p>
          </table:table-cell>
          <table:table-cell table:style-name="ce8"/>
          <table:table-cell table:style-name="ce6" office:value-type="string" calcext:value-type="string">
            <text:p>Sun, 12 Nov 2023 20:52:00 +0000</text:p>
          </table:table-cell>
          <table:table-cell table:style-name="ce8" table:number-columns-repeated="19"/>
          <table:table-cell table:number-columns-repeated="997"/>
        </table:table-row>
        <table:table-row table:style-name="ro1">
          <table:table-cell table:style-name="ce6" office:value-type="string" calcext:value-type="string">
            <text:p>AI presentation maker</text:p>
          </table:table-cell>
          <table:table-cell table:style-name="ce10" office:value-type="string" calcext:value-type="string">
            <text:p/>
            <text:p/>
            <text:p>AI presentation maker (https://wepik.com/ai-presentations…) génère </text:p>
            <text:p>gratuitement des présentations avec choix du ton, langue et nombre de </text:p>
            <text:p>diapos. Édition multiple, export image ou pdf. Création de textes et </text:p>
            <text:p>d’images par IA inclus. Test : </text:p>
            <text:p>https://wepik.com/share/9a9709a5-1934-4384-918d-671767d31fd5#rs=link</text:p>
            <text:p/>
            <text:p>L’article AI presentation maker est apparu en premier sur Une IA par jour.</text:p>
            <text:p/>
          </table:table-cell>
          <table:table-cell table:style-name="ce7" office:value-type="string" calcext:value-type="string">
            <text:p><text:a xlink:href="https://www.uneiaparjour.fr/ai-presentation-maker/" xlink:type="simple">https://www.uneiaparjour.fr/ai-presentation-maker/</text:a></text:p>
          </table:table-cell>
          <table:table-cell table:style-name="ce6" office:value-type="string" calcext:value-type="string">
            <text:p>présentation</text:p>
          </table:table-cell>
          <table:table-cell table:style-name="ce6" office:value-type="string" calcext:value-type="string">
            <text:p>qr code</text:p>
          </table:table-cell>
          <table:table-cell table:style-name="ce6" office:value-type="string" calcext:value-type="string">
            <text:p>vidéo</text:p>
          </table:table-cell>
          <table:table-cell table:style-name="ce8"/>
          <table:table-cell table:style-name="ce6" office:value-type="string" calcext:value-type="string">
            <text:p>Sat, 11 Nov 2023 20:49:00 +0000</text:p>
          </table:table-cell>
          <table:table-cell table:style-name="ce8" table:number-columns-repeated="19"/>
          <table:table-cell table:number-columns-repeated="997"/>
        </table:table-row>
        <table:table-row table:style-name="ro1">
          <table:table-cell table:style-name="ce6" office:value-type="string" calcext:value-type="string">
            <text:p>Books by Ai</text:p>
          </table:table-cell>
          <table:table-cell table:style-name="ce10" office:value-type="string" calcext:value-type="string">
            <text:p/>
            <text:p/>
            <text:p>Books by Ai (https://booksbyai.app) génère des livres basés sur ChatGPT à </text:p>
            <text:p>partir d’un prompt. Gratuit avec téléchargement payant. Partageable mais </text:p>
            <text:p>non modifiable. 9 langues de génération. Recherche des autres livres </text:p>
            <text:p>publics. Test : https://booksbyai.app/uKzv0MTLPm0GgBLR/…</text:p>
            <text:p/>
            <text:p>L’article Books by Ai est apparu en premier sur Une IA par jour.</text:p>
            <text:p/>
          </table:table-cell>
          <table:table-cell table:style-name="ce7" office:value-type="string" calcext:value-type="string">
            <text:p><text:a xlink:href="https://www.uneiaparjour.fr/books-by-ai/" xlink:type="simple">https://www.uneiaparjour.fr/books-by-ai/</text:a></text:p>
          </table:table-cell>
          <table:table-cell table:style-name="ce6" office:value-type="string" calcext:value-type="string">
            <text:p>texte</text:p>
          </table:table-cell>
          <table:table-cell table:style-name="ce6" office:value-type="string" calcext:value-type="string">
            <text:p>open source</text:p>
          </table:table-cell>
          <table:table-cell table:style-name="ce6" office:value-type="string" calcext:value-type="string">
            <text:p>voix</text:p>
          </table:table-cell>
          <table:table-cell table:style-name="ce8"/>
          <table:table-cell table:style-name="ce6" office:value-type="string" calcext:value-type="string">
            <text:p>Fri, 10 Nov 2023 20:47:00 +0000</text:p>
          </table:table-cell>
          <table:table-cell table:style-name="ce8" table:number-columns-repeated="19"/>
          <table:table-cell table:number-columns-repeated="997"/>
        </table:table-row>
        <table:table-row table:style-name="ro1">
          <table:table-cell table:style-name="ce6" office:value-type="string" calcext:value-type="string">
            <text:p>Debaters</text:p>
          </table:table-cell>
          <table:table-cell table:style-name="ce10" office:value-type="string" calcext:value-type="string">
            <text:p/>
            <text:p/>
            <text:p>Si IAusages et IAlimites débattent dans une appli qu’en reste-t-il ? </text:p>
            <text:p>Debaters (https://debaters.ai) engage un dialogue entre 2 persona définies </text:p>
            <text:p>par prompt et trait de caractère. FR si prompt FR. 1 débat gratuit. Test : </text:p>
            <text:p>https://debaters.ai/blogs/les-ia-generatives-en-education-de-nombreux-usages-vs-les-ia-generatives-en-education-surtout-des-limites-1699556128…</text:p>
            <text:p/>
            <text:p>L’article Debaters est apparu en premier sur Une IA par jour.</text:p>
            <text:p/>
          </table:table-cell>
          <table:table-cell table:style-name="ce7" office:value-type="string" calcext:value-type="string">
            <text:p><text:a xlink:href="https://www.uneiaparjour.fr/debaters/" xlink:type="simple">https://www.uneiaparjour.fr/debaters/</text:a></text:p>
          </table:table-cell>
          <table:table-cell table:style-name="ce6" office:value-type="string" calcext:value-type="string">
            <text:p>texte</text:p>
          </table:table-cell>
          <table:table-cell table:style-name="ce6" office:value-type="string" calcext:value-type="string">
            <text:p>usage illimité</text:p>
          </table:table-cell>
          <table:table-cell table:style-name="ce6" office:value-type="string" calcext:value-type="string">
            <text:p>texte</text:p>
          </table:table-cell>
          <table:table-cell table:style-name="ce8"/>
          <table:table-cell table:style-name="ce6" office:value-type="string" calcext:value-type="string">
            <text:p>Thu, 09 Nov 2023 20:31:00 +0000</text:p>
          </table:table-cell>
          <table:table-cell table:style-name="ce8" table:number-columns-repeated="19"/>
          <table:table-cell table:number-columns-repeated="997"/>
        </table:table-row>
        <table:table-row table:style-name="ro1">
          <table:table-cell table:style-name="ce6" office:value-type="string" calcext:value-type="string">
            <text:p>TextCortex</text:p>
          </table:table-cell>
          <table:table-cell table:style-name="ce10" office:value-type="string" calcext:value-type="string">
            <text:p/>
            <text:p/>
            <text:p>TextCortex (http://textcortex.com) est un chatbot personnalisable : LLM </text:p>
            <text:p>Sophios et GPT4, modèles définis, base de données personnalisable, aide au </text:p>
            <text:p>prompt, synthèse vocale. 20 générations gratuites par jour. source pour le </text:p>
            <text:p>test : </text:p>
            <text:p>https://collimateur.uqam.ca/a-la-une/la-taxonomie-de-bloom-revisitee-a-lere-de-lia/</text:p>
            <text:p/>
            <text:p>L’article TextCortex est apparu en premier sur Une IA par jour.</text:p>
            <text:p/>
          </table:table-cell>
          <table:table-cell table:style-name="ce7" office:value-type="string" calcext:value-type="string">
            <text:p><text:a xlink:href="https://www.uneiaparjour.fr/1687-2/" xlink:type="simple">https://www.uneiaparjour.fr/1687-2/</text:a></text:p>
          </table:table-cell>
          <table:table-cell table:style-name="ce6" office:value-type="string" calcext:value-type="string">
            <text:p>chatbot</text:p>
          </table:table-cell>
          <table:table-cell table:number-columns-repeated="2" table:style-name="ce6" office:value-type="string" calcext:value-type="string">
            <text:p>texte</text:p>
          </table:table-cell>
          <table:table-cell table:style-name="ce8"/>
          <table:table-cell table:style-name="ce6" office:value-type="string" calcext:value-type="string">
            <text:p>Wed, 08 Nov 2023 20:29:00 +0000</text:p>
          </table:table-cell>
          <table:table-cell table:style-name="ce8" table:number-columns-repeated="19"/>
          <table:table-cell table:number-columns-repeated="997"/>
        </table:table-row>
        <table:table-row table:style-name="ro1">
          <table:table-cell table:style-name="ce6" office:value-type="string" calcext:value-type="string">
            <text:p>Magicwrite</text:p>
          </table:table-cell>
          <table:table-cell table:style-name="ce10" office:value-type="string" calcext:value-type="string">
            <text:p/>
            <text:p/>
            <text:p>Magicwrite (https://magicwrite.netlify.app) est une application générative </text:p>
            <text:p>de texte gratuite et sans compte. Génération parfois limitée en longueur et </text:p>
            <text:p>sans interaction possible avec le texte proposé.</text:p>
            <text:p/>
            <text:p>L’article Magicwrite est apparu en premier sur Une IA par jour.</text:p>
            <text:p/>
          </table:table-cell>
          <table:table-cell table:style-name="ce7" office:value-type="string" calcext:value-type="string">
            <text:p><text:a xlink:href="https://www.uneiaparjour.fr/magicwrite/" xlink:type="simple">https://www.uneiaparjour.fr/magicwrite/</text:a></text:p>
          </table:table-cell>
          <table:table-cell table:number-columns-repeated="3" table:style-name="ce6" office:value-type="string" calcext:value-type="string">
            <text:p>texte</text:p>
          </table:table-cell>
          <table:table-cell table:style-name="ce8"/>
          <table:table-cell table:style-name="ce6" office:value-type="string" calcext:value-type="string">
            <text:p>Tue, 07 Nov 2023 20:28:00 +0000</text:p>
          </table:table-cell>
          <table:table-cell table:style-name="ce8" table:number-columns-repeated="19"/>
          <table:table-cell table:number-columns-repeated="997"/>
        </table:table-row>
        <table:table-row table:style-name="ro1">
          <table:table-cell table:style-name="ce6" office:value-type="string" calcext:value-type="string">
            <text:p>HistoryGPT</text:p>
          </table:table-cell>
          <table:table-cell table:style-name="ce10" office:value-type="string" calcext:value-type="string">
            <text:p/>
            <text:p/>
            <text:p>HistoryGPT (https://historygpt.art) rédige des « livres » d’histoire à </text:p>
            <text:p>partir d’un sujet qui est décliné en chapitres. Le dialogue est possible </text:p>
            <text:p>avec chaque chapitre généré via un chatbot. 5 générations gratuites, 6 </text:p>
            <text:p>langues dont le français.</text:p>
            <text:p/>
            <text:p>L’article HistoryGPT est apparu en premier sur Une IA par jour.</text:p>
            <text:p/>
          </table:table-cell>
          <table:table-cell table:style-name="ce7" office:value-type="string" calcext:value-type="string">
            <text:p><text:a xlink:href="https://www.uneiaparjour.fr/historygpt/" xlink:type="simple">https://www.uneiaparjour.fr/historygpt/</text:a></text:p>
          </table:table-cell>
          <table:table-cell table:style-name="ce6" office:value-type="string" calcext:value-type="string">
            <text:p>éducation</text:p>
          </table:table-cell>
          <table:table-cell table:number-columns-repeated="2" table:style-name="ce6" office:value-type="string" calcext:value-type="string">
            <text:p>sans compte</text:p>
          </table:table-cell>
          <table:table-cell table:style-name="ce8"/>
          <table:table-cell table:style-name="ce6" office:value-type="string" calcext:value-type="string">
            <text:p>Mon, 06 Nov 2023 20:26:00 +0000</text:p>
          </table:table-cell>
          <table:table-cell table:style-name="ce8" table:number-columns-repeated="19"/>
          <table:table-cell table:number-columns-repeated="997"/>
        </table:table-row>
        <table:table-row table:style-name="ro1">
          <table:table-cell table:style-name="ce6" office:value-type="string" calcext:value-type="string">
            <text:p>Easy-Peasy</text:p>
          </table:table-cell>
          <table:table-cell table:style-name="ce10" office:value-type="string" calcext:value-type="string">
            <text:p/>
            <text:p/>
            <text:p>Easy-Peasy (https://easy-peasy.ai) regroupe chatbot avec personas </text:p>
            <text:p>possibles, outils d’écriture, analyse dans documents et sites web, </text:p>
            <text:p>transcription audio et création d’images. 3000 mots, 5 images, 1 </text:p>
            <text:p>transcription par mois en version gratuite.</text:p>
            <text:p/>
            <text:p>L’article Easy-Peasy est apparu en premier sur Une IA par jour.</text:p>
            <text:p/>
          </table:table-cell>
          <table:table-cell table:style-name="ce7" office:value-type="string" calcext:value-type="string">
            <text:p><text:a xlink:href="https://www.uneiaparjour.fr/easy-peasy/" xlink:type="simple">https://www.uneiaparjour.fr/easy-peasy/</text:a></text:p>
          </table:table-cell>
          <table:table-cell table:style-name="ce6" office:value-type="string" calcext:value-type="string">
            <text:p>documents</text:p>
          </table:table-cell>
          <table:table-cell table:style-name="ce6" office:value-type="string" calcext:value-type="string">
            <text:p>quiz</text:p>
          </table:table-cell>
          <table:table-cell table:style-name="ce6" office:value-type="string" calcext:value-type="string">
            <text:p>open source</text:p>
          </table:table-cell>
          <table:table-cell table:style-name="ce8"/>
          <table:table-cell table:style-name="ce6" office:value-type="string" calcext:value-type="string">
            <text:p>Sun, 05 Nov 2023 20:24:00 +0000</text:p>
          </table:table-cell>
          <table:table-cell table:style-name="ce8" table:number-columns-repeated="19"/>
          <table:table-cell table:number-columns-repeated="997"/>
        </table:table-row>
        <table:table-row table:style-name="ro1">
          <table:table-cell table:style-name="ce6" office:value-type="string" calcext:value-type="string">
            <text:p>Pantheon</text:p>
          </table:table-cell>
          <table:table-cell table:style-name="ce10" office:value-type="string" calcext:value-type="string">
            <text:p/>
            <text:p/>
            <text:p>Pantheon (https://pantheon-ai.com) est un #chatbot qui permet de dialoguer </text:p>
            <text:p>via des « projets » constitués de nos propres sources chargées et de </text:p>
            <text:p>« personas », existantes ou crées. Gratuit avec une version payante. Source </text:p>
            <text:p>pour test : </text:p>
            <text:p>https://canotech.fr/a/35578/les-intelligences-artificielles-generatives…</text:p>
            <text:p/>
            <text:p>L’article Pantheon est apparu en premier sur Une IA par jour.</text:p>
            <text:p/>
          </table:table-cell>
          <table:table-cell table:style-name="ce7" office:value-type="string" calcext:value-type="string">
            <text:p><text:a xlink:href="https://www.uneiaparjour.fr/pantheon/" xlink:type="simple">https://www.uneiaparjour.fr/pantheon/</text:a></text:p>
          </table:table-cell>
          <table:table-cell table:style-name="ce6" office:value-type="string" calcext:value-type="string">
            <text:p>documents</text:p>
          </table:table-cell>
          <table:table-cell table:style-name="ce6" office:value-type="string" calcext:value-type="string">
            <text:p>éducation</text:p>
          </table:table-cell>
          <table:table-cell table:style-name="ce6" office:value-type="string" calcext:value-type="string">
            <text:p>usage illimité</text:p>
          </table:table-cell>
          <table:table-cell table:style-name="ce8"/>
          <table:table-cell table:style-name="ce6" office:value-type="string" calcext:value-type="string">
            <text:p>Sat, 04 Nov 2023 20:21:00 +0000</text:p>
          </table:table-cell>
          <table:table-cell table:style-name="ce8" table:number-columns-repeated="19"/>
          <table:table-cell table:number-columns-repeated="997"/>
        </table:table-row>
        <table:table-row table:style-name="ro1">
          <table:table-cell table:style-name="ce6" office:value-type="string" calcext:value-type="string">
            <text:p>Distillery</text:p>
          </table:table-cell>
          <table:table-cell table:style-name="ce10" office:value-type="string" calcext:value-type="string">
            <text:p/>
            <text:p/>
            <text:p>Distillery (https://followfox.ai) : outil de génération d’images avec 100 </text:p>
            <text:p>modèles disponibles </text:p>
            <text:p>(https://distillery-dev.github.io/site/Parameters/lora/lora/#loras-for-sd-15-models…). </text:p>
            <text:p>Augmentation et amélioration d’images, 10 requêtes par jour gratuites sur </text:p>
            <text:p>Discord.</text:p>
            <text:p/>
            <text:p>L’article Distillery est apparu en premier sur Une IA par jour.</text:p>
            <text:p/>
          </table:table-cell>
          <table:table-cell table:style-name="ce7" office:value-type="string" calcext:value-type="string">
            <text:p><text:a xlink:href="https://www.uneiaparjour.fr/distillery/" xlink:type="simple">https://www.uneiaparjour.fr/distillery/</text:a></text:p>
          </table:table-cell>
          <table:table-cell table:style-name="ce6" office:value-type="string" calcext:value-type="string">
            <text:p>images</text:p>
          </table:table-cell>
          <table:table-cell table:style-name="ce6" office:value-type="string" calcext:value-type="string">
            <text:p>texte</text:p>
          </table:table-cell>
          <table:table-cell table:style-name="ce6" office:value-type="string" calcext:value-type="string">
            <text:p>open source</text:p>
          </table:table-cell>
          <table:table-cell table:style-name="ce8"/>
          <table:table-cell table:style-name="ce6" office:value-type="string" calcext:value-type="string">
            <text:p>Fri, 03 Nov 2023 19:19:00 +0000</text:p>
          </table:table-cell>
          <table:table-cell table:style-name="ce8" table:number-columns-repeated="19"/>
          <table:table-cell table:number-columns-repeated="997"/>
        </table:table-row>
        <table:table-row table:style-name="ro1">
          <table:table-cell table:style-name="ce6" office:value-type="string" calcext:value-type="string">
            <text:p>Game generator</text:p>
          </table:table-cell>
          <table:table-cell table:style-name="ce10" office:value-type="string" calcext:value-type="string">
            <text:p/>
            <text:p/>
            <text:p>Game generator (https://game-generator.com) crée des éléments graphiques </text:p>
            <text:p>destinés aux environnements jeux vidéos (autres possibles 😉 à partir d’un </text:p>
            <text:p>prompt ou d’une esquisse avec des styles et des types de génération </text:p>
            <text:p>définis. 5 générations gratuites.</text:p>
            <text:p/>
            <text:p>L’article Game generator est apparu en premier sur Une IA par jour.</text:p>
            <text:p/>
          </table:table-cell>
          <table:table-cell table:style-name="ce7" office:value-type="string" calcext:value-type="string">
            <text:p><text:a xlink:href="https://www.uneiaparjour.fr/game-generator/" xlink:type="simple">https://www.uneiaparjour.fr/game-generator/</text:a></text:p>
          </table:table-cell>
          <table:table-cell table:style-name="ce6" office:value-type="string" calcext:value-type="string">
            <text:p>images</text:p>
          </table:table-cell>
          <table:table-cell table:style-name="ce6" office:value-type="string" calcext:value-type="string">
            <text:p>usage illimité</text:p>
          </table:table-cell>
          <table:table-cell table:style-name="ce6" office:value-type="string" calcext:value-type="string">
            <text:p>sans compte</text:p>
          </table:table-cell>
          <table:table-cell table:style-name="ce8"/>
          <table:table-cell table:style-name="ce6" office:value-type="string" calcext:value-type="string">
            <text:p>Thu, 02 Nov 2023 20:17:00 +0000</text:p>
          </table:table-cell>
          <table:table-cell table:style-name="ce8" table:number-columns-repeated="19"/>
          <table:table-cell table:number-columns-repeated="997"/>
        </table:table-row>
        <table:table-row table:style-name="ro1">
          <table:table-cell table:style-name="ce6" office:value-type="string" calcext:value-type="string">
            <text:p>Education Genius</text:p>
          </table:table-cell>
          <table:table-cell table:style-name="ce10" office:value-type="string" calcext:value-type="string">
            <text:p/>
            <text:p/>
            <text:p>Education Genius (https://educationgenius.io) regroupe 45 outils pour </text:p>
            <text:p>accompagner les enseignants de la génération d’idées à l’évaluation. </text:p>
            <text:p>Interface (presque 😉 en FR et génération en FR. 20000 mots gratuits par </text:p>
            <text:p>mois (via forfait « beta user » dans adhésion).</text:p>
            <text:p/>
            <text:p>L’article Education Genius est apparu en premier sur Une IA par jour.</text:p>
            <text:p/>
          </table:table-cell>
          <table:table-cell table:style-name="ce7" office:value-type="string" calcext:value-type="string">
            <text:p><text:a xlink:href="https://www.uneiaparjour.fr/education-genius/" xlink:type="simple">https://www.uneiaparjour.fr/education-genius/</text:a></text:p>
          </table:table-cell>
          <table:table-cell table:style-name="ce6" office:value-type="string" calcext:value-type="string">
            <text:p>éducation</text:p>
          </table:table-cell>
          <table:table-cell table:style-name="ce6" office:value-type="string" calcext:value-type="string">
            <text:p>quiz</text:p>
          </table:table-cell>
          <table:table-cell table:style-name="ce6" office:value-type="string" calcext:value-type="string">
            <text:p>texte</text:p>
          </table:table-cell>
          <table:table-cell table:style-name="ce8"/>
          <table:table-cell table:style-name="ce6" office:value-type="string" calcext:value-type="string">
            <text:p>Wed, 01 Nov 2023 20:15:00 +0000</text:p>
          </table:table-cell>
          <table:table-cell table:style-name="ce8" table:number-columns-repeated="19"/>
          <table:table-cell table:number-columns-repeated="997"/>
        </table:table-row>
        <table:table-row table:style-name="ro1">
          <table:table-cell table:style-name="ce6" office:value-type="string" calcext:value-type="string">
            <text:p>Feedback</text:p>
          </table:table-cell>
          <table:table-cell table:style-name="ce10" office:value-type="string" calcext:value-type="string">
            <text:p/>
            <text:p/>
            <text:p>Feedback (http://feedback.gotlearning.com) propose des retours sur les </text:p>
            <text:p>textes ou copies chargés (1500 mots). Pré-prompts en EN, répond en FR si </text:p>
            <text:p>prompt rédigé. Gratuit, 100 requêtes/jour. Test avec corrigé bac philo </text:p>
            <text:p>@philomag : </text:p>
            <text:p>https://www.philomag.com/articles/corriges-du-bac-philo-filiere-generale-vouloir-la-paix-est-ce-vouloir-la-justice</text:p>
            <text:p/>
            <text:p>L’article Feedback est apparu en premier sur Une IA par jour.</text:p>
            <text:p/>
          </table:table-cell>
          <table:table-cell table:style-name="ce7" office:value-type="string" calcext:value-type="string">
            <text:p><text:a xlink:href="https://www.uneiaparjour.fr/feedback/" xlink:type="simple">https://www.uneiaparjour.fr/feedback/</text:a></text:p>
          </table:table-cell>
          <table:table-cell table:style-name="ce6" office:value-type="string" calcext:value-type="string">
            <text:p>éducation</text:p>
          </table:table-cell>
          <table:table-cell table:number-columns-repeated="2" table:style-name="ce6" office:value-type="string" calcext:value-type="string">
            <text:p>usage illimité</text:p>
          </table:table-cell>
          <table:table-cell table:style-name="ce8"/>
          <table:table-cell table:style-name="ce6" office:value-type="string" calcext:value-type="string">
            <text:p>Tue, 31 Oct 2023 20:00:00 +0000</text:p>
          </table:table-cell>
          <table:table-cell table:style-name="ce8" table:number-columns-repeated="19"/>
          <table:table-cell table:number-columns-repeated="997"/>
        </table:table-row>
        <table:table-row table:style-name="ro1">
          <table:table-cell table:style-name="ce6" office:value-type="string" calcext:value-type="string">
            <text:p>The Visualizer</text:p>
          </table:table-cell>
          <table:table-cell table:style-name="ce10" office:value-type="string" calcext:value-type="string">
            <text:p/>
            <text:p/>
            <text:p>The Visualizer (https://www.thevisualizer.ai/) transforme un sujet en carte </text:p>
            <text:p>“infinie”, chaque point pouvant être développé à son tour ou réagencé. </text:p>
            <text:p>Export en image via bouton droit. Gratuit, sans compte et illimité avec GPT </text:p>
            <text:p>3.5 dans sa version texte simple. Ajout du 11/02/24 : cet outil n’est plus </text:p>
            <text:p>gratuit, article archivé</text:p>
            <text:p/>
            <text:p>L’article The Visualizer est apparu en premier sur Une IA par jour.</text:p>
            <text:p/>
          </table:table-cell>
          <table:table-cell table:style-name="ce7" office:value-type="string" calcext:value-type="string">
            <text:p><text:a xlink:href="https://www.uneiaparjour.fr/the-visualizer/" xlink:type="simple">https://www.uneiaparjour.fr/the-visualizer/</text:a></text:p>
          </table:table-cell>
          <table:table-cell table:style-name="ce6" office:value-type="string" calcext:value-type="string">
            <text:p>archives</text:p>
          </table:table-cell>
          <table:table-cell table:style-name="ce6" office:value-type="string" calcext:value-type="string">
            <text:p>texte</text:p>
          </table:table-cell>
          <table:table-cell table:style-name="ce6" office:value-type="string" calcext:value-type="string">
            <text:p>usage illimité</text:p>
          </table:table-cell>
          <table:table-cell table:style-name="ce8"/>
          <table:table-cell table:style-name="ce6" office:value-type="string" calcext:value-type="string">
            <text:p>Mon, 30 Oct 2023 20:52:00 +0000</text:p>
          </table:table-cell>
          <table:table-cell table:style-name="ce8" table:number-columns-repeated="19"/>
          <table:table-cell table:number-columns-repeated="997"/>
        </table:table-row>
        <table:table-row table:style-name="ro1">
          <table:table-cell table:style-name="ce6" office:value-type="string" calcext:value-type="string">
            <text:p>Idefics</text:p>
          </table:table-cell>
          <table:table-cell table:style-name="ce10" office:value-type="string" calcext:value-type="string">
            <text:p/>
            <text:p/>
            <text:p>Idefics (https://huggingface.co/spaces/HuggingFaceM4/idefics_playground…), </text:p>
            <text:p>modèle de langage visuel, répond aux questions posées sur des images. </text:p>
            <text:p>Accepte le FR, réponse en EN. Gratuit, open source. Sources des tests : </text:p>
            <text:p>https://remonterletemps.ign.fr/ et https://fr.wikipedia.org/</text:p>
            <text:p/>
            <text:p>L’article Idefics est apparu en premier sur Une IA par jour.</text:p>
            <text:p/>
          </table:table-cell>
          <table:table-cell table:style-name="ce7" office:value-type="string" calcext:value-type="string">
            <text:p><text:a xlink:href="https://www.uneiaparjour.fr/idefics/" xlink:type="simple">https://www.uneiaparjour.fr/idefics/</text:a></text:p>
          </table:table-cell>
          <table:table-cell table:style-name="ce6" office:value-type="string" calcext:value-type="string">
            <text:p>images</text:p>
          </table:table-cell>
          <table:table-cell table:style-name="ce6" office:value-type="string" calcext:value-type="string">
            <text:p>voix</text:p>
          </table:table-cell>
          <table:table-cell table:style-name="ce6" office:value-type="string" calcext:value-type="string">
            <text:p>texte</text:p>
          </table:table-cell>
          <table:table-cell table:style-name="ce8"/>
          <table:table-cell table:style-name="ce6" office:value-type="string" calcext:value-type="string">
            <text:p>Sun, 29 Oct 2023 20:48:00 +0000</text:p>
          </table:table-cell>
          <table:table-cell table:style-name="ce8" table:number-columns-repeated="19"/>
          <table:table-cell table:number-columns-repeated="997"/>
        </table:table-row>
        <table:table-row table:style-name="ro1">
          <table:table-cell table:style-name="ce6" office:value-type="string" calcext:value-type="string">
            <text:p>Imagine.art</text:p>
          </table:table-cell>
          <table:table-cell table:style-name="ce10" office:value-type="string" calcext:value-type="string">
            <text:p/>
            <text:p/>
            <text:p>Imagine (https://imagine.art) génère des images à partir de 30 modèles et </text:p>
            <text:p>80 styles. Image to image, aide au prompt, remix, suppression / </text:p>
            <text:p>régénération sur une partie d’image… 4 gratuites toutes les 4h ou accès via </text:p>
            <text:p>pub, webapp / discord / iOS / android</text:p>
            <text:p/>
            <text:p>L’article Imagine.art est apparu en premier sur Une IA par jour.</text:p>
            <text:p/>
          </table:table-cell>
          <table:table-cell table:style-name="ce7" office:value-type="string" calcext:value-type="string">
            <text:p><text:a xlink:href="https://www.uneiaparjour.fr/imagineart/" xlink:type="simple">https://www.uneiaparjour.fr/imagineart/</text:a></text:p>
          </table:table-cell>
          <table:table-cell table:style-name="ce6" office:value-type="string" calcext:value-type="string">
            <text:p>images</text:p>
          </table:table-cell>
          <table:table-cell table:style-name="ce6" office:value-type="string" calcext:value-type="string">
            <text:p>documents</text:p>
          </table:table-cell>
          <table:table-cell table:style-name="ce6" office:value-type="string" calcext:value-type="string">
            <text:p>texte</text:p>
          </table:table-cell>
          <table:table-cell table:style-name="ce8"/>
          <table:table-cell table:style-name="ce6" office:value-type="string" calcext:value-type="string">
            <text:p>Sat, 28 Oct 2023 19:45:00 +0000</text:p>
          </table:table-cell>
          <table:table-cell table:style-name="ce8" table:number-columns-repeated="19"/>
          <table:table-cell table:number-columns-repeated="997"/>
        </table:table-row>
        <table:table-row table:style-name="ro1">
          <table:table-cell table:style-name="ce6" office:value-type="string" calcext:value-type="string">
            <text:p>Courses</text:p>
          </table:table-cell>
          <table:table-cell table:style-name="ce10" office:value-type="string" calcext:value-type="string">
            <text:p/>
            <text:p/>
            <text:p>Courses (https://courses.ai) propose en version gratuite de créer un cours </text:p>
            <text:p>version texte à envoyer par courriel, du titre à la rédaction des leçons en </text:p>
            <text:p>passant par la page d’inscription. En EN, accepte et génère le plus souvent </text:p>
            <text:p>en FR.</text:p>
            <text:p/>
            <text:p>L’article Courses est apparu en premier sur Une IA par jour.</text:p>
            <text:p/>
          </table:table-cell>
          <table:table-cell table:style-name="ce7" office:value-type="string" calcext:value-type="string">
            <text:p><text:a xlink:href="https://www.uneiaparjour.fr/courses/" xlink:type="simple">https://www.uneiaparjour.fr/courses/</text:a></text:p>
          </table:table-cell>
          <table:table-cell table:style-name="ce6" office:value-type="string" calcext:value-type="string">
            <text:p>éducation</text:p>
          </table:table-cell>
          <table:table-cell table:style-name="ce6" office:value-type="string" calcext:value-type="string">
            <text:p>youtube</text:p>
          </table:table-cell>
          <table:table-cell table:style-name="ce6" office:value-type="string" calcext:value-type="string">
            <text:p>usage illimité</text:p>
          </table:table-cell>
          <table:table-cell table:style-name="ce8"/>
          <table:table-cell table:style-name="ce6" office:value-type="string" calcext:value-type="string">
            <text:p>Fri, 27 Oct 2023 19:41:00 +0000</text:p>
          </table:table-cell>
          <table:table-cell table:style-name="ce8" table:number-columns-repeated="19"/>
          <table:table-cell table:number-columns-repeated="997"/>
        </table:table-row>
        <table:table-row table:style-name="ro1">
          <table:table-cell table:style-name="ce6" office:value-type="string" calcext:value-type="string">
            <text:p>Xmind Copilot</text:p>
          </table:table-cell>
          <table:table-cell table:style-name="ce10" office:value-type="string" calcext:value-type="string">
            <text:p/>
            <text:p/>
            <text:p>Xmind Copilot (https://xmind.ai) : Xmind en version IA. Création de cartes </text:p>
            <text:p>avec un prompt, une carte existante, un document Markdown, écriture </text:p>
            <text:p>d’articles à partir de la carte. 5000 tokens gratuits (=une carte). </text:p>
            <text:p>Quelques mots mal générés en FR.</text:p>
            <text:p/>
            <text:p>L’article Xmind Copilot est apparu en premier sur Une IA par jour.</text:p>
            <text:p/>
          </table:table-cell>
          <table:table-cell table:style-name="ce7" office:value-type="string" calcext:value-type="string">
            <text:p><text:a xlink:href="https://www.uneiaparjour.fr/xmind-copilot/" xlink:type="simple">https://www.uneiaparjour.fr/xmind-copilot/</text:a></text:p>
          </table:table-cell>
          <table:table-cell table:style-name="ce6" office:value-type="string" calcext:value-type="string">
            <text:p>mindmap</text:p>
          </table:table-cell>
          <table:table-cell table:style-name="ce6" office:value-type="string" calcext:value-type="string">
            <text:p>documents</text:p>
          </table:table-cell>
          <table:table-cell table:style-name="ce6" office:value-type="string" calcext:value-type="string">
            <text:p>texte</text:p>
          </table:table-cell>
          <table:table-cell table:style-name="ce8"/>
          <table:table-cell table:style-name="ce6" office:value-type="string" calcext:value-type="string">
            <text:p>Thu, 26 Oct 2023 19:41:00 +0000</text:p>
          </table:table-cell>
          <table:table-cell table:style-name="ce8" table:number-columns-repeated="19"/>
          <table:table-cell table:number-columns-repeated="997"/>
        </table:table-row>
        <table:table-row table:style-name="ro1">
          <table:table-cell table:style-name="ce6" office:value-type="string" calcext:value-type="string">
            <text:p>Morph Studio</text:p>
          </table:table-cell>
          <table:table-cell table:style-name="ce10" office:value-type="string" calcext:value-type="string">
            <text:p/>
            <text:p/>
            <text:p>Morph Studio (https://morphstudio.xyz) crée de courtes vidéos à partir d’un </text:p>
            <text:p>prompt via Discord. Ajout de détails et plusieurs générations à partir du </text:p>
            <text:p>même prompt possibles. Création de memes et d’images cartoon avec 2 autres </text:p>
            <text:p>bots. Gratuit avec compte Discord. Deux autres tests dans ce post Twitter / </text:p>
            <text:p>X : https://x.com/bertrandformet/status/1696602495504482629?s=2</text:p>
            <text:p/>
            <text:p>L’article Morph Studio est apparu en premier sur Une IA par jour.</text:p>
            <text:p/>
          </table:table-cell>
          <table:table-cell table:style-name="ce7" office:value-type="string" calcext:value-type="string">
            <text:p><text:a xlink:href="https://www.uneiaparjour.fr/morph-studio/" xlink:type="simple">https://www.uneiaparjour.fr/morph-studio/</text:a></text:p>
          </table:table-cell>
          <table:table-cell table:style-name="ce6" office:value-type="string" calcext:value-type="string">
            <text:p>usage illimité</text:p>
          </table:table-cell>
          <table:table-cell table:style-name="ce6" office:value-type="string" calcext:value-type="string">
            <text:p>texte</text:p>
          </table:table-cell>
          <table:table-cell table:style-name="ce6" office:value-type="string" calcext:value-type="string">
            <text:p>usage illimité</text:p>
          </table:table-cell>
          <table:table-cell table:style-name="ce8"/>
          <table:table-cell table:style-name="ce6" office:value-type="string" calcext:value-type="string">
            <text:p>Wed, 25 Oct 2023 19:47:00 +0000</text:p>
          </table:table-cell>
          <table:table-cell table:style-name="ce8" table:number-columns-repeated="19"/>
          <table:table-cell table:number-columns-repeated="997"/>
        </table:table-row>
        <table:table-row table:style-name="ro1">
          <table:table-cell table:style-name="ce6" office:value-type="string" calcext:value-type="string">
            <text:p>Pi</text:p>
          </table:table-cell>
          <table:table-cell table:style-name="ce10" office:value-type="string" calcext:value-type="string">
            <text:p/>
            <text:p/>
            <text:p>Pi (http://pi.ai / @heypi_ai) le chatbot « empathique », allant des </text:p>
            <text:p>connaissances générales aux réponses plus personnelles, est désormais </text:p>
            <text:p>connecté (avec hallucinations ;). Gratuit, en ligne, sur iOS et en dm sur </text:p>
            <text:p>les messageries, avec audio.</text:p>
            <text:p/>
            <text:p>L’article Pi est apparu en premier sur Une IA par jour.</text:p>
            <text:p/>
          </table:table-cell>
          <table:table-cell table:style-name="ce7" office:value-type="string" calcext:value-type="string">
            <text:p><text:a xlink:href="https://www.uneiaparjour.fr/pi/" xlink:type="simple">https://www.uneiaparjour.fr/pi/</text:a></text:p>
          </table:table-cell>
          <table:table-cell table:style-name="ce6" office:value-type="string" calcext:value-type="string">
            <text:p>chatbot</text:p>
          </table:table-cell>
          <table:table-cell table:number-columns-repeated="2" table:style-name="ce6" office:value-type="string" calcext:value-type="string">
            <text:p>texte</text:p>
          </table:table-cell>
          <table:table-cell table:style-name="ce8"/>
          <table:table-cell table:style-name="ce6" office:value-type="string" calcext:value-type="string">
            <text:p>Tue, 24 Oct 2023 19:32:00 +0000</text:p>
          </table:table-cell>
          <table:table-cell table:style-name="ce8" table:number-columns-repeated="19"/>
          <table:table-cell table:number-columns-repeated="997"/>
        </table:table-row>
        <table:table-row table:style-name="ro1">
          <table:table-cell table:style-name="ce6" office:value-type="string" calcext:value-type="string">
            <text:p>Pitchgrade</text:p>
          </table:table-cell>
          <table:table-cell table:style-name="ce10" office:value-type="string" calcext:value-type="string">
            <text:p/>
            <text:p/>
            <text:p>Pitchgrade (https://pitchgrade.com) génère le plan d’une présentation en </text:p>
            <text:p>version texte à partir d’un prompt et du public ciblé. 180 langues et 300 </text:p>
            <text:p>modèles de présentation disponibles. Export au format txt.</text:p>
            <text:p/>
            <text:p>L’article Pitchgrade est apparu en premier sur Une IA par jour.</text:p>
            <text:p/>
          </table:table-cell>
          <table:table-cell table:style-name="ce7" office:value-type="string" calcext:value-type="string">
            <text:p><text:a xlink:href="https://www.uneiaparjour.fr/pitchgrade/" xlink:type="simple">https://www.uneiaparjour.fr/pitchgrade/</text:a></text:p>
          </table:table-cell>
          <table:table-cell table:style-name="ce6" office:value-type="string" calcext:value-type="string">
            <text:p>présentation</text:p>
          </table:table-cell>
          <table:table-cell table:style-name="ce6" office:value-type="string" calcext:value-type="string">
            <text:p>voix</text:p>
          </table:table-cell>
          <table:table-cell table:style-name="ce6" office:value-type="string" calcext:value-type="string">
            <text:p>texte</text:p>
          </table:table-cell>
          <table:table-cell table:style-name="ce8"/>
          <table:table-cell table:style-name="ce6" office:value-type="string" calcext:value-type="string">
            <text:p>Mon, 23 Oct 2023 19:31:00 +0000</text:p>
          </table:table-cell>
          <table:table-cell table:style-name="ce8" table:number-columns-repeated="19"/>
          <table:table-cell table:number-columns-repeated="997"/>
        </table:table-row>
        <table:table-row table:style-name="ro1">
          <table:table-cell table:style-name="ce6" office:value-type="string" calcext:value-type="string">
            <text:p>ShortVideoGen</text:p>
          </table:table-cell>
          <table:table-cell table:style-name="ce10" office:value-type="string" calcext:value-type="string">
            <text:p/>
            <text:p/>
            <text:p>ShortVideoGen (https://shortgen.video) génère de courtes vidéos avec </text:p>
            <text:p>musique (maxi 12s) à partir d’un prompt. Choix du nombre d’images/sec. 5 </text:p>
            <text:p>générations gratuites. Tests à 3, 12, 24 images à retrouver ici. On voit </text:p>
            <text:p>par contre bien la source des données !</text:p>
            <text:p/>
            <text:p>L’article ShortVideoGen est apparu en premier sur Une IA par jour.</text:p>
            <text:p/>
          </table:table-cell>
          <table:table-cell table:style-name="ce7" office:value-type="string" calcext:value-type="string">
            <text:p><text:a xlink:href="https://www.uneiaparjour.fr/shortvideogen/" xlink:type="simple">https://www.uneiaparjour.fr/shortvideogen/</text:a></text:p>
          </table:table-cell>
          <table:table-cell table:style-name="ce6" office:value-type="string" calcext:value-type="string">
            <text:p>musique</text:p>
          </table:table-cell>
          <table:table-cell table:style-name="ce6" office:value-type="string" calcext:value-type="string">
            <text:p>éducation</text:p>
          </table:table-cell>
          <table:table-cell table:style-name="ce6" office:value-type="string" calcext:value-type="string">
            <text:p>usage illimité</text:p>
          </table:table-cell>
          <table:table-cell table:style-name="ce8"/>
          <table:table-cell table:style-name="ce6" office:value-type="string" calcext:value-type="string">
            <text:p>Sun, 22 Oct 2023 19:29:00 +0000</text:p>
          </table:table-cell>
          <table:table-cell table:style-name="ce8" table:number-columns-repeated="19"/>
          <table:table-cell table:number-columns-repeated="997"/>
        </table:table-row>
        <table:table-row table:style-name="ro1">
          <table:table-cell table:style-name="ce6" office:value-type="string" calcext:value-type="string">
            <text:p>Teachmate</text:p>
          </table:table-cell>
          <table:table-cell table:style-name="ce10" office:value-type="string" calcext:value-type="string">
            <text:p/>
            <text:p/>
            <text:p>Teachmate (https://teachmateai.com) propose des outils dédiés aux </text:p>
            <text:p>enseignants, 11 accessibles gratuitement (en jaune). Accepte le FR mais </text:p>
            <text:p>génère en EN. Tests : – génération d’activités : </text:p>
            <text:p>https://codimd.apps.education.fr/IenFOBenTbuoxZEhLD0g5A?view – concept </text:p>
            <text:p>expliqué : https://codimd.apps.education.fr/Yx54xHErSg2FGqBJSCeUwg?view</text:p>
            <text:p/>
            <text:p>L’article Teachmate est apparu en premier sur Une IA par jour.</text:p>
            <text:p/>
          </table:table-cell>
          <table:table-cell table:style-name="ce7" office:value-type="string" calcext:value-type="string">
            <text:p><text:a xlink:href="https://www.uneiaparjour.fr/teachmate/" xlink:type="simple">https://www.uneiaparjour.fr/teachmate/</text:a></text:p>
          </table:table-cell>
          <table:table-cell table:style-name="ce6" office:value-type="string" calcext:value-type="string">
            <text:p>éducation</text:p>
          </table:table-cell>
          <table:table-cell table:style-name="ce6" office:value-type="string" calcext:value-type="string">
            <text:p>usage illimité</text:p>
          </table:table-cell>
          <table:table-cell table:style-name="ce6" office:value-type="string" calcext:value-type="string">
            <text:p>texte</text:p>
          </table:table-cell>
          <table:table-cell table:style-name="ce8"/>
          <table:table-cell table:style-name="ce6" office:value-type="string" calcext:value-type="string">
            <text:p>Sat, 21 Oct 2023 14:52:00 +0000</text:p>
          </table:table-cell>
          <table:table-cell table:style-name="ce8" table:number-columns-repeated="19"/>
          <table:table-cell table:number-columns-repeated="997"/>
        </table:table-row>
        <table:table-row table:style-name="ro1">
          <table:table-cell table:style-name="ce6" office:value-type="string" calcext:value-type="string">
            <text:p>Lensgo</text:p>
          </table:table-cell>
          <table:table-cell table:style-name="ce10" office:value-type="string" calcext:value-type="string">
            <text:p/>
            <text:p/>
            <text:p>Lensgo (https://lensgo.ai) génère images et vidéos (souvent psychédéliques </text:p>
            <text:p>dans les tests;). Plusieurs styles et tailles possibles, mouvement pour les </text:p>
            <text:p>vidéos, possibilité de créer et d’entraîner ses propres modèles. Beta </text:p>
            <text:p>gratuite (illimitée ?).</text:p>
            <text:p/>
            <text:p>L’article Lensgo est apparu en premier sur Une IA par jour.</text:p>
            <text:p/>
          </table:table-cell>
          <table:table-cell table:style-name="ce7" office:value-type="string" calcext:value-type="string">
            <text:p><text:a xlink:href="https://www.uneiaparjour.fr/lensgo/" xlink:type="simple">https://www.uneiaparjour.fr/lensgo/</text:a></text:p>
          </table:table-cell>
          <table:table-cell table:style-name="ce6" office:value-type="string" calcext:value-type="string">
            <text:p>images</text:p>
          </table:table-cell>
          <table:table-cell table:number-columns-repeated="2" table:style-name="ce6" office:value-type="string" calcext:value-type="string">
            <text:p>usage illimité</text:p>
          </table:table-cell>
          <table:table-cell table:style-name="ce8"/>
          <table:table-cell table:style-name="ce6" office:value-type="string" calcext:value-type="string">
            <text:p>Fri, 20 Oct 2023 14:48:00 +0000</text:p>
          </table:table-cell>
          <table:table-cell table:style-name="ce8" table:number-columns-repeated="19"/>
          <table:table-cell table:number-columns-repeated="997"/>
        </table:table-row>
        <table:table-row table:style-name="ro1">
          <table:table-cell table:style-name="ce6" office:value-type="string" calcext:value-type="string">
            <text:p>Storybooks</text:p>
          </table:table-cell>
          <table:table-cell table:style-name="ce10" office:value-type="string" calcext:value-type="string">
            <text:p/>
            <text:p/>
            <text:p>Storybooks (http://storybooks.app) génère des histoires à partir d’un </text:p>
            <text:p>prompt. En version gratuite, 3 styles d’images, 3 activités, âge, langue + </text:p>
            <text:p>adaptation enfants à besoins particuliers. Test : </text:p>
            <text:p>https://www.storybooks.app/story/JhEeCQcECu et </text:p>
            <text:p>https://www.storybooks.app/story/QEhnqILMyx</text:p>
            <text:p/>
            <text:p>L’article Storybooks est apparu en premier sur Une IA par jour.</text:p>
            <text:p/>
          </table:table-cell>
          <table:table-cell table:style-name="ce7" office:value-type="string" calcext:value-type="string">
            <text:p><text:a xlink:href="https://www.uneiaparjour.fr/storybooks/" xlink:type="simple">https://www.uneiaparjour.fr/storybooks/</text:a></text:p>
          </table:table-cell>
          <table:table-cell table:style-name="ce6" office:value-type="string" calcext:value-type="string">
            <text:p>histoires enfants</text:p>
          </table:table-cell>
          <table:table-cell table:number-columns-repeated="2" table:style-name="ce6" office:value-type="string" calcext:value-type="string">
            <text:p>texte</text:p>
          </table:table-cell>
          <table:table-cell table:style-name="ce8"/>
          <table:table-cell table:style-name="ce6" office:value-type="string" calcext:value-type="string">
            <text:p>Thu, 19 Oct 2023 14:45:00 +0000</text:p>
          </table:table-cell>
          <table:table-cell table:style-name="ce8" table:number-columns-repeated="19"/>
          <table:table-cell table:number-columns-repeated="997"/>
        </table:table-row>
        <table:table-row table:style-name="ro1">
          <table:table-cell table:style-name="ce6" office:value-type="string" calcext:value-type="string">
            <text:p>Moonvalley</text:p>
          </table:table-cell>
          <table:table-cell table:style-name="ce10" office:value-type="string" calcext:value-type="string">
            <text:p/>
            <text:p/>
            <text:p>Moonvalley (https://moonvalley.ai) : un prompt, un style, une durée et une </text:p>
            <text:p>vidéo est générée. En version beta sur discord, gratuit et illimité. La </text:p>
            <text:p>génération peut être longue, activer les notifications ou passer par la </text:p>
            <text:p>recherche « mentions:votrepseudo ».</text:p>
            <text:p/>
            <text:p>L’article Moonvalley est apparu en premier sur Une IA par jour.</text:p>
            <text:p/>
          </table:table-cell>
          <table:table-cell table:style-name="ce7" office:value-type="string" calcext:value-type="string">
            <text:p><text:a xlink:href="https://www.uneiaparjour.fr/moonvalley/" xlink:type="simple">https://www.uneiaparjour.fr/moonvalley/</text:a></text:p>
          </table:table-cell>
          <table:table-cell table:style-name="ce6" office:value-type="string" calcext:value-type="string">
            <text:p>usage illimité</text:p>
          </table:table-cell>
          <table:table-cell table:number-columns-repeated="2" table:style-name="ce6" office:value-type="string" calcext:value-type="string">
            <text:p>sans compte</text:p>
          </table:table-cell>
          <table:table-cell table:style-name="ce8"/>
          <table:table-cell table:style-name="ce6" office:value-type="string" calcext:value-type="string">
            <text:p>Wed, 18 Oct 2023 14:44:00 +0000</text:p>
          </table:table-cell>
          <table:table-cell table:style-name="ce8" table:number-columns-repeated="19"/>
          <table:table-cell table:number-columns-repeated="997"/>
        </table:table-row>
        <table:table-row table:style-name="ro1">
          <table:table-cell table:style-name="ce6" office:value-type="string" calcext:value-type="string">
            <text:p>SimpleGPT</text:p>
          </table:table-cell>
          <table:table-cell table:style-name="ce10" office:value-type="string" calcext:value-type="string">
            <text:p/>
            <text:p/>
            <text:p>SimpleGPT (https://asakura42.github.io/SimpleGPT) : chatGPT et AgentGPT </text:p>
            <text:p>(“auto mode”) dans un même outil, gratuit, sans compte et open source. Une </text:p>
            <text:p>première capture ChatGPT et (longue) génération d’AgentGPT testée sur le </text:p>
            <text:p>même prompt : https://codimd.apps.education.fr/7EJGKCMLRjGt-tFV7aqwjw</text:p>
            <text:p/>
            <text:p>L’article SimpleGPT est apparu en premier sur Une IA par jour.</text:p>
            <text:p/>
          </table:table-cell>
          <table:table-cell table:style-name="ce7" office:value-type="string" calcext:value-type="string">
            <text:p><text:a xlink:href="https://www.uneiaparjour.fr/simplegpt/" xlink:type="simple">https://www.uneiaparjour.fr/simplegpt/</text:a></text:p>
          </table:table-cell>
          <table:table-cell table:style-name="ce6" office:value-type="string" calcext:value-type="string">
            <text:p>archives</text:p>
          </table:table-cell>
          <table:table-cell table:style-name="ce6" office:value-type="string" calcext:value-type="string">
            <text:p>éducation</text:p>
          </table:table-cell>
          <table:table-cell table:style-name="ce6" office:value-type="string" calcext:value-type="string">
            <text:p>texte</text:p>
          </table:table-cell>
          <table:table-cell table:style-name="ce8"/>
          <table:table-cell table:style-name="ce6" office:value-type="string" calcext:value-type="string">
            <text:p>Tue, 17 Oct 2023 14:40:00 +0000</text:p>
          </table:table-cell>
          <table:table-cell table:style-name="ce8" table:number-columns-repeated="19"/>
          <table:table-cell table:number-columns-repeated="997"/>
        </table:table-row>
        <table:table-row table:style-name="ro1">
          <table:table-cell table:style-name="ce6" office:value-type="string" calcext:value-type="string">
            <text:p>Copula</text:p>
          </table:table-cell>
          <table:table-cell table:style-name="ce10" office:value-type="string" calcext:value-type="string">
            <text:p/>
            <text:p/>
            <text:p>Copula (http://copula.ai) permet l’échange avec des pdf, .doc, txt, html et </text:p>
            <text:p>pages web. Docs jusqu’à 2000p. annoncés. Gratuit et sans compte. Tests </text:p>
            <text:p>depuis https://edunumrech.hypotheses.org/9934 / </text:p>
            <text:p>https://reseau-canope.fr/agence-des-usages/intelligence-artificielle.html… </text:p>
            <text:p>/ programmes cycle 3. Peut parfois sortir du cadre du document, bien </text:p>
            <text:p>préciser que la demande concerne le document chargé.</text:p>
            <text:p/>
            <text:p>L’article Copula est apparu en premier sur Une IA par jour.</text:p>
            <text:p/>
          </table:table-cell>
          <table:table-cell table:style-name="ce7" office:value-type="string" calcext:value-type="string">
            <text:p><text:a xlink:href="https://www.uneiaparjour.fr/copula/" xlink:type="simple">https://www.uneiaparjour.fr/copula/</text:a></text:p>
          </table:table-cell>
          <table:table-cell table:style-name="ce6" office:value-type="string" calcext:value-type="string">
            <text:p>documents</text:p>
          </table:table-cell>
          <table:table-cell table:number-columns-repeated="2" table:style-name="ce6" office:value-type="string" calcext:value-type="string">
            <text:p>texte</text:p>
          </table:table-cell>
          <table:table-cell table:style-name="ce8"/>
          <table:table-cell table:style-name="ce6" office:value-type="string" calcext:value-type="string">
            <text:p>Mon, 16 Oct 2023 14:38:00 +0000</text:p>
          </table:table-cell>
          <table:table-cell table:style-name="ce8" table:number-columns-repeated="19"/>
          <table:table-cell table:number-columns-repeated="997"/>
        </table:table-row>
        <table:table-row table:style-name="ro1">
          <table:table-cell table:style-name="ce6" office:value-type="string" calcext:value-type="string">
            <text:p>Aiva</text:p>
          </table:table-cell>
          <table:table-cell table:style-name="ce10" office:value-type="string" calcext:value-type="string">
            <text:p/>
            <text:p/>
            <text:p>Aiva (http://aiva.ai) génère des musiques jusqu’à 3 min en version gratuite </text:p>
            <text:p>(3 tél./mois). Éditeur avancé, générations illimitées, radios, appli </text:p>
            <text:p>Windows/Mac/Linux. Tests : </text:p>
            <text:p>https://creators.aiva.ai/publicPlayer?c=652ba0446fda29a03abcaed0 et </text:p>
            <text:p>https://creators.aiva.ai/publicPlayer?c=652c4342bef58b3564dc33a</text:p>
            <text:p/>
            <text:p>L’article Aiva est apparu en premier sur Une IA par jour.</text:p>
            <text:p/>
          </table:table-cell>
          <table:table-cell table:style-name="ce7" office:value-type="string" calcext:value-type="string">
            <text:p><text:a xlink:href="https://www.uneiaparjour.fr/aiva/" xlink:type="simple">https://www.uneiaparjour.fr/aiva/</text:a></text:p>
          </table:table-cell>
          <table:table-cell table:style-name="ce6" office:value-type="string" calcext:value-type="string">
            <text:p>musique</text:p>
          </table:table-cell>
          <table:table-cell table:number-columns-repeated="2" table:style-name="ce6" office:value-type="string" calcext:value-type="string">
            <text:p>sans compte</text:p>
          </table:table-cell>
          <table:table-cell table:style-name="ce8"/>
          <table:table-cell table:style-name="ce6" office:value-type="string" calcext:value-type="string">
            <text:p>Sun, 15 Oct 2023 14:35:00 +0000</text:p>
          </table:table-cell>
          <table:table-cell table:style-name="ce8" table:number-columns-repeated="19"/>
          <table:table-cell table:number-columns-repeated="997"/>
        </table:table-row>
        <table:table-row table:style-name="ro1">
          <table:table-cell table:style-name="ce6" office:value-type="string" calcext:value-type="string">
            <text:p>Zizoto</text:p>
          </table:table-cell>
          <table:table-cell table:style-name="ce10" office:value-type="string" calcext:value-type="string">
            <text:p/>
            <text:p/>
            <text:p>Zizoto (https://zizoto.com) génère des images avec Stable Diffusion SDXL </text:p>
            <text:p>depuis une appli iOS ou Android. Remix des images, galerie, partage avec </text:p>
            <text:p>prompts visibles et suivi d’autres utilisateurs. Gratuit (avec impression </text:p>
            <text:p>payante d’images)</text:p>
            <text:p/>
            <text:p>L’article Zizoto est apparu en premier sur Une IA par jour.</text:p>
            <text:p/>
          </table:table-cell>
          <table:table-cell table:style-name="ce7" office:value-type="string" calcext:value-type="string">
            <text:p><text:a xlink:href="https://www.uneiaparjour.fr/zizoto/" xlink:type="simple">https://www.uneiaparjour.fr/zizoto/</text:a></text:p>
          </table:table-cell>
          <table:table-cell table:number-columns-repeated="2" table:style-name="ce6" office:value-type="string" calcext:value-type="string">
            <text:p>images</text:p>
          </table:table-cell>
          <table:table-cell table:style-name="ce6" office:value-type="string" calcext:value-type="string">
            <text:p>sans compte</text:p>
          </table:table-cell>
          <table:table-cell table:style-name="ce8"/>
          <table:table-cell table:style-name="ce6" office:value-type="string" calcext:value-type="string">
            <text:p>Sat, 14 Oct 2023 14:32:00 +0000</text:p>
          </table:table-cell>
          <table:table-cell table:style-name="ce8" table:number-columns-repeated="19"/>
          <table:table-cell table:number-columns-repeated="997"/>
        </table:table-row>
        <table:table-row table:style-name="ro1">
          <table:table-cell table:style-name="ce6" office:value-type="string" calcext:value-type="string">
            <text:p>Zapt</text:p>
          </table:table-cell>
          <table:table-cell table:style-name="ce10" office:value-type="string" calcext:value-type="string">
            <text:p/>
            <text:p/>
            <text:p>Zapt (http://zapt.ai) : création d’applications web basées sur ChatGPT à </text:p>
            <text:p>partir de modèles ou à partir d’un prompt. Applis autonomes accessibles via </text:p>
            <text:p>URL et catalogue. Gratuit (et illimité ?). Test ici : </text:p>
            <text:p>https://app.zapt.ai/deployed-app/4778e9b8-94f1-4a7b-a574-e83f64108aaa…</text:p>
            <text:p/>
            <text:p>L’article Zapt est apparu en premier sur Une IA par jour.</text:p>
            <text:p/>
          </table:table-cell>
          <table:table-cell table:style-name="ce7" office:value-type="string" calcext:value-type="string">
            <text:p><text:a xlink:href="https://www.uneiaparjour.fr/zapt/" xlink:type="simple">https://www.uneiaparjour.fr/zapt/</text:a></text:p>
          </table:table-cell>
          <table:table-cell table:style-name="ce6" office:value-type="string" calcext:value-type="string">
            <text:p>chatbot</text:p>
          </table:table-cell>
          <table:table-cell table:number-columns-repeated="2" table:style-name="ce6" office:value-type="string" calcext:value-type="string">
            <text:p>texte</text:p>
          </table:table-cell>
          <table:table-cell table:style-name="ce8"/>
          <table:table-cell table:style-name="ce6" office:value-type="string" calcext:value-type="string">
            <text:p>Thu, 12 Oct 2023 14:31:00 +0000</text:p>
          </table:table-cell>
          <table:table-cell table:style-name="ce8" table:number-columns-repeated="19"/>
          <table:table-cell table:number-columns-repeated="997"/>
        </table:table-row>
        <table:table-row table:style-name="ro1">
          <table:table-cell table:style-name="ce6" office:value-type="string" calcext:value-type="string">
            <text:p>Waveformer</text:p>
          </table:table-cell>
          <table:table-cell table:style-name="ce10" office:value-type="string" calcext:value-type="string">
            <text:p/>
            <text:p/>
            <text:p>Waveformer (https://waveformer.replicate.dev) génère un morceau de musique </text:p>
            <text:p>jusqu’à 30 sec à partir d’un prompt, basé sur MusicGen. Export audio ou </text:p>
            <text:p>vidéo, url pour le partage. Tests : </text:p>
            <text:p>https://waveformer.replicate.dev/music/k2mnombba4a5ejw4q3n3lm4toq et </text:p>
            <text:p>https://waveformer.replicate.dev/music/ra22aljbwz2anfbyofp74hie5i</text:p>
            <text:p/>
            <text:p>L’article Waveformer est apparu en premier sur Une IA par jour.</text:p>
            <text:p/>
          </table:table-cell>
          <table:table-cell table:style-name="ce7" office:value-type="string" calcext:value-type="string">
            <text:p><text:a xlink:href="https://www.uneiaparjour.fr/waveformer/" xlink:type="simple">https://www.uneiaparjour.fr/waveformer/</text:a></text:p>
          </table:table-cell>
          <table:table-cell table:style-name="ce6" office:value-type="string" calcext:value-type="string">
            <text:p>musique</text:p>
          </table:table-cell>
          <table:table-cell table:style-name="ce6" office:value-type="string" calcext:value-type="string">
            <text:p>recherche</text:p>
          </table:table-cell>
          <table:table-cell table:style-name="ce6" office:value-type="string" calcext:value-type="string">
            <text:p>texte</text:p>
          </table:table-cell>
          <table:table-cell table:style-name="ce8"/>
          <table:table-cell table:style-name="ce6" office:value-type="string" calcext:value-type="string">
            <text:p>Wed, 11 Oct 2023 14:28:00 +0000</text:p>
          </table:table-cell>
          <table:table-cell table:style-name="ce8" table:number-columns-repeated="19"/>
          <table:table-cell table:number-columns-repeated="997"/>
        </table:table-row>
        <table:table-row table:style-name="ro1">
          <table:table-cell table:style-name="ce6" office:value-type="string" calcext:value-type="string">
            <text:p>CourseGen</text:p>
          </table:table-cell>
          <table:table-cell table:style-name="ce10" office:value-type="string" calcext:value-type="string">
            <text:p/>
            <text:p/>
            <text:p>CourseGen (https://coursegen.ai) génére des cours en ligne (texte seul) à </text:p>
            <text:p>partir d’un simple prompt. 2 cours générés gratuitement. Test à retrouver </text:p>
            <text:p>ici : https://coursegen.ai/course/048866bc-0411-462a-b94f-defab47c4e8b…</text:p>
            <text:p/>
            <text:p>L’article CourseGen est apparu en premier sur Une IA par jour.</text:p>
            <text:p/>
          </table:table-cell>
          <table:table-cell table:style-name="ce7" office:value-type="string" calcext:value-type="string">
            <text:p><text:a xlink:href="https://www.uneiaparjour.fr/coursegen/" xlink:type="simple">https://www.uneiaparjour.fr/coursegen/</text:a></text:p>
          </table:table-cell>
          <table:table-cell table:style-name="ce6" office:value-type="string" calcext:value-type="string">
            <text:p>éducation</text:p>
          </table:table-cell>
          <table:table-cell table:style-name="ce6" office:value-type="string" calcext:value-type="string">
            <text:p>voix</text:p>
          </table:table-cell>
          <table:table-cell table:style-name="ce6" office:value-type="string" calcext:value-type="string">
            <text:p>texte</text:p>
          </table:table-cell>
          <table:table-cell table:style-name="ce8"/>
          <table:table-cell table:style-name="ce6" office:value-type="string" calcext:value-type="string">
            <text:p>Tue, 10 Oct 2023 20:58:46 +0000</text:p>
          </table:table-cell>
          <table:table-cell table:style-name="ce8" table:number-columns-repeated="19"/>
          <table:table-cell table:number-columns-repeated="997"/>
        </table:table-row>
        <table:table-row table:style-name="ro1">
          <table:table-cell table:style-name="ce6" office:value-type="string" calcext:value-type="string">
            <text:p>Llava</text:p>
          </table:table-cell>
          <table:table-cell table:style-name="ce10" office:value-type="string" calcext:value-type="string">
            <text:p/>
            <text:p/>
            <text:p>Llava (https://llava.hliu.cc) ou quand une IA générative décrit les images. </text:p>
            <text:p>Gratuit, illimité et open source. Dialogue possible grâce au chatbot. Page </text:p>
            <text:p>du projet : https://llava-vl.github.io . Images pour le test : </text:p>
            <text:p>https://pixabay.com/fr/photos/nageur-baignade-route-rue-1678307/… et </text:p>
            <text:p>#triptober</text:p>
            <text:p/>
            <text:p>L’article Llava est apparu en premier sur Une IA par jour.</text:p>
            <text:p/>
          </table:table-cell>
          <table:table-cell table:style-name="ce7" office:value-type="string" calcext:value-type="string">
            <text:p><text:a xlink:href="https://www.uneiaparjour.fr/llava/" xlink:type="simple">https://www.uneiaparjour.fr/llava/</text:a></text:p>
          </table:table-cell>
          <table:table-cell table:style-name="ce6" office:value-type="string" calcext:value-type="string">
            <text:p>chatbot</text:p>
          </table:table-cell>
          <table:table-cell table:style-name="ce6" office:value-type="string" calcext:value-type="string">
            <text:p>images</text:p>
          </table:table-cell>
          <table:table-cell table:style-name="ce6" office:value-type="string" calcext:value-type="string">
            <text:p>usage illimité</text:p>
          </table:table-cell>
          <table:table-cell table:style-name="ce8"/>
          <table:table-cell table:style-name="ce6" office:value-type="string" calcext:value-type="string">
            <text:p>Mon, 09 Oct 2023 19:11:00 +0000</text:p>
          </table:table-cell>
          <table:table-cell table:style-name="ce8" table:number-columns-repeated="19"/>
          <table:table-cell table:number-columns-repeated="997"/>
        </table:table-row>
        <table:table-row table:style-name="ro1">
          <table:table-cell table:style-name="ce6" office:value-type="string" calcext:value-type="string">
            <text:p>Shortbread</text:p>
          </table:table-cell>
          <table:table-cell table:style-name="ce10" office:value-type="string" calcext:value-type="string">
            <text:p/>
            <text:p/>
            <text:p>Shortbread (http://shortbread.ai) génère des planches de BD / manga ou de </text:p>
            <text:p>webtoons à partir d’un prompt. Choix du modèle de page, images modifiables, </text:p>
            <text:p>accès aux prompts, textes et bulles éditables. 50 générations gratuites </text:p>
            <text:p>(planche ou image).</text:p>
            <text:p/>
            <text:p>L’article Shortbread est apparu en premier sur Une IA par jour.</text:p>
            <text:p/>
          </table:table-cell>
          <table:table-cell table:style-name="ce7" office:value-type="string" calcext:value-type="string">
            <text:p><text:a xlink:href="https://www.uneiaparjour.fr/shortbread/" xlink:type="simple">https://www.uneiaparjour.fr/shortbread/</text:a></text:p>
          </table:table-cell>
          <table:table-cell table:style-name="ce6" office:value-type="string" calcext:value-type="string">
            <text:p>bande dessinée</text:p>
          </table:table-cell>
          <table:table-cell table:style-name="ce6" office:value-type="string" calcext:value-type="string">
            <text:p>voix</text:p>
          </table:table-cell>
          <table:table-cell table:style-name="ce8" table:number-columns-repeated="2"/>
          <table:table-cell table:style-name="ce6" office:value-type="string" calcext:value-type="string">
            <text:p>Sun, 08 Oct 2023 19:07:00 +0000</text:p>
          </table:table-cell>
          <table:table-cell table:style-name="ce8" table:number-columns-repeated="19"/>
          <table:table-cell table:number-columns-repeated="997"/>
        </table:table-row>
        <table:table-row table:style-name="ro1">
          <table:table-cell table:style-name="ce6" office:value-type="string" calcext:value-type="string">
            <text:p>TeacherAIde</text:p>
          </table:table-cell>
          <table:table-cell table:style-name="ce10" office:value-type="string" calcext:value-type="string">
            <text:p/>
            <text:p/>
            <text:p>TeacherAIde (https://teachersaide.io) génère plans/déroulés de séances, </text:p>
            <text:p>expériences, évaluations et courriels. FR accepté mais en EN. Gratuit.Ex : </text:p>
            <text:p>– Lesson https://codimd.apps.education.fr/s/AlGLtb_ku – </text:p>
            <text:p>Worksheet https://codimd.apps.education.fr/s/bi8GANiTE – </text:p>
            <text:p>Labs https://codimd.apps.education.fr/s/l0Iziu7mO</text:p>
            <text:p/>
            <text:p>L’article TeacherAIde est apparu en premier sur Une IA par jour.</text:p>
            <text:p/>
          </table:table-cell>
          <table:table-cell table:style-name="ce7" office:value-type="string" calcext:value-type="string">
            <text:p><text:a xlink:href="https://www.uneiaparjour.fr/teacheraide/" xlink:type="simple">https://www.uneiaparjour.fr/teacheraide/</text:a></text:p>
          </table:table-cell>
          <table:table-cell table:style-name="ce6" office:value-type="string" calcext:value-type="string">
            <text:p>éducation</text:p>
          </table:table-cell>
          <table:table-cell table:style-name="ce6" office:value-type="string" calcext:value-type="string">
            <text:p>quiz</text:p>
          </table:table-cell>
          <table:table-cell table:style-name="ce8" table:number-columns-repeated="2"/>
          <table:table-cell table:style-name="ce6" office:value-type="string" calcext:value-type="string">
            <text:p>Sat, 07 Oct 2023 19:05:00 +0000</text:p>
          </table:table-cell>
          <table:table-cell table:style-name="ce8" table:number-columns-repeated="19"/>
          <table:table-cell table:number-columns-repeated="997"/>
        </table:table-row>
        <table:table-row table:style-name="ro1">
          <table:table-cell table:style-name="ce6" office:value-type="string" calcext:value-type="string">
            <text:p>Flush AI</text:p>
          </table:table-cell>
          <table:table-cell table:style-name="ce10" office:value-type="string" calcext:value-type="string">
            <text:p/>
            <text:p/>
            <text:p>Flush AI (http://flushai.cloud) génère des image à partir de 6 modèles ou </text:p>
            <text:p>de modèles importés de http://civitai.com. Réglage fin possible. Version </text:p>
            <text:p>beta, 100 générations gratuites par mois.</text:p>
            <text:p/>
            <text:p>L’article Flush AI est apparu en premier sur Une IA par jour.</text:p>
            <text:p/>
          </table:table-cell>
          <table:table-cell table:style-name="ce7" office:value-type="string" calcext:value-type="string">
            <text:p><text:a xlink:href="https://www.uneiaparjour.fr/flush-ai/" xlink:type="simple">https://www.uneiaparjour.fr/flush-ai/</text:a></text:p>
          </table:table-cell>
          <table:table-cell table:number-columns-repeated="2" table:style-name="ce6" office:value-type="string" calcext:value-type="string">
            <text:p>images</text:p>
          </table:table-cell>
          <table:table-cell table:style-name="ce8" table:number-columns-repeated="2"/>
          <table:table-cell table:style-name="ce6" office:value-type="string" calcext:value-type="string">
            <text:p>Fri, 06 Oct 2023 19:57:00 +0000</text:p>
          </table:table-cell>
          <table:table-cell table:style-name="ce8" table:number-columns-repeated="19"/>
          <table:table-cell table:number-columns-repeated="997"/>
        </table:table-row>
        <table:table-row table:style-name="ro1">
          <table:table-cell table:style-name="ce6" office:value-type="string" calcext:value-type="string">
            <text:p>GptBeaver</text:p>
          </table:table-cell>
          <table:table-cell table:style-name="ce10" office:value-type="string" calcext:value-type="string">
            <text:p/>
            <text:p/>
            <text:p>Un chatbot personnalisé en quelques minutes à partir d’un prompt et </text:p>
            <text:p>accessible via une simple URL ? Voici GptBeaver (https://gptbeaver.com) ! </text:p>
            <text:p>Gratuit. Testé ici : https://gptbeaver.com/chat/formateurIA…</text:p>
            <text:p/>
            <text:p>L’article GptBeaver est apparu en premier sur Une IA par jour.</text:p>
            <text:p/>
          </table:table-cell>
          <table:table-cell table:style-name="ce7" office:value-type="string" calcext:value-type="string">
            <text:p><text:a xlink:href="https://www.uneiaparjour.fr/gptbeaver/" xlink:type="simple">https://www.uneiaparjour.fr/gptbeaver/</text:a></text:p>
          </table:table-cell>
          <table:table-cell table:style-name="ce6" office:value-type="string" calcext:value-type="string">
            <text:p>chatbot</text:p>
          </table:table-cell>
          <table:table-cell table:style-name="ce6" office:value-type="string" calcext:value-type="string">
            <text:p>documents</text:p>
          </table:table-cell>
          <table:table-cell table:style-name="ce8" table:number-columns-repeated="2"/>
          <table:table-cell table:style-name="ce6" office:value-type="string" calcext:value-type="string">
            <text:p>Thu, 05 Oct 2023 19:55:00 +0000</text:p>
          </table:table-cell>
          <table:table-cell table:style-name="ce8" table:number-columns-repeated="19"/>
          <table:table-cell table:number-columns-repeated="997"/>
        </table:table-row>
        <table:table-row table:style-name="ro1">
          <table:table-cell table:style-name="ce6" office:value-type="string" calcext:value-type="string">
            <text:p>Notedly</text:p>
          </table:table-cell>
          <table:table-cell table:style-name="ce10" office:value-type="string" calcext:value-type="string">
            <text:p/>
            <text:p/>
            <text:p>Notedly (https://notedly.ai) résume et donne les points clés d’un texte </text:p>
            <text:p>copié/collé, d’un document chargé, d’un site ou vidéo YouTube. Possible </text:p>
            <text:p>dialogue avec un chatbot sur ces documents. Export pdf proposé. 10000 mots </text:p>
            <text:p>générés par mois gratuits.</text:p>
            <text:p/>
            <text:p>L’article Notedly est apparu en premier sur Une IA par jour.</text:p>
            <text:p/>
          </table:table-cell>
          <table:table-cell table:style-name="ce7" office:value-type="string" calcext:value-type="string">
            <text:p><text:a xlink:href="https://www.uneiaparjour.fr/notedly/" xlink:type="simple">https://www.uneiaparjour.fr/notedly/</text:a></text:p>
          </table:table-cell>
          <table:table-cell table:style-name="ce6" office:value-type="string" calcext:value-type="string">
            <text:p>documents</text:p>
          </table:table-cell>
          <table:table-cell table:style-name="ce6" office:value-type="string" calcext:value-type="string">
            <text:p>quiz</text:p>
          </table:table-cell>
          <table:table-cell table:style-name="ce8" table:number-columns-repeated="2"/>
          <table:table-cell table:style-name="ce6" office:value-type="string" calcext:value-type="string">
            <text:p>Wed, 04 Oct 2023 19:53:00 +0000</text:p>
          </table:table-cell>
          <table:table-cell table:style-name="ce8" table:number-columns-repeated="19"/>
          <table:table-cell table:number-columns-repeated="997"/>
        </table:table-row>
        <table:table-row table:style-name="ro1">
          <table:table-cell table:style-name="ce6" office:value-type="string" calcext:value-type="string">
            <text:p>EducatorLab</text:p>
          </table:table-cell>
          <table:table-cell table:style-name="ce10" office:value-type="string" calcext:value-type="string">
            <text:p/>
            <text:p/>
            <text:p>EducatorLab (https://educatorlab.org) génère des plans de séances et des </text:p>
            <text:p>activités pédagogiques à partir d’un court formulaire. Export en doc et </text:p>
            <text:p>pdf. 5 générations gratuites et certaines générations en beta non créditées.</text:p>
            <text:p/>
            <text:p>L’article EducatorLab est apparu en premier sur Une IA par jour.</text:p>
            <text:p/>
          </table:table-cell>
          <table:table-cell table:style-name="ce7" office:value-type="string" calcext:value-type="string">
            <text:p><text:a xlink:href="https://www.uneiaparjour.fr/educatorlab/" xlink:type="simple">https://www.uneiaparjour.fr/educatorlab/</text:a></text:p>
          </table:table-cell>
          <table:table-cell table:style-name="ce6" office:value-type="string" calcext:value-type="string">
            <text:p>éducation</text:p>
          </table:table-cell>
          <table:table-cell table:style-name="ce6" office:value-type="string" calcext:value-type="string">
            <text:p>page web</text:p>
          </table:table-cell>
          <table:table-cell table:style-name="ce8" table:number-columns-repeated="2"/>
          <table:table-cell table:style-name="ce6" office:value-type="string" calcext:value-type="string">
            <text:p>Tue, 03 Oct 2023 19:52:00 +0000</text:p>
          </table:table-cell>
          <table:table-cell table:style-name="ce8" table:number-columns-repeated="19"/>
          <table:table-cell table:number-columns-repeated="997"/>
        </table:table-row>
        <table:table-row table:style-name="ro1">
          <table:table-cell table:style-name="ce6" office:value-type="string" calcext:value-type="string">
            <text:p>Stretch</text:p>
          </table:table-cell>
          <table:table-cell table:style-name="ce10" office:value-type="string" calcext:value-type="string">
            <text:p/>
            <text:p/>
            <text:p>Stretch (https://stretch.education) propose d’explorer un sujet </text:p>
            <text:p>visuellement via une carte mentale à bulles “infinies”. Plusieurs niveaux </text:p>
            <text:p>de complexité disponibles pour une exploration adaptée au niveau de </text:p>
            <text:p>connaissance. Gratuit et sans compte.</text:p>
            <text:p/>
            <text:p>L’article Stretch est apparu en premier sur Une IA par jour.</text:p>
            <text:p/>
          </table:table-cell>
          <table:table-cell table:style-name="ce7" office:value-type="string" calcext:value-type="string">
            <text:p><text:a xlink:href="https://www.uneiaparjour.fr/stretch/" xlink:type="simple">https://www.uneiaparjour.fr/stretch/</text:a></text:p>
          </table:table-cell>
          <table:table-cell table:style-name="ce6" office:value-type="string" calcext:value-type="string">
            <text:p>éducation</text:p>
          </table:table-cell>
          <table:table-cell table:style-name="ce6" office:value-type="string" calcext:value-type="string">
            <text:p>texte</text:p>
          </table:table-cell>
          <table:table-cell table:style-name="ce8" table:number-columns-repeated="2"/>
          <table:table-cell table:style-name="ce6" office:value-type="string" calcext:value-type="string">
            <text:p>Mon, 02 Oct 2023 19:50:00 +0000</text:p>
          </table:table-cell>
          <table:table-cell table:style-name="ce8" table:number-columns-repeated="19"/>
          <table:table-cell table:number-columns-repeated="997"/>
        </table:table-row>
        <table:table-row table:style-name="ro1">
          <table:table-cell table:style-name="ce6" office:value-type="string" calcext:value-type="string">
            <text:p>Dall-e 3</text:p>
          </table:table-cell>
          <table:table-cell table:style-name="ce10" office:value-type="string" calcext:value-type="string">
            <text:p/>
            <text:p/>
            <text:p>Dall-e 3 (https://openai.com/dall-e-3) est désormais disponible dans Bing </text:p>
            <text:p>Chat (https://bing.com onglet conversation) : le texte demandé dans le </text:p>
            <text:p>prompt peut désormais être généré dans l’image produite. Gratuit. Via </text:p>
            <text:p>@AlainGoudey.</text:p>
            <text:p/>
            <text:p>L’article Dall-e 3 est apparu en premier sur Une IA par jour.</text:p>
            <text:p/>
          </table:table-cell>
          <table:table-cell table:style-name="ce7" office:value-type="string" calcext:value-type="string">
            <text:p><text:a xlink:href="https://www.uneiaparjour.fr/dall-e-3/" xlink:type="simple">https://www.uneiaparjour.fr/dall-e-3/</text:a></text:p>
          </table:table-cell>
          <table:table-cell table:style-name="ce6" office:value-type="string" calcext:value-type="string">
            <text:p>images</text:p>
          </table:table-cell>
          <table:table-cell table:style-name="ce6" office:value-type="string" calcext:value-type="string">
            <text:p>documents</text:p>
          </table:table-cell>
          <table:table-cell table:style-name="ce8" table:number-columns-repeated="2"/>
          <table:table-cell table:style-name="ce6" office:value-type="string" calcext:value-type="string">
            <text:p>Sun, 01 Oct 2023 19:49:00 +0000</text:p>
          </table:table-cell>
          <table:table-cell table:style-name="ce8" table:number-columns-repeated="19"/>
          <table:table-cell table:number-columns-repeated="997"/>
        </table:table-row>
        <table:table-row table:style-name="ro1">
          <table:table-cell table:style-name="ce6" office:value-type="string" calcext:value-type="string">
            <text:p>Chromox</text:p>
          </table:table-cell>
          <table:table-cell table:style-name="ce10" office:value-type="string" calcext:value-type="string">
            <text:p/>
            <text:p/>
            <text:p>Chromox (https://chromox.alkaidvision.com) transforme un prompt en une </text:p>
            <text:p>courte vidéo. Générations publiques et live. Possibilité d’alimenter le </text:p>
            <text:p>prompt avec image ou vidéo, remix des prompts de l’ensemble des </text:p>
            <text:p>générations. Partage, galerie. Gratuit en version beta.</text:p>
            <text:p/>
            <text:p>L’article Chromox est apparu en premier sur Une IA par jour.</text:p>
            <text:p/>
          </table:table-cell>
          <table:table-cell table:style-name="ce7" office:value-type="string" calcext:value-type="string">
            <text:p><text:a xlink:href="https://www.uneiaparjour.fr/chromox/" xlink:type="simple">https://www.uneiaparjour.fr/chromox/</text:a></text:p>
          </table:table-cell>
          <table:table-cell table:style-name="ce6" office:value-type="string" calcext:value-type="string">
            <text:p>usage illimité</text:p>
          </table:table-cell>
          <table:table-cell table:style-name="ce6" office:value-type="string" calcext:value-type="string">
            <text:p>texte</text:p>
          </table:table-cell>
          <table:table-cell table:style-name="ce8" table:number-columns-repeated="2"/>
          <table:table-cell table:style-name="ce6" office:value-type="string" calcext:value-type="string">
            <text:p>Sat, 30 Sep 2023 19:44:00 +0000</text:p>
          </table:table-cell>
          <table:table-cell table:style-name="ce8" table:number-columns-repeated="19"/>
          <table:table-cell table:number-columns-repeated="997"/>
        </table:table-row>
        <table:table-row table:style-name="ro1">
          <table:table-cell table:style-name="ce6" office:value-type="string" calcext:value-type="string">
            <text:p>Babs</text:p>
          </table:table-cell>
          <table:table-cell table:style-name="ce10" office:value-type="string" calcext:value-type="string">
            <text:p/>
            <text:p/>
            <text:p>Babs (https://babs.ai) : un chatbot pour Telegram qui permet d’interroger </text:p>
            <text:p>des documents, les résumer et répondre à des quiz générés à partir de ces </text:p>
            <text:p>docs. En EN mais accepte le FR. Gratuit. Test avec prog. cycle 3 et </text:p>
            <text:p>https://education.gouv.fr/strategie-du-numerique-pour-l-education-2023-2027-344263</text:p>
            <text:p/>
            <text:p>L’article Babs est apparu en premier sur Une IA par jour.</text:p>
            <text:p/>
          </table:table-cell>
          <table:table-cell table:style-name="ce7" office:value-type="string" calcext:value-type="string">
            <text:p><text:a xlink:href="https://www.uneiaparjour.fr/babs/" xlink:type="simple">https://www.uneiaparjour.fr/babs/</text:a></text:p>
          </table:table-cell>
          <table:table-cell table:style-name="ce6" office:value-type="string" calcext:value-type="string">
            <text:p>chatbot</text:p>
          </table:table-cell>
          <table:table-cell table:style-name="ce6" office:value-type="string" calcext:value-type="string">
            <text:p>sans compte</text:p>
          </table:table-cell>
          <table:table-cell table:style-name="ce8" table:number-columns-repeated="2"/>
          <table:table-cell table:style-name="ce6" office:value-type="string" calcext:value-type="string">
            <text:p>Fri, 29 Sep 2023 19:39:00 +0000</text:p>
          </table:table-cell>
          <table:table-cell table:style-name="ce8" table:number-columns-repeated="19"/>
          <table:table-cell table:number-columns-repeated="997"/>
        </table:table-row>
        <table:table-row table:style-name="ro1">
          <table:table-cell table:style-name="ce6" office:value-type="string" calcext:value-type="string">
            <text:p>AcademicGPT</text:p>
          </table:table-cell>
          <table:table-cell table:style-name="ce10" office:value-type="string" calcext:value-type="string">
            <text:p/>
            <text:p/>
            <text:p>AcademicGPT (https://academicgpt.net) aide à la rédaction de textes </text:p>
            <text:p>« académiques » à partir d’un pdf. Plusieurs outils proposés (1ère </text:p>
            <text:p>capture). Un chatbot permet d’affiner les réponses données. Génère en EN </text:p>
            <text:p>mais traduit à la demande. Gratuit.</text:p>
            <text:p/>
            <text:p>L’article AcademicGPT est apparu en premier sur Une IA par jour.</text:p>
            <text:p/>
          </table:table-cell>
          <table:table-cell table:style-name="ce7" office:value-type="string" calcext:value-type="string">
            <text:p><text:a xlink:href="https://www.uneiaparjour.fr/academicgpt/" xlink:type="simple">https://www.uneiaparjour.fr/academicgpt/</text:a></text:p>
          </table:table-cell>
          <table:table-cell table:style-name="ce6" office:value-type="string" calcext:value-type="string">
            <text:p>Non classé</text:p>
          </table:table-cell>
          <table:table-cell table:style-name="ce6" office:value-type="string" calcext:value-type="string">
            <text:p>recherche</text:p>
          </table:table-cell>
          <table:table-cell table:style-name="ce8" table:number-columns-repeated="2"/>
          <table:table-cell table:style-name="ce6" office:value-type="string" calcext:value-type="string">
            <text:p>Thu, 28 Sep 2023 19:33:00 +0000</text:p>
          </table:table-cell>
          <table:table-cell table:style-name="ce8" table:number-columns-repeated="19"/>
          <table:table-cell table:number-columns-repeated="997"/>
        </table:table-row>
        <table:table-row table:style-name="ro1">
          <table:table-cell table:style-name="ce6" office:value-type="string" calcext:value-type="string">
            <text:p>Andisearch</text:p>
          </table:table-cell>
          <table:table-cell table:style-name="ce10" office:value-type="string" calcext:value-type="string">
            <text:p/>
            <text:p/>
            <text:p>Andisearch (https://andisearch.com) est un moteur de recherche gratuit et </text:p>
            <text:p>sans compte avec une IA générative de texte : résultats ciblés, résume, </text:p>
            <text:p>explique, recherche avancée en langage naturel, lecteur… Ouverture des </text:p>
            <text:p>pages externes sans traqueurs.</text:p>
            <text:p/>
            <text:p>L’article Andisearch est apparu en premier sur Une IA par jour.</text:p>
            <text:p/>
          </table:table-cell>
          <table:table-cell table:style-name="ce7" office:value-type="string" calcext:value-type="string">
            <text:p><text:a xlink:href="https://www.uneiaparjour.fr/andisearch/" xlink:type="simple">https://www.uneiaparjour.fr/andisearch/</text:a></text:p>
          </table:table-cell>
          <table:table-cell table:style-name="ce6" office:value-type="string" calcext:value-type="string">
            <text:p>recherche</text:p>
          </table:table-cell>
          <table:table-cell table:style-name="ce6" office:value-type="string" calcext:value-type="string">
            <text:p>LLM</text:p>
          </table:table-cell>
          <table:table-cell table:style-name="ce8" table:number-columns-repeated="2"/>
          <table:table-cell table:style-name="ce6" office:value-type="string" calcext:value-type="string">
            <text:p>Wed, 27 Sep 2023 19:30:00 +0000</text:p>
          </table:table-cell>
          <table:table-cell table:style-name="ce8" table:number-columns-repeated="19"/>
          <table:table-cell table:number-columns-repeated="997"/>
        </table:table-row>
        <table:table-row table:style-name="ro1">
          <table:table-cell table:style-name="ce6" office:value-type="string" calcext:value-type="string">
            <text:p>Magicast</text:p>
          </table:table-cell>
          <table:table-cell table:style-name="ce10" office:value-type="string" calcext:value-type="string">
            <text:p/>
            <text:p/>
            <text:p>Magicast (https://magicast.ai) génère la présentation audio d’un sujet </text:p>
            <text:p>donné à la manière d’un épisode de podcast. FR accepté mais génère en EN. </text:p>
            <text:p>Gratuit. Test : https://magicast.ai/share?castid=-NfHyAeanUpVNuGSosmm… </text:p>
            <text:p>(Génération en FR pas maîtrisée, ex : </text:p>
            <text:p>https://magicast.ai/share?castid=-NfHzPxbp6f3ADjp65qR…)</text:p>
            <text:p/>
            <text:p>L’article Magicast est apparu en premier sur Une IA par jour.</text:p>
            <text:p/>
          </table:table-cell>
          <table:table-cell table:style-name="ce7" office:value-type="string" calcext:value-type="string">
            <text:p><text:a xlink:href="https://www.uneiaparjour.fr/magicast/" xlink:type="simple">https://www.uneiaparjour.fr/magicast/</text:a></text:p>
          </table:table-cell>
          <table:table-cell table:number-columns-repeated="2" table:style-name="ce6" office:value-type="string" calcext:value-type="string">
            <text:p>texte</text:p>
          </table:table-cell>
          <table:table-cell table:style-name="ce8" table:number-columns-repeated="2"/>
          <table:table-cell table:style-name="ce6" office:value-type="string" calcext:value-type="string">
            <text:p>Tue, 26 Sep 2023 19:28:00 +0000</text:p>
          </table:table-cell>
          <table:table-cell table:style-name="ce8" table:number-columns-repeated="19"/>
          <table:table-cell table:number-columns-repeated="997"/>
        </table:table-row>
        <table:table-row table:style-name="ro1">
          <table:table-cell table:style-name="ce6" office:value-type="string" calcext:value-type="string">
            <text:p>Zeebra</text:p>
          </table:table-cell>
          <table:table-cell table:style-name="ce10" office:value-type="string" calcext:value-type="string">
            <text:p/>
            <text:p/>
            <text:p>Zeebra (http://zeebra.ai) traduit et double des vidéos importées ou sur </text:p>
            <text:p>YouTube en 27 langues. Via Discord. Version alpha illimitée. Test avec la </text:p>
            <text:p>vidéo CC BY @FlowersINRIA : http://youtu.be/K8gOvC8gvB4 en JP et EN : </text:p>
            <text:p>http://zeebra.ai/dub/9d58e4bf-a</text:p>
            <text:p/>
            <text:p>L’article Zeebra est apparu en premier sur Une IA par jour.</text:p>
            <text:p/>
          </table:table-cell>
          <table:table-cell table:style-name="ce7" office:value-type="string" calcext:value-type="string">
            <text:p><text:a xlink:href="https://www.uneiaparjour.fr/zeebra/" xlink:type="simple">https://www.uneiaparjour.fr/zeebra/</text:a></text:p>
          </table:table-cell>
          <table:table-cell table:style-name="ce6" office:value-type="string" calcext:value-type="string">
            <text:p>langues</text:p>
          </table:table-cell>
          <table:table-cell table:style-name="ce6" office:value-type="string" calcext:value-type="string">
            <text:p>texte</text:p>
          </table:table-cell>
          <table:table-cell table:style-name="ce8" table:number-columns-repeated="2"/>
          <table:table-cell table:style-name="ce6" office:value-type="string" calcext:value-type="string">
            <text:p>Mon, 25 Sep 2023 19:26:00 +0000</text:p>
          </table:table-cell>
          <table:table-cell table:style-name="ce8" table:number-columns-repeated="19"/>
          <table:table-cell table:number-columns-repeated="997"/>
        </table:table-row>
        <table:table-row table:style-name="ro1">
          <table:table-cell table:style-name="ce6" office:value-type="string" calcext:value-type="string">
            <text:p>Qreative</text:p>
          </table:table-cell>
          <table:table-cell table:style-name="ce10" office:value-type="string" calcext:value-type="string">
            <text:p/>
            <text:p/>
            <text:p>Qreative (https://www.qreative.ai/) : création de QR code avec génération </text:p>
            <text:p>d’images à partir d’un prompt. Plusieurs modèles, styles et formats. </text:p>
            <text:p>ChatGPT en aide à la formulation de prompts. Gratuit, en version beta sur </text:p>
            <text:p>liste d’attente.</text:p>
            <text:p/>
            <text:p>L’article Qreative est apparu en premier sur Une IA par jour.</text:p>
            <text:p/>
          </table:table-cell>
          <table:table-cell table:style-name="ce7" office:value-type="string" calcext:value-type="string">
            <text:p><text:a xlink:href="https://www.uneiaparjour.fr/qreative/" xlink:type="simple">https://www.uneiaparjour.fr/qreative/</text:a></text:p>
          </table:table-cell>
          <table:table-cell table:style-name="ce6" office:value-type="string" calcext:value-type="string">
            <text:p>images</text:p>
          </table:table-cell>
          <table:table-cell table:style-name="ce6" office:value-type="string" calcext:value-type="string">
            <text:p>quiz</text:p>
          </table:table-cell>
          <table:table-cell table:style-name="ce8" table:number-columns-repeated="2"/>
          <table:table-cell table:style-name="ce6" office:value-type="string" calcext:value-type="string">
            <text:p>Sun, 24 Sep 2023 19:05:00 +0000</text:p>
          </table:table-cell>
          <table:table-cell table:style-name="ce8" table:number-columns-repeated="19"/>
          <table:table-cell table:number-columns-repeated="997"/>
        </table:table-row>
        <table:table-row table:style-name="ro1">
          <table:table-cell table:style-name="ce6" office:value-type="string" calcext:value-type="string">
            <text:p>FlashcardX</text:p>
          </table:table-cell>
          <table:table-cell table:style-name="ce10" office:value-type="string" calcext:value-type="string">
            <text:p/>
            <text:p/>
            <text:p>FlashcardX (https://ai.flashcardx.com) crée des flash cards à partir d’un </text:p>
            <text:p>texte copié collé. Gratuit, open source et compte non obligatoire. Source </text:p>
            <text:p>pour le test : bulletin de veille IA @reseau_canope : </text:p>
            <text:p>https://reseau-canope.fr/fileadmin/user_upload/Projets/agence_des_usages/6855_BulletinVeille_1ia.pdf…</text:p>
            <text:p/>
            <text:p>L’article FlashcardX est apparu en premier sur Une IA par jour.</text:p>
            <text:p/>
          </table:table-cell>
          <table:table-cell table:style-name="ce7" office:value-type="string" calcext:value-type="string">
            <text:p><text:a xlink:href="https://www.uneiaparjour.fr/flashcardx/" xlink:type="simple">https://www.uneiaparjour.fr/flashcardx/</text:a></text:p>
          </table:table-cell>
          <table:table-cell table:style-name="ce6" office:value-type="string" calcext:value-type="string">
            <text:p>éducation</text:p>
          </table:table-cell>
          <table:table-cell table:style-name="ce6" office:value-type="string" calcext:value-type="string">
            <text:p>usage illimité</text:p>
          </table:table-cell>
          <table:table-cell table:style-name="ce8" table:number-columns-repeated="2"/>
          <table:table-cell table:style-name="ce6" office:value-type="string" calcext:value-type="string">
            <text:p>Sat, 23 Sep 2023 19:18:00 +0000</text:p>
          </table:table-cell>
          <table:table-cell table:style-name="ce8" table:number-columns-repeated="19"/>
          <table:table-cell table:number-columns-repeated="997"/>
        </table:table-row>
        <table:table-row table:style-name="ro1">
          <table:table-cell table:style-name="ce6" office:value-type="string" calcext:value-type="string">
            <text:p>Capcut “texte en image”</text:p>
          </table:table-cell>
          <table:table-cell table:style-name="ce10" office:value-type="string" calcext:value-type="string">
            <text:p/>
            <text:p/>
            <text:p>Capcut (https://capcut.com), éditeur vidéo, très utilisé pour les contenus </text:p>
            <text:p>réseaux sociaux, a ajouté la fonction « texte en image » (menu </text:p>
            <text:p>« modifier ») à ses outils. Gratuit et illimité avec paramétrage et banque </text:p>
            <text:p>de prompt.</text:p>
            <text:p/>
            <text:p>L’article Capcut “texte en image” est apparu en premier sur Une IA par jour.</text:p>
            <text:p/>
          </table:table-cell>
          <table:table-cell table:style-name="ce7" office:value-type="string" calcext:value-type="string">
            <text:p><text:a xlink:href="https://www.uneiaparjour.fr/capcut-texte-en-image/" xlink:type="simple">https://www.uneiaparjour.fr/capcut-texte-en-image/</text:a></text:p>
          </table:table-cell>
          <table:table-cell table:style-name="ce6" office:value-type="string" calcext:value-type="string">
            <text:p>images</text:p>
          </table:table-cell>
          <table:table-cell table:style-name="ce6" office:value-type="string" calcext:value-type="string">
            <text:p>texte</text:p>
          </table:table-cell>
          <table:table-cell table:style-name="ce8" table:number-columns-repeated="2"/>
          <table:table-cell table:style-name="ce6" office:value-type="string" calcext:value-type="string">
            <text:p>Fri, 22 Sep 2023 19:15:00 +0000</text:p>
          </table:table-cell>
          <table:table-cell table:style-name="ce8" table:number-columns-repeated="19"/>
          <table:table-cell table:number-columns-repeated="997"/>
        </table:table-row>
        <table:table-row table:style-name="ro1">
          <table:table-cell table:style-name="ce6" office:value-type="string" calcext:value-type="string">
            <text:p>Chatmind</text:p>
          </table:table-cell>
          <table:table-cell table:style-name="ce10" office:value-type="string" calcext:value-type="string">
            <text:p/>
            <text:p/>
            <text:p>Chatmind (chatmind.tech/fr) est un outil de génération de cartes mentales à </text:p>
            <text:p>partir de chatGPT. 5 à 6 générations gratuites par jour. Cartes non </text:p>
            <text:p>éditables dans la version d’essai mais export xmind proposé.</text:p>
            <text:p/>
            <text:p>L’article Chatmind est apparu en premier sur Une IA par jour.</text:p>
            <text:p/>
          </table:table-cell>
          <table:table-cell table:style-name="ce7" office:value-type="string" calcext:value-type="string">
            <text:p><text:a xlink:href="https://www.uneiaparjour.fr/chatmind/" xlink:type="simple">https://www.uneiaparjour.fr/chatmind/</text:a></text:p>
          </table:table-cell>
          <table:table-cell table:style-name="ce6" office:value-type="string" calcext:value-type="string">
            <text:p>mindmap</text:p>
          </table:table-cell>
          <table:table-cell table:style-name="ce6" office:value-type="string" calcext:value-type="string">
            <text:p>documents</text:p>
          </table:table-cell>
          <table:table-cell table:style-name="ce8" table:number-columns-repeated="2"/>
          <table:table-cell table:style-name="ce6" office:value-type="string" calcext:value-type="string">
            <text:p>Thu, 21 Sep 2023 21:09:05 +0000</text:p>
          </table:table-cell>
          <table:table-cell table:style-name="ce8" table:number-columns-repeated="19"/>
          <table:table-cell table:number-columns-repeated="997"/>
        </table:table-row>
        <table:table-row table:style-name="ro1">
          <table:table-cell table:style-name="ce6" office:value-type="string" calcext:value-type="string">
            <text:p>Eduaide</text:p>
          </table:table-cell>
          <table:table-cell table:style-name="ce10" office:value-type="string" calcext:value-type="string">
            <text:p/>
            <text:p/>
            <text:p>Eduaide (https://eduaide.ai) : un outil multiple assistant de l’enseignant. </text:p>
            <text:p>Plus de 100 types de générations définies, plan de cours, activités de </text:p>
            <text:p>classe, correction de copies, mails, chatbot, générateur de quiz… Beta, </text:p>
            <text:p>gratuit et illimité.</text:p>
            <text:p/>
            <text:p>L’article Eduaide est apparu en premier sur Une IA par jour.</text:p>
            <text:p/>
          </table:table-cell>
          <table:table-cell table:style-name="ce7" office:value-type="string" calcext:value-type="string">
            <text:p><text:a xlink:href="https://www.uneiaparjour.fr/eduaide/" xlink:type="simple">https://www.uneiaparjour.fr/eduaide/</text:a></text:p>
          </table:table-cell>
          <table:table-cell table:style-name="ce6" office:value-type="string" calcext:value-type="string">
            <text:p>éducation</text:p>
          </table:table-cell>
          <table:table-cell table:style-name="ce6" office:value-type="string" calcext:value-type="string">
            <text:p>texte</text:p>
          </table:table-cell>
          <table:table-cell table:style-name="ce8" table:number-columns-repeated="2"/>
          <table:table-cell table:style-name="ce6" office:value-type="string" calcext:value-type="string">
            <text:p>Wed, 20 Sep 2023 19:53:58 +0000</text:p>
          </table:table-cell>
          <table:table-cell table:style-name="ce8" table:number-columns-repeated="19"/>
          <table:table-cell table:number-columns-repeated="997"/>
        </table:table-row>
        <table:table-row table:style-name="ro1">
          <table:table-cell table:style-name="ce6" office:value-type="string" calcext:value-type="string">
            <text:p>Noowai</text:p>
          </table:table-cell>
          <table:table-cell table:style-name="ce10" office:value-type="string" calcext:value-type="string">
            <text:p/>
            <text:p/>
            <text:p>Noowai (https://noowai.com) un chatbot basé sur une IA générative de texte </text:p>
            <text:p>d’OpenAI (cf 2ème capture). Gratuit et sans compte (une publicité peut </text:p>
            <text:p>apparaître en haut de page au démarrage).</text:p>
            <text:p/>
            <text:p>L’article Noowai est apparu en premier sur Une IA par jour.</text:p>
            <text:p/>
          </table:table-cell>
          <table:table-cell table:style-name="ce7" office:value-type="string" calcext:value-type="string">
            <text:p><text:a xlink:href="https://www.uneiaparjour.fr/noowai/" xlink:type="simple">https://www.uneiaparjour.fr/noowai/</text:a></text:p>
          </table:table-cell>
          <table:table-cell table:style-name="ce6" office:value-type="string" calcext:value-type="string">
            <text:p>sans compte</text:p>
          </table:table-cell>
          <table:table-cell table:style-name="ce6" office:value-type="string" calcext:value-type="string">
            <text:p>vidéo</text:p>
          </table:table-cell>
          <table:table-cell table:style-name="ce8" table:number-columns-repeated="2"/>
          <table:table-cell table:style-name="ce6" office:value-type="string" calcext:value-type="string">
            <text:p>Tue, 19 Sep 2023 19:52:00 +0000</text:p>
          </table:table-cell>
          <table:table-cell table:style-name="ce8" table:number-columns-repeated="19"/>
          <table:table-cell table:number-columns-repeated="997"/>
        </table:table-row>
        <table:table-row table:style-name="ro1">
          <table:table-cell table:style-name="ce6" office:value-type="string" calcext:value-type="string">
            <text:p>Ask2end</text:p>
          </table:table-cell>
          <table:table-cell table:style-name="ce10" office:value-type="string" calcext:value-type="string">
            <text:p/>
            <text:p/>
            <text:p>Ask2end (ask2end.com) : une question posée sur un sujet donné, Ask2End y </text:p>
            <text:p>répond puis produit une nouvelle question / réponse jusqu’à épuisement des </text:p>
            <text:p>questions qu’il est capable de générer. Basé sur ChatGPT. Gratuit sans </text:p>
            <text:p>compte et open source.</text:p>
            <text:p/>
            <text:p>L’article Ask2end est apparu en premier sur Une IA par jour.</text:p>
            <text:p/>
          </table:table-cell>
          <table:table-cell table:style-name="ce7" office:value-type="string" calcext:value-type="string">
            <text:p><text:a xlink:href="https://www.uneiaparjour.fr/ask2end-ask2endcom-une-question-posee-sur-un/" xlink:type="simple">https://www.uneiaparjour.fr/ask2end-ask2endcom-une-question-posee-sur-un/</text:a></text:p>
          </table:table-cell>
          <table:table-cell table:style-name="ce6" office:value-type="string" calcext:value-type="string">
            <text:p>open source</text:p>
          </table:table-cell>
          <table:table-cell table:style-name="ce6" office:value-type="string" calcext:value-type="string">
            <text:p>usage illimité</text:p>
          </table:table-cell>
          <table:table-cell table:style-name="ce8" table:number-columns-repeated="2"/>
          <table:table-cell table:style-name="ce6" office:value-type="string" calcext:value-type="string">
            <text:p>Mon, 18 Sep 2023 19:43:40 +0000</text:p>
          </table:table-cell>
          <table:table-cell table:style-name="ce8" table:number-columns-repeated="19"/>
          <table:table-cell table:number-columns-repeated="997"/>
        </table:table-row>
        <table:table-row table:style-name="ro1">
          <table:table-cell table:style-name="ce6" office:value-type="string" calcext:value-type="string">
            <text:p>Learn.xyz</text:p>
          </table:table-cell>
          <table:table-cell table:style-name="ce10" office:value-type="string" calcext:value-type="string">
            <text:p/>
            <text:p/>
            <text:p>Learn.xyz, appli iOS / Google Play, propose une banque de sujets développés </text:p>
            <text:p>par l’IA en 5 courtes pages + 1 quiz. Un sujet n’existe pas, l’IA le crée. </text:p>
            <text:p>Incitation à 1 sujet par jour avec la plus longue suite possible. Plutôt en </text:p>
            <text:p>EN. Gratuit.</text:p>
            <text:p/>
            <text:p>L’article Learn.xyz est apparu en premier sur Une IA par jour.</text:p>
            <text:p/>
          </table:table-cell>
          <table:table-cell table:style-name="ce7" office:value-type="string" calcext:value-type="string">
            <text:p><text:a xlink:href="https://www.uneiaparjour.fr/learnxyz/" xlink:type="simple">https://www.uneiaparjour.fr/learnxyz/</text:a></text:p>
          </table:table-cell>
          <table:table-cell table:style-name="ce6" office:value-type="string" calcext:value-type="string">
            <text:p>éducation</text:p>
          </table:table-cell>
          <table:table-cell table:style-name="ce6" office:value-type="string" calcext:value-type="string">
            <text:p>texte</text:p>
          </table:table-cell>
          <table:table-cell table:style-name="ce8" table:number-columns-repeated="2"/>
          <table:table-cell table:style-name="ce6" office:value-type="string" calcext:value-type="string">
            <text:p>Sun, 17 Sep 2023 19:09:54 +0000</text:p>
          </table:table-cell>
          <table:table-cell table:style-name="ce8" table:number-columns-repeated="19"/>
          <table:table-cell table:number-columns-repeated="997"/>
        </table:table-row>
        <table:table-row table:style-name="ro1">
          <table:table-cell table:style-name="ce6" office:value-type="string" calcext:value-type="string">
            <text:p>Magma Tutor</text:p>
          </table:table-cell>
          <table:table-cell table:style-name="ce10" office:value-type="string" calcext:value-type="string">
            <text:p/>
            <text:p/>
            <text:p>Magma Tutor (magmatutor.com par MAGMA Learning, Suisse) accompagne </text:p>
            <text:p>l’apprentissage à partir d’un sujet, texte, pdf ou vidéo avec des qcm et </text:p>
            <text:p>textes à trous. Réponses interrogeables, suivi des progrès. Compte gratuit </text:p>
            <text:p>avec génération simple.</text:p>
            <text:p/>
            <text:p>L’article Magma Tutor est apparu en premier sur Une IA par jour.</text:p>
            <text:p/>
          </table:table-cell>
          <table:table-cell table:style-name="ce7" office:value-type="string" calcext:value-type="string">
            <text:p><text:a xlink:href="https://www.uneiaparjour.fr/magma-tutor/" xlink:type="simple">https://www.uneiaparjour.fr/magma-tutor/</text:a></text:p>
          </table:table-cell>
          <table:table-cell table:style-name="ce6" office:value-type="string" calcext:value-type="string">
            <text:p>documents</text:p>
          </table:table-cell>
          <table:table-cell table:style-name="ce6" office:value-type="string" calcext:value-type="string">
            <text:p>sans compte</text:p>
          </table:table-cell>
          <table:table-cell table:style-name="ce8" table:number-columns-repeated="2"/>
          <table:table-cell table:style-name="ce6" office:value-type="string" calcext:value-type="string">
            <text:p>Sat, 16 Sep 2023 19:31:44 +0000</text:p>
          </table:table-cell>
          <table:table-cell table:style-name="ce8" table:number-columns-repeated="19"/>
          <table:table-cell table:number-columns-repeated="997"/>
        </table:table-row>
        <table:table-row table:style-name="ro1">
          <table:table-cell table:style-name="ce6" office:value-type="string" calcext:value-type="string">
            <text:p>Stable Audio</text:p>
          </table:table-cell>
          <table:table-cell table:style-name="ce10" office:value-type="string" calcext:value-type="string">
            <text:p/>
            <text:p/>
            <text:p>Stable audio (stableaudio.com) : un prompt et le 1er outil de génération </text:p>
            <text:p>audio de @StabilityAI crée un morceau de musique instrumental. Pas toujours </text:p>
            <text:p>mélodieux, semble + précis en EN qu’en FR. 20 morceaux de 45 s. en mp3 / </text:p>
            <text:p>mois en version gratuite.</text:p>
            <text:p/>
            <text:p>L’article Stable Audio est apparu en premier sur Une IA par jour.</text:p>
            <text:p/>
          </table:table-cell>
          <table:table-cell table:style-name="ce7" office:value-type="string" calcext:value-type="string">
            <text:p><text:a xlink:href="https://www.uneiaparjour.fr/stable-audio/" xlink:type="simple">https://www.uneiaparjour.fr/stable-audio/</text:a></text:p>
          </table:table-cell>
          <table:table-cell table:style-name="ce6" office:value-type="string" calcext:value-type="string">
            <text:p>musique</text:p>
          </table:table-cell>
          <table:table-cell table:style-name="ce6" office:value-type="string" calcext:value-type="string">
            <text:p>sans compte</text:p>
          </table:table-cell>
          <table:table-cell table:style-name="ce8" table:number-columns-repeated="2"/>
          <table:table-cell table:style-name="ce6" office:value-type="string" calcext:value-type="string">
            <text:p>Fri, 15 Sep 2023 21:07:35 +0000</text:p>
          </table:table-cell>
          <table:table-cell table:style-name="ce8" table:number-columns-repeated="19"/>
          <table:table-cell table:number-columns-repeated="997"/>
        </table:table-row>
        <table:table-row table:style-name="ro1">
          <table:table-cell table:style-name="ce6" office:value-type="string" calcext:value-type="string">
            <text:p>Botpress</text:p>
          </table:table-cell>
          <table:table-cell table:style-name="ce10" office:value-type="string" calcext:value-type="string">
            <text:p/>
            <text:p/>
            <text:p>Un chatbot basé sur ChatGPT créé pour ses propres usages ? Botpress </text:p>
            <text:p>(https://botpress.com) le crée avec alimentation par sites ou documents. </text:p>
            <text:p>Entièrement paramétrable, données de suivi et intégration sur sites ou </text:p>
            <text:p>messageries. 1000 requêtes gratuites/mois.</text:p>
            <text:p/>
            <text:p>L’article Botpress est apparu en premier sur Une IA par jour.</text:p>
            <text:p/>
          </table:table-cell>
          <table:table-cell table:style-name="ce7" office:value-type="string" calcext:value-type="string">
            <text:p><text:a xlink:href="https://www.uneiaparjour.fr/botpress/" xlink:type="simple">https://www.uneiaparjour.fr/botpress/</text:a></text:p>
          </table:table-cell>
          <table:table-cell table:style-name="ce6" office:value-type="string" calcext:value-type="string">
            <text:p>chatbot</text:p>
          </table:table-cell>
          <table:table-cell table:style-name="ce6" office:value-type="string" calcext:value-type="string">
            <text:p>voix</text:p>
          </table:table-cell>
          <table:table-cell table:style-name="ce8" table:number-columns-repeated="2"/>
          <table:table-cell table:style-name="ce6" office:value-type="string" calcext:value-type="string">
            <text:p>Thu, 14 Sep 2023 19:00:07 +0000</text:p>
          </table:table-cell>
          <table:table-cell table:style-name="ce8" table:number-columns-repeated="19"/>
          <table:table-cell table:number-columns-repeated="997"/>
        </table:table-row>
        <table:table-row table:style-name="ro1">
          <table:table-cell table:style-name="ce6" office:value-type="string" calcext:value-type="string">
            <text:p>Suno</text:p>
          </table:table-cell>
          <table:table-cell table:style-name="ce10" office:value-type="string" calcext:value-type="string">
            <text:p/>
            <text:p/>
            <text:p>Suno (https://suno.ai – beta sur discord) : un texte collé ou généré par </text:p>
            <text:p>ChatGPT, un style de musique et 2 morceaux sont créés (extensibles). 50 </text:p>
            <text:p>langues supportées dont le français. Gratuit. Tests depuis </text:p>
            <text:p>https://gallica.bnf.fr/ark:/12148/bpt6k70861t/f149.item.zoom Ajout au </text:p>
            <text:p>20/12/23 : Suno est désormais intégré à Copilot de Microsoft </text:p>
            <text:p>https://www.blogdumoderateur.com/microsoft-copilot-comment-generer-chanson-ia/ </text:p>
            <text:p/>
            <text:p>L’article Suno est apparu en premier sur Une IA par jour.</text:p>
            <text:p/>
          </table:table-cell>
          <table:table-cell table:style-name="ce7" office:value-type="string" calcext:value-type="string">
            <text:p><text:a xlink:href="https://www.uneiaparjour.fr/suno/" xlink:type="simple">https://www.uneiaparjour.fr/suno/</text:a></text:p>
          </table:table-cell>
          <table:table-cell table:style-name="ce6" office:value-type="string" calcext:value-type="string">
            <text:p>musique</text:p>
          </table:table-cell>
          <table:table-cell table:style-name="ce6" office:value-type="string" calcext:value-type="string">
            <text:p>sans compte</text:p>
          </table:table-cell>
          <table:table-cell table:style-name="ce8" table:number-columns-repeated="2"/>
          <table:table-cell table:style-name="ce6" office:value-type="string" calcext:value-type="string">
            <text:p>Wed, 13 Sep 2023 23:07:51 +0000</text:p>
          </table:table-cell>
          <table:table-cell table:style-name="ce8" table:number-columns-repeated="19"/>
          <table:table-cell table:number-columns-repeated="997"/>
        </table:table-row>
        <table:table-row table:style-name="ro1">
          <table:table-cell table:style-name="ce6" office:value-type="string" calcext:value-type="string">
            <text:p>My Lesson Pal</text:p>
          </table:table-cell>
          <table:table-cell table:style-name="ce10" office:value-type="string" calcext:value-type="string">
            <text:p/>
            <text:p/>
            <text:p>My Lesson Pal (https://mylessonpal.com) : un outil de génération de séances </text:p>
            <text:p>pédagogiques avec 6 types de génération. Test des 6 : </text:p>
            <text:p>https://codimd.apps.education.fr/h6-Pa2qITF6U-DI0khZ3Rw…. Accepte le FR, </text:p>
            <text:p>génération en EN (quelquefois en FR). Gratuit et sans compte.</text:p>
            <text:p/>
            <text:p>L’article My Lesson Pal est apparu en premier sur Une IA par jour.</text:p>
            <text:p/>
          </table:table-cell>
          <table:table-cell table:style-name="ce7" office:value-type="string" calcext:value-type="string">
            <text:p><text:a xlink:href="https://www.uneiaparjour.fr/my-lesson-pal/" xlink:type="simple">https://www.uneiaparjour.fr/my-lesson-pal/</text:a></text:p>
          </table:table-cell>
          <table:table-cell table:style-name="ce6" office:value-type="string" calcext:value-type="string">
            <text:p>éducation</text:p>
          </table:table-cell>
          <table:table-cell table:style-name="ce6" office:value-type="string" calcext:value-type="string">
            <text:p>images</text:p>
          </table:table-cell>
          <table:table-cell table:style-name="ce8" table:number-columns-repeated="2"/>
          <table:table-cell table:style-name="ce6" office:value-type="string" calcext:value-type="string">
            <text:p>Tue, 12 Sep 2023 19:06:00 +0000</text:p>
          </table:table-cell>
          <table:table-cell table:style-name="ce8" table:number-columns-repeated="19"/>
          <table:table-cell table:number-columns-repeated="997"/>
        </table:table-row>
        <table:table-row table:style-name="ro1">
          <table:table-cell table:style-name="ce6" office:value-type="string" calcext:value-type="string">
            <text:p>Video Highlight</text:p>
          </table:table-cell>
          <table:table-cell table:style-name="ce10" office:value-type="string" calcext:value-type="string">
            <text:p/>
            <text:p/>
            <text:p>Video Highlight (https://videohighlight.com) permet la transcription, le </text:p>
            <text:p>résumé et les questions à un chatbot depuis une vidéo Youtube. Archivage, </text:p>
            <text:p>copie des textes facilitée, partage possible. Perfectible en français mais </text:p>
            <text:p>déjà utile. Gratuit.</text:p>
            <text:p/>
            <text:p>L’article Video Highlight est apparu en premier sur Une IA par jour.</text:p>
            <text:p/>
          </table:table-cell>
          <table:table-cell table:style-name="ce7" office:value-type="string" calcext:value-type="string">
            <text:p><text:a xlink:href="https://www.uneiaparjour.fr/video-highlight/" xlink:type="simple">https://www.uneiaparjour.fr/video-highlight/</text:a></text:p>
          </table:table-cell>
          <table:table-cell table:style-name="ce6" office:value-type="string" calcext:value-type="string">
            <text:p>texte</text:p>
          </table:table-cell>
          <table:table-cell table:style-name="ce6" office:value-type="string" calcext:value-type="string">
            <text:p>images</text:p>
          </table:table-cell>
          <table:table-cell table:style-name="ce8" table:number-columns-repeated="2"/>
          <table:table-cell table:style-name="ce6" office:value-type="string" calcext:value-type="string">
            <text:p>Mon, 11 Sep 2023 19:18:00 +0000</text:p>
          </table:table-cell>
          <table:table-cell table:style-name="ce8" table:number-columns-repeated="19"/>
          <table:table-cell table:number-columns-repeated="997"/>
        </table:table-row>
        <table:table-row table:style-name="ro1">
          <table:table-cell table:style-name="ce6" office:value-type="string" calcext:value-type="string">
            <text:p>Logicballs</text:p>
          </table:table-cell>
          <table:table-cell table:style-name="ce10" office:value-type="string" calcext:value-type="string">
            <text:p/>
            <text:p/>
            <text:p>Logicballs (https://logicballs.com) : un couteau suisse qui propose plus de </text:p>
            <text:p>150 applications génératrices de texte. Titres, idées, texte entier, ton, </text:p>
            <text:p>résumé, grammaire, histoires, paroles… Gratuit avec compte, apparement sans </text:p>
            <text:p>limitation</text:p>
            <text:p/>
            <text:p>L’article Logicballs est apparu en premier sur Une IA par jour.</text:p>
            <text:p/>
          </table:table-cell>
          <table:table-cell table:style-name="ce7" office:value-type="string" calcext:value-type="string">
            <text:p><text:a xlink:href="https://www.uneiaparjour.fr/logicballs-2/" xlink:type="simple">https://www.uneiaparjour.fr/logicballs-2/</text:a></text:p>
          </table:table-cell>
          <table:table-cell table:style-name="ce6" office:value-type="string" calcext:value-type="string">
            <text:p>éducation</text:p>
          </table:table-cell>
          <table:table-cell table:style-name="ce6" office:value-type="string" calcext:value-type="string">
            <text:p>open source</text:p>
          </table:table-cell>
          <table:table-cell table:style-name="ce8" table:number-columns-repeated="2"/>
          <table:table-cell table:style-name="ce6" office:value-type="string" calcext:value-type="string">
            <text:p>Sun, 10 Sep 2023 19:31:00 +0000</text:p>
          </table:table-cell>
          <table:table-cell table:style-name="ce8" table:number-columns-repeated="19"/>
          <table:table-cell table:number-columns-repeated="997"/>
        </table:table-row>
        <table:table-row table:style-name="ro1">
          <table:table-cell table:style-name="ce6" office:value-type="string" calcext:value-type="string">
            <text:p>Vidnoz</text:p>
          </table:table-cell>
          <table:table-cell table:style-name="ce10" office:value-type="string" calcext:value-type="string">
            <text:p/>
            <text:p/>
            <text:p>Vidnoz (https://vidnoz.com) anime et fait parler des avatars à partir du </text:p>
            <text:p>texte fourni. Possibilité d’importer sa propre image ou de générer </text:p>
            <text:p>l’avatar. Texte de 300 mots et 3 min de génération en version </text:p>
            <text:p>gratuite.(Wikipedia pour le texte du test)</text:p>
            <text:p/>
            <text:p>L’article Vidnoz est apparu en premier sur Une IA par jour.</text:p>
            <text:p/>
          </table:table-cell>
          <table:table-cell table:style-name="ce7" office:value-type="string" calcext:value-type="string">
            <text:p><text:a xlink:href="https://www.uneiaparjour.fr/vidnoz/" xlink:type="simple">https://www.uneiaparjour.fr/vidnoz/</text:a></text:p>
          </table:table-cell>
          <table:table-cell table:style-name="ce6" office:value-type="string" calcext:value-type="string">
            <text:p>vidéo</text:p>
          </table:table-cell>
          <table:table-cell table:style-name="ce6" office:value-type="string" calcext:value-type="string">
            <text:p>présentation</text:p>
          </table:table-cell>
          <table:table-cell table:style-name="ce8" table:number-columns-repeated="2"/>
          <table:table-cell table:style-name="ce6" office:value-type="string" calcext:value-type="string">
            <text:p>Sat, 09 Sep 2023 17:15:00 +0000</text:p>
          </table:table-cell>
          <table:table-cell table:style-name="ce8" table:number-columns-repeated="19"/>
          <table:table-cell table:number-columns-repeated="997"/>
        </table:table-row>
        <table:table-row table:style-name="ro1">
          <table:table-cell table:style-name="ce6" office:value-type="string" calcext:value-type="string">
            <text:p>ChatNBX</text:p>
          </table:table-cell>
          <table:table-cell table:style-name="ce10" office:value-type="string" calcext:value-type="string">
            <text:p/>
            <text:p/>
            <text:p>ChatNBX (https://chat.nbox.ai) : un chatbot avec plusieurs modèles de </text:p>
            <text:p>langage disponibles (GPT 4 HS lors du test). Interrogation de pdf jusqu’à </text:p>
            <text:p>2Mo. Partage public et copie des réponses. Gratuit avec (ChatGPT) ou sans </text:p>
            <text:p>compte (Llama et autres)</text:p>
            <text:p/>
            <text:p>L’article ChatNBX est apparu en premier sur Une IA par jour.</text:p>
            <text:p/>
          </table:table-cell>
          <table:table-cell table:style-name="ce7" office:value-type="string" calcext:value-type="string">
            <text:p><text:a xlink:href="https://www.uneiaparjour.fr/chatnbx/" xlink:type="simple">https://www.uneiaparjour.fr/chatnbx/</text:a></text:p>
          </table:table-cell>
          <table:table-cell table:style-name="ce6" office:value-type="string" calcext:value-type="string">
            <text:p>chatbot</text:p>
          </table:table-cell>
          <table:table-cell table:style-name="ce6" office:value-type="string" calcext:value-type="string">
            <text:p>texte</text:p>
          </table:table-cell>
          <table:table-cell table:style-name="ce8" table:number-columns-repeated="2"/>
          <table:table-cell table:style-name="ce6" office:value-type="string" calcext:value-type="string">
            <text:p>Fri, 08 Sep 2023 17:12:00 +0000</text:p>
          </table:table-cell>
          <table:table-cell table:style-name="ce8" table:number-columns-repeated="19"/>
          <table:table-cell table:number-columns-repeated="997"/>
        </table:table-row>
        <table:table-row table:style-name="ro1">
          <table:table-cell table:style-name="ce6" office:value-type="string" calcext:value-type="string">
            <text:p>Puzzicle</text:p>
          </table:table-cell>
          <table:table-cell table:style-name="ce10" office:value-type="string" calcext:value-type="string">
            <text:p/>
            <text:p/>
            <text:p>Puzzicle (https://buildalesson.org) génére des quiz à partir de Youtube </text:p>
            <text:p>(Wikipedia en beta). Gratuit, 6 types de questions, édition, quiz intégrés, </text:p>
            <text:p>suivi des réponses, export h5p. FR accepté mais pas pour la génération. </text:p>
            <text:p>Test : https://develop.buildalesson.org/play/gosscdgpvx</text:p>
            <text:p/>
            <text:p>L’article Puzzicle est apparu en premier sur Une IA par jour.</text:p>
            <text:p/>
          </table:table-cell>
          <table:table-cell table:style-name="ce7" office:value-type="string" calcext:value-type="string">
            <text:p><text:a xlink:href="https://www.uneiaparjour.fr/puzzicle-2/" xlink:type="simple">https://www.uneiaparjour.fr/puzzicle-2/</text:a></text:p>
          </table:table-cell>
          <table:table-cell table:style-name="ce6" office:value-type="string" calcext:value-type="string">
            <text:p>quiz</text:p>
          </table:table-cell>
          <table:table-cell table:style-name="ce6" office:value-type="string" calcext:value-type="string">
            <text:p>texte</text:p>
          </table:table-cell>
          <table:table-cell table:style-name="ce8" table:number-columns-repeated="2"/>
          <table:table-cell table:style-name="ce6" office:value-type="string" calcext:value-type="string">
            <text:p>Thu, 07 Sep 2023 17:10:00 +0000</text:p>
          </table:table-cell>
          <table:table-cell table:style-name="ce8" table:number-columns-repeated="19"/>
          <table:table-cell table:number-columns-repeated="997"/>
        </table:table-row>
        <table:table-row table:style-name="ro1">
          <table:table-cell table:style-name="ce6" office:value-type="string" calcext:value-type="string">
            <text:p>Doc Analyser</text:p>
          </table:table-cell>
          <table:table-cell table:style-name="ce10" office:value-type="string" calcext:value-type="string">
            <text:p/>
            <text:p/>
            <text:p>Doc Analyser (https://docanalyzer.ai) permet d’interroger des documents pdf </text:p>
            <text:p>via un chatbot. Cite ses sources dans les documents. 3 fichiers importables </text:p>
            <text:p>gratuitement par jour. Test à partir des programmes du cycle 3.</text:p>
            <text:p/>
            <text:p>L’article Doc Analyser est apparu en premier sur Une IA par jour.</text:p>
            <text:p/>
          </table:table-cell>
          <table:table-cell table:style-name="ce7" office:value-type="string" calcext:value-type="string">
            <text:p><text:a xlink:href="https://www.uneiaparjour.fr/doc-analyser-2/" xlink:type="simple">https://www.uneiaparjour.fr/doc-analyser-2/</text:a></text:p>
          </table:table-cell>
          <table:table-cell table:style-name="ce6" office:value-type="string" calcext:value-type="string">
            <text:p>chatbot</text:p>
          </table:table-cell>
          <table:table-cell table:style-name="ce6" office:value-type="string" calcext:value-type="string">
            <text:p>usage illimité</text:p>
          </table:table-cell>
          <table:table-cell table:style-name="ce8" table:number-columns-repeated="2"/>
          <table:table-cell table:style-name="ce6" office:value-type="string" calcext:value-type="string">
            <text:p>Wed, 06 Sep 2023 17:09:00 +0000</text:p>
          </table:table-cell>
          <table:table-cell table:style-name="ce8" table:number-columns-repeated="19"/>
          <table:table-cell table:number-columns-repeated="997"/>
        </table:table-row>
        <table:table-row table:style-name="ro1">
          <table:table-cell table:style-name="ce6" office:value-type="string" calcext:value-type="string">
            <text:p>5 minutes lesson plan</text:p>
          </table:table-cell>
          <table:table-cell table:style-name="ce10" office:value-type="string" calcext:value-type="string">
            <text:p/>
            <text:p/>
            <text:p>« 5 minutes lesson plan » (http://5minutelessonplan.co.uk) génère des </text:p>
            <text:p>séances de 30 a 90 minutes à partir d’un simple formulaire. Accepte le </text:p>
            <text:p>français mais génère en anglais. Export pdf et tableau de bord. Gratuit </text:p>
            <text:p>pendant 15 jours.</text:p>
            <text:p/>
            <text:p>L’article 5 minutes lesson plan est apparu en premier sur Une IA par jour.</text:p>
            <text:p/>
          </table:table-cell>
          <table:table-cell table:style-name="ce7" office:value-type="string" calcext:value-type="string">
            <text:p><text:a xlink:href="https://www.uneiaparjour.fr/5-minutes-lesson-plan/" xlink:type="simple">https://www.uneiaparjour.fr/5-minutes-lesson-plan/</text:a></text:p>
          </table:table-cell>
          <table:table-cell table:style-name="ce6" office:value-type="string" calcext:value-type="string">
            <text:p>éducation</text:p>
          </table:table-cell>
          <table:table-cell table:style-name="ce6" office:value-type="string" calcext:value-type="string">
            <text:p>texte</text:p>
          </table:table-cell>
          <table:table-cell table:style-name="ce8" table:number-columns-repeated="2"/>
          <table:table-cell table:style-name="ce6" office:value-type="string" calcext:value-type="string">
            <text:p>Tue, 05 Sep 2023 17:07:00 +0000</text:p>
          </table:table-cell>
          <table:table-cell table:style-name="ce8" table:number-columns-repeated="19"/>
          <table:table-cell table:number-columns-repeated="997"/>
        </table:table-row>
        <table:table-row table:style-name="ro1">
          <table:table-cell table:style-name="ce6" office:value-type="string" calcext:value-type="string">
            <text:p>Lex</text:p>
          </table:table-cell>
          <table:table-cell table:style-name="ce10" office:value-type="string" calcext:value-type="string">
            <text:p/>
            <text:p/>
            <text:p>Un traitement de texte avec un assistant basé sur ChatGPT ? Lex </text:p>
            <text:p>(http://Lex.page) : commandes accessibles par un raccourci unique, outils </text:p>
            <text:p>d’édition, chatbot intégré et documents partageables. Gratuit. Test ici : </text:p>
            <text:p>https://lex.page/read/532c6af1-9b1c-480c-8108-550fe5fb6e12… via @yannhoury</text:p>
            <text:p/>
            <text:p>L’article Lex est apparu en premier sur Une IA par jour.</text:p>
            <text:p/>
          </table:table-cell>
          <table:table-cell table:style-name="ce7" office:value-type="string" calcext:value-type="string">
            <text:p><text:a xlink:href="https://www.uneiaparjour.fr/lex-2/" xlink:type="simple">https://www.uneiaparjour.fr/lex-2/</text:a></text:p>
          </table:table-cell>
          <table:table-cell table:style-name="ce6" office:value-type="string" calcext:value-type="string">
            <text:p>chatbot</text:p>
          </table:table-cell>
          <table:table-cell table:style-name="ce6" office:value-type="string" calcext:value-type="string">
            <text:p>images</text:p>
          </table:table-cell>
          <table:table-cell table:style-name="ce8" table:number-columns-repeated="2"/>
          <table:table-cell table:style-name="ce6" office:value-type="string" calcext:value-type="string">
            <text:p>Mon, 04 Sep 2023 17:05:00 +0000</text:p>
          </table:table-cell>
          <table:table-cell table:style-name="ce8" table:number-columns-repeated="19"/>
          <table:table-cell table:number-columns-repeated="997"/>
        </table:table-row>
        <table:table-row table:style-name="ro1">
          <table:table-cell table:style-name="ce6" office:value-type="string" calcext:value-type="string">
            <text:p>Segmind</text:p>
          </table:table-cell>
          <table:table-cell table:style-name="ce10" office:value-type="string" calcext:value-type="string">
            <text:p/>
            <text:p/>
            <text:p>Segmind (https://segmind.com) regroupe une cinquantaine de modèles d’IA </text:p>
            <text:p>génératives d’images open source dont Stable diffusion ou Kandinsky. Inclut </text:p>
            <text:p>la génération de qr code et un mode image to image. Gratuit (et illimité </text:p>
            <text:p>?), API possible</text:p>
            <text:p/>
            <text:p>L’article Segmind est apparu en premier sur Une IA par jour.</text:p>
            <text:p/>
          </table:table-cell>
          <table:table-cell table:style-name="ce7" office:value-type="string" calcext:value-type="string">
            <text:p><text:a xlink:href="https://www.uneiaparjour.fr/segmind-2/" xlink:type="simple">https://www.uneiaparjour.fr/segmind-2/</text:a></text:p>
          </table:table-cell>
          <table:table-cell table:style-name="ce6" office:value-type="string" calcext:value-type="string">
            <text:p>images</text:p>
          </table:table-cell>
          <table:table-cell table:style-name="ce6" office:value-type="string" calcext:value-type="string">
            <text:p>présentation</text:p>
          </table:table-cell>
          <table:table-cell table:style-name="ce8" table:number-columns-repeated="2"/>
          <table:table-cell table:style-name="ce6" office:value-type="string" calcext:value-type="string">
            <text:p>Sun, 03 Sep 2023 19:03:00 +0000</text:p>
          </table:table-cell>
          <table:table-cell table:style-name="ce8" table:number-columns-repeated="19"/>
          <table:table-cell table:number-columns-repeated="997"/>
        </table:table-row>
        <table:table-row table:style-name="ro1">
          <table:table-cell table:style-name="ce6" office:value-type="string" calcext:value-type="string">
            <text:p>Audiopen</text:p>
          </table:table-cell>
          <table:table-cell table:style-name="ce10" office:value-type="string" calcext:value-type="string">
            <text:p/>
            <text:p/>
            <text:p>Audiopen (https://audiopen.ai) : des notes audio transcrites et mises en </text:p>
            <text:p>forme. Traduit, résume, transforme le texte en image pour partage… 10 notes </text:p>
            <text:p>de 3 min en version gratuite. Test avec audio FR vers texte EN, source : </text:p>
            <text:p>https://ai4t.eu/book/ia-pour-les-enseignants–un-manuel-ouvert-1/reflection?path=why-learn-about-artificial-intelligence</text:p>
            <text:p/>
            <text:p>L’article Audiopen est apparu en premier sur Une IA par jour.</text:p>
            <text:p/>
          </table:table-cell>
          <table:table-cell table:style-name="ce7" office:value-type="string" calcext:value-type="string">
            <text:p><text:a xlink:href="https://www.uneiaparjour.fr/audiopen/" xlink:type="simple">https://www.uneiaparjour.fr/audiopen/</text:a></text:p>
          </table:table-cell>
          <table:table-cell table:number-columns-repeated="2" table:style-name="ce6" office:value-type="string" calcext:value-type="string">
            <text:p>texte</text:p>
          </table:table-cell>
          <table:table-cell table:style-name="ce8" table:number-columns-repeated="2"/>
          <table:table-cell table:style-name="ce6" office:value-type="string" calcext:value-type="string">
            <text:p>Sat, 02 Sep 2023 17:01:00 +0000</text:p>
          </table:table-cell>
          <table:table-cell table:style-name="ce8" table:number-columns-repeated="19"/>
          <table:table-cell table:number-columns-repeated="997"/>
        </table:table-row>
        <table:table-row table:style-name="ro1">
          <table:table-cell table:style-name="ce6" office:value-type="string" calcext:value-type="string">
            <text:p>PrepSup</text:p>
          </table:table-cell>
          <table:table-cell table:style-name="ce10" office:value-type="string" calcext:value-type="string">
            <text:p/>
            <text:p/>
            <text:p>PrepSup (https://prepsup.com) accompagne l’apprentissage d’une notion grâce </text:p>
            <text:p>à la génération de flashcards et la conversation avec un chatbot dédié. </text:p>
            <text:p>Alimentation possible depuis des pdf importés ou par des q/r rédigées</text:p>
            <text:p/>
            <text:p>L’article PrepSup est apparu en premier sur Une IA par jour.</text:p>
            <text:p/>
          </table:table-cell>
          <table:table-cell table:style-name="ce7" office:value-type="string" calcext:value-type="string">
            <text:p><text:a xlink:href="https://www.uneiaparjour.fr/prepsup/" xlink:type="simple">https://www.uneiaparjour.fr/prepsup/</text:a></text:p>
          </table:table-cell>
          <table:table-cell table:style-name="ce6" office:value-type="string" calcext:value-type="string">
            <text:p>documents</text:p>
          </table:table-cell>
          <table:table-cell table:style-name="ce6" office:value-type="string" calcext:value-type="string">
            <text:p>Non classé</text:p>
          </table:table-cell>
          <table:table-cell table:style-name="ce8" table:number-columns-repeated="2"/>
          <table:table-cell table:style-name="ce6" office:value-type="string" calcext:value-type="string">
            <text:p>Fri, 01 Sep 2023 16:59:00 +0000</text:p>
          </table:table-cell>
          <table:table-cell table:style-name="ce8" table:number-columns-repeated="19"/>
          <table:table-cell table:number-columns-repeated="997"/>
        </table:table-row>
        <table:table-row table:style-name="ro1">
          <table:table-cell table:style-name="ce6" office:value-type="string" calcext:value-type="string">
            <text:p>Hix</text:p>
          </table:table-cell>
          <table:table-cell table:style-name="ce10" office:value-type="string" calcext:value-type="string">
            <text:p/>
            <text:p/>
            <text:p>Hix (http://hix.ai) regroupe 120 outils de génération de texte basés sur </text:p>
            <text:p>Chatgpt spécialisés pour blog, réseaux sociaux, écriture de textes longs, </text:p>
            <text:p>résumés, traduction. 3000 mots gratuits/mois. Un exemple avec l’éditeur de </text:p>
            <text:p>texte : https://hix.ai/d/clly5d5pi0073ocmpzhk4brvh…</text:p>
            <text:p/>
            <text:p>L’article Hix est apparu en premier sur Une IA par jour.</text:p>
            <text:p/>
          </table:table-cell>
          <table:table-cell table:style-name="ce7" office:value-type="string" calcext:value-type="string">
            <text:p><text:a xlink:href="https://www.uneiaparjour.fr/hix-2/" xlink:type="simple">https://www.uneiaparjour.fr/hix-2/</text:a></text:p>
          </table:table-cell>
          <table:table-cell table:number-columns-repeated="2" table:style-name="ce6" office:value-type="string" calcext:value-type="string">
            <text:p>texte</text:p>
          </table:table-cell>
          <table:table-cell table:style-name="ce8" table:number-columns-repeated="2"/>
          <table:table-cell table:style-name="ce6" office:value-type="string" calcext:value-type="string">
            <text:p>Thu, 31 Aug 2023 19:57:00 +0000</text:p>
          </table:table-cell>
          <table:table-cell table:style-name="ce8" table:number-columns-repeated="19"/>
          <table:table-cell table:number-columns-repeated="997"/>
        </table:table-row>
        <table:table-row table:style-name="ro1">
          <table:table-cell table:style-name="ce6" office:value-type="string" calcext:value-type="string">
            <text:p>Flair</text:p>
          </table:table-cell>
          <table:table-cell table:style-name="ce10" office:value-type="string" calcext:value-type="string">
            <text:p/>
            <text:p/>
            <text:p>Flair (http://flair.ai) met en scène des objets à partir de paramètres </text:p>
            <text:p>définis en effaçant l’arrière-plan pour en générer de nouveaux. Outils </text:p>
            <text:p>d’édition disponibles et ajouts d’éléments. 30 images gratuites. Image pour </text:p>
            <text:p>le test: https://unsplash.com/fr/photos/AmOm6BDUcMM…</text:p>
            <text:p/>
            <text:p>L’article Flair est apparu en premier sur Une IA par jour.</text:p>
            <text:p/>
          </table:table-cell>
          <table:table-cell table:style-name="ce7" office:value-type="string" calcext:value-type="string">
            <text:p><text:a xlink:href="https://www.uneiaparjour.fr/flair/" xlink:type="simple">https://www.uneiaparjour.fr/flair/</text:a></text:p>
          </table:table-cell>
          <table:table-cell table:style-name="ce6" office:value-type="string" calcext:value-type="string">
            <text:p>images</text:p>
          </table:table-cell>
          <table:table-cell table:style-name="ce6" office:value-type="string" calcext:value-type="string">
            <text:p>open source</text:p>
          </table:table-cell>
          <table:table-cell table:style-name="ce8" table:number-columns-repeated="2"/>
          <table:table-cell table:style-name="ce6" office:value-type="string" calcext:value-type="string">
            <text:p>Wed, 30 Aug 2023 19:49:00 +0000</text:p>
          </table:table-cell>
          <table:table-cell table:style-name="ce8" table:number-columns-repeated="19"/>
          <table:table-cell table:number-columns-repeated="997"/>
        </table:table-row>
        <table:table-row table:style-name="ro1">
          <table:table-cell table:style-name="ce6" office:value-type="string" calcext:value-type="string">
            <text:p>Artsio</text:p>
          </table:table-cell>
          <table:table-cell table:style-name="ce10" office:value-type="string" calcext:value-type="string">
            <text:p/>
            <text:p/>
            <text:p>Artsio (https://artsio.xyz/create) : outil de génération d’images avec 5 </text:p>
            <text:p>modèles, réglages fins, remix, image to image, agrandissement et galerie de </text:p>
            <text:p>partage. 20 images gratuites par jour.</text:p>
            <text:p/>
            <text:p>L’article Artsio est apparu en premier sur Une IA par jour.</text:p>
            <text:p/>
          </table:table-cell>
          <table:table-cell table:style-name="ce7" office:value-type="string" calcext:value-type="string">
            <text:p><text:a xlink:href="https://www.uneiaparjour.fr/artsio/" xlink:type="simple">https://www.uneiaparjour.fr/artsio/</text:a></text:p>
          </table:table-cell>
          <table:table-cell table:style-name="ce6" office:value-type="string" calcext:value-type="string">
            <text:p>images</text:p>
          </table:table-cell>
          <table:table-cell table:style-name="ce6" office:value-type="string" calcext:value-type="string">
            <text:p>présentation</text:p>
          </table:table-cell>
          <table:table-cell table:style-name="ce8" table:number-columns-repeated="2"/>
          <table:table-cell table:style-name="ce6" office:value-type="string" calcext:value-type="string">
            <text:p>Mon, 28 Aug 2023 19:44:00 +0000</text:p>
          </table:table-cell>
          <table:table-cell table:style-name="ce8" table:number-columns-repeated="19"/>
          <table:table-cell table:number-columns-repeated="997"/>
        </table:table-row>
        <table:table-row table:style-name="ro1">
          <table:table-cell table:style-name="ce6" office:value-type="string" calcext:value-type="string">
            <text:p>Write Tone</text:p>
          </table:table-cell>
          <table:table-cell table:style-name="ce10" office:value-type="string" calcext:value-type="string">
            <text:p/>
            <text:p/>
            <text:p>Write Tone (https://writetone.com) : outil de génération de texte qui </text:p>
            <text:p>propose des reformulations en 8 tons prédéfinis à partir d’un prompt ou </text:p>
            <text:p>d’un texte existant. Gratuit et sans compte. Test avec ton académique : </text:p>
            <text:p>https://codimd.apps.education.fr/Bxi3hdNiQp-mUQH4XQutag?view</text:p>
            <text:p/>
            <text:p>L’article Write Tone est apparu en premier sur Une IA par jour.</text:p>
            <text:p/>
          </table:table-cell>
          <table:table-cell table:style-name="ce7" office:value-type="string" calcext:value-type="string">
            <text:p><text:a xlink:href="https://www.uneiaparjour.fr/write-tone-2/" xlink:type="simple">https://www.uneiaparjour.fr/write-tone-2/</text:a></text:p>
          </table:table-cell>
          <table:table-cell table:number-columns-repeated="2" table:style-name="ce6" office:value-type="string" calcext:value-type="string">
            <text:p>texte</text:p>
          </table:table-cell>
          <table:table-cell table:style-name="ce8" table:number-columns-repeated="2"/>
          <table:table-cell table:style-name="ce6" office:value-type="string" calcext:value-type="string">
            <text:p>Sun, 27 Aug 2023 19:32:00 +0000</text:p>
          </table:table-cell>
          <table:table-cell table:style-name="ce8" table:number-columns-repeated="19"/>
          <table:table-cell table:number-columns-repeated="997"/>
        </table:table-row>
        <table:table-row table:style-name="ro1">
          <table:table-cell table:style-name="ce6" office:value-type="string" calcext:value-type="string">
            <text:p>Ideogram</text:p>
          </table:table-cell>
          <table:table-cell table:style-name="ce10" office:value-type="string" calcext:value-type="string">
            <text:p/>
            <text:p/>
            <text:p>Ideogram (https://ideogram.ai) : outil de génération d’images capable </text:p>
            <text:p>d’inclure le texte demandé dans le prompt. Galerie proposée et remix </text:p>
            <text:p>possible. Gratuit.</text:p>
            <text:p/>
            <text:p>L’article Ideogram est apparu en premier sur Une IA par jour.</text:p>
            <text:p/>
          </table:table-cell>
          <table:table-cell table:style-name="ce7" office:value-type="string" calcext:value-type="string">
            <text:p><text:a xlink:href="https://www.uneiaparjour.fr/ideogram/" xlink:type="simple">https://www.uneiaparjour.fr/ideogram/</text:a></text:p>
          </table:table-cell>
          <table:table-cell table:style-name="ce6" office:value-type="string" calcext:value-type="string">
            <text:p>images</text:p>
          </table:table-cell>
          <table:table-cell table:style-name="ce6" office:value-type="string" calcext:value-type="string">
            <text:p>vidéo</text:p>
          </table:table-cell>
          <table:table-cell table:style-name="ce8" table:number-columns-repeated="2"/>
          <table:table-cell table:style-name="ce6" office:value-type="string" calcext:value-type="string">
            <text:p>Sat, 26 Aug 2023 19:31:00 +0000</text:p>
          </table:table-cell>
          <table:table-cell table:style-name="ce8" table:number-columns-repeated="19"/>
          <table:table-cell table:number-columns-repeated="997"/>
        </table:table-row>
        <table:table-row table:style-name="ro1">
          <table:table-cell table:style-name="ce6" office:value-type="string" calcext:value-type="string">
            <text:p>Bloombot</text:p>
          </table:table-cell>
          <table:table-cell table:style-name="ce10" office:value-type="string" calcext:value-type="string">
            <text:p/>
            <text:p/>
            <text:p>Bloombot (https://chat.bloombot.ai) : un chatbot dédié à l’apprentissage </text:p>
            <text:p>personnalisé grâce au questionnement et au dialogue, chaque réponse </text:p>
            <text:p>apportant une nouvelle question. Cheminement pré-réponse visible de </text:p>
            <text:p>l’utilisateur. Gratuit et sans compte.</text:p>
            <text:p/>
            <text:p>L’article Bloombot est apparu en premier sur Une IA par jour.</text:p>
            <text:p/>
          </table:table-cell>
          <table:table-cell table:style-name="ce7" office:value-type="string" calcext:value-type="string">
            <text:p><text:a xlink:href="https://www.uneiaparjour.fr/bloombot/" xlink:type="simple">https://www.uneiaparjour.fr/bloombot/</text:a></text:p>
          </table:table-cell>
          <table:table-cell table:style-name="ce6" office:value-type="string" calcext:value-type="string">
            <text:p>chatbot</text:p>
          </table:table-cell>
          <table:table-cell table:style-name="ce6" office:value-type="string" calcext:value-type="string">
            <text:p>images</text:p>
          </table:table-cell>
          <table:table-cell table:style-name="ce8" table:number-columns-repeated="2"/>
          <table:table-cell table:style-name="ce6" office:value-type="string" calcext:value-type="string">
            <text:p>Fri, 25 Aug 2023 17:29:00 +0000</text:p>
          </table:table-cell>
          <table:table-cell table:style-name="ce8" table:number-columns-repeated="19"/>
          <table:table-cell table:number-columns-repeated="997"/>
        </table:table-row>
        <table:table-row table:style-name="ro1">
          <table:table-cell table:style-name="ce6" office:value-type="string" calcext:value-type="string">
            <text:p>Transvibe</text:p>
          </table:table-cell>
          <table:table-cell table:style-name="ce10" office:value-type="string" calcext:value-type="string">
            <text:p/>
            <text:p/>
            <text:p>Transvibe (https://transvribe.com) permet l’interrogation d’une vidéo </text:p>
            <text:p>Youtube via un chatbot. Exportation de la transcription possible. Gratuit </text:p>
            <text:p>et sans compte.</text:p>
            <text:p/>
            <text:p>L’article Transvibe est apparu en premier sur Une IA par jour.</text:p>
            <text:p/>
          </table:table-cell>
          <table:table-cell table:style-name="ce7" office:value-type="string" calcext:value-type="string">
            <text:p><text:a xlink:href="https://www.uneiaparjour.fr/transvibe-2/" xlink:type="simple">https://www.uneiaparjour.fr/transvibe-2/</text:a></text:p>
          </table:table-cell>
          <table:table-cell table:style-name="ce6" office:value-type="string" calcext:value-type="string">
            <text:p>open source</text:p>
          </table:table-cell>
          <table:table-cell table:style-name="ce6" office:value-type="string" calcext:value-type="string">
            <text:p>images</text:p>
          </table:table-cell>
          <table:table-cell table:style-name="ce8" table:number-columns-repeated="2"/>
          <table:table-cell table:style-name="ce6" office:value-type="string" calcext:value-type="string">
            <text:p>Thu, 24 Aug 2023 19:25:00 +0000</text:p>
          </table:table-cell>
          <table:table-cell table:style-name="ce8" table:number-columns-repeated="19"/>
          <table:table-cell table:number-columns-repeated="997"/>
        </table:table-row>
        <table:table-row table:style-name="ro1">
          <table:table-cell table:style-name="ce6" office:value-type="string" calcext:value-type="string">
            <text:p>Imagica</text:p>
          </table:table-cell>
          <table:table-cell table:style-name="ce10" office:value-type="string" calcext:value-type="string">
            <text:p/>
            <text:p/>
            <text:p>Imagica (http://imagica.ai – beta liste d’attente) : outil no code de </text:p>
            <text:p>création d’appli qui génère des contenus à partir de commandes définies. </text:p>
            <text:p>Testé avec création d’1 app de génération de séance péda avec déroulé, </text:p>
            <text:p>vidéo et quiz : http://s.imagica.ai/e/NjlFAWdgvCb</text:p>
            <text:p/>
            <text:p>L’article Imagica est apparu en premier sur Une IA par jour.</text:p>
            <text:p/>
          </table:table-cell>
          <table:table-cell table:style-name="ce7" office:value-type="string" calcext:value-type="string">
            <text:p><text:a xlink:href="https://www.uneiaparjour.fr/imagica-2/" xlink:type="simple">https://www.uneiaparjour.fr/imagica-2/</text:a></text:p>
          </table:table-cell>
          <table:table-cell table:style-name="ce6" office:value-type="string" calcext:value-type="string">
            <text:p>application</text:p>
          </table:table-cell>
          <table:table-cell table:style-name="ce6" office:value-type="string" calcext:value-type="string">
            <text:p>usage illimité</text:p>
          </table:table-cell>
          <table:table-cell table:style-name="ce8" table:number-columns-repeated="2"/>
          <table:table-cell table:style-name="ce6" office:value-type="string" calcext:value-type="string">
            <text:p>Wed, 23 Aug 2023 19:18:00 +0000</text:p>
          </table:table-cell>
          <table:table-cell table:style-name="ce8" table:number-columns-repeated="19"/>
          <table:table-cell table:number-columns-repeated="997"/>
        </table:table-row>
        <table:table-row table:style-name="ro1">
          <table:table-cell table:style-name="ce6" office:value-type="string" calcext:value-type="string">
            <text:p>Landingsite</text:p>
          </table:table-cell>
          <table:table-cell table:style-name="ce10" office:value-type="string" calcext:value-type="string">
            <text:p/>
            <text:p/>
            <text:p>Landingsite (http://landingsite.ai) crée une page web à partir d’un titre, </text:p>
            <text:p>d’une description et d’un modèle. Orienté commerce mais page éditable avec </text:p>
            <text:p>banque d’images gratuites. Gratuit et hébergé pour une page. Test : </text:p>
            <text:p>https://les-ia-gnratives-en-ducation.getlandingsite.com</text:p>
            <text:p/>
            <text:p>L’article Landingsite est apparu en premier sur Une IA par jour.</text:p>
            <text:p/>
          </table:table-cell>
          <table:table-cell table:style-name="ce7" office:value-type="string" calcext:value-type="string">
            <text:p><text:a xlink:href="https://www.uneiaparjour.fr/landingsite/" xlink:type="simple">https://www.uneiaparjour.fr/landingsite/</text:a></text:p>
          </table:table-cell>
          <table:table-cell table:style-name="ce6" office:value-type="string" calcext:value-type="string">
            <text:p>page web</text:p>
          </table:table-cell>
          <table:table-cell table:style-name="ce6" office:value-type="string" calcext:value-type="string">
            <text:p>usage illimité</text:p>
          </table:table-cell>
          <table:table-cell table:style-name="ce8" table:number-columns-repeated="2"/>
          <table:table-cell table:style-name="ce6" office:value-type="string" calcext:value-type="string">
            <text:p>Tue, 22 Aug 2023 19:17:00 +0000</text:p>
          </table:table-cell>
          <table:table-cell table:style-name="ce8" table:number-columns-repeated="19"/>
          <table:table-cell table:number-columns-repeated="997"/>
        </table:table-row>
        <table:table-row table:style-name="ro1">
          <table:table-cell table:style-name="ce6" office:value-type="string" calcext:value-type="string">
            <text:p>Goblin Tools</text:p>
          </table:table-cell>
          <table:table-cell table:style-name="ce10" office:value-type="string" calcext:value-type="string">
            <text:p/>
            <text:p/>
            <text:p>Goblin Tools (https://goblin.tools), et son « Magic to do », utilise l’IA </text:p>
            <text:p>pour générer des listes à partir d’un prompt. Gratuit, sans compte (excepté </text:p>
            <text:p>pour la synchro), édition et export possibles. 5 autres outils de </text:p>
            <text:p>génération disponibles.</text:p>
            <text:p/>
            <text:p>L’article Goblin Tools est apparu en premier sur Une IA par jour.</text:p>
            <text:p/>
          </table:table-cell>
          <table:table-cell table:style-name="ce7" office:value-type="string" calcext:value-type="string">
            <text:p><text:a xlink:href="https://www.uneiaparjour.fr/goblin-tools/" xlink:type="simple">https://www.uneiaparjour.fr/goblin-tools/</text:a></text:p>
          </table:table-cell>
          <table:table-cell table:style-name="ce6" office:value-type="string" calcext:value-type="string">
            <text:p>sans compte</text:p>
          </table:table-cell>
          <table:table-cell table:style-name="ce6" office:value-type="string" calcext:value-type="string">
            <text:p>texte</text:p>
          </table:table-cell>
          <table:table-cell table:style-name="ce8" table:number-columns-repeated="2"/>
          <table:table-cell table:style-name="ce6" office:value-type="string" calcext:value-type="string">
            <text:p>Mon, 21 Aug 2023 19:12:00 +0000</text:p>
          </table:table-cell>
          <table:table-cell table:style-name="ce8" table:number-columns-repeated="19"/>
          <table:table-cell table:number-columns-repeated="997"/>
        </table:table-row>
        <table:table-row table:style-name="ro1">
          <table:table-cell table:style-name="ce6" office:value-type="string" calcext:value-type="string">
            <text:p>Human generator</text:p>
          </table:table-cell>
          <table:table-cell table:style-name="ce10" office:value-type="string" calcext:value-type="string">
            <text:p/>
            <text:p/>
            <text:p>Après un choix d’options pour définir corps, vêtements, arrière-plan avec </text:p>
            <text:p>possible prompt qui précise, Human generator </text:p>
            <text:p>(https://generated.photos/human-generator) génère l’image d’un humain, 1 </text:p>
            <text:p>figurine ou perso de fiction. Gratuit et sans compte, usage libre hors </text:p>
            <text:p>commercial.</text:p>
            <text:p/>
            <text:p>L’article Human generator est apparu en premier sur Une IA par jour.</text:p>
            <text:p/>
          </table:table-cell>
          <table:table-cell table:style-name="ce7" office:value-type="string" calcext:value-type="string">
            <text:p><text:a xlink:href="https://www.uneiaparjour.fr/human-generator-2/" xlink:type="simple">https://www.uneiaparjour.fr/human-generator-2/</text:a></text:p>
          </table:table-cell>
          <table:table-cell table:style-name="ce6" office:value-type="string" calcext:value-type="string">
            <text:p>images</text:p>
          </table:table-cell>
          <table:table-cell table:style-name="ce6" office:value-type="string" calcext:value-type="string">
            <text:p>open source</text:p>
          </table:table-cell>
          <table:table-cell table:style-name="ce8" table:number-columns-repeated="2"/>
          <table:table-cell table:style-name="ce6" office:value-type="string" calcext:value-type="string">
            <text:p>Sun, 20 Aug 2023 19:35:00 +0000</text:p>
          </table:table-cell>
          <table:table-cell table:style-name="ce8" table:number-columns-repeated="19"/>
          <table:table-cell table:number-columns-repeated="997"/>
        </table:table-row>
        <table:table-row table:style-name="ro1">
          <table:table-cell table:style-name="ce6" office:value-type="string" calcext:value-type="string">
            <text:p>IconAI</text:p>
          </table:table-cell>
          <table:table-cell table:style-name="ce10" office:value-type="string" calcext:value-type="string">
            <text:p/>
            <text:p/>
            <text:p>IconAI (iconai.co) génère des icônes à partir d’un prompt, d’un style parmi </text:p>
            <text:p>18 disponibles et d’une couleur dominante. 10 images gratuites, remix </text:p>
            <text:p>possible à partir d’une image existante.</text:p>
            <text:p/>
            <text:p>L’article IconAI est apparu en premier sur Une IA par jour.</text:p>
            <text:p/>
          </table:table-cell>
          <table:table-cell table:style-name="ce7" office:value-type="string" calcext:value-type="string">
            <text:p><text:a xlink:href="https://www.uneiaparjour.fr/iconai-2/" xlink:type="simple">https://www.uneiaparjour.fr/iconai-2/</text:a></text:p>
          </table:table-cell>
          <table:table-cell table:style-name="ce6" office:value-type="string" calcext:value-type="string">
            <text:p>images</text:p>
          </table:table-cell>
          <table:table-cell table:style-name="ce6" office:value-type="string" calcext:value-type="string">
            <text:p>texte</text:p>
          </table:table-cell>
          <table:table-cell table:style-name="ce8" table:number-columns-repeated="2"/>
          <table:table-cell table:style-name="ce6" office:value-type="string" calcext:value-type="string">
            <text:p>Sat, 19 Aug 2023 19:33:00 +0000</text:p>
          </table:table-cell>
          <table:table-cell table:style-name="ce8" table:number-columns-repeated="19"/>
          <table:table-cell table:number-columns-repeated="997"/>
        </table:table-row>
        <table:table-row table:style-name="ro1">
          <table:table-cell table:style-name="ce6" office:value-type="string" calcext:value-type="string">
            <text:p>Artemis</text:p>
          </table:table-cell>
          <table:table-cell table:style-name="ce10" office:value-type="string" calcext:value-type="string">
            <text:p/>
            <text:p/>
            <text:p>Un héros, un lieu et une quête : Artemis (https://artemisapp.ai) génère une </text:p>
            <text:p>histoire illustrée à partir de Chat GPT 4 et Leonardo ai. En EN, app iOS, 3 </text:p>
            <text:p>histoires gratuites. 2 tests avec même base : </text:p>
            <text:p>https://app.artemisapp.ai/story/QmdFWhVRhAh4GAqe4lus… et </text:p>
            <text:p>https://app.artemisapp.ai/story/CwWcihfaNgLMJ5j1vWO3…</text:p>
            <text:p/>
            <text:p>L’article Artemis est apparu en premier sur Une IA par jour.</text:p>
            <text:p/>
          </table:table-cell>
          <table:table-cell table:style-name="ce7" office:value-type="string" calcext:value-type="string">
            <text:p><text:a xlink:href="https://www.uneiaparjour.fr/artemis/" xlink:type="simple">https://www.uneiaparjour.fr/artemis/</text:a></text:p>
          </table:table-cell>
          <table:table-cell table:style-name="ce6" office:value-type="string" calcext:value-type="string">
            <text:p>histoires enfants</text:p>
          </table:table-cell>
          <table:table-cell table:style-name="ce6" office:value-type="string" calcext:value-type="string">
            <text:p>youtube</text:p>
          </table:table-cell>
          <table:table-cell table:style-name="ce8" table:number-columns-repeated="2"/>
          <table:table-cell table:style-name="ce6" office:value-type="string" calcext:value-type="string">
            <text:p>Fri, 18 Aug 2023 19:32:00 +0000</text:p>
          </table:table-cell>
          <table:table-cell table:style-name="ce8" table:number-columns-repeated="19"/>
          <table:table-cell table:number-columns-repeated="997"/>
        </table:table-row>
        <table:table-row table:style-name="ro1">
          <table:table-cell table:style-name="ce6" office:value-type="string" calcext:value-type="string">
            <text:p>Lesson Planner</text:p>
          </table:table-cell>
          <table:table-cell table:style-name="ce10" office:value-type="string" calcext:value-type="string">
            <text:p/>
            <text:p/>
            <text:p>Lesson Planner (https://lessonplanner.ph) : une séquence de cours générée à </text:p>
            <text:p>partir d’un modèle (ceux proposés : </text:p>
            <text:p>https://researchgate.net/publication/349975159_An_Experimental_Study_Regarding_Impact_of_7E’s_Instructional_Model_Based_Instructions_upon_Student’s_Attitude_towards_Physical_Education_Subject_at_Higher_Secondary_School_Level…), </text:p>
            <text:p>d’un sujet, d’un niveau et d’objectifs. 10 générations gratuites, FR ok </text:p>
            <text:p>génération en EN. Test : </text:p>
            <text:p>https://codimd.apps.education.fr/jK_4F_UKRlqjN6KxZmjrNg…</text:p>
            <text:p/>
            <text:p>L’article Lesson Planner est apparu en premier sur Une IA par jour.</text:p>
            <text:p/>
          </table:table-cell>
          <table:table-cell table:style-name="ce7" office:value-type="string" calcext:value-type="string">
            <text:p><text:a xlink:href="https://www.uneiaparjour.fr/lesson-planner/" xlink:type="simple">https://www.uneiaparjour.fr/lesson-planner/</text:a></text:p>
          </table:table-cell>
          <table:table-cell table:style-name="ce6" office:value-type="string" calcext:value-type="string">
            <text:p>éducation</text:p>
          </table:table-cell>
          <table:table-cell table:style-name="ce6" office:value-type="string" calcext:value-type="string">
            <text:p>vidéo</text:p>
          </table:table-cell>
          <table:table-cell table:style-name="ce8" table:number-columns-repeated="2"/>
          <table:table-cell table:style-name="ce6" office:value-type="string" calcext:value-type="string">
            <text:p>Thu, 17 Aug 2023 19:30:00 +0000</text:p>
          </table:table-cell>
          <table:table-cell table:style-name="ce8" table:number-columns-repeated="19"/>
          <table:table-cell table:number-columns-repeated="997"/>
        </table:table-row>
        <table:table-row table:style-name="ro1">
          <table:table-cell table:style-name="ce6" office:value-type="string" calcext:value-type="string">
            <text:p>Semantic Scholar</text:p>
          </table:table-cell>
          <table:table-cell table:style-name="ce10" office:value-type="string" calcext:value-type="string">
            <text:p/>
            <text:p/>
            <text:p>Semantic Scholar (http://semanticscholar.org) utilise l’IA dans son moteur </text:p>
            <text:p>de recherche d’articles scientifiques (base de 200M) et fait des liens </text:p>
            <text:p>entre les articles. Accepte le FR, filtres, sauvegarde perso. Gratuit, code </text:p>
            <text:p>et données ouvertes, publications.</text:p>
            <text:p/>
            <text:p>L’article Semantic Scholar est apparu en premier sur Une IA par jour.</text:p>
            <text:p/>
          </table:table-cell>
          <table:table-cell table:style-name="ce7" office:value-type="string" calcext:value-type="string">
            <text:p><text:a xlink:href="https://www.uneiaparjour.fr/semantic-scholar/" xlink:type="simple">https://www.uneiaparjour.fr/semantic-scholar/</text:a></text:p>
          </table:table-cell>
          <table:table-cell table:style-name="ce6" office:value-type="string" calcext:value-type="string">
            <text:p>open source</text:p>
          </table:table-cell>
          <table:table-cell table:style-name="ce6" office:value-type="string" calcext:value-type="string">
            <text:p>texte</text:p>
          </table:table-cell>
          <table:table-cell table:style-name="ce8" table:number-columns-repeated="2"/>
          <table:table-cell table:style-name="ce6" office:value-type="string" calcext:value-type="string">
            <text:p>Wed, 16 Aug 2023 19:29:00 +0000</text:p>
          </table:table-cell>
          <table:table-cell table:style-name="ce8" table:number-columns-repeated="19"/>
          <table:table-cell table:number-columns-repeated="997"/>
        </table:table-row>
        <table:table-row table:style-name="ro1">
          <table:table-cell table:style-name="ce6" office:value-type="string" calcext:value-type="string">
            <text:p>Vaizz</text:p>
          </table:table-cell>
          <table:table-cell table:style-name="ce10" office:value-type="string" calcext:value-type="string">
            <text:p/>
            <text:p/>
            <text:p>Vaizz (http://vaizz.ai) : outil de génération d’histoires, de voix et de </text:p>
            <text:p>vidéo, les 3 pouvant être liés. 60 crédits gratuits par mois (le suivi des </text:p>
            <text:p>crédits pas trouvé pendant les tests). Source Wikipedia pour test voix.</text:p>
            <text:p/>
            <text:p>L’article Vaizz est apparu en premier sur Une IA par jour.</text:p>
            <text:p/>
          </table:table-cell>
          <table:table-cell table:style-name="ce7" office:value-type="string" calcext:value-type="string">
            <text:p><text:a xlink:href="https://www.uneiaparjour.fr/vaizz/" xlink:type="simple">https://www.uneiaparjour.fr/vaizz/</text:a></text:p>
          </table:table-cell>
          <table:table-cell table:style-name="ce6" office:value-type="string" calcext:value-type="string">
            <text:p>vidéo</text:p>
          </table:table-cell>
          <table:table-cell table:style-name="ce6" office:value-type="string" calcext:value-type="string">
            <text:p>usage illimité</text:p>
          </table:table-cell>
          <table:table-cell table:style-name="ce8" table:number-columns-repeated="2"/>
          <table:table-cell table:style-name="ce6" office:value-type="string" calcext:value-type="string">
            <text:p>Tue, 15 Aug 2023 19:24:00 +0000</text:p>
          </table:table-cell>
          <table:table-cell table:style-name="ce8" table:number-columns-repeated="19"/>
          <table:table-cell table:number-columns-repeated="997"/>
        </table:table-row>
        <table:table-row table:style-name="ro1">
          <table:table-cell table:style-name="ce6" office:value-type="string" calcext:value-type="string">
            <text:p>Tensor</text:p>
          </table:table-cell>
          <table:table-cell table:style-name="ce10" office:value-type="string" calcext:value-type="string">
            <text:p/>
            <text:p/>
            <text:p>Tensor (https://tensor.art) regroupe une quarantaine de modèles d’IA </text:p>
            <text:p>génératives d’images avec outils d’édition (remix, agrandissement, image to </text:p>
            <text:p>image, détails). Galerie pour inspiration. 100 crédits gratuits par jour (1 </text:p>
            <text:p>image : 1 à 3 crédits pendant le test).</text:p>
            <text:p/>
            <text:p>L’article Tensor est apparu en premier sur Une IA par jour.</text:p>
            <text:p/>
          </table:table-cell>
          <table:table-cell table:style-name="ce7" office:value-type="string" calcext:value-type="string">
            <text:p><text:a xlink:href="https://www.uneiaparjour.fr/tensor/" xlink:type="simple">https://www.uneiaparjour.fr/tensor/</text:a></text:p>
          </table:table-cell>
          <table:table-cell table:style-name="ce6" office:value-type="string" calcext:value-type="string">
            <text:p>images</text:p>
          </table:table-cell>
          <table:table-cell table:style-name="ce6" office:value-type="string" calcext:value-type="string">
            <text:p>open source</text:p>
          </table:table-cell>
          <table:table-cell table:style-name="ce8" table:number-columns-repeated="2"/>
          <table:table-cell table:style-name="ce6" office:value-type="string" calcext:value-type="string">
            <text:p>Mon, 14 Aug 2023 19:58:00 +0000</text:p>
          </table:table-cell>
          <table:table-cell table:style-name="ce8" table:number-columns-repeated="19"/>
          <table:table-cell table:number-columns-repeated="997"/>
        </table:table-row>
        <table:table-row table:style-name="ro1">
          <table:table-cell table:style-name="ce6" office:value-type="string" calcext:value-type="string">
            <text:p>Hayo</text:p>
          </table:table-cell>
          <table:table-cell table:style-name="ce10" office:value-type="string" calcext:value-type="string">
            <text:p/>
            <text:p/>
            <text:p>Hayo (https://hayo.com/download), une application mobiles et ordis avec </text:p>
            <text:p>générateurs de texte et d’images (plusieurs modèles pour chacun), prompts </text:p>
            <text:p>libres ou préformatés, analyse de documents, synthèse vocale… 50 crédits </text:p>
            <text:p>texte et 50 crédits images gratuits /jour.</text:p>
            <text:p/>
            <text:p>L’article Hayo est apparu en premier sur Une IA par jour.</text:p>
            <text:p/>
          </table:table-cell>
          <table:table-cell table:style-name="ce7" office:value-type="string" calcext:value-type="string">
            <text:p><text:a xlink:href="https://www.uneiaparjour.fr/hayo/" xlink:type="simple">https://www.uneiaparjour.fr/hayo/</text:a></text:p>
          </table:table-cell>
          <table:table-cell table:style-name="ce6" office:value-type="string" calcext:value-type="string">
            <text:p>chatbot</text:p>
          </table:table-cell>
          <table:table-cell table:style-name="ce6" office:value-type="string" calcext:value-type="string">
            <text:p>texte</text:p>
          </table:table-cell>
          <table:table-cell table:style-name="ce8" table:number-columns-repeated="2"/>
          <table:table-cell table:style-name="ce6" office:value-type="string" calcext:value-type="string">
            <text:p>Sun, 13 Aug 2023 19:57:00 +0000</text:p>
          </table:table-cell>
          <table:table-cell table:style-name="ce8" table:number-columns-repeated="19"/>
          <table:table-cell table:number-columns-repeated="997"/>
        </table:table-row>
        <table:table-row table:style-name="ro1">
          <table:table-cell table:style-name="ce6" office:value-type="string" calcext:value-type="string">
            <text:p>Talknotes</text:p>
          </table:table-cell>
          <table:table-cell table:style-name="ce10" office:value-type="string" calcext:value-type="string">
            <text:p/>
            <text:p/>
            <text:p>Talknotes (https://talknotes.io) : une note vocale avec un style défini </text:p>
            <text:p>(2ème capture) et un texte est généré après transcription sous forme de </text:p>
            <text:p>note. Ajout /suppression possibles, gratuit avec quelques fonctions premium </text:p>
            <text:p>(+ limite sur le nombre de notes ?)</text:p>
            <text:p/>
            <text:p>L’article Talknotes est apparu en premier sur Une IA par jour.</text:p>
            <text:p/>
          </table:table-cell>
          <table:table-cell table:style-name="ce7" office:value-type="string" calcext:value-type="string">
            <text:p><text:a xlink:href="https://www.uneiaparjour.fr/talknotes-2/" xlink:type="simple">https://www.uneiaparjour.fr/talknotes-2/</text:a></text:p>
          </table:table-cell>
          <table:table-cell table:style-name="ce6" office:value-type="string" calcext:value-type="string">
            <text:p>texte</text:p>
          </table:table-cell>
          <table:table-cell table:style-name="ce6" office:value-type="string" calcext:value-type="string">
            <text:p>images</text:p>
          </table:table-cell>
          <table:table-cell table:style-name="ce8" table:number-columns-repeated="2"/>
          <table:table-cell table:style-name="ce6" office:value-type="string" calcext:value-type="string">
            <text:p>Sat, 12 Aug 2023 19:55:00 +0000</text:p>
          </table:table-cell>
          <table:table-cell table:style-name="ce8" table:number-columns-repeated="19"/>
          <table:table-cell table:number-columns-repeated="997"/>
        </table:table-row>
        <table:table-row table:style-name="ro1">
          <table:table-cell table:style-name="ce6" office:value-type="string" calcext:value-type="string">
            <text:p>Skillify</text:p>
          </table:table-cell>
          <table:table-cell table:style-name="ce10" office:value-type="string" calcext:value-type="string">
            <text:p/>
            <text:p/>
            <text:p>Skillify (https://skillify-ai.com) : programmes d’apprentissages </text:p>
            <text:p>personnalisés avec cours générés, chatbot, texte sur le sujet choisi, </text:p>
            <text:p>résumé de livre et génération de quiz. Crédits gratuits chaque jour. Test </text:p>
            <text:p>avec 4 cours : https://codimd.apps.education.fr/ABgGFjQ5RqaXUYpq25ftsw?view</text:p>
            <text:p/>
            <text:p>L’article Skillify est apparu en premier sur Une IA par jour.</text:p>
            <text:p/>
          </table:table-cell>
          <table:table-cell table:style-name="ce7" office:value-type="string" calcext:value-type="string">
            <text:p><text:a xlink:href="https://www.uneiaparjour.fr/skillify-2/" xlink:type="simple">https://www.uneiaparjour.fr/skillify-2/</text:a></text:p>
          </table:table-cell>
          <table:table-cell table:style-name="ce6" office:value-type="string" calcext:value-type="string">
            <text:p>éducation</text:p>
          </table:table-cell>
          <table:table-cell table:style-name="ce6" office:value-type="string" calcext:value-type="string">
            <text:p>texte</text:p>
          </table:table-cell>
          <table:table-cell table:style-name="ce8" table:number-columns-repeated="2"/>
          <table:table-cell table:style-name="ce6" office:value-type="string" calcext:value-type="string">
            <text:p>Fri, 11 Aug 2023 19:54:00 +0000</text:p>
          </table:table-cell>
          <table:table-cell table:style-name="ce8" table:number-columns-repeated="19"/>
          <table:table-cell table:number-columns-repeated="997"/>
        </table:table-row>
        <table:table-row table:style-name="ro1">
          <table:table-cell table:style-name="ce6" office:value-type="string" calcext:value-type="string">
            <text:p>Cami</text:p>
          </table:table-cell>
          <table:table-cell table:style-name="ce10" office:value-type="string" calcext:value-type="string">
            <text:p/>
            <text:p/>
            <text:p>Cami (https://heycami.ai) : un chatbot avec modèles #exte (GPT4) et images </text:p>
            <text:p>(stable diffusion) dans Whatsapp, avec transcription de l’audio. Gratuit, 5 </text:p>
            <text:p>images /jour et 10 générations de texte, plus que dépassées dans ce test : </text:p>
            <text:p>https://codimd.apps.education.fr/ZJYmjC8SSEmCxfZsNgkpxw?view</text:p>
            <text:p/>
            <text:p>L’article Cami est apparu en premier sur Une IA par jour.</text:p>
            <text:p/>
          </table:table-cell>
          <table:table-cell table:style-name="ce7" office:value-type="string" calcext:value-type="string">
            <text:p><text:a xlink:href="https://www.uneiaparjour.fr/cami/" xlink:type="simple">https://www.uneiaparjour.fr/cami/</text:a></text:p>
          </table:table-cell>
          <table:table-cell table:style-name="ce6" office:value-type="string" calcext:value-type="string">
            <text:p>chatbot</text:p>
          </table:table-cell>
          <table:table-cell table:style-name="ce6" office:value-type="string" calcext:value-type="string">
            <text:p>open source</text:p>
          </table:table-cell>
          <table:table-cell table:style-name="ce8" table:number-columns-repeated="2"/>
          <table:table-cell table:style-name="ce6" office:value-type="string" calcext:value-type="string">
            <text:p>Thu, 10 Aug 2023 19:52:00 +0000</text:p>
          </table:table-cell>
          <table:table-cell table:style-name="ce8" table:number-columns-repeated="19"/>
          <table:table-cell table:number-columns-repeated="997"/>
        </table:table-row>
        <table:table-row table:style-name="ro1">
          <table:table-cell table:style-name="ce6" office:value-type="string" calcext:value-type="string">
            <text:p>Skolar</text:p>
          </table:table-cell>
          <table:table-cell table:style-name="ce10" office:value-type="string" calcext:value-type="string">
            <text:p/>
            <text:p/>
            <text:p>Skolar (https://skolar.ai) : un moteur de recherche d’articles </text:p>
            <text:p>scientifiques appuyé par une IA générative de texte. Chatbot, classement </text:p>
            <text:p>des textes, résume et crée les citations…Traitement de texte basique </text:p>
            <text:p>intégré. 5 recherches gratuites par mois.</text:p>
            <text:p/>
            <text:p>L’article Skolar est apparu en premier sur Une IA par jour.</text:p>
            <text:p/>
          </table:table-cell>
          <table:table-cell table:style-name="ce7" office:value-type="string" calcext:value-type="string">
            <text:p><text:a xlink:href="https://www.uneiaparjour.fr/skolar-2/" xlink:type="simple">https://www.uneiaparjour.fr/skolar-2/</text:a></text:p>
          </table:table-cell>
          <table:table-cell table:style-name="ce6" office:value-type="string" calcext:value-type="string">
            <text:p>chatbot</text:p>
          </table:table-cell>
          <table:table-cell table:style-name="ce6" office:value-type="string" calcext:value-type="string">
            <text:p>langues</text:p>
          </table:table-cell>
          <table:table-cell table:style-name="ce8" table:number-columns-repeated="2"/>
          <table:table-cell table:style-name="ce6" office:value-type="string" calcext:value-type="string">
            <text:p>Wed, 09 Aug 2023 19:51:00 +0000</text:p>
          </table:table-cell>
          <table:table-cell table:style-name="ce8" table:number-columns-repeated="19"/>
          <table:table-cell table:number-columns-repeated="997"/>
        </table:table-row>
        <table:table-row table:style-name="ro1">
          <table:table-cell table:style-name="ce6" office:value-type="string" calcext:value-type="string">
            <text:p>Conker</text:p>
          </table:table-cell>
          <table:table-cell table:style-name="ce10" office:value-type="string" calcext:value-type="string">
            <text:p/>
            <text:p/>
            <text:p>Conker (http://conker.ai) : un outil de génération de quiz avec questions à </text:p>
            <text:p>choix multiples, textes à trous, classements etc. Édition, français, </text:p>
            <text:p>export, partage et suivi des réponses, synthèse vocale. 5 quiz gratuits. </text:p>
            <text:p>Test : https://app.conker.ai/forms/cexjnc/view</text:p>
            <text:p/>
            <text:p>L’article Conker est apparu en premier sur Une IA par jour.</text:p>
            <text:p/>
          </table:table-cell>
          <table:table-cell table:style-name="ce7" office:value-type="string" calcext:value-type="string">
            <text:p><text:a xlink:href="https://www.uneiaparjour.fr/conker/" xlink:type="simple">https://www.uneiaparjour.fr/conker/</text:a></text:p>
          </table:table-cell>
          <table:table-cell table:style-name="ce6" office:value-type="string" calcext:value-type="string">
            <text:p>éducation</text:p>
          </table:table-cell>
          <table:table-cell table:style-name="ce6" office:value-type="string" calcext:value-type="string">
            <text:p>vidéo</text:p>
          </table:table-cell>
          <table:table-cell table:style-name="ce8" table:number-columns-repeated="2"/>
          <table:table-cell table:style-name="ce6" office:value-type="string" calcext:value-type="string">
            <text:p>Tue, 08 Aug 2023 19:49:00 +0000</text:p>
          </table:table-cell>
          <table:table-cell table:style-name="ce8" table:number-columns-repeated="19"/>
          <table:table-cell table:number-columns-repeated="997"/>
        </table:table-row>
        <table:table-row table:style-name="ro1">
          <table:table-cell table:style-name="ce6" office:value-type="string" calcext:value-type="string">
            <text:p>AiPage</text:p>
          </table:table-cell>
          <table:table-cell table:style-name="ce10" office:value-type="string" calcext:value-type="string">
            <text:p/>
            <text:p/>
            <text:p>AiPage (http://AiPage.dev) : un prompt (en anglais) et une page d’accueil </text:p>
            <text:p>en html est générée. Modifications directes possibles, export html. </text:p>
            <text:p>Opensource et sans compte. Code html généré pour le test : </text:p>
            <text:p>https://codimd.apps.education.fr/0M2q828tRfuLw9Tm6j6sjQ</text:p>
            <text:p/>
            <text:p>L’article AiPage est apparu en premier sur Une IA par jour.</text:p>
            <text:p/>
          </table:table-cell>
          <table:table-cell table:style-name="ce7" office:value-type="string" calcext:value-type="string">
            <text:p><text:a xlink:href="https://www.uneiaparjour.fr/aipage/" xlink:type="simple">https://www.uneiaparjour.fr/aipage/</text:a></text:p>
          </table:table-cell>
          <table:table-cell table:style-name="ce6" office:value-type="string" calcext:value-type="string">
            <text:p>open source</text:p>
          </table:table-cell>
          <table:table-cell table:style-name="ce6" office:value-type="string" calcext:value-type="string">
            <text:p>usage illimité</text:p>
          </table:table-cell>
          <table:table-cell table:style-name="ce8" table:number-columns-repeated="2"/>
          <table:table-cell table:style-name="ce6" office:value-type="string" calcext:value-type="string">
            <text:p>Mon, 07 Aug 2023 19:47:00 +0000</text:p>
          </table:table-cell>
          <table:table-cell table:style-name="ce8" table:number-columns-repeated="19"/>
          <table:table-cell table:number-columns-repeated="997"/>
        </table:table-row>
        <table:table-row table:style-name="ro1">
          <table:table-cell table:style-name="ce6" office:value-type="string" calcext:value-type="string">
            <text:p>Promind</text:p>
          </table:table-cell>
          <table:table-cell table:style-name="ce10" office:value-type="string" calcext:value-type="string">
            <text:p/>
            <text:p/>
            <text:p>Promind (http://promind.ai) est un outil de génération de texte basé sur </text:p>
            <text:p>ChatGPT (3.5 et 4) et des modèles prédéfinis. 199 “tokens” gratuits par </text:p>
            <text:p>jour, nombre utile pour chaque production varie en fonction de la demande. </text:p>
            <text:p>Un test ici : https://codimd.apps.education.fr/FqIQ7Vs3QfSt0dtsjVw0BA?view</text:p>
            <text:p/>
            <text:p>L’article Promind est apparu en premier sur Une IA par jour.</text:p>
            <text:p/>
          </table:table-cell>
          <table:table-cell table:style-name="ce7" office:value-type="string" calcext:value-type="string">
            <text:p><text:a xlink:href="https://www.uneiaparjour.fr/promind-2/" xlink:type="simple">https://www.uneiaparjour.fr/promind-2/</text:a></text:p>
          </table:table-cell>
          <table:table-cell table:number-columns-repeated="2" table:style-name="ce6" office:value-type="string" calcext:value-type="string">
            <text:p>texte</text:p>
          </table:table-cell>
          <table:table-cell table:style-name="ce8" table:number-columns-repeated="2"/>
          <table:table-cell table:style-name="ce6" office:value-type="string" calcext:value-type="string">
            <text:p>Sun, 06 Aug 2023 19:46:00 +0000</text:p>
          </table:table-cell>
          <table:table-cell table:style-name="ce8" table:number-columns-repeated="19"/>
          <table:table-cell table:number-columns-repeated="997"/>
        </table:table-row>
        <table:table-row table:style-name="ro1">
          <table:table-cell table:style-name="ce6" office:value-type="string" calcext:value-type="string">
            <text:p>Hello History</text:p>
          </table:table-cell>
          <table:table-cell table:style-name="ce10" office:value-type="string" calcext:value-type="string">
            <text:p/>
            <text:p/>
            <text:p>Hello History (https://hellohistory.ai) nous propose de dialoguer avec une </text:p>
            <text:p>centaine de personnalités historiques : littérature, pop culture, </text:p>
            <text:p>philosophie, arts, psychologie, sciences… Disponible sur iOS et Android, 20 </text:p>
            <text:p>messages gratuits puis abonnement.</text:p>
            <text:p/>
            <text:p>L’article Hello History est apparu en premier sur Une IA par jour.</text:p>
            <text:p/>
          </table:table-cell>
          <table:table-cell table:style-name="ce7" office:value-type="string" calcext:value-type="string">
            <text:p><text:a xlink:href="https://www.uneiaparjour.fr/hello-history/" xlink:type="simple">https://www.uneiaparjour.fr/hello-history/</text:a></text:p>
          </table:table-cell>
          <table:table-cell table:style-name="ce6" office:value-type="string" calcext:value-type="string">
            <text:p>chatbot</text:p>
          </table:table-cell>
          <table:table-cell table:style-name="ce6" office:value-type="string" calcext:value-type="string">
            <text:p>vidéo</text:p>
          </table:table-cell>
          <table:table-cell table:style-name="ce8" table:number-columns-repeated="2"/>
          <table:table-cell table:style-name="ce6" office:value-type="string" calcext:value-type="string">
            <text:p>Sat, 05 Aug 2023 19:42:00 +0000</text:p>
          </table:table-cell>
          <table:table-cell table:style-name="ce8" table:number-columns-repeated="19"/>
          <table:table-cell table:number-columns-repeated="997"/>
        </table:table-row>
        <table:table-row table:style-name="ro1">
          <table:table-cell table:style-name="ce6" office:value-type="string" calcext:value-type="string">
            <text:p>Sendsteps</text:p>
          </table:table-cell>
          <table:table-cell table:style-name="ce10" office:value-type="string" calcext:value-type="string">
            <text:p/>
            <text:p/>
            <text:p>Sendsteps (http://sendsteps.com) génère des présentations avec notes à </text:p>
            <text:p>partir d’un prompt. Quiz, questions et nuages de mots interactifs </text:p>
            <text:p>possibles. 2 présentations de 10 pages et en anglais dans la version </text:p>
            <text:p>gratuite. Test : http://web.sendsteps.com/claim?shareKey</text:p>
            <text:p/>
            <text:p>L’article Sendsteps est apparu en premier sur Une IA par jour.</text:p>
            <text:p/>
          </table:table-cell>
          <table:table-cell table:style-name="ce7" office:value-type="string" calcext:value-type="string">
            <text:p><text:a xlink:href="https://www.uneiaparjour.fr/sendsteps-2/" xlink:type="simple">https://www.uneiaparjour.fr/sendsteps-2/</text:a></text:p>
          </table:table-cell>
          <table:table-cell table:style-name="ce6" office:value-type="string" calcext:value-type="string">
            <text:p>présentation</text:p>
          </table:table-cell>
          <table:table-cell table:style-name="ce6" office:value-type="string" calcext:value-type="string">
            <text:p>quiz</text:p>
          </table:table-cell>
          <table:table-cell table:style-name="ce8" table:number-columns-repeated="2"/>
          <table:table-cell table:style-name="ce6" office:value-type="string" calcext:value-type="string">
            <text:p>Fri, 04 Aug 2023 19:30:00 +0000</text:p>
          </table:table-cell>
          <table:table-cell table:style-name="ce8" table:number-columns-repeated="19"/>
          <table:table-cell table:number-columns-repeated="997"/>
        </table:table-row>
        <table:table-row table:style-name="ro1">
          <table:table-cell table:style-name="ce6" office:value-type="string" calcext:value-type="string">
            <text:p>Pixai</text:p>
          </table:table-cell>
          <table:table-cell table:style-name="ce10" office:value-type="string" calcext:value-type="string">
            <text:p/>
            <text:p/>
            <text:p>Pixai (https://pixai.art), outil de génération d’images orienté anime qui </text:p>
            <text:p>propose plusieurs modèles plus classiques. Réglages multiples, </text:p>
            <text:p>agrandissement, variation, édition, galerie. 10000 crédits gratuits/jour </text:p>
            <text:p>(supprimer la case priorité élevée consomme -)</text:p>
            <text:p/>
            <text:p>L’article Pixai est apparu en premier sur Une IA par jour.</text:p>
            <text:p/>
          </table:table-cell>
          <table:table-cell table:style-name="ce7" office:value-type="string" calcext:value-type="string">
            <text:p><text:a xlink:href="https://www.uneiaparjour.fr/pixai/" xlink:type="simple">https://www.uneiaparjour.fr/pixai/</text:a></text:p>
          </table:table-cell>
          <table:table-cell table:style-name="ce6" office:value-type="string" calcext:value-type="string">
            <text:p>images</text:p>
          </table:table-cell>
          <table:table-cell table:style-name="ce6" office:value-type="string" calcext:value-type="string">
            <text:p>texte</text:p>
          </table:table-cell>
          <table:table-cell table:style-name="ce8" table:number-columns-repeated="2"/>
          <table:table-cell table:style-name="ce6" office:value-type="string" calcext:value-type="string">
            <text:p>Thu, 03 Aug 2023 19:28:00 +0000</text:p>
          </table:table-cell>
          <table:table-cell table:style-name="ce8" table:number-columns-repeated="19"/>
          <table:table-cell table:number-columns-repeated="997"/>
        </table:table-row>
        <table:table-row table:style-name="ro1">
          <table:table-cell table:style-name="ce6" office:value-type="string" calcext:value-type="string">
            <text:p>OpenChat</text:p>
          </table:table-cell>
          <table:table-cell table:style-name="ce10" office:value-type="string" calcext:value-type="string">
            <text:p/>
            <text:p/>
            <text:p>OpenChat (https://openchat.so) : un chatbot Chat GPT qui se base sur les </text:p>
            <text:p>documents web ou pdf fournis. 10 pages web ou pdf par source de données en </text:p>
            <text:p>version gratuite. Pour tester avec les programmes cycle 3 web et pdf : </text:p>
            <text:p>https://cloud.openchat.so/chat/6n8CjLv8RRhjHV9ZmoKE…</text:p>
            <text:p/>
            <text:p>L’article OpenChat est apparu en premier sur Une IA par jour.</text:p>
            <text:p/>
          </table:table-cell>
          <table:table-cell table:style-name="ce7" office:value-type="string" calcext:value-type="string">
            <text:p><text:a xlink:href="https://www.uneiaparjour.fr/openchat-2/" xlink:type="simple">https://www.uneiaparjour.fr/openchat-2/</text:a></text:p>
          </table:table-cell>
          <table:table-cell table:style-name="ce6" office:value-type="string" calcext:value-type="string">
            <text:p>chatbot</text:p>
          </table:table-cell>
          <table:table-cell table:style-name="ce6" office:value-type="string" calcext:value-type="string">
            <text:p>texte</text:p>
          </table:table-cell>
          <table:table-cell table:style-name="ce8" table:number-columns-repeated="2"/>
          <table:table-cell table:style-name="ce6" office:value-type="string" calcext:value-type="string">
            <text:p>Wed, 02 Aug 2023 19:27:00 +0000</text:p>
          </table:table-cell>
          <table:table-cell table:style-name="ce8" table:number-columns-repeated="19"/>
          <table:table-cell table:number-columns-repeated="997"/>
        </table:table-row>
        <table:table-row table:style-name="ro1">
          <table:table-cell table:style-name="ce6" office:value-type="string" calcext:value-type="string">
            <text:p>Zeroscope</text:p>
          </table:table-cell>
          <table:table-cell table:style-name="ce10" office:value-type="string" calcext:value-type="string">
            <text:p/>
            <text:p/>
            <text:p>Zeroscope Text-to-video (à retrouver sur Huggingface : </text:p>
            <text:p>https://huggingface.co/spaces/fffiloni/zeroscope…) : un prompt pour une </text:p>
            <text:p>courte vidéo format 16:9. Sans compte.</text:p>
            <text:p/>
            <text:p>L’article Zeroscope est apparu en premier sur Une IA par jour.</text:p>
            <text:p/>
          </table:table-cell>
          <table:table-cell table:style-name="ce7" office:value-type="string" calcext:value-type="string">
            <text:p><text:a xlink:href="https://www.uneiaparjour.fr/zeroscope/" xlink:type="simple">https://www.uneiaparjour.fr/zeroscope/</text:a></text:p>
          </table:table-cell>
          <table:table-cell table:style-name="ce6" office:value-type="string" calcext:value-type="string">
            <text:p>archives</text:p>
          </table:table-cell>
          <table:table-cell table:style-name="ce6" office:value-type="string" calcext:value-type="string">
            <text:p>texte</text:p>
          </table:table-cell>
          <table:table-cell table:style-name="ce8" table:number-columns-repeated="2"/>
          <table:table-cell table:style-name="ce6" office:value-type="string" calcext:value-type="string">
            <text:p>Tue, 01 Aug 2023 19:25:00 +0000</text:p>
          </table:table-cell>
          <table:table-cell table:style-name="ce8" table:number-columns-repeated="19"/>
          <table:table-cell table:number-columns-repeated="997"/>
        </table:table-row>
        <table:table-row table:style-name="ro1">
          <table:table-cell table:style-name="ce6" office:value-type="string" calcext:value-type="string">
            <text:p>Illustroke</text:p>
          </table:table-cell>
          <table:table-cell table:style-name="ce10" office:value-type="string" calcext:value-type="string">
            <text:p/>
            <text:p/>
            <text:p>Un prompt simple en anglais, choix du style, des couleurs et du fond et </text:p>
            <text:p>Illustroke (https://illustroke.com) génère une illustration svg ou png. </text:p>
            <text:p>Variations et édition simple possibles. Un token gratuit, d’autres </text:p>
            <text:p>d’offerts sur abonnement réseaux.</text:p>
            <text:p/>
            <text:p>L’article Illustroke est apparu en premier sur Une IA par jour.</text:p>
            <text:p/>
          </table:table-cell>
          <table:table-cell table:style-name="ce7" office:value-type="string" calcext:value-type="string">
            <text:p><text:a xlink:href="https://www.uneiaparjour.fr/illustroke/" xlink:type="simple">https://www.uneiaparjour.fr/illustroke/</text:a></text:p>
          </table:table-cell>
          <table:table-cell table:style-name="ce6" office:value-type="string" calcext:value-type="string">
            <text:p>images</text:p>
          </table:table-cell>
          <table:table-cell table:style-name="ce6" office:value-type="string" calcext:value-type="string">
            <text:p>documents</text:p>
          </table:table-cell>
          <table:table-cell table:style-name="ce8" table:number-columns-repeated="2"/>
          <table:table-cell table:style-name="ce6" office:value-type="string" calcext:value-type="string">
            <text:p>Mon, 31 Jul 2023 19:23:00 +0000</text:p>
          </table:table-cell>
          <table:table-cell table:style-name="ce8" table:number-columns-repeated="19"/>
          <table:table-cell table:number-columns-repeated="997"/>
        </table:table-row>
        <table:table-row table:style-name="ro1">
          <table:table-cell table:style-name="ce6" office:value-type="string" calcext:value-type="string">
            <text:p>MagicSchool</text:p>
          </table:table-cell>
          <table:table-cell table:style-name="ce10" office:value-type="string" calcext:value-type="string">
            <text:p/>
            <text:p/>
            <text:p>MagicSchool (https://magicschool.ai) regroupe 45 outils générateurs de </text:p>
            <text:p>texte préformatés et un chatbot pour les enseignants (liste dans les </text:p>
            <text:p>images). Gratuit avec compte. Français ok mais réponses en anglais </text:p>
            <text:p>(quelques-unes en FR)</text:p>
            <text:p/>
            <text:p>L’article MagicSchool est apparu en premier sur Une IA par jour.</text:p>
            <text:p/>
          </table:table-cell>
          <table:table-cell table:style-name="ce7" office:value-type="string" calcext:value-type="string">
            <text:p><text:a xlink:href="https://www.uneiaparjour.fr/magicschool/" xlink:type="simple">https://www.uneiaparjour.fr/magicschool/</text:a></text:p>
          </table:table-cell>
          <table:table-cell table:style-name="ce6" office:value-type="string" calcext:value-type="string">
            <text:p>éducation</text:p>
          </table:table-cell>
          <table:table-cell table:style-name="ce6" office:value-type="string" calcext:value-type="string">
            <text:p>texte</text:p>
          </table:table-cell>
          <table:table-cell table:style-name="ce8" table:number-columns-repeated="2"/>
          <table:table-cell table:style-name="ce6" office:value-type="string" calcext:value-type="string">
            <text:p>Sun, 30 Jul 2023 19:20:00 +0000</text:p>
          </table:table-cell>
          <table:table-cell table:style-name="ce8" table:number-columns-repeated="19"/>
          <table:table-cell table:number-columns-repeated="997"/>
        </table:table-row>
        <table:table-row table:style-name="ro1">
          <table:table-cell table:style-name="ce6" office:value-type="string" calcext:value-type="string">
            <text:p>Dezgo</text:p>
          </table:table-cell>
          <table:table-cell table:style-name="ce10" office:value-type="string" calcext:value-type="string">
            <text:p/>
            <text:p/>
            <text:p>Dezgo (https://dezgo.com), plusieurs outils dédiés à la génération d’images </text:p>
            <text:p>dont text to image avec 15 modèles, image to image, inpainting pour changer </text:p>
            <text:p>des éléments, avec nombreux réglages (text to video en beta sur Discord). </text:p>
            <text:p>Compte non obligatoire.</text:p>
            <text:p/>
            <text:p>L’article Dezgo est apparu en premier sur Une IA par jour.</text:p>
            <text:p/>
          </table:table-cell>
          <table:table-cell table:style-name="ce7" office:value-type="string" calcext:value-type="string">
            <text:p><text:a xlink:href="https://www.uneiaparjour.fr/dezgo/" xlink:type="simple">https://www.uneiaparjour.fr/dezgo/</text:a></text:p>
          </table:table-cell>
          <table:table-cell table:number-columns-repeated="2" table:style-name="ce6" office:value-type="string" calcext:value-type="string">
            <text:p>images</text:p>
          </table:table-cell>
          <table:table-cell table:style-name="ce8" table:number-columns-repeated="2"/>
          <table:table-cell table:style-name="ce6" office:value-type="string" calcext:value-type="string">
            <text:p>Sat, 29 Jul 2023 19:18:00 +0000</text:p>
          </table:table-cell>
          <table:table-cell table:style-name="ce8" table:number-columns-repeated="19"/>
          <table:table-cell table:number-columns-repeated="997"/>
        </table:table-row>
        <table:table-row table:style-name="ro1">
          <table:table-cell table:style-name="ce6" office:value-type="string" calcext:value-type="string">
            <text:p>Minerva</text:p>
          </table:table-cell>
          <table:table-cell table:style-name="ce10" office:value-type="string" calcext:value-type="string">
            <text:p/>
            <text:p/>
            <text:p>Minerva (https://academicid.net/minerva-ai) recherche parmi 200M de </text:p>
            <text:p>publications scientifiques et permet de les interroger. 15000 crédits </text:p>
            <text:p>gratuits par mois.</text:p>
            <text:p/>
            <text:p>L’article Minerva est apparu en premier sur Une IA par jour.</text:p>
            <text:p/>
          </table:table-cell>
          <table:table-cell table:style-name="ce7" office:value-type="string" calcext:value-type="string">
            <text:p><text:a xlink:href="https://www.uneiaparjour.fr/minerva-2/" xlink:type="simple">https://www.uneiaparjour.fr/minerva-2/</text:a></text:p>
          </table:table-cell>
          <table:table-cell table:style-name="ce6" office:value-type="string" calcext:value-type="string">
            <text:p>chatbot</text:p>
          </table:table-cell>
          <table:table-cell table:style-name="ce6" office:value-type="string" calcext:value-type="string">
            <text:p>open source</text:p>
          </table:table-cell>
          <table:table-cell table:style-name="ce8" table:number-columns-repeated="2"/>
          <table:table-cell table:style-name="ce6" office:value-type="string" calcext:value-type="string">
            <text:p>Fri, 28 Jul 2023 19:16:00 +0000</text:p>
          </table:table-cell>
          <table:table-cell table:style-name="ce8" table:number-columns-repeated="19"/>
          <table:table-cell table:number-columns-repeated="997"/>
        </table:table-row>
        <table:table-row table:style-name="ro1">
          <table:table-cell table:style-name="ce6" office:value-type="string" calcext:value-type="string">
            <text:p>LLAMA 2</text:p>
          </table:table-cell>
          <table:table-cell table:style-name="ce10" office:value-type="string" calcext:value-type="string">
            <text:p/>
            <text:p/>
            <text:p>Envie de tester Llama2, modèle open source de @MetaAI ? 3 outils découverts </text:p>
            <text:p>: – démo de @a16z : https://llama2.ai (avec compte) – démo de Huggingface </text:p>
            <text:p>https://huggingface.co/spaces/ysharma/Explore_llamav2_with_TGI… (sans </text:p>
            <text:p>compte) – http://llama.perplexity.ai (sans compte – semble + rapide)</text:p>
            <text:p/>
            <text:p>L’article LLAMA 2 est apparu en premier sur Une IA par jour.</text:p>
            <text:p/>
          </table:table-cell>
          <table:table-cell table:style-name="ce7" office:value-type="string" calcext:value-type="string">
            <text:p><text:a xlink:href="https://www.uneiaparjour.fr/llama-2/" xlink:type="simple">https://www.uneiaparjour.fr/llama-2/</text:a></text:p>
          </table:table-cell>
          <table:table-cell table:style-name="ce6" office:value-type="string" calcext:value-type="string">
            <text:p>chatbot</text:p>
          </table:table-cell>
          <table:table-cell table:style-name="ce6" office:value-type="string" calcext:value-type="string">
            <text:p>LLM</text:p>
          </table:table-cell>
          <table:table-cell table:style-name="ce8" table:number-columns-repeated="2"/>
          <table:table-cell table:style-name="ce6" office:value-type="string" calcext:value-type="string">
            <text:p>Thu, 27 Jul 2023 19:13:00 +0000</text:p>
          </table:table-cell>
          <table:table-cell table:style-name="ce8" table:number-columns-repeated="19"/>
          <table:table-cell table:number-columns-repeated="997"/>
        </table:table-row>
        <table:table-row table:style-name="ro1">
          <table:table-cell table:style-name="ce6" office:value-type="string" calcext:value-type="string">
            <text:p>Learnbot</text:p>
          </table:table-cell>
          <table:table-cell table:style-name="ce10" office:value-type="string" calcext:value-type="string">
            <text:p/>
            <text:p/>
            <text:p>Learnbot (https://apps.apple.com/my/app/learnbot-pro-annual/id6448216859…) </text:p>
            <text:p>: app iOS avec IA générative de texte (ChatGPT ?) dédiée à l’enseignement. </text:p>
            <text:p>Prompts directs ou suggestions. 50000 « tokens » gratuits par mois (10000 </text:p>
            <text:p>utilisés pour les tests).</text:p>
            <text:p/>
            <text:p>L’article Learnbot est apparu en premier sur Une IA par jour.</text:p>
            <text:p/>
          </table:table-cell>
          <table:table-cell table:style-name="ce7" office:value-type="string" calcext:value-type="string">
            <text:p><text:a xlink:href="https://www.uneiaparjour.fr/learnbot/" xlink:type="simple">https://www.uneiaparjour.fr/learnbot/</text:a></text:p>
          </table:table-cell>
          <table:table-cell table:style-name="ce6" office:value-type="string" calcext:value-type="string">
            <text:p>éducation</text:p>
          </table:table-cell>
          <table:table-cell table:style-name="ce6" office:value-type="string" calcext:value-type="string">
            <text:p>vidéo</text:p>
          </table:table-cell>
          <table:table-cell table:style-name="ce8" table:number-columns-repeated="2"/>
          <table:table-cell table:style-name="ce6" office:value-type="string" calcext:value-type="string">
            <text:p>Wed, 26 Jul 2023 19:10:00 +0000</text:p>
          </table:table-cell>
          <table:table-cell table:style-name="ce8" table:number-columns-repeated="19"/>
          <table:table-cell table:number-columns-repeated="997"/>
        </table:table-row>
        <table:table-row table:style-name="ro1">
          <table:table-cell table:style-name="ce6" office:value-type="string" calcext:value-type="string">
            <text:p>Diffit</text:p>
          </table:table-cell>
          <table:table-cell table:style-name="ce10" office:value-type="string" calcext:value-type="string">
            <text:p/>
            <text:p/>
            <text:p>Diffit (https://beta.diffit.me), outil de génération de texte dédié aux </text:p>
            <text:p>enseignants pour accompagner la rédaction de séquences à partir d’un </text:p>
            <text:p>prompt, url ou texte collé. Séquence, vocabulaire, quiz… 1ère génération en </text:p>
            <text:p>EN puis traduction proposée.</text:p>
            <text:p/>
            <text:p>L’article Diffit est apparu en premier sur Une IA par jour.</text:p>
            <text:p/>
          </table:table-cell>
          <table:table-cell table:style-name="ce7" office:value-type="string" calcext:value-type="string">
            <text:p><text:a xlink:href="https://www.uneiaparjour.fr/diffit/" xlink:type="simple">https://www.uneiaparjour.fr/diffit/</text:a></text:p>
          </table:table-cell>
          <table:table-cell table:style-name="ce6" office:value-type="string" calcext:value-type="string">
            <text:p>éducation</text:p>
          </table:table-cell>
          <table:table-cell table:style-name="ce6" office:value-type="string" calcext:value-type="string">
            <text:p>youtube</text:p>
          </table:table-cell>
          <table:table-cell table:style-name="ce8" table:number-columns-repeated="2"/>
          <table:table-cell table:style-name="ce6" office:value-type="string" calcext:value-type="string">
            <text:p>Tue, 25 Jul 2023 19:08:00 +0000</text:p>
          </table:table-cell>
          <table:table-cell table:style-name="ce8" table:number-columns-repeated="19"/>
          <table:table-cell table:number-columns-repeated="997"/>
        </table:table-row>
        <table:table-row table:style-name="ro1">
          <table:table-cell table:style-name="ce6" office:value-type="string" calcext:value-type="string">
            <text:p>QuestionWell</text:p>
          </table:table-cell>
          <table:table-cell table:style-name="ce10" office:value-type="string" calcext:value-type="string">
            <text:p/>
            <text:p/>
            <text:p>QuestionWell (http://questionwell.org) : un outil dédié aux enseignants </text:p>
            <text:p>pour générer des questionnaires (à choix multiple seul dans la version </text:p>
            <text:p>gratuite). Choix du sujet, alimentation possible par ses propres sources, </text:p>
            <text:p>objectifs. Grand choix d’exports.</text:p>
            <text:p/>
            <text:p>L’article QuestionWell est apparu en premier sur Une IA par jour.</text:p>
            <text:p/>
          </table:table-cell>
          <table:table-cell table:style-name="ce7" office:value-type="string" calcext:value-type="string">
            <text:p><text:a xlink:href="https://www.uneiaparjour.fr/questionwell-2/" xlink:type="simple">https://www.uneiaparjour.fr/questionwell-2/</text:a></text:p>
          </table:table-cell>
          <table:table-cell table:style-name="ce6" office:value-type="string" calcext:value-type="string">
            <text:p>éducation</text:p>
          </table:table-cell>
          <table:table-cell table:style-name="ce6" office:value-type="string" calcext:value-type="string">
            <text:p>open source</text:p>
          </table:table-cell>
          <table:table-cell table:style-name="ce8" table:number-columns-repeated="2"/>
          <table:table-cell table:style-name="ce6" office:value-type="string" calcext:value-type="string">
            <text:p>Mon, 24 Jul 2023 19:06:00 +0000</text:p>
          </table:table-cell>
          <table:table-cell table:style-name="ce8" table:number-columns-repeated="19"/>
          <table:table-cell table:number-columns-repeated="997"/>
        </table:table-row>
        <table:table-row table:style-name="ro1">
          <table:table-cell table:style-name="ce6" office:value-type="string" calcext:value-type="string">
            <text:p>AI Dungeon</text:p>
          </table:table-cell>
          <table:table-cell table:style-name="ce10" office:value-type="string" calcext:value-type="string">
            <text:p/>
            <text:p/>
            <text:p>Un jeu de rôle textuel entièrement généré par l’IA ? C’est le pari réussi </text:p>
            <text:p>de http://aidungeon.com (web, IOS et Android) : une histoire par prompt, </text:p>
            <text:p>celle créée par l’IA ou celles partagées, des heures de jeu possibles ! En </text:p>
            <text:p>EN, réponse en FR acceptées.</text:p>
            <text:p/>
            <text:p>L’article AI Dungeon est apparu en premier sur Une IA par jour.</text:p>
            <text:p/>
          </table:table-cell>
          <table:table-cell table:style-name="ce7" office:value-type="string" calcext:value-type="string">
            <text:p><text:a xlink:href="https://www.uneiaparjour.fr/ai-dungeon-un-jeu-de-role-textuel-entierement-2/" xlink:type="simple">https://www.uneiaparjour.fr/ai-dungeon-un-jeu-de-role-textuel-entierement-2/</text:a></text:p>
          </table:table-cell>
          <table:table-cell table:style-name="ce6" office:value-type="string" calcext:value-type="string">
            <text:p>jeu vidéo</text:p>
          </table:table-cell>
          <table:table-cell table:style-name="ce6" office:value-type="string" calcext:value-type="string">
            <text:p>LLM</text:p>
          </table:table-cell>
          <table:table-cell table:style-name="ce8" table:number-columns-repeated="2"/>
          <table:table-cell table:style-name="ce6" office:value-type="string" calcext:value-type="string">
            <text:p>Sun, 23 Jul 2023 19:55:00 +0000</text:p>
          </table:table-cell>
          <table:table-cell table:style-name="ce8" table:number-columns-repeated="19"/>
          <table:table-cell table:number-columns-repeated="997"/>
        </table:table-row>
        <table:table-row table:style-name="ro1">
          <table:table-cell table:style-name="ce6" office:value-type="string" calcext:value-type="string">
            <text:p>Reemix</text:p>
          </table:table-cell>
          <table:table-cell table:style-name="ce10" office:value-type="string" calcext:value-type="string">
            <text:p/>
            <text:p/>
            <text:p>Reemix (Reemix.co) génrère de courtes vidéo avec musique à partir d’un </text:p>
            <text:p>prompt. Génération possible sans compte, la connexion permet le </text:p>
            <text:p>téléchargement, le partage avec profil et le “remix” de deux vidéos. Un </text:p>
            <text:p>test ici : https://reemix.co/v/sPirFKSibPsza</text:p>
            <text:p/>
            <text:p>L’article Reemix est apparu en premier sur Une IA par jour.</text:p>
            <text:p/>
          </table:table-cell>
          <table:table-cell table:style-name="ce7" office:value-type="string" calcext:value-type="string">
            <text:p><text:a xlink:href="https://www.uneiaparjour.fr/reemix/" xlink:type="simple">https://www.uneiaparjour.fr/reemix/</text:a></text:p>
          </table:table-cell>
          <table:table-cell table:style-name="ce6" office:value-type="string" calcext:value-type="string">
            <text:p>sans compte</text:p>
          </table:table-cell>
          <table:table-cell table:style-name="ce6" office:value-type="string" calcext:value-type="string">
            <text:p>open source</text:p>
          </table:table-cell>
          <table:table-cell table:style-name="ce8" table:number-columns-repeated="2"/>
          <table:table-cell table:style-name="ce6" office:value-type="string" calcext:value-type="string">
            <text:p>Sat, 22 Jul 2023 19:25:01 +0000</text:p>
          </table:table-cell>
          <table:table-cell table:style-name="ce8" table:number-columns-repeated="19"/>
          <table:table-cell table:number-columns-repeated="997"/>
        </table:table-row>
        <table:table-row table:style-name="ro1">
          <table:table-cell table:style-name="ce6" office:value-type="string" calcext:value-type="string">
            <text:p>Pathfinder</text:p>
          </table:table-cell>
          <table:table-cell table:style-name="ce10" office:value-type="string" calcext:value-type="string">
            <text:p/>
            <text:p/>
            <text:p>Pathfinder (https://www.summit.im/pathfinder) propose une stratégie </text:p>
            <text:p>détaillée pour atteindre ses objectifs après description de l’objectif, des </text:p>
            <text:p>critères de réussite, de l’état d’avancement et du contexte. En anglais </text:p>
            <text:p>mais accepte le français.</text:p>
            <text:p/>
            <text:p>L’article Pathfinder est apparu en premier sur Une IA par jour.</text:p>
            <text:p/>
          </table:table-cell>
          <table:table-cell table:style-name="ce7" office:value-type="string" calcext:value-type="string">
            <text:p><text:a xlink:href="https://www.uneiaparjour.fr/pathfinder-2/" xlink:type="simple">https://www.uneiaparjour.fr/pathfinder-2/</text:a></text:p>
          </table:table-cell>
          <table:table-cell table:style-name="ce6" office:value-type="string" calcext:value-type="string">
            <text:p>sans compte</text:p>
          </table:table-cell>
          <table:table-cell table:style-name="ce6" office:value-type="string" calcext:value-type="string">
            <text:p>documents</text:p>
          </table:table-cell>
          <table:table-cell table:style-name="ce8" table:number-columns-repeated="2"/>
          <table:table-cell table:style-name="ce6" office:value-type="string" calcext:value-type="string">
            <text:p>Fri, 21 Jul 2023 21:17:02 +0000</text:p>
          </table:table-cell>
          <table:table-cell table:style-name="ce8" table:number-columns-repeated="19"/>
          <table:table-cell table:number-columns-repeated="997"/>
        </table:table-row>
        <table:table-row table:style-name="ro1">
          <table:table-cell table:style-name="ce6" office:value-type="string" calcext:value-type="string">
            <text:p>Scispace</text:p>
          </table:table-cell>
          <table:table-cell table:style-name="ce10" office:value-type="string" calcext:value-type="string">
            <text:p/>
            <text:p/>
            <text:p>Scispace (typeset.io) est un moteur de recherche spécialisé dans les textes </text:p>
            <text:p>scientifiques (250 millions dont 50 en libre accès). Il s’appuie sur l’IA </text:p>
            <text:p>pour générer explications, résumés et mises en relation.</text:p>
            <text:p/>
            <text:p>L’article Scispace est apparu en premier sur Une IA par jour.</text:p>
            <text:p/>
          </table:table-cell>
          <table:table-cell table:style-name="ce7" office:value-type="string" calcext:value-type="string">
            <text:p><text:a xlink:href="https://www.uneiaparjour.fr/scispace-2/" xlink:type="simple">https://www.uneiaparjour.fr/scispace-2/</text:a></text:p>
          </table:table-cell>
          <table:table-cell table:style-name="ce6" office:value-type="string" calcext:value-type="string">
            <text:p>chatbot</text:p>
          </table:table-cell>
          <table:table-cell table:style-name="ce6" office:value-type="string" calcext:value-type="string">
            <text:p>texte</text:p>
          </table:table-cell>
          <table:table-cell table:style-name="ce8" table:number-columns-repeated="2"/>
          <table:table-cell table:style-name="ce6" office:value-type="string" calcext:value-type="string">
            <text:p>Thu, 20 Jul 2023 20:28:02 +0000</text:p>
          </table:table-cell>
          <table:table-cell table:style-name="ce8" table:number-columns-repeated="19"/>
          <table:table-cell table:number-columns-repeated="997"/>
        </table:table-row>
        <table:table-row table:style-name="ro1">
          <table:table-cell table:style-name="ce6" office:value-type="string" calcext:value-type="string">
            <text:p>Ora</text:p>
          </table:table-cell>
          <table:table-cell table:style-name="ce10" office:value-type="string" calcext:value-type="string">
            <text:p/>
            <text:p/>
            <text:p>Ora (http://ora.ai) permet la création d’un chatbot basé sur ChatGPT </text:p>
            <text:p>spécialisé, à partir d’une simple description (lui spécifier son thème </text:p>
            <text:p>exclusif) . Gratuit avec compte. Test sur les IA génératives : </text:p>
            <text:p>https://ora.ai/excess-gray-ucsz/iaedubot-… (compte nécessaire).</text:p>
            <text:p/>
            <text:p>L’article Ora est apparu en premier sur Une IA par jour.</text:p>
            <text:p/>
          </table:table-cell>
          <table:table-cell table:style-name="ce7" office:value-type="string" calcext:value-type="string">
            <text:p><text:a xlink:href="https://www.uneiaparjour.fr/ora/" xlink:type="simple">https://www.uneiaparjour.fr/ora/</text:a></text:p>
          </table:table-cell>
          <table:table-cell table:style-name="ce6" office:value-type="string" calcext:value-type="string">
            <text:p>chatbot</text:p>
          </table:table-cell>
          <table:table-cell table:style-name="ce6" office:value-type="string" calcext:value-type="string">
            <text:p>voix</text:p>
          </table:table-cell>
          <table:table-cell table:style-name="ce8" table:number-columns-repeated="2"/>
          <table:table-cell table:style-name="ce6" office:value-type="string" calcext:value-type="string">
            <text:p>Wed, 19 Jul 2023 18:54:00 +0000</text:p>
          </table:table-cell>
          <table:table-cell table:style-name="ce8" table:number-columns-repeated="19"/>
          <table:table-cell table:number-columns-repeated="997"/>
        </table:table-row>
        <table:table-row table:style-name="ro1">
          <table:table-cell table:style-name="ce6" office:value-type="string" calcext:value-type="string">
            <text:p>Genmo</text:p>
          </table:table-cell>
          <table:table-cell table:style-name="ce10" office:value-type="string" calcext:value-type="string">
            <text:p/>
            <text:p/>
            <text:p>Genmo (https://genmo.ai) est un outil avec plusieurs modèles d’IA </text:p>
            <text:p>génératives d’images accessibles avec édition possible via un chatbot : </text:p>
            <text:p>image, vidéo, 3D et 360, gif. Version alpha, 100 crédits gratuits par jour </text:p>
            <text:p>(10 générations), génération en direct</text:p>
            <text:p/>
            <text:p>L’article Genmo est apparu en premier sur Une IA par jour.</text:p>
            <text:p/>
          </table:table-cell>
          <table:table-cell table:style-name="ce7" office:value-type="string" calcext:value-type="string">
            <text:p><text:a xlink:href="https://www.uneiaparjour.fr/genmo-2/" xlink:type="simple">https://www.uneiaparjour.fr/genmo-2/</text:a></text:p>
          </table:table-cell>
          <table:table-cell table:style-name="ce6" office:value-type="string" calcext:value-type="string">
            <text:p>images</text:p>
          </table:table-cell>
          <table:table-cell table:style-name="ce6" office:value-type="string" calcext:value-type="string">
            <text:p>texte</text:p>
          </table:table-cell>
          <table:table-cell table:style-name="ce8" table:number-columns-repeated="2"/>
          <table:table-cell table:style-name="ce6" office:value-type="string" calcext:value-type="string">
            <text:p>Tue, 18 Jul 2023 18:52:00 +0000</text:p>
          </table:table-cell>
          <table:table-cell table:style-name="ce8" table:number-columns-repeated="19"/>
          <table:table-cell table:number-columns-repeated="997"/>
        </table:table-row>
        <table:table-row table:style-name="ro1">
          <table:table-cell table:style-name="ce6" office:value-type="string" calcext:value-type="string">
            <text:p>Stable Doodle</text:p>
          </table:table-cell>
          <table:table-cell table:style-name="ce10" office:value-type="string" calcext:value-type="string">
            <text:p/>
            <text:p/>
            <text:p>Stable Doodle (https://clipdrop.co/stable-doodle et présentation par </text:p>
            <text:p>@StabilityAI : https://stability.ai/blog/clipdrop-launches-stable-doodle…) </text:p>
            <text:p>génère des images à partir d’un dessin au trait, un prompt et un style. </text:p>
            <text:p>Gratuit, première génération sans compte.</text:p>
            <text:p/>
            <text:p>L’article Stable Doodle est apparu en premier sur Une IA par jour.</text:p>
            <text:p/>
          </table:table-cell>
          <table:table-cell table:style-name="ce7" office:value-type="string" calcext:value-type="string">
            <text:p><text:a xlink:href="https://www.uneiaparjour.fr/stable-doodle/" xlink:type="simple">https://www.uneiaparjour.fr/stable-doodle/</text:a></text:p>
          </table:table-cell>
          <table:table-cell table:style-name="ce6" office:value-type="string" calcext:value-type="string">
            <text:p>images</text:p>
          </table:table-cell>
          <table:table-cell table:style-name="ce6" office:value-type="string" calcext:value-type="string">
            <text:p>texte</text:p>
          </table:table-cell>
          <table:table-cell table:style-name="ce8" table:number-columns-repeated="2"/>
          <table:table-cell table:style-name="ce6" office:value-type="string" calcext:value-type="string">
            <text:p>Mon, 17 Jul 2023 11:50:00 +0000</text:p>
          </table:table-cell>
          <table:table-cell table:style-name="ce8" table:number-columns-repeated="19"/>
          <table:table-cell table:number-columns-repeated="997"/>
        </table:table-row>
        <table:table-row table:style-name="ro1">
          <table:table-cell table:style-name="ce6" office:value-type="string" calcext:value-type="string">
            <text:p>Coursebox</text:p>
          </table:table-cell>
          <table:table-cell table:style-name="ce10" office:value-type="string" calcext:value-type="string">
            <text:p/>
            <text:p/>
            <text:p>Coursebox (http://coursebox.ai) génère des cours avec quiz, entièrement </text:p>
            <text:p>éditables. 3 cours gratuits, suivi de progression, commentaires possibles. </text:p>
            <text:p>Test à découvrir ici : https://my.coursebox.ai/#/courses/7706/about… </text:p>
            <text:p>(inscription demandée)</text:p>
            <text:p/>
            <text:p>L’article Coursebox est apparu en premier sur Une IA par jour.</text:p>
            <text:p/>
          </table:table-cell>
          <table:table-cell table:style-name="ce7" office:value-type="string" calcext:value-type="string">
            <text:p><text:a xlink:href="https://www.uneiaparjour.fr/coursebox/" xlink:type="simple">https://www.uneiaparjour.fr/coursebox/</text:a></text:p>
          </table:table-cell>
          <table:table-cell table:style-name="ce6" office:value-type="string" calcext:value-type="string">
            <text:p>éducation</text:p>
          </table:table-cell>
          <table:table-cell table:style-name="ce6" office:value-type="string" calcext:value-type="string">
            <text:p>usage illimité</text:p>
          </table:table-cell>
          <table:table-cell table:style-name="ce8" table:number-columns-repeated="2"/>
          <table:table-cell table:style-name="ce6" office:value-type="string" calcext:value-type="string">
            <text:p>Sun, 16 Jul 2023 18:48:00 +0000</text:p>
          </table:table-cell>
          <table:table-cell table:style-name="ce8" table:number-columns-repeated="19"/>
          <table:table-cell table:number-columns-repeated="997"/>
        </table:table-row>
        <table:table-row table:style-name="ro1">
          <table:table-cell table:style-name="ce6" office:value-type="string" calcext:value-type="string">
            <text:p>Framer</text:p>
          </table:table-cell>
          <table:table-cell table:style-name="ce10" office:value-type="string" calcext:value-type="string">
            <text:p/>
            <text:p/>
            <text:p>Framer (https://framer.com) : création d’un site (landpage), responsive et </text:p>
            <text:p>hébergé, à partir d’un simple prompt. Les éléments générés sont ensuite </text:p>
            <text:p>éditables. Résultat d’un test sans édition : </text:p>
            <text:p>https://ia-generatives-en-education.framer.ai</text:p>
            <text:p/>
            <text:p>L’article Framer est apparu en premier sur Une IA par jour.</text:p>
            <text:p/>
          </table:table-cell>
          <table:table-cell table:style-name="ce7" office:value-type="string" calcext:value-type="string">
            <text:p><text:a xlink:href="https://www.uneiaparjour.fr/framer/" xlink:type="simple">https://www.uneiaparjour.fr/framer/</text:a></text:p>
          </table:table-cell>
          <table:table-cell table:style-name="ce6" office:value-type="string" calcext:value-type="string">
            <text:p>page web</text:p>
          </table:table-cell>
          <table:table-cell table:style-name="ce6" office:value-type="string" calcext:value-type="string">
            <text:p>texte</text:p>
          </table:table-cell>
          <table:table-cell table:style-name="ce8" table:number-columns-repeated="2"/>
          <table:table-cell table:style-name="ce6" office:value-type="string" calcext:value-type="string">
            <text:p>Sat, 15 Jul 2023 19:28:00 +0000</text:p>
          </table:table-cell>
          <table:table-cell table:style-name="ce8" table:number-columns-repeated="19"/>
          <table:table-cell table:number-columns-repeated="997"/>
        </table:table-row>
        <table:table-row table:style-name="ro1">
          <table:table-cell table:style-name="ce6" office:value-type="string" calcext:value-type="string">
            <text:p>Draw Things</text:p>
          </table:table-cell>
          <table:table-cell table:style-name="ce10" office:value-type="string" calcext:value-type="string">
            <text:p/>
            <text:p/>
            <text:p>Draw Things (https://drawthings.ai) : StabbleDiffusion et 45 modèles d’IA </text:p>
            <text:p>génératives d’#images hors ligne, appli iOS. Text / image to image, outils </text:p>
            <text:p>édition, réglages fins. Gratuit et sans compte. Prompt en anglais. + : </text:p>
            <text:p>étapes suivies en direct / – : très long</text:p>
            <text:p/>
            <text:p>L’article Draw Things est apparu en premier sur Une IA par jour.</text:p>
            <text:p/>
          </table:table-cell>
          <table:table-cell table:style-name="ce7" office:value-type="string" calcext:value-type="string">
            <text:p><text:a xlink:href="https://www.uneiaparjour.fr/draw-things/" xlink:type="simple">https://www.uneiaparjour.fr/draw-things/</text:a></text:p>
          </table:table-cell>
          <table:table-cell table:style-name="ce6" office:value-type="string" calcext:value-type="string">
            <text:p>images</text:p>
          </table:table-cell>
          <table:table-cell table:style-name="ce6" office:value-type="string" calcext:value-type="string">
            <text:p>texte</text:p>
          </table:table-cell>
          <table:table-cell table:style-name="ce8" table:number-columns-repeated="2"/>
          <table:table-cell table:style-name="ce6" office:value-type="string" calcext:value-type="string">
            <text:p>Fri, 14 Jul 2023 18:46:00 +0000</text:p>
          </table:table-cell>
          <table:table-cell table:style-name="ce8" table:number-columns-repeated="19"/>
          <table:table-cell table:number-columns-repeated="997"/>
        </table:table-row>
        <table:table-row table:style-name="ro1">
          <table:table-cell table:style-name="ce6" office:value-type="string" calcext:value-type="string">
            <text:p>Color anything</text:p>
          </table:table-cell>
          <table:table-cell table:style-name="ce10" office:value-type="string" calcext:value-type="string">
            <text:p/>
            <text:p/>
            <text:p>Une IA générative d’images pour l’été ou la rentrée, pour les petits ou </text:p>
            <text:p>pour les grands : https://color-anything.com qui, à partir d’un prompt, </text:p>
            <text:p>propose un coloriage à imprimer ou télécharger. Prompt en anglais </text:p>
            <text:p>préférable. Gratuit et sans compte.</text:p>
            <text:p/>
            <text:p>L’article Color anything est apparu en premier sur Une IA par jour.</text:p>
            <text:p/>
          </table:table-cell>
          <table:table-cell table:style-name="ce7" office:value-type="string" calcext:value-type="string">
            <text:p><text:a xlink:href="https://www.uneiaparjour.fr/color-anything-2/" xlink:type="simple">https://www.uneiaparjour.fr/color-anything-2/</text:a></text:p>
          </table:table-cell>
          <table:table-cell table:number-columns-repeated="2" table:style-name="ce6" office:value-type="string" calcext:value-type="string">
            <text:p>images</text:p>
          </table:table-cell>
          <table:table-cell table:style-name="ce8" table:number-columns-repeated="2"/>
          <table:table-cell table:style-name="ce6" office:value-type="string" calcext:value-type="string">
            <text:p>Thu, 13 Jul 2023 19:41:00 +0000</text:p>
          </table:table-cell>
          <table:table-cell table:style-name="ce8" table:number-columns-repeated="19"/>
          <table:table-cell table:number-columns-repeated="997"/>
        </table:table-row>
        <table:table-row table:style-name="ro1">
          <table:table-cell table:style-name="ce7" office:value-type="string" calcext:value-type="string">
            <text:p><text:a xlink:href="http://veed.io" xlink:type="simple">Veed.io</text:a></text:p>
          </table:table-cell>
          <table:table-cell table:style-name="ce10" office:value-type="string" calcext:value-type="string">
            <text:p/>
            <text:p/>
            <text:p>Un outil de montage vidéo avec outils d#IA génératives accessible depuis un </text:p>
            <text:p>navigateur ? http://veed.io ajoute la voix off, produit les sous-titres, </text:p>
            <text:p>les traduit etc. 10 min de vidéo gratuites, (génération titres, résumés + </text:p>
            <text:p>autres en version payante).</text:p>
            <text:p/>
            <text:p>L’article Veed.io est apparu en premier sur Une IA par jour.</text:p>
            <text:p/>
          </table:table-cell>
          <table:table-cell table:style-name="ce7" office:value-type="string" calcext:value-type="string">
            <text:p><text:a xlink:href="https://www.uneiaparjour.fr/veedio-2/" xlink:type="simple">https://www.uneiaparjour.fr/veedio-2/</text:a></text:p>
          </table:table-cell>
          <table:table-cell table:number-columns-repeated="2" table:style-name="ce6" office:value-type="string" calcext:value-type="string">
            <text:p>vidéo</text:p>
          </table:table-cell>
          <table:table-cell table:style-name="ce8" table:number-columns-repeated="2"/>
          <table:table-cell table:style-name="ce6" office:value-type="string" calcext:value-type="string">
            <text:p>Wed, 12 Jul 2023 19:40:00 +0000</text:p>
          </table:table-cell>
          <table:table-cell table:style-name="ce8" table:number-columns-repeated="19"/>
          <table:table-cell table:number-columns-repeated="997"/>
        </table:table-row>
        <table:table-row table:style-name="ro1">
          <table:table-cell table:style-name="ce6" office:value-type="string" calcext:value-type="string">
            <text:p>Re-Art</text:p>
          </table:table-cell>
          <table:table-cell table:style-name="ce10" office:value-type="string" calcext:value-type="string">
            <text:p/>
            <text:p/>
            <text:p>Re-art (https://reart.devvinay.in) par @vinay_dev_ : outil d’IA génératrice </text:p>
            <text:p>d’images, gratuit et sans compte (basé sur Stable diffusion ?).</text:p>
            <text:p/>
            <text:p>L’article Re-Art est apparu en premier sur Une IA par jour.</text:p>
            <text:p/>
          </table:table-cell>
          <table:table-cell table:style-name="ce7" office:value-type="string" calcext:value-type="string">
            <text:p><text:a xlink:href="https://www.uneiaparjour.fr/re-art/" xlink:type="simple">https://www.uneiaparjour.fr/re-art/</text:a></text:p>
          </table:table-cell>
          <table:table-cell table:style-name="ce6" office:value-type="string" calcext:value-type="string">
            <text:p>archives</text:p>
          </table:table-cell>
          <table:table-cell table:style-name="ce6" office:value-type="string" calcext:value-type="string">
            <text:p>images</text:p>
          </table:table-cell>
          <table:table-cell table:style-name="ce8" table:number-columns-repeated="2"/>
          <table:table-cell table:style-name="ce6" office:value-type="string" calcext:value-type="string">
            <text:p>Tue, 11 Jul 2023 19:01:00 +0000</text:p>
          </table:table-cell>
          <table:table-cell table:style-name="ce8" table:number-columns-repeated="19"/>
          <table:table-cell table:number-columns-repeated="997"/>
        </table:table-row>
        <table:table-row table:style-name="ro1">
          <table:table-cell table:style-name="ce6" office:value-type="string" calcext:value-type="string">
            <text:p>Ipic</text:p>
          </table:table-cell>
          <table:table-cell table:style-name="ce10" office:value-type="string" calcext:value-type="string">
            <text:p/>
            <text:p/>
            <text:p>Ipic (https://ipic.ai) : une IA générative d’images gratuite et sans compte </text:p>
            <text:p>(vu les tests, basée sur Stable diffusion ?). Jusqu’à 5 variations, </text:p>
            <text:p>plusieurs tailles d’images. Galerie publique.</text:p>
            <text:p/>
            <text:p>L’article Ipic est apparu en premier sur Une IA par jour.</text:p>
            <text:p/>
          </table:table-cell>
          <table:table-cell table:style-name="ce7" office:value-type="string" calcext:value-type="string">
            <text:p><text:a xlink:href="https://www.uneiaparjour.fr/ipic/" xlink:type="simple">https://www.uneiaparjour.fr/ipic/</text:a></text:p>
          </table:table-cell>
          <table:table-cell table:style-name="ce6" office:value-type="string" calcext:value-type="string">
            <text:p>images</text:p>
          </table:table-cell>
          <table:table-cell table:style-name="ce6" office:value-type="string" calcext:value-type="string">
            <text:p>texte</text:p>
          </table:table-cell>
          <table:table-cell table:style-name="ce8" table:number-columns-repeated="2"/>
          <table:table-cell table:style-name="ce6" office:value-type="string" calcext:value-type="string">
            <text:p>Mon, 10 Jul 2023 19:36:00 +0000</text:p>
          </table:table-cell>
          <table:table-cell table:style-name="ce8" table:number-columns-repeated="19"/>
          <table:table-cell table:number-columns-repeated="997"/>
        </table:table-row>
        <table:table-row table:style-name="ro1">
          <table:table-cell table:style-name="ce6" office:value-type="string" calcext:value-type="string">
            <text:p>StoryD</text:p>
          </table:table-cell>
          <table:table-cell table:style-name="ce10" office:value-type="string" calcext:value-type="string">
            <text:p/>
            <text:p/>
            <text:p>StoryD (http://storyd.ai) accompagne la création d’une présentation : à </text:p>
            <text:p>partir d’un sujet donné, un script éditable est proposé avec reformulation </text:p>
            <text:p>et texte par l’IA, images, graphiques, listes etc. Gratuit 30 jours. Test : </text:p>
            <text:p>https://app.storyd.ai/story/b40adab3-8e28-41ee-97cd-f5371044808b/slides…</text:p>
            <text:p/>
            <text:p>L’article StoryD est apparu en premier sur Une IA par jour.</text:p>
            <text:p/>
          </table:table-cell>
          <table:table-cell table:style-name="ce7" office:value-type="string" calcext:value-type="string">
            <text:p><text:a xlink:href="https://www.uneiaparjour.fr/storyd/" xlink:type="simple">https://www.uneiaparjour.fr/storyd/</text:a></text:p>
          </table:table-cell>
          <table:table-cell table:style-name="ce6" office:value-type="string" calcext:value-type="string">
            <text:p>données</text:p>
          </table:table-cell>
          <table:table-cell table:style-name="ce6" office:value-type="string" calcext:value-type="string">
            <text:p>recherche</text:p>
          </table:table-cell>
          <table:table-cell table:style-name="ce8" table:number-columns-repeated="2"/>
          <table:table-cell table:style-name="ce6" office:value-type="string" calcext:value-type="string">
            <text:p>Sun, 09 Jul 2023 19:32:00 +0000</text:p>
          </table:table-cell>
          <table:table-cell table:style-name="ce8" table:number-columns-repeated="19"/>
          <table:table-cell table:number-columns-repeated="997"/>
        </table:table-row>
        <table:table-row table:style-name="ro1">
          <table:table-cell table:style-name="ce6" office:value-type="string" calcext:value-type="string">
            <text:p>Clipdrop</text:p>
          </table:table-cell>
          <table:table-cell table:style-name="ce10" office:value-type="string" calcext:value-type="string">
            <text:p/>
            <text:p/>
            <text:p>Clipdrop (https://clipdrop.co) regroupe plusieurs outils dédiés à l’image </text:p>
            <text:p>qui utilisent l’IA. Trois particulièrement génèrent des images : Stable </text:p>
            <text:p>diffusion XL, Reimagine XL et Uncrop (dans l’ordre des captures).</text:p>
            <text:p/>
            <text:p>L’article Clipdrop est apparu en premier sur Une IA par jour.</text:p>
            <text:p/>
          </table:table-cell>
          <table:table-cell table:style-name="ce7" office:value-type="string" calcext:value-type="string">
            <text:p><text:a xlink:href="https://www.uneiaparjour.fr/clip-drop/" xlink:type="simple">https://www.uneiaparjour.fr/clip-drop/</text:a></text:p>
          </table:table-cell>
          <table:table-cell table:style-name="ce6" office:value-type="string" calcext:value-type="string">
            <text:p>images</text:p>
          </table:table-cell>
          <table:table-cell table:style-name="ce6" office:value-type="string" calcext:value-type="string">
            <text:p>sans compte</text:p>
          </table:table-cell>
          <table:table-cell table:style-name="ce8" table:number-columns-repeated="2"/>
          <table:table-cell table:style-name="ce6" office:value-type="string" calcext:value-type="string">
            <text:p>Sat, 08 Jul 2023 19:30:00 +0000</text:p>
          </table:table-cell>
          <table:table-cell table:style-name="ce8" table:number-columns-repeated="19"/>
          <table:table-cell table:number-columns-repeated="997"/>
        </table:table-row>
        <table:table-row table:style-name="ro1">
          <table:table-cell table:style-name="ce6" office:value-type="string" calcext:value-type="string">
            <text:p>Wordtune</text:p>
          </table:table-cell>
          <table:table-cell table:style-name="ce10" office:value-type="string" calcext:value-type="string">
            <text:p/>
            <text:p/>
            <text:p>Wordtune (http://wordtune.com), outil d’IA générative de texte avec </text:p>
            <text:p>générations pré-formatées (continuer, expliquer, définir, donner des </text:p>
            <text:p>exemples…) et reformulation. Pas de limite de génération dans le test en </text:p>
            <text:p>version gratuite (3 reformulations/jour)</text:p>
            <text:p/>
            <text:p>L’article Wordtune est apparu en premier sur Une IA par jour.</text:p>
            <text:p/>
          </table:table-cell>
          <table:table-cell table:style-name="ce7" office:value-type="string" calcext:value-type="string">
            <text:p><text:a xlink:href="https://www.uneiaparjour.fr/wordtune/" xlink:type="simple">https://www.uneiaparjour.fr/wordtune/</text:a></text:p>
          </table:table-cell>
          <table:table-cell table:style-name="ce6" office:value-type="string" calcext:value-type="string">
            <text:p>texte</text:p>
          </table:table-cell>
          <table:table-cell table:style-name="ce6" office:value-type="string" calcext:value-type="string">
            <text:p>recherche</text:p>
          </table:table-cell>
          <table:table-cell table:style-name="ce8" table:number-columns-repeated="2"/>
          <table:table-cell table:style-name="ce6" office:value-type="string" calcext:value-type="string">
            <text:p>Fri, 07 Jul 2023 19:23:00 +0000</text:p>
          </table:table-cell>
          <table:table-cell table:style-name="ce8" table:number-columns-repeated="19"/>
          <table:table-cell table:number-columns-repeated="997"/>
        </table:table-row>
        <table:table-row table:style-name="ro1">
          <table:table-cell table:style-name="ce6" office:value-type="string" calcext:value-type="string">
            <text:p>Aizzy</text:p>
          </table:table-cell>
          <table:table-cell table:style-name="ce10" office:value-type="string" calcext:value-type="string">
            <text:p/>
            <text:p/>
            <text:p>Aizzy (http://aizzy.ai) : une IA générative de texte et une autre d’images </text:p>
            <text:p>dans un même outil avec plusieurs chatbots, interrogation de pdf, de vidéos </text:p>
            <text:p>ou de sites et génération d’images. Gratuit avec nbre limité (non précisé </text:p>
            <text:p>pas visible pendant le test).</text:p>
            <text:p/>
            <text:p>L’article Aizzy est apparu en premier sur Une IA par jour.</text:p>
            <text:p/>
          </table:table-cell>
          <table:table-cell table:style-name="ce7" office:value-type="string" calcext:value-type="string">
            <text:p><text:a xlink:href="https://www.uneiaparjour.fr/aizzy/" xlink:type="simple">https://www.uneiaparjour.fr/aizzy/</text:a></text:p>
          </table:table-cell>
          <table:table-cell table:style-name="ce6" office:value-type="string" calcext:value-type="string">
            <text:p>chatbot</text:p>
          </table:table-cell>
          <table:table-cell table:style-name="ce6" office:value-type="string" calcext:value-type="string">
            <text:p>recherche</text:p>
          </table:table-cell>
          <table:table-cell table:style-name="ce8" table:number-columns-repeated="2"/>
          <table:table-cell table:style-name="ce6" office:value-type="string" calcext:value-type="string">
            <text:p>Thu, 06 Jul 2023 19:19:00 +0000</text:p>
          </table:table-cell>
          <table:table-cell table:style-name="ce8" table:number-columns-repeated="19"/>
          <table:table-cell table:number-columns-repeated="997"/>
        </table:table-row>
        <table:table-row table:style-name="ro1">
          <table:table-cell table:style-name="ce6" office:value-type="string" calcext:value-type="string">
            <text:p>Pollinations</text:p>
          </table:table-cell>
          <table:table-cell table:style-name="ce10" office:value-type="string" calcext:value-type="string">
            <text:p/>
            <text:p/>
            <text:p>Pollinations (https://pollinations.ai -&gt; </text:p>
            <text:p>https://replicate.com/pollinations) : IA générative d’images gratuite et </text:p>
            <text:p>sans compte. Une galerie d’images, un emplacement pour un prompt et une </text:p>
            <text:p>image est générée (une par prompt). Tests avec le prompt souvent utilisé de </text:p>
            <text:p>la pochette d’album. Et si ChatGPT 3.5 générait des images gratuitement et </text:p>
            <text:p>en direct dans le chat avec Pollinations ? […]</text:p>
            <text:p/>
            <text:p>L’article Pollinations est apparu en premier sur Une IA par jour.</text:p>
            <text:p/>
          </table:table-cell>
          <table:table-cell table:style-name="ce7" office:value-type="string" calcext:value-type="string">
            <text:p><text:a xlink:href="https://www.uneiaparjour.fr/pollinations-2/" xlink:type="simple">https://www.uneiaparjour.fr/pollinations-2/</text:a></text:p>
          </table:table-cell>
          <table:table-cell table:style-name="ce6" office:value-type="string" calcext:value-type="string">
            <text:p>images</text:p>
          </table:table-cell>
          <table:table-cell table:style-name="ce6" office:value-type="string" calcext:value-type="string">
            <text:p>texte</text:p>
          </table:table-cell>
          <table:table-cell table:style-name="ce8" table:number-columns-repeated="2"/>
          <table:table-cell table:style-name="ce6" office:value-type="string" calcext:value-type="string">
            <text:p>Wed, 05 Jul 2023 19:27:00 +0000</text:p>
          </table:table-cell>
          <table:table-cell table:style-name="ce8" table:number-columns-repeated="19"/>
          <table:table-cell table:number-columns-repeated="997"/>
        </table:table-row>
        <table:table-row table:style-name="ro1">
          <table:table-cell table:style-name="ce6" office:value-type="string" calcext:value-type="string">
            <text:p>Piggy</text:p>
          </table:table-cell>
          <table:table-cell table:style-name="ce10" office:value-type="string" calcext:value-type="string">
            <text:p/>
            <text:p/>
            <text:p>Piggy (https://piggy.to) : appli iOS et Android gratuite de génération de </text:p>
            <text:p>contenus texte, de quiz et de résumés avec outil d’édition, nombreux </text:p>
            <text:p>templates, outil de mise en page. Export réseaux sociaux, image et vidéo.</text:p>
            <text:p/>
            <text:p>L’article Piggy est apparu en premier sur Une IA par jour.</text:p>
            <text:p/>
          </table:table-cell>
          <table:table-cell table:style-name="ce7" office:value-type="string" calcext:value-type="string">
            <text:p><text:a xlink:href="https://www.uneiaparjour.fr/piggy/" xlink:type="simple">https://www.uneiaparjour.fr/piggy/</text:a></text:p>
          </table:table-cell>
          <table:table-cell table:style-name="ce6" office:value-type="string" calcext:value-type="string">
            <text:p>images</text:p>
          </table:table-cell>
          <table:table-cell table:style-name="ce6" office:value-type="string" calcext:value-type="string">
            <text:p>jeu vidéo</text:p>
          </table:table-cell>
          <table:table-cell table:style-name="ce8" table:number-columns-repeated="2"/>
          <table:table-cell table:style-name="ce6" office:value-type="string" calcext:value-type="string">
            <text:p>Tue, 04 Jul 2023 19:15:00 +0000</text:p>
          </table:table-cell>
          <table:table-cell table:style-name="ce8" table:number-columns-repeated="19"/>
          <table:table-cell table:number-columns-repeated="997"/>
        </table:table-row>
        <table:table-row table:style-name="ro1">
          <table:table-cell table:style-name="ce6" office:value-type="string" calcext:value-type="string">
            <text:p>Twee</text:p>
          </table:table-cell>
          <table:table-cell table:style-name="ce10" office:value-type="string" calcext:value-type="string">
            <text:p/>
            <text:p/>
            <text:p>Twee (http://twee.com) : 30 outils d’IA générative de texte pour </text:p>
            <text:p>accompagner les enseignants. Outils liés entre eux et peuvent agir sur la </text:p>
            <text:p>génération précédente. Image to text pris en charge. Beta gratuite, en </text:p>
            <text:p>anglais (prompts en français ok).</text:p>
            <text:p/>
            <text:p>L’article Twee est apparu en premier sur Une IA par jour.</text:p>
            <text:p/>
          </table:table-cell>
          <table:table-cell table:style-name="ce7" office:value-type="string" calcext:value-type="string">
            <text:p><text:a xlink:href="https://www.uneiaparjour.fr/twee/" xlink:type="simple">https://www.uneiaparjour.fr/twee/</text:a></text:p>
          </table:table-cell>
          <table:table-cell table:style-name="ce6" office:value-type="string" calcext:value-type="string">
            <text:p>éducation</text:p>
          </table:table-cell>
          <table:table-cell table:style-name="ce6" office:value-type="string" calcext:value-type="string">
            <text:p>recherche</text:p>
          </table:table-cell>
          <table:table-cell table:style-name="ce8" table:number-columns-repeated="2"/>
          <table:table-cell table:style-name="ce6" office:value-type="string" calcext:value-type="string">
            <text:p>Mon, 03 Jul 2023 19:14:00 +0000</text:p>
          </table:table-cell>
          <table:table-cell table:style-name="ce8" table:number-columns-repeated="19"/>
          <table:table-cell table:number-columns-repeated="997"/>
        </table:table-row>
        <table:table-row table:style-name="ro1">
          <table:table-cell table:style-name="ce6" office:value-type="string" calcext:value-type="string">
            <text:p>Longshot</text:p>
          </table:table-cell>
          <table:table-cell table:style-name="ce10" office:value-type="string" calcext:value-type="string">
            <text:p/>
            <text:p/>
            <text:p>Longshot (https://longshot.ai) : une vingtaine d’outils préformatés à </text:p>
            <text:p>partir d’une IA générative de texte dont « FactGPT » qui promet de proposer </text:p>
            <text:p>un contenu d’actualité et des sources vérifiées. 100 crédits gratuits (=5 </text:p>
            <text:p>générations). Test sur une formation IA.</text:p>
            <text:p/>
            <text:p>L’article Longshot est apparu en premier sur Une IA par jour.</text:p>
            <text:p/>
          </table:table-cell>
          <table:table-cell table:style-name="ce7" office:value-type="string" calcext:value-type="string">
            <text:p><text:a xlink:href="https://www.uneiaparjour.fr/longshot/" xlink:type="simple">https://www.uneiaparjour.fr/longshot/</text:a></text:p>
          </table:table-cell>
          <table:table-cell table:number-columns-repeated="2" table:style-name="ce6" office:value-type="string" calcext:value-type="string">
            <text:p>texte</text:p>
          </table:table-cell>
          <table:table-cell table:style-name="ce8" table:number-columns-repeated="2"/>
          <table:table-cell table:style-name="ce6" office:value-type="string" calcext:value-type="string">
            <text:p>Sun, 02 Jul 2023 19:12:00 +0000</text:p>
          </table:table-cell>
          <table:table-cell table:style-name="ce8" table:number-columns-repeated="19"/>
          <table:table-cell table:number-columns-repeated="997"/>
        </table:table-row>
        <table:table-row table:style-name="ro1">
          <table:table-cell table:style-name="ce6" office:value-type="string" calcext:value-type="string">
            <text:p>Sttatbot</text:p>
          </table:table-cell>
          <table:table-cell table:style-name="ce10" office:value-type="string" calcext:value-type="string">
            <text:p/>
            <text:p/>
            <text:p>Sttabot (https://app.sttabot.io) permet de transformer un prompt en un </text:p>
            <text:p>chatbot personnalisé. Test autour des programmes de cycle 3 disponible ici </text:p>
            <text:p>: https://app.sttabot.io/bot/programmes/ Nombre de bots infini dans la </text:p>
            <text:p>version gratuite, personnalisation payante.</text:p>
            <text:p/>
            <text:p>L’article Sttatbot est apparu en premier sur Une IA par jour.</text:p>
            <text:p/>
          </table:table-cell>
          <table:table-cell table:style-name="ce7" office:value-type="string" calcext:value-type="string">
            <text:p><text:a xlink:href="https://www.uneiaparjour.fr/sttatbot/" xlink:type="simple">https://www.uneiaparjour.fr/sttatbot/</text:a></text:p>
          </table:table-cell>
          <table:table-cell table:style-name="ce6" office:value-type="string" calcext:value-type="string">
            <text:p>chatbot</text:p>
          </table:table-cell>
          <table:table-cell table:style-name="ce6" office:value-type="string" calcext:value-type="string">
            <text:p>texte</text:p>
          </table:table-cell>
          <table:table-cell table:style-name="ce8" table:number-columns-repeated="2"/>
          <table:table-cell table:style-name="ce6" office:value-type="string" calcext:value-type="string">
            <text:p>Sat, 01 Jul 2023 19:49:00 +0000</text:p>
          </table:table-cell>
          <table:table-cell table:style-name="ce8" table:number-columns-repeated="19"/>
          <table:table-cell table:number-columns-repeated="997"/>
        </table:table-row>
        <table:table-row table:style-name="ro1">
          <table:table-cell table:style-name="ce6" office:value-type="string" calcext:value-type="string">
            <text:p>Imaginary Soundscape</text:p>
          </table:table-cell>
          <table:table-cell table:style-name="ce10" office:value-type="string" calcext:value-type="string">
            <text:p/>
            <text:p/>
            <text:p>Imaginary Soundscape (https://imaginarysoundscape.net) : une image et l’IA </text:p>
            <text:p>propose une musique pour l’accompagner. Gratuit et sans compte. 3 tests </text:p>
            <text:p>(Wikimedia et image perso) : ⁃ </text:p>
            <text:p>https://imaginarysoundscape.net/view/eUZmWGlwSkxLckpKTw/Mzc4MDUxXzIzNDE5ODRfMA/v2.0… </text:p>
            <text:p>⁃ https://imaginarysoundscape.net/view/eTRGZ09vczBNUEpKTw/ZGU1MDBiNjQ/v2.0… </text:p>
            <text:p>⁃ https://imaginarysoundscape.net/view/MDRGVWlYOGU3dUlJbg/NDhiY2YzOWQ/v2.0…</text:p>
            <text:p/>
            <text:p>L’article Imaginary Soundscape est apparu en premier sur Une IA par jour.</text:p>
            <text:p/>
          </table:table-cell>
          <table:table-cell table:style-name="ce7" office:value-type="string" calcext:value-type="string">
            <text:p><text:a xlink:href="https://www.uneiaparjour.fr/imaginary-soundscape-2/" xlink:type="simple">https://www.uneiaparjour.fr/imaginary-soundscape-2/</text:a></text:p>
          </table:table-cell>
          <table:table-cell table:style-name="ce6" office:value-type="string" calcext:value-type="string">
            <text:p>musique</text:p>
          </table:table-cell>
          <table:table-cell table:style-name="ce6" office:value-type="string" calcext:value-type="string">
            <text:p>vidéo</text:p>
          </table:table-cell>
          <table:table-cell table:style-name="ce8" table:number-columns-repeated="2"/>
          <table:table-cell table:style-name="ce6" office:value-type="string" calcext:value-type="string">
            <text:p>Fri, 30 Jun 2023 19:47:00 +0000</text:p>
          </table:table-cell>
          <table:table-cell table:style-name="ce8" table:number-columns-repeated="19"/>
          <table:table-cell table:number-columns-repeated="997"/>
        </table:table-row>
        <table:table-row table:style-name="ro1">
          <table:table-cell table:style-name="ce6" office:value-type="string" calcext:value-type="string">
            <text:p>Stockimg QRcode</text:p>
          </table:table-cell>
          <table:table-cell table:style-name="ce10" office:value-type="string" calcext:value-type="string">
            <text:p/>
            <text:p/>
            <text:p>Des QR codes personnalisés avec une image générée par un prompt ? Stockimg </text:p>
            <text:p>(génération d’images – payant) le propose dans son nouvel outil : </text:p>
            <text:p>https://stockimg.ai/qrcode/. 5 générations gratuites sans compte. Préférer </text:p>
            <text:p>l’anglais et s’inspirer des exemples.</text:p>
            <text:p/>
            <text:p>L’article Stockimg QRcode est apparu en premier sur Une IA par jour.</text:p>
            <text:p/>
          </table:table-cell>
          <table:table-cell table:style-name="ce7" office:value-type="string" calcext:value-type="string">
            <text:p><text:a xlink:href="https://www.uneiaparjour.fr/stockimg-qrcode-2/" xlink:type="simple">https://www.uneiaparjour.fr/stockimg-qrcode-2/</text:a></text:p>
          </table:table-cell>
          <table:table-cell table:style-name="ce6" office:value-type="string" calcext:value-type="string">
            <text:p>images</text:p>
          </table:table-cell>
          <table:table-cell table:style-name="ce6" office:value-type="string" calcext:value-type="string">
            <text:p>texte</text:p>
          </table:table-cell>
          <table:table-cell table:style-name="ce8" table:number-columns-repeated="2"/>
          <table:table-cell table:style-name="ce6" office:value-type="string" calcext:value-type="string">
            <text:p>Thu, 29 Jun 2023 19:45:00 +0000</text:p>
          </table:table-cell>
          <table:table-cell table:style-name="ce8" table:number-columns-repeated="19"/>
          <table:table-cell table:number-columns-repeated="997"/>
        </table:table-row>
        <table:table-row table:style-name="ro1">
          <table:table-cell table:style-name="ce6" office:value-type="string" calcext:value-type="string">
            <text:p>QuickCast</text:p>
          </table:table-cell>
          <table:table-cell table:style-name="ce10" office:value-type="string" calcext:value-type="string">
            <text:p/>
            <text:p/>
            <text:p>Pour faire suite à la journée #IAeduc #IAecole  de @reseau_canope, un outil </text:p>
            <text:p>d’IA génératrice de texte présenté aujourd’hui par @Jul_Dum et </text:p>
            <text:p>@j0annamarques : QuickCast (http://quickcast.lol), gratuit et sans besoin </text:p>
            <text:p>de compte (GPT4 et Bard annoncés, HS pour ce test)</text:p>
            <text:p/>
            <text:p>L’article QuickCast est apparu en premier sur Une IA par jour.</text:p>
            <text:p/>
          </table:table-cell>
          <table:table-cell table:style-name="ce7" office:value-type="string" calcext:value-type="string">
            <text:p><text:a xlink:href="https://www.uneiaparjour.fr/quickcast/" xlink:type="simple">https://www.uneiaparjour.fr/quickcast/</text:a></text:p>
          </table:table-cell>
          <table:table-cell table:style-name="ce6" office:value-type="string" calcext:value-type="string">
            <text:p>archives</text:p>
          </table:table-cell>
          <table:table-cell table:style-name="ce6" office:value-type="string" calcext:value-type="string">
            <text:p>texte</text:p>
          </table:table-cell>
          <table:table-cell table:style-name="ce8" table:number-columns-repeated="2"/>
          <table:table-cell table:style-name="ce6" office:value-type="string" calcext:value-type="string">
            <text:p>Wed, 28 Jun 2023 19:43:00 +0000</text:p>
          </table:table-cell>
          <table:table-cell table:style-name="ce8" table:number-columns-repeated="19"/>
          <table:table-cell table:number-columns-repeated="997"/>
        </table:table-row>
        <table:table-row table:style-name="ro1">
          <table:table-cell table:style-name="ce6" office:value-type="string" calcext:value-type="string">
            <text:p>Curipod</text:p>
          </table:table-cell>
          <table:table-cell table:style-name="ce10" office:value-type="string" calcext:value-type="string">
            <text:p/>
            <text:p/>
            <text:p>En attendant la journée IA et éducation proposée par Réseau Canopé demain </text:p>
            <text:p>(https://reseau-canope.fr/intelligence-artificielle.html), un outil dédié </text:p>
            <text:p>aux enseignants pour cette #uneIAparjour : Curipod (https://curipod.com), </text:p>
            <text:p>génération d’activités et de présentations modifiables et partageables.</text:p>
            <text:p/>
            <text:p>L’article Curipod est apparu en premier sur Une IA par jour.</text:p>
            <text:p/>
          </table:table-cell>
          <table:table-cell table:style-name="ce7" office:value-type="string" calcext:value-type="string">
            <text:p><text:a xlink:href="https://www.uneiaparjour.fr/curipod-2/" xlink:type="simple">https://www.uneiaparjour.fr/curipod-2/</text:a></text:p>
          </table:table-cell>
          <table:table-cell table:style-name="ce6" office:value-type="string" calcext:value-type="string">
            <text:p>présentation</text:p>
          </table:table-cell>
          <table:table-cell table:style-name="ce6" office:value-type="string" calcext:value-type="string">
            <text:p>open source</text:p>
          </table:table-cell>
          <table:table-cell table:style-name="ce8" table:number-columns-repeated="2"/>
          <table:table-cell table:style-name="ce6" office:value-type="string" calcext:value-type="string">
            <text:p>Tue, 27 Jun 2023 19:35:00 +0000</text:p>
          </table:table-cell>
          <table:table-cell table:style-name="ce8" table:number-columns-repeated="19"/>
          <table:table-cell table:number-columns-repeated="997"/>
        </table:table-row>
        <table:table-row table:style-name="ro1">
          <table:table-cell table:style-name="ce6" office:value-type="string" calcext:value-type="string">
            <text:p>Eluna</text:p>
          </table:table-cell>
          <table:table-cell table:style-name="ce10" office:value-type="string" calcext:value-type="string">
            <text:p/>
            <text:p/>
            <text:p>Eluna (https://eluna.ai) : plusieurs IA génératives dans le même outil, en </text:p>
            <text:p>ligne ou sur iOS : génération, changement ou mix d’images, suppression du </text:p>
            <text:p>fond etc. 15 crédits gratuits (peu… mais permet le test).Image Wikimedia </text:p>
            <text:p>https://commons.m.wikimedia.org/wiki/Category:Rock_music#/media/File%3AChristian-haffkrug.jpg</text:p>
            <text:p/>
            <text:p>L’article Eluna est apparu en premier sur Une IA par jour.</text:p>
            <text:p/>
          </table:table-cell>
          <table:table-cell table:style-name="ce7" office:value-type="string" calcext:value-type="string">
            <text:p><text:a xlink:href="https://www.uneiaparjour.fr/eluna/" xlink:type="simple">https://www.uneiaparjour.fr/eluna/</text:a></text:p>
          </table:table-cell>
          <table:table-cell table:style-name="ce6" office:value-type="string" calcext:value-type="string">
            <text:p>images</text:p>
          </table:table-cell>
          <table:table-cell table:style-name="ce6" office:value-type="string" calcext:value-type="string">
            <text:p>texte</text:p>
          </table:table-cell>
          <table:table-cell table:style-name="ce8" table:number-columns-repeated="2"/>
          <table:table-cell table:style-name="ce6" office:value-type="string" calcext:value-type="string">
            <text:p>Mon, 26 Jun 2023 19:31:00 +0000</text:p>
          </table:table-cell>
          <table:table-cell table:style-name="ce8" table:number-columns-repeated="19"/>
          <table:table-cell table:number-columns-repeated="997"/>
        </table:table-row>
        <table:table-row table:style-name="ro1">
          <table:table-cell table:style-name="ce6" office:value-type="string" calcext:value-type="string">
            <text:p>TeacherToolsGPT</text:p>
          </table:table-cell>
          <table:table-cell table:style-name="ce10" office:value-type="string" calcext:value-type="string">
            <text:p/>
            <text:p/>
            <text:p>TeacherToolsGPT (https://teachertoolsgpt.com) : des outils d’IA </text:p>
            <text:p>génératrices pour accompagner l’enseignant. Génération de courriers, de </text:p>
            <text:p>séquences, de séances, d’aides à la gestion de classe, de quizz… En anglais </text:p>
            <text:p>mais accepte le français.</text:p>
            <text:p/>
            <text:p>L’article TeacherToolsGPT est apparu en premier sur Une IA par jour.</text:p>
            <text:p/>
          </table:table-cell>
          <table:table-cell table:style-name="ce7" office:value-type="string" calcext:value-type="string">
            <text:p><text:a xlink:href="https://www.uneiaparjour.fr/teachertoolsgpt-2/" xlink:type="simple">https://www.uneiaparjour.fr/teachertoolsgpt-2/</text:a></text:p>
          </table:table-cell>
          <table:table-cell table:style-name="ce6" office:value-type="string" calcext:value-type="string">
            <text:p>archives</text:p>
          </table:table-cell>
          <table:table-cell table:style-name="ce6" office:value-type="string" calcext:value-type="string">
            <text:p>usage illimité</text:p>
          </table:table-cell>
          <table:table-cell table:style-name="ce8" table:number-columns-repeated="2"/>
          <table:table-cell table:style-name="ce6" office:value-type="string" calcext:value-type="string">
            <text:p>Sun, 25 Jun 2023 19:26:00 +0000</text:p>
          </table:table-cell>
          <table:table-cell table:style-name="ce8" table:number-columns-repeated="19"/>
          <table:table-cell table:number-columns-repeated="997"/>
        </table:table-row>
        <table:table-row table:style-name="ro1">
          <table:table-cell table:style-name="ce6" office:value-type="string" calcext:value-type="string">
            <text:p>Bright Eye</text:p>
          </table:table-cell>
          <table:table-cell table:style-name="ce10" office:value-type="string" calcext:value-type="string">
            <text:p/>
            <text:p/>
            <text:p>Bright Eye (https://apps.apple.com/us/app/bright-eye/id1593932475) : </text:p>
            <text:p>application iOS gratuite génératrice de texte et d’images et qui propose </text:p>
            <text:p>des mini applications basées sur l’IA.</text:p>
            <text:p/>
            <text:p>L’article Bright Eye est apparu en premier sur Une IA par jour.</text:p>
            <text:p/>
          </table:table-cell>
          <table:table-cell table:style-name="ce7" office:value-type="string" calcext:value-type="string">
            <text:p><text:a xlink:href="https://www.uneiaparjour.fr/bright-eye-2/" xlink:type="simple">https://www.uneiaparjour.fr/bright-eye-2/</text:a></text:p>
          </table:table-cell>
          <table:table-cell table:style-name="ce6" office:value-type="string" calcext:value-type="string">
            <text:p>application</text:p>
          </table:table-cell>
          <table:table-cell table:style-name="ce6" office:value-type="string" calcext:value-type="string">
            <text:p>open source</text:p>
          </table:table-cell>
          <table:table-cell table:style-name="ce8" table:number-columns-repeated="2"/>
          <table:table-cell table:style-name="ce6" office:value-type="string" calcext:value-type="string">
            <text:p>Sat, 24 Jun 2023 19:24:00 +0000</text:p>
          </table:table-cell>
          <table:table-cell table:style-name="ce8" table:number-columns-repeated="19"/>
          <table:table-cell table:number-columns-repeated="997"/>
        </table:table-row>
        <table:table-row table:style-name="ro1">
          <table:table-cell table:style-name="ce6" office:value-type="string" calcext:value-type="string">
            <text:p>Gamma</text:p>
          </table:table-cell>
          <table:table-cell table:style-name="ce10" office:value-type="string" calcext:value-type="string">
            <text:p/>
            <text:p/>
            <text:p>Gamma (http://gamma.app) génère présentations, documents ou pages web avec </text:p>
            <text:p>un prompt et un thème. Collaboration et édition possibles. 400 crédits </text:p>
            <text:p>gratuits (40 par génération). Tests : </text:p>
            <text:p>https://gamma.app/docs/Les-IA-generatives-en-education-usages-atouts-et-limites-kpguosdz6lgzkkc… </text:p>
            <text:p>et https://gamma.app/docs/Les-IA-generatives-en-education-ze2z4qr4le4zdxs…</text:p>
            <text:p/>
            <text:p>L’article Gamma est apparu en premier sur Une IA par jour.</text:p>
            <text:p/>
          </table:table-cell>
          <table:table-cell table:style-name="ce7" office:value-type="string" calcext:value-type="string">
            <text:p><text:a xlink:href="https://www.uneiaparjour.fr/gamma/" xlink:type="simple">https://www.uneiaparjour.fr/gamma/</text:a></text:p>
          </table:table-cell>
          <table:table-cell table:style-name="ce6" office:value-type="string" calcext:value-type="string">
            <text:p>Non classé</text:p>
          </table:table-cell>
          <table:table-cell table:style-name="ce6" office:value-type="string" calcext:value-type="string">
            <text:p>documents</text:p>
          </table:table-cell>
          <table:table-cell table:style-name="ce8" table:number-columns-repeated="2"/>
          <table:table-cell table:style-name="ce6" office:value-type="string" calcext:value-type="string">
            <text:p>Fri, 23 Jun 2023 19:23:00 +0000</text:p>
          </table:table-cell>
          <table:table-cell table:style-name="ce8" table:number-columns-repeated="19"/>
          <table:table-cell table:number-columns-repeated="997"/>
        </table:table-row>
        <table:table-row table:style-name="ro1">
          <table:table-cell table:style-name="ce6" office:value-type="string" calcext:value-type="string">
            <text:p>Breeze</text:p>
          </table:table-cell>
          <table:table-cell table:style-name="ce10" office:value-type="string" calcext:value-type="string">
            <text:p/>
            <text:p/>
            <text:p>Breeze (http://breeze.ai) efface l’arrière-plan d’une photo et le remplace </text:p>
            <text:p>par celui décrit dans un prompt. Deux modes : “themes” génération par </text:p>
            <text:p>modèles d’IA et “customize” pour génération plus fine. Tests avec cette </text:p>
            <text:p>image : </text:p>
            <text:p>https://commons.m.wikimedia.org/wiki/Category:Rock_music#/media/File%3AChristian-haffkrug.jpg</text:p>
            <text:p/>
            <text:p>L’article Breeze est apparu en premier sur Une IA par jour.</text:p>
            <text:p/>
          </table:table-cell>
          <table:table-cell table:style-name="ce7" office:value-type="string" calcext:value-type="string">
            <text:p><text:a xlink:href="https://www.uneiaparjour.fr/breeze/" xlink:type="simple">https://www.uneiaparjour.fr/breeze/</text:a></text:p>
          </table:table-cell>
          <table:table-cell table:style-name="ce6" office:value-type="string" calcext:value-type="string">
            <text:p>images</text:p>
          </table:table-cell>
          <table:table-cell table:style-name="ce6" office:value-type="string" calcext:value-type="string">
            <text:p>mindmap</text:p>
          </table:table-cell>
          <table:table-cell table:style-name="ce8" table:number-columns-repeated="2"/>
          <table:table-cell table:style-name="ce6" office:value-type="string" calcext:value-type="string">
            <text:p>Thu, 22 Jun 2023 19:21:00 +0000</text:p>
          </table:table-cell>
          <table:table-cell table:style-name="ce8" table:number-columns-repeated="19"/>
          <table:table-cell table:number-columns-repeated="997"/>
        </table:table-row>
        <table:table-row table:style-name="ro1">
          <table:table-cell table:style-name="ce6" office:value-type="string" calcext:value-type="string">
            <text:p>Muzaic Studio</text:p>
          </table:table-cell>
          <table:table-cell table:style-name="ce10" office:value-type="string" calcext:value-type="string">
            <text:p/>
            <text:p/>
            <text:p>En ce 21 juin, #uneIAparjour générative de musique ! Muzaic Studio </text:p>
            <text:p>(https://muzaic.studio/) met en musique vos vidéos : une vidéo chargée, </text:p>
            <text:p>choix des styles, réglages et une musique est crée. Test avec cette vidéo </text:p>
            <text:p>http://pixabay.com/fr/videos/vill… et son en 3ème image. 1h gratuite par </text:p>
            <text:p>mois.</text:p>
            <text:p/>
            <text:p>L’article Muzaic Studio est apparu en premier sur Une IA par jour.</text:p>
            <text:p/>
          </table:table-cell>
          <table:table-cell table:style-name="ce7" office:value-type="string" calcext:value-type="string">
            <text:p><text:a xlink:href="https://www.uneiaparjour.fr/muzaic-studio/" xlink:type="simple">https://www.uneiaparjour.fr/muzaic-studio/</text:a></text:p>
          </table:table-cell>
          <table:table-cell table:style-name="ce6" office:value-type="string" calcext:value-type="string">
            <text:p>musique</text:p>
          </table:table-cell>
          <table:table-cell table:style-name="ce6" office:value-type="string" calcext:value-type="string">
            <text:p>vidéo</text:p>
          </table:table-cell>
          <table:table-cell table:style-name="ce8" table:number-columns-repeated="2"/>
          <table:table-cell table:style-name="ce6" office:value-type="string" calcext:value-type="string">
            <text:p>Wed, 21 Jun 2023 19:00:00 +0000</text:p>
          </table:table-cell>
          <table:table-cell table:style-name="ce8" table:number-columns-repeated="19"/>
          <table:table-cell table:number-columns-repeated="997"/>
        </table:table-row>
        <table:table-row table:style-name="ro1">
          <table:table-cell table:style-name="ce6" office:value-type="string" calcext:value-type="string">
            <text:p>Studyflow</text:p>
          </table:table-cell>
          <table:table-cell table:style-name="ce10" office:value-type="string" calcext:value-type="string">
            <text:p/>
            <text:p/>
            <text:p>Studyflow (https://aceflow.org) : une page unique, deux colonnes et deux </text:p>
            <text:p>boutons pour être interrogé sans limites sur le sujet de son choix. Gratuit </text:p>
            <text:p>et sans compte. Accepte le français mais questions et validation en anglais.</text:p>
            <text:p/>
            <text:p>L’article Studyflow est apparu en premier sur Une IA par jour.</text:p>
            <text:p/>
          </table:table-cell>
          <table:table-cell table:style-name="ce7" office:value-type="string" calcext:value-type="string">
            <text:p><text:a xlink:href="https://www.uneiaparjour.fr/studyflow-2/" xlink:type="simple">https://www.uneiaparjour.fr/studyflow-2/</text:a></text:p>
          </table:table-cell>
          <table:table-cell table:style-name="ce6" office:value-type="string" calcext:value-type="string">
            <text:p>quiz</text:p>
          </table:table-cell>
          <table:table-cell table:style-name="ce6" office:value-type="string" calcext:value-type="string">
            <text:p>usage illimité</text:p>
          </table:table-cell>
          <table:table-cell table:style-name="ce8" table:number-columns-repeated="2"/>
          <table:table-cell table:style-name="ce6" office:value-type="string" calcext:value-type="string">
            <text:p>Tue, 20 Jun 2023 18:58:00 +0000</text:p>
          </table:table-cell>
          <table:table-cell table:style-name="ce8" table:number-columns-repeated="19"/>
          <table:table-cell table:number-columns-repeated="997"/>
        </table:table-row>
        <table:table-row table:style-name="ro1">
          <table:table-cell table:style-name="ce6" office:value-type="string" calcext:value-type="string">
            <text:p>Patience</text:p>
          </table:table-cell>
          <table:table-cell table:style-name="ce10" office:value-type="string" calcext:value-type="string">
            <text:p/>
            <text:p/>
            <text:p>Patience (http://patience.ai) : outil regroupant 100 modèles d’IA </text:p>
            <text:p>génératives d’images. Prompt négatif et image de base possibles. 200 </text:p>
            <text:p>crédits gratuits ou gratuité totale si attente dans la file.sans</text:p>
            <text:p/>
            <text:p>L’article Patience est apparu en premier sur Une IA par jour.</text:p>
            <text:p/>
          </table:table-cell>
          <table:table-cell table:style-name="ce7" office:value-type="string" calcext:value-type="string">
            <text:p><text:a xlink:href="https://www.uneiaparjour.fr/patience-2/" xlink:type="simple">https://www.uneiaparjour.fr/patience-2/</text:a></text:p>
          </table:table-cell>
          <table:table-cell table:style-name="ce6" office:value-type="string" calcext:value-type="string">
            <text:p>images</text:p>
          </table:table-cell>
          <table:table-cell table:style-name="ce6" office:value-type="string" calcext:value-type="string">
            <text:p>open source</text:p>
          </table:table-cell>
          <table:table-cell table:style-name="ce8" table:number-columns-repeated="2"/>
          <table:table-cell table:style-name="ce6" office:value-type="string" calcext:value-type="string">
            <text:p>Mon, 19 Jun 2023 16:56:00 +0000</text:p>
          </table:table-cell>
          <table:table-cell table:style-name="ce8" table:number-columns-repeated="19"/>
          <table:table-cell table:number-columns-repeated="997"/>
        </table:table-row>
        <table:table-row table:style-name="ro1">
          <table:table-cell table:style-name="ce6" office:value-type="string" calcext:value-type="string">
            <text:p>Hypotenuse</text:p>
          </table:table-cell>
          <table:table-cell table:style-name="ce10" office:value-type="string" calcext:value-type="string">
            <text:p/>
            <text:p/>
            <text:p>Hypotenuse (https://hypotenuse.ai), outils d’IA génératives pour aider à </text:p>
            <text:p>l’écriture : 20 modèles pour le texte (blog, réseaux, résumé, réécriture…) </text:p>
            <text:p>et un pour les images. 7 jours gratuits. Test pour un article de blog : </text:p>
            <text:p>https://share.hypotenuse.ai/article/470c6c46-28e0-495c-9e8a-3199cda7ef87</text:p>
            <text:p/>
            <text:p>L’article Hypotenuse est apparu en premier sur Une IA par jour.</text:p>
            <text:p/>
          </table:table-cell>
          <table:table-cell table:style-name="ce7" office:value-type="string" calcext:value-type="string">
            <text:p><text:a xlink:href="https://www.uneiaparjour.fr/hypotenuse/" xlink:type="simple">https://www.uneiaparjour.fr/hypotenuse/</text:a></text:p>
          </table:table-cell>
          <table:table-cell table:style-name="ce6" office:value-type="string" calcext:value-type="string">
            <text:p>images</text:p>
          </table:table-cell>
          <table:table-cell table:style-name="ce6" office:value-type="string" calcext:value-type="string">
            <text:p>open source</text:p>
          </table:table-cell>
          <table:table-cell table:style-name="ce8" table:number-columns-repeated="2"/>
          <table:table-cell table:style-name="ce6" office:value-type="string" calcext:value-type="string">
            <text:p>Sun, 18 Jun 2023 18:54:00 +0000</text:p>
          </table:table-cell>
          <table:table-cell table:style-name="ce8" table:number-columns-repeated="19"/>
          <table:table-cell table:number-columns-repeated="997"/>
        </table:table-row>
        <table:table-row table:style-name="ro1">
          <table:table-cell table:style-name="ce6" office:value-type="string" calcext:value-type="string">
            <text:p>Meyer</text:p>
          </table:table-cell>
          <table:table-cell table:style-name="ce10" office:value-type="string" calcext:value-type="string">
            <text:p/>
            <text:p/>
            <text:p>Meyer (http://meyer.id) génère des histoires avec images, voix et </text:p>
            <text:p>sous-titres. Accepte et génère en français si spécifié, voix sur modèle </text:p>
            <text:p>anglophone. Tests : – EN : https://meyer.id/?videoId=2029 – FR : </text:p>
            <text:p>https://meyer.id/?videoId=2030</text:p>
            <text:p/>
            <text:p>L’article Meyer est apparu en premier sur Une IA par jour.</text:p>
            <text:p/>
          </table:table-cell>
          <table:table-cell table:style-name="ce7" office:value-type="string" calcext:value-type="string">
            <text:p><text:a xlink:href="https://www.uneiaparjour.fr/meyer-2/" xlink:type="simple">https://www.uneiaparjour.fr/meyer-2/</text:a></text:p>
          </table:table-cell>
          <table:table-cell table:style-name="ce6" office:value-type="string" calcext:value-type="string">
            <text:p>archives</text:p>
          </table:table-cell>
          <table:table-cell table:style-name="ce6" office:value-type="string" calcext:value-type="string">
            <text:p>page web</text:p>
          </table:table-cell>
          <table:table-cell table:style-name="ce8" table:number-columns-repeated="2"/>
          <table:table-cell table:style-name="ce6" office:value-type="string" calcext:value-type="string">
            <text:p>Sat, 17 Jun 2023 18:53:00 +0000</text:p>
          </table:table-cell>
          <table:table-cell table:style-name="ce8" table:number-columns-repeated="19"/>
          <table:table-cell table:number-columns-repeated="997"/>
        </table:table-row>
        <table:table-row table:style-name="ro1">
          <table:table-cell table:style-name="ce6" office:value-type="string" calcext:value-type="string">
            <text:p>Leap</text:p>
          </table:table-cell>
          <table:table-cell table:style-name="ce10" office:value-type="string" calcext:value-type="string">
            <text:p/>
            <text:p/>
            <text:p>Leap (https://tryleap.ai) outil gratuit d’IA génératives d’images. 6 </text:p>
            <text:p>modèles différents pour la génération d’images et le remix (une image de </text:p>
            <text:p>base chargée avec un prompt), prompt négatif possible, et entraînement de </text:p>
            <text:p>son propre modèle.</text:p>
            <text:p/>
            <text:p>L’article Leap est apparu en premier sur Une IA par jour.</text:p>
            <text:p/>
          </table:table-cell>
          <table:table-cell table:style-name="ce7" office:value-type="string" calcext:value-type="string">
            <text:p><text:a xlink:href="https://www.uneiaparjour.fr/leap-2/" xlink:type="simple">https://www.uneiaparjour.fr/leap-2/</text:a></text:p>
          </table:table-cell>
          <table:table-cell table:style-name="ce6" office:value-type="string" calcext:value-type="string">
            <text:p>images</text:p>
          </table:table-cell>
          <table:table-cell table:style-name="ce6" office:value-type="string" calcext:value-type="string">
            <text:p>recherche</text:p>
          </table:table-cell>
          <table:table-cell table:style-name="ce8" table:number-columns-repeated="2"/>
          <table:table-cell table:style-name="ce6" office:value-type="string" calcext:value-type="string">
            <text:p>Fri, 16 Jun 2023 18:51:00 +0000</text:p>
          </table:table-cell>
          <table:table-cell table:style-name="ce8" table:number-columns-repeated="19"/>
          <table:table-cell table:number-columns-repeated="997"/>
        </table:table-row>
        <table:table-row table:style-name="ro1">
          <table:table-cell table:style-name="ce6" office:value-type="string" calcext:value-type="string">
            <text:p>MusicGen</text:p>
          </table:table-cell>
          <table:table-cell table:style-name="ce10" office:value-type="string" calcext:value-type="string">
            <text:p/>
            <text:p/>
            <text:p>MusicGen de Facebook est en démo sur Huggingface </text:p>
            <text:p>(https://huggingface.co/spaces/facebook/MusicGen) : un prompt avec un </text:p>
            <text:p>morceau de musique en possible inspiration et MusicGen génère une musique.</text:p>
            <text:p/>
            <text:p>L’article MusicGen est apparu en premier sur Une IA par jour.</text:p>
            <text:p/>
          </table:table-cell>
          <table:table-cell table:style-name="ce7" office:value-type="string" calcext:value-type="string">
            <text:p><text:a xlink:href="https://www.uneiaparjour.fr/musicgen-2/" xlink:type="simple">https://www.uneiaparjour.fr/musicgen-2/</text:a></text:p>
          </table:table-cell>
          <table:table-cell table:style-name="ce6" office:value-type="string" calcext:value-type="string">
            <text:p>musique</text:p>
          </table:table-cell>
          <table:table-cell table:style-name="ce6" office:value-type="string" calcext:value-type="string">
            <text:p>présentation</text:p>
          </table:table-cell>
          <table:table-cell table:style-name="ce8" table:number-columns-repeated="2"/>
          <table:table-cell table:style-name="ce6" office:value-type="string" calcext:value-type="string">
            <text:p>Thu, 15 Jun 2023 18:49:00 +0000</text:p>
          </table:table-cell>
          <table:table-cell table:style-name="ce8" table:number-columns-repeated="19"/>
          <table:table-cell table:number-columns-repeated="997"/>
        </table:table-row>
        <table:table-row table:style-name="ro1">
          <table:table-cell table:style-name="ce6" office:value-type="string" calcext:value-type="string">
            <text:p>Decktopus</text:p>
          </table:table-cell>
          <table:table-cell table:style-name="ce10" office:value-type="string" calcext:value-type="string">
            <text:p/>
            <text:p/>
            <text:p>Decktopus (http://decktopus.com) : outil de génération de présentations, </text:p>
            <text:p>nombreux modèles, génération textes et images, édition. 100 générations </text:p>
            <text:p>gratuites. Supporte le français, génération anglais. Test ici : </text:p>
            <text:p>http://decktop.us/jBEBg-VhV</text:p>
            <text:p/>
            <text:p>L’article Decktopus est apparu en premier sur Une IA par jour.</text:p>
            <text:p/>
          </table:table-cell>
          <table:table-cell table:style-name="ce7" office:value-type="string" calcext:value-type="string">
            <text:p><text:a xlink:href="https://www.uneiaparjour.fr/decktopus/" xlink:type="simple">https://www.uneiaparjour.fr/decktopus/</text:a></text:p>
          </table:table-cell>
          <table:table-cell table:style-name="ce6" office:value-type="string" calcext:value-type="string">
            <text:p>images</text:p>
          </table:table-cell>
          <table:table-cell table:style-name="ce6" office:value-type="string" calcext:value-type="string">
            <text:p>voix</text:p>
          </table:table-cell>
          <table:table-cell table:style-name="ce8" table:number-columns-repeated="2"/>
          <table:table-cell table:style-name="ce6" office:value-type="string" calcext:value-type="string">
            <text:p>Wed, 14 Jun 2023 18:47:00 +0000</text:p>
          </table:table-cell>
          <table:table-cell table:style-name="ce8" table:number-columns-repeated="19"/>
          <table:table-cell table:number-columns-repeated="997"/>
        </table:table-row>
        <table:table-row table:style-name="ro1">
          <table:table-cell table:style-name="ce6" office:value-type="string" calcext:value-type="string">
            <text:p>Learnt</text:p>
          </table:table-cell>
          <table:table-cell table:style-name="ce10" office:value-type="string" calcext:value-type="string">
            <text:p/>
            <text:p/>
            <text:p>Learnt (http://learnt.ai) : 40 outils IA pour les éducateurs, de la </text:p>
            <text:p>génération de brise-glace au plan de cours en passant par des activités </text:p>
            <text:p>ludiques. Accepte le français mais génération en anglais. 5000 « tokens » </text:p>
            <text:p>gratuits (1 mot=1 token)</text:p>
            <text:p/>
            <text:p>L’article Learnt est apparu en premier sur Une IA par jour.</text:p>
            <text:p/>
          </table:table-cell>
          <table:table-cell table:style-name="ce7" office:value-type="string" calcext:value-type="string">
            <text:p><text:a xlink:href="https://www.uneiaparjour.fr/learnt/" xlink:type="simple">https://www.uneiaparjour.fr/learnt/</text:a></text:p>
          </table:table-cell>
          <table:table-cell table:style-name="ce6" office:value-type="string" calcext:value-type="string">
            <text:p>éducation</text:p>
          </table:table-cell>
          <table:table-cell table:style-name="ce6" office:value-type="string" calcext:value-type="string">
            <text:p>LLM</text:p>
          </table:table-cell>
          <table:table-cell table:style-name="ce8" table:number-columns-repeated="2"/>
          <table:table-cell table:style-name="ce6" office:value-type="string" calcext:value-type="string">
            <text:p>Tue, 13 Jun 2023 19:06:00 +0000</text:p>
          </table:table-cell>
          <table:table-cell table:style-name="ce8" table:number-columns-repeated="19"/>
          <table:table-cell table:number-columns-repeated="997"/>
        </table:table-row>
        <table:table-row table:style-name="ro1">
          <table:table-cell table:style-name="ce6" office:value-type="string" calcext:value-type="string">
            <text:p>Kreado</text:p>
          </table:table-cell>
          <table:table-cell table:style-name="ce10" office:value-type="string" calcext:value-type="string">
            <text:p/>
            <text:p/>
            <text:p>Kreado (https://kreadoai.com) : de la génération de texte à la production </text:p>
            <text:p>d’une vidéo avec avatar et voix de synthèse. 140 langues, 70 avatars, des </text:p>
            <text:p>10aines de voix. Gratuit jusqu’à 800 caractères. Test à télécharger ici : </text:p>
            <text:p>https://aigc-cdn.kreadoai.com/digitalhuman/results/2023/6/dede912a095611eea8946e99500b0616.mp4</text:p>
            <text:p/>
            <text:p>L’article Kreado est apparu en premier sur Une IA par jour.</text:p>
            <text:p/>
          </table:table-cell>
          <table:table-cell table:style-name="ce7" office:value-type="string" calcext:value-type="string">
            <text:p><text:a xlink:href="https://www.uneiaparjour.fr/kreado/" xlink:type="simple">https://www.uneiaparjour.fr/kreado/</text:a></text:p>
          </table:table-cell>
          <table:table-cell table:style-name="ce6" office:value-type="string" calcext:value-type="string">
            <text:p>texte</text:p>
          </table:table-cell>
          <table:table-cell table:style-name="ce6" office:value-type="string" calcext:value-type="string">
            <text:p>sans compte</text:p>
          </table:table-cell>
          <table:table-cell table:style-name="ce8" table:number-columns-repeated="2"/>
          <table:table-cell table:style-name="ce6" office:value-type="string" calcext:value-type="string">
            <text:p>Mon, 12 Jun 2023 19:05:00 +0000</text:p>
          </table:table-cell>
          <table:table-cell table:style-name="ce8" table:number-columns-repeated="19"/>
          <table:table-cell table:number-columns-repeated="997"/>
        </table:table-row>
        <table:table-row table:style-name="ro1">
          <table:table-cell table:style-name="ce6" office:value-type="string" calcext:value-type="string">
            <text:p>BookHero</text:p>
          </table:table-cell>
          <table:table-cell table:style-name="ce10" office:value-type="string" calcext:value-type="string">
            <text:p/>
            <text:p/>
            <text:p>Un prompt, un personnage, un trait de caractère et un lieu : BookHero </text:p>
            <text:p>(http://bookhero.ai) se charge de l’écriture d’une histoire. iOS et </text:p>
            <text:p>Androïd, 3 histoires et 3 lectures de la galerie par mois (préciser « écris </text:p>
            <text:p>en français » dans le prompt).</text:p>
            <text:p/>
            <text:p>L’article BookHero est apparu en premier sur Une IA par jour.</text:p>
            <text:p/>
          </table:table-cell>
          <table:table-cell table:style-name="ce7" office:value-type="string" calcext:value-type="string">
            <text:p><text:a xlink:href="https://www.uneiaparjour.fr/bookhero-2/" xlink:type="simple">https://www.uneiaparjour.fr/bookhero-2/</text:a></text:p>
          </table:table-cell>
          <table:table-cell table:style-name="ce6" office:value-type="string" calcext:value-type="string">
            <text:p>histoires enfants</text:p>
          </table:table-cell>
          <table:table-cell table:style-name="ce8" table:number-columns-repeated="3"/>
          <table:table-cell table:style-name="ce6" office:value-type="string" calcext:value-type="string">
            <text:p>Sun, 11 Jun 2023 19:03:00 +0000</text:p>
          </table:table-cell>
          <table:table-cell table:style-name="ce8" table:number-columns-repeated="19"/>
          <table:table-cell table:number-columns-repeated="997"/>
        </table:table-row>
        <table:table-row table:style-name="ro1">
          <table:table-cell table:style-name="ce6" office:value-type="string" calcext:value-type="string">
            <text:p>Aitubo</text:p>
          </table:table-cell>
          <table:table-cell table:style-name="ce10" office:value-type="string" calcext:value-type="string">
            <text:p/>
            <text:p/>
            <text:p>Aitubo (http://aitubo.ai) : outil regroupant plusieurs modèles d’IA </text:p>
            <text:p>génératrices d’images et outil d’édition. 150 crédits gratuits à </text:p>
            <text:p>l’ouverture puis 50 par jour.</text:p>
            <text:p/>
            <text:p>L’article Aitubo est apparu en premier sur Une IA par jour.</text:p>
            <text:p/>
          </table:table-cell>
          <table:table-cell table:style-name="ce7" office:value-type="string" calcext:value-type="string">
            <text:p><text:a xlink:href="https://www.uneiaparjour.fr/aitubo/" xlink:type="simple">https://www.uneiaparjour.fr/aitubo/</text:a></text:p>
          </table:table-cell>
          <table:table-cell table:style-name="ce6" office:value-type="string" calcext:value-type="string">
            <text:p>images</text:p>
          </table:table-cell>
          <table:table-cell table:style-name="ce8" table:number-columns-repeated="3"/>
          <table:table-cell table:style-name="ce6" office:value-type="string" calcext:value-type="string">
            <text:p>Sat, 10 Jun 2023 19:01:00 +0000</text:p>
          </table:table-cell>
          <table:table-cell table:style-name="ce8" table:number-columns-repeated="19"/>
          <table:table-cell table:number-columns-repeated="997"/>
        </table:table-row>
        <table:table-row table:style-name="ro1">
          <table:table-cell table:style-name="ce6" office:value-type="string" calcext:value-type="string">
            <text:p>Albus</text:p>
          </table:table-cell>
          <table:table-cell table:style-name="ce10" office:value-type="string" calcext:value-type="string">
            <text:p/>
            <text:p/>
            <text:p>Albus (http://albus.org) : un tableau généré pour explorer un sujet via </text:p>
            <text:p>ChatGPT. Élements agençables et modifiables. 3 entrées : explorer, étudier, </text:p>
            <text:p>enseigner. Beta gratuite. Français ok, en anglais. Test : </text:p>
            <text:p>https://beta.albus.org/preview/AEF7347B…</text:p>
            <text:p/>
            <text:p>L’article Albus est apparu en premier sur Une IA par jour.</text:p>
            <text:p/>
          </table:table-cell>
          <table:table-cell table:style-name="ce7" office:value-type="string" calcext:value-type="string">
            <text:p><text:a xlink:href="https://www.uneiaparjour.fr/albus/" xlink:type="simple">https://www.uneiaparjour.fr/albus/</text:a></text:p>
          </table:table-cell>
          <table:table-cell table:style-name="ce6" office:value-type="string" calcext:value-type="string">
            <text:p>éducation</text:p>
          </table:table-cell>
          <table:table-cell table:style-name="ce8" table:number-columns-repeated="3"/>
          <table:table-cell table:style-name="ce6" office:value-type="string" calcext:value-type="string">
            <text:p>Fri, 09 Jun 2023 18:59:00 +0000</text:p>
          </table:table-cell>
          <table:table-cell table:style-name="ce8" table:number-columns-repeated="19"/>
          <table:table-cell table:number-columns-repeated="997"/>
        </table:table-row>
        <table:table-row table:style-name="ro1">
          <table:table-cell table:style-name="ce6" office:value-type="string" calcext:value-type="string">
            <text:p>Recraft</text:p>
          </table:table-cell>
          <table:table-cell table:style-name="ce10" office:value-type="string" calcext:value-type="string">
            <text:p/>
            <text:p/>
            <text:p>Recraft (http://recraft.ai) : outil d’IA génératives d’images permettant la </text:p>
            <text:p>création d’images vectorielles, illustrations 3D, icônes, pictogrammes… </text:p>
            <text:p>Gratuit avec 20 modèles disponibles, modification de l’image, export svg, </text:p>
            <text:p>png et jpg.</text:p>
            <text:p/>
            <text:p>L’article Recraft est apparu en premier sur Une IA par jour.</text:p>
            <text:p/>
          </table:table-cell>
          <table:table-cell table:style-name="ce7" office:value-type="string" calcext:value-type="string">
            <text:p><text:a xlink:href="https://www.uneiaparjour.fr/recraft/" xlink:type="simple">https://www.uneiaparjour.fr/recraft/</text:a></text:p>
          </table:table-cell>
          <table:table-cell table:style-name="ce6" office:value-type="string" calcext:value-type="string">
            <text:p>images</text:p>
          </table:table-cell>
          <table:table-cell table:style-name="ce8" table:number-columns-repeated="3"/>
          <table:table-cell table:style-name="ce6" office:value-type="string" calcext:value-type="string">
            <text:p>Thu, 08 Jun 2023 18:57:00 +0000</text:p>
          </table:table-cell>
          <table:table-cell table:style-name="ce8" table:number-columns-repeated="19"/>
          <table:table-cell table:number-columns-repeated="997"/>
        </table:table-row>
        <table:table-row table:style-name="ro1">
          <table:table-cell table:style-name="ce6" office:value-type="string" calcext:value-type="string">
            <text:p>Todobot</text:p>
          </table:table-cell>
          <table:table-cell table:style-name="ce10" office:value-type="string" calcext:value-type="string">
            <text:p/>
            <text:p/>
            <text:p>Todobot (http://todobot.ai) améliore les listes de tâches grâce à l’IA. Les </text:p>
            <text:p>entrées sont analysées par l’IA qui propose des reformulations ou des </text:p>
            <text:p>pistes pour améliorer la compréhension. Sous-tâches et suivi possibles. </text:p>
            <text:p>Gratuit et français supporté.</text:p>
            <text:p/>
            <text:p>L’article Todobot est apparu en premier sur Une IA par jour.</text:p>
            <text:p/>
          </table:table-cell>
          <table:table-cell table:style-name="ce7" office:value-type="string" calcext:value-type="string">
            <text:p><text:a xlink:href="https://www.uneiaparjour.fr/todobot/" xlink:type="simple">https://www.uneiaparjour.fr/todobot/</text:a></text:p>
          </table:table-cell>
          <table:table-cell table:style-name="ce6" office:value-type="string" calcext:value-type="string">
            <text:p>texte</text:p>
          </table:table-cell>
          <table:table-cell table:style-name="ce8" table:number-columns-repeated="3"/>
          <table:table-cell table:style-name="ce6" office:value-type="string" calcext:value-type="string">
            <text:p>Wed, 07 Jun 2023 18:51:00 +0000</text:p>
          </table:table-cell>
          <table:table-cell table:style-name="ce8" table:number-columns-repeated="19"/>
          <table:table-cell table:number-columns-repeated="997"/>
        </table:table-row>
        <table:table-row table:style-name="ro1">
          <table:table-cell table:style-name="ce6" office:value-type="string" calcext:value-type="string">
            <text:p>Fini</text:p>
          </table:table-cell>
          <table:table-cell table:style-name="ce10" office:value-type="string" calcext:value-type="string">
            <text:p/>
            <text:p/>
            <text:p>Un chatbot avec une base de connaissance personnalisée sous ChatGPT à </text:p>
            <text:p>partir d’une liste d’URL : Fini (http://usefini.com). Accès via liste </text:p>
            <text:p>d’attente. Dans le compte gratuit, le chatbot reste “privé”. Testé à partir </text:p>
            <text:p>des programmes scolaires.</text:p>
            <text:p/>
            <text:p>L’article Fini est apparu en premier sur Une IA par jour.</text:p>
            <text:p/>
          </table:table-cell>
          <table:table-cell table:style-name="ce7" office:value-type="string" calcext:value-type="string">
            <text:p><text:a xlink:href="https://www.uneiaparjour.fr/fini-2/" xlink:type="simple">https://www.uneiaparjour.fr/fini-2/</text:a></text:p>
          </table:table-cell>
          <table:table-cell table:style-name="ce6" office:value-type="string" calcext:value-type="string">
            <text:p>chatbot</text:p>
          </table:table-cell>
          <table:table-cell table:style-name="ce8" table:number-columns-repeated="3"/>
          <table:table-cell table:style-name="ce6" office:value-type="string" calcext:value-type="string">
            <text:p>Tue, 06 Jun 2023 19:04:00 +0000</text:p>
          </table:table-cell>
          <table:table-cell table:style-name="ce8" table:number-columns-repeated="19"/>
          <table:table-cell table:number-columns-repeated="997"/>
        </table:table-row>
        <table:table-row table:style-name="ro1">
          <table:table-cell table:style-name="ce6" office:value-type="string" calcext:value-type="string">
            <text:p>The infinite drum machine</text:p>
          </table:table-cell>
          <table:table-cell table:style-name="ce10" office:value-type="string" calcext:value-type="string">
            <text:p/>
            <text:p/>
            <text:p>The infinite drum machine </text:p>
            <text:p>(https://experiments.withgoogle.com/ai/drum-machine/…) : quand l’IA classe </text:p>
            <text:p>et cartographie en autonomie des sons du quotidien pour permettre de </text:p>
            <text:p>générer des beats paramètrables. Open source. Vidéo par ses auteurs </text:p>
            <text:p>employés Google : https://youtu.be/9x-_My5yjQY</text:p>
            <text:p/>
            <text:p>L’article The infinite drum machine est apparu en premier sur Une IA par </text:p>
            <text:p>jour.</text:p>
            <text:p/>
          </table:table-cell>
          <table:table-cell table:style-name="ce7" office:value-type="string" calcext:value-type="string">
            <text:p><text:a xlink:href="https://www.uneiaparjour.fr/the-infinite-drum-machine/" xlink:type="simple">https://www.uneiaparjour.fr/the-infinite-drum-machine/</text:a></text:p>
          </table:table-cell>
          <table:table-cell table:style-name="ce6" office:value-type="string" calcext:value-type="string">
            <text:p>musique</text:p>
          </table:table-cell>
          <table:table-cell table:style-name="ce8" table:number-columns-repeated="3"/>
          <table:table-cell table:style-name="ce6" office:value-type="string" calcext:value-type="string">
            <text:p>Mon, 05 Jun 2023 19:07:00 +0000</text:p>
          </table:table-cell>
          <table:table-cell table:style-name="ce8" table:number-columns-repeated="19"/>
          <table:table-cell table:number-columns-repeated="997"/>
        </table:table-row>
        <table:table-row table:style-name="ro1">
          <table:table-cell table:style-name="ce6" office:value-type="string" calcext:value-type="string">
            <text:p>Courseau</text:p>
          </table:table-cell>
          <table:table-cell table:style-name="ce10" office:value-type="string" calcext:value-type="string">
            <text:p/>
            <text:p/>
            <text:p>Courseau (http://courseau.co) : création de cours à partir de podcast, </text:p>
            <text:p>vidéo, pdf ou simple URL. Synthèse, résumé, points clés et quiz. Accepte </text:p>
            <text:p>documents en français, génération en anglais. Test depuis </text:p>
            <text:p>https://edunumrech.hypotheses.org/files/2023/05/MEN_DNE_brochure_IA_WEB.pdf </text:p>
            <text:p>ici </text:p>
            <text:p>https://app.courseau.co/projects/bc9c5215-63f7-448d-b483-cb2400361a86/preview</text:p>
            <text:p/>
            <text:p>L’article Courseau est apparu en premier sur Une IA par jour.</text:p>
            <text:p/>
          </table:table-cell>
          <table:table-cell table:style-name="ce7" office:value-type="string" calcext:value-type="string">
            <text:p><text:a xlink:href="https://www.uneiaparjour.fr/courseau/" xlink:type="simple">https://www.uneiaparjour.fr/courseau/</text:a></text:p>
          </table:table-cell>
          <table:table-cell table:style-name="ce6" office:value-type="string" calcext:value-type="string">
            <text:p>éducation</text:p>
          </table:table-cell>
          <table:table-cell table:style-name="ce8" table:number-columns-repeated="3"/>
          <table:table-cell table:style-name="ce6" office:value-type="string" calcext:value-type="string">
            <text:p>Sun, 04 Jun 2023 19:34:00 +0000</text:p>
          </table:table-cell>
          <table:table-cell table:style-name="ce8" table:number-columns-repeated="19"/>
          <table:table-cell table:number-columns-repeated="997"/>
        </table:table-row>
        <table:table-row table:style-name="ro1">
          <table:table-cell table:style-name="ce6" office:value-type="string" calcext:value-type="string">
            <text:p>OpenArt</text:p>
          </table:table-cell>
          <table:table-cell table:style-name="ce10" office:value-type="string" calcext:value-type="string">
            <text:p/>
            <text:p/>
            <text:p>OpenArt (https://openart.ai/create) : outil avec 20 modèles d’IA </text:p>
            <text:p>génératives d’images. Variations et remix possibles, outils d’édition. 1000 </text:p>
            <text:p>crédits gratuits (1 image : 2 à 3 crédits).</text:p>
            <text:p/>
            <text:p>L’article OpenArt est apparu en premier sur Une IA par jour.</text:p>
            <text:p/>
          </table:table-cell>
          <table:table-cell table:style-name="ce7" office:value-type="string" calcext:value-type="string">
            <text:p><text:a xlink:href="https://www.uneiaparjour.fr/openart/" xlink:type="simple">https://www.uneiaparjour.fr/openart/</text:a></text:p>
          </table:table-cell>
          <table:table-cell table:style-name="ce6" office:value-type="string" calcext:value-type="string">
            <text:p>images</text:p>
          </table:table-cell>
          <table:table-cell table:style-name="ce8" table:number-columns-repeated="3"/>
          <table:table-cell table:style-name="ce6" office:value-type="string" calcext:value-type="string">
            <text:p>Sat, 03 Jun 2023 19:31:00 +0000</text:p>
          </table:table-cell>
          <table:table-cell table:style-name="ce8" table:number-columns-repeated="19"/>
          <table:table-cell table:number-columns-repeated="997"/>
        </table:table-row>
        <table:table-row table:style-name="ro1">
          <table:table-cell table:style-name="ce6" office:value-type="string" calcext:value-type="string">
            <text:p>Nutshell</text:p>
          </table:table-cell>
          <table:table-cell table:style-name="ce10" office:value-type="string" calcext:value-type="string">
            <text:p/>
            <text:p/>
            <text:p>Nutshell (https://nutshellapp.com) résume et propose les points clés d’une </text:p>
            <text:p>vidéo YouTube. Français supporté, 10 résumés de vidéos jusqu’à 24 minutes </text:p>
            <text:p>par mois pour le compte gratuit. Test effectué sur cette vidéo : </text:p>
            <text:p>https://youtu.be/Qt9Yhx8vlVk</text:p>
            <text:p/>
            <text:p>L’article Nutshell est apparu en premier sur Une IA par jour.</text:p>
            <text:p/>
          </table:table-cell>
          <table:table-cell table:style-name="ce7" office:value-type="string" calcext:value-type="string">
            <text:p><text:a xlink:href="https://www.uneiaparjour.fr/nutshell/" xlink:type="simple">https://www.uneiaparjour.fr/nutshell/</text:a></text:p>
          </table:table-cell>
          <table:table-cell table:style-name="ce6" office:value-type="string" calcext:value-type="string">
            <text:p>texte</text:p>
          </table:table-cell>
          <table:table-cell table:style-name="ce8" table:number-columns-repeated="3"/>
          <table:table-cell table:style-name="ce6" office:value-type="string" calcext:value-type="string">
            <text:p>Fri, 02 Jun 2023 19:29:00 +0000</text:p>
          </table:table-cell>
          <table:table-cell table:style-name="ce8" table:number-columns-repeated="19"/>
          <table:table-cell table:number-columns-repeated="997"/>
        </table:table-row>
        <table:table-row table:style-name="ro1">
          <table:table-cell table:style-name="ce6" office:value-type="string" calcext:value-type="string">
            <text:p>Artflow</text:p>
          </table:table-cell>
          <table:table-cell table:style-name="ce10" office:value-type="string" calcext:value-type="string">
            <text:p/>
            <text:p/>
            <text:p>Artflow (http://artflow.ai) : IA générative d’images, images ensuite </text:p>
            <text:p>utilisables pour générer des vidéos courtes avec voix et sous-titrage. </text:p>
            <text:p>Prompts et textes en anglais à privilégier. 100 images et 30 vidéos </text:p>
            <text:p>gratuites par mois.</text:p>
            <text:p/>
            <text:p>L’article Artflow est apparu en premier sur Une IA par jour.</text:p>
            <text:p/>
          </table:table-cell>
          <table:table-cell table:style-name="ce7" office:value-type="string" calcext:value-type="string">
            <text:p><text:a xlink:href="https://www.uneiaparjour.fr/artflow/" xlink:type="simple">https://www.uneiaparjour.fr/artflow/</text:a></text:p>
          </table:table-cell>
          <table:table-cell table:style-name="ce6" office:value-type="string" calcext:value-type="string">
            <text:p>images</text:p>
          </table:table-cell>
          <table:table-cell table:style-name="ce8" table:number-columns-repeated="3"/>
          <table:table-cell table:style-name="ce6" office:value-type="string" calcext:value-type="string">
            <text:p>Thu, 01 Jun 2023 19:22:00 +0000</text:p>
          </table:table-cell>
          <table:table-cell table:style-name="ce8" table:number-columns-repeated="19"/>
          <table:table-cell table:number-columns-repeated="997"/>
        </table:table-row>
        <table:table-row table:style-name="ro1">
          <table:table-cell table:style-name="ce6" office:value-type="string" calcext:value-type="string">
            <text:p>Marmof</text:p>
          </table:table-cell>
          <table:table-cell table:style-name="ce10" office:value-type="string" calcext:value-type="string">
            <text:p/>
            <text:p/>
            <text:p>Marmof (https://marmof.com) : un outil d’IA génératives regroupant près de </text:p>
            <text:p>50 modèles de génération de texte et un outil de génération d’images. 5000 </text:p>
            <text:p>mots générés gratuits par mois.</text:p>
            <text:p/>
            <text:p>L’article Marmof est apparu en premier sur Une IA par jour.</text:p>
            <text:p/>
          </table:table-cell>
          <table:table-cell table:style-name="ce7" office:value-type="string" calcext:value-type="string">
            <text:p><text:a xlink:href="https://www.uneiaparjour.fr/marmof/" xlink:type="simple">https://www.uneiaparjour.fr/marmof/</text:a></text:p>
          </table:table-cell>
          <table:table-cell table:style-name="ce6" office:value-type="string" calcext:value-type="string">
            <text:p>images</text:p>
          </table:table-cell>
          <table:table-cell table:style-name="ce8" table:number-columns-repeated="3"/>
          <table:table-cell table:style-name="ce6" office:value-type="string" calcext:value-type="string">
            <text:p>Wed, 31 May 2023 19:15:00 +0000</text:p>
          </table:table-cell>
          <table:table-cell table:style-name="ce8" table:number-columns-repeated="19"/>
          <table:table-cell table:number-columns-repeated="997"/>
        </table:table-row>
        <table:table-row table:style-name="ro1">
          <table:table-cell table:style-name="ce6" office:value-type="string" calcext:value-type="string">
            <text:p>Maze Guru</text:p>
          </table:table-cell>
          <table:table-cell table:style-name="ce10" office:value-type="string" calcext:value-type="string">
            <text:p/>
            <text:p/>
            <text:p>Maze Guru (https://maze.guru) : outil d’IA générative d’images web, Discord </text:p>
            <text:p>ou appli iOS et Androïd. Galerie, aide au prompt, styles multiples. Crédits </text:p>
            <text:p>gratuits à l’ouverture (renouvelés toutes les 24h ? – 360 pour moi, une </text:p>
            <text:p>image =1 à 3 crédits).</text:p>
            <text:p/>
            <text:p>L’article Maze Guru est apparu en premier sur Une IA par jour.</text:p>
            <text:p/>
          </table:table-cell>
          <table:table-cell table:style-name="ce7" office:value-type="string" calcext:value-type="string">
            <text:p><text:a xlink:href="https://www.uneiaparjour.fr/maze-guru/" xlink:type="simple">https://www.uneiaparjour.fr/maze-guru/</text:a></text:p>
          </table:table-cell>
          <table:table-cell table:style-name="ce6" office:value-type="string" calcext:value-type="string">
            <text:p>images</text:p>
          </table:table-cell>
          <table:table-cell table:style-name="ce8" table:number-columns-repeated="3"/>
          <table:table-cell table:style-name="ce6" office:value-type="string" calcext:value-type="string">
            <text:p>Tue, 30 May 2023 19:13:00 +0000</text:p>
          </table:table-cell>
          <table:table-cell table:style-name="ce8" table:number-columns-repeated="19"/>
          <table:table-cell table:number-columns-repeated="997"/>
        </table:table-row>
        <table:table-row table:style-name="ro1">
          <table:table-cell table:style-name="ce6" office:value-type="string" calcext:value-type="string">
            <text:p>Firefly</text:p>
          </table:table-cell>
          <table:table-cell table:style-name="ce10" office:value-type="string" calcext:value-type="string">
            <text:p/>
            <text:p/>
            <text:p>Quand @Adobe lance ses outils d’IA génératives, cela donne Firefly : </text:p>
            <text:p>https://firefly.adobe.com. Premiers retours plus que positifs après les </text:p>
            <text:p>tests effectués sur “text to image” et “generative fill” !</text:p>
            <text:p/>
            <text:p>L’article Firefly est apparu en premier sur Une IA par jour.</text:p>
            <text:p/>
          </table:table-cell>
          <table:table-cell table:style-name="ce7" office:value-type="string" calcext:value-type="string">
            <text:p><text:a xlink:href="https://www.uneiaparjour.fr/firefly/" xlink:type="simple">https://www.uneiaparjour.fr/firefly/</text:a></text:p>
          </table:table-cell>
          <table:table-cell table:style-name="ce6" office:value-type="string" calcext:value-type="string">
            <text:p>images</text:p>
          </table:table-cell>
          <table:table-cell table:style-name="ce8" table:number-columns-repeated="3"/>
          <table:table-cell table:style-name="ce6" office:value-type="string" calcext:value-type="string">
            <text:p>Mon, 29 May 2023 19:11:00 +0000</text:p>
          </table:table-cell>
          <table:table-cell table:style-name="ce8" table:number-columns-repeated="19"/>
          <table:table-cell table:number-columns-repeated="997"/>
        </table:table-row>
        <table:table-row table:style-name="ro1">
          <table:table-cell table:style-name="ce6" office:value-type="string" calcext:value-type="string">
            <text:p>Zoo</text:p>
          </table:table-cell>
          <table:table-cell table:style-name="ce10" office:value-type="string" calcext:value-type="string">
            <text:p/>
            <text:p/>
            <text:p>Zoo (https://zoo.replicate.dev) : 7 modèles d’IA génératives d’images (3 </text:p>
            <text:p>stable diffusion, dall-e, kandisky, deepfloyd et material-diffusion) dans </text:p>
            <text:p>le même outil gratuit, sans compte et open source.</text:p>
            <text:p/>
            <text:p>L’article Zoo est apparu en premier sur Une IA par jour.</text:p>
            <text:p/>
          </table:table-cell>
          <table:table-cell table:style-name="ce7" office:value-type="string" calcext:value-type="string">
            <text:p><text:a xlink:href="https://www.uneiaparjour.fr/zoo/" xlink:type="simple">https://www.uneiaparjour.fr/zoo/</text:a></text:p>
          </table:table-cell>
          <table:table-cell table:style-name="ce6" office:value-type="string" calcext:value-type="string">
            <text:p>images</text:p>
          </table:table-cell>
          <table:table-cell table:style-name="ce8" table:number-columns-repeated="3"/>
          <table:table-cell table:style-name="ce6" office:value-type="string" calcext:value-type="string">
            <text:p>Sun, 28 May 2023 19:06:00 +0000</text:p>
          </table:table-cell>
          <table:table-cell table:style-name="ce8" table:number-columns-repeated="19"/>
          <table:table-cell table:number-columns-repeated="997"/>
        </table:table-row>
        <table:table-row table:style-name="ro1">
          <table:table-cell table:style-name="ce6" office:value-type="string" calcext:value-type="string">
            <text:p>Askbooks</text:p>
          </table:table-cell>
          <table:table-cell table:style-name="ce10" office:value-type="string" calcext:value-type="string">
            <text:p/>
            <text:p/>
            <text:p>Askbooks (https://askbooks.ai) un chatbot basé sur une IA générative de </text:p>
            <text:p>texte pour questionner des livres, + de 2000 disponibles en anglais. 20 </text:p>
            <text:p>questions gratuites, français accepté. (Les apparitions de Laerte dans </text:p>
            <text:p>Hamlet ? Spoiler en image 😉</text:p>
            <text:p/>
            <text:p>L’article Askbooks est apparu en premier sur Une IA par jour.</text:p>
            <text:p/>
          </table:table-cell>
          <table:table-cell table:style-name="ce7" office:value-type="string" calcext:value-type="string">
            <text:p><text:a xlink:href="https://www.uneiaparjour.fr/askbooks-2/" xlink:type="simple">https://www.uneiaparjour.fr/askbooks-2/</text:a></text:p>
          </table:table-cell>
          <table:table-cell table:style-name="ce6" office:value-type="string" calcext:value-type="string">
            <text:p>chatbot</text:p>
          </table:table-cell>
          <table:table-cell table:style-name="ce8" table:number-columns-repeated="3"/>
          <table:table-cell table:style-name="ce6" office:value-type="string" calcext:value-type="string">
            <text:p>Sat, 27 May 2023 19:12:00 +0000</text:p>
          </table:table-cell>
          <table:table-cell table:style-name="ce8" table:number-columns-repeated="19"/>
          <table:table-cell table:number-columns-repeated="997"/>
        </table:table-row>
        <table:table-row table:style-name="ro1">
          <table:table-cell table:style-name="ce6" office:value-type="string" calcext:value-type="string">
            <text:p>Monica</text:p>
          </table:table-cell>
          <table:table-cell table:style-name="ce10" office:value-type="string" calcext:value-type="string">
            <text:p/>
            <text:p/>
            <text:p>Monica (https://monica.im) une extension Chrome et Edge embarquant dans </text:p>
            <text:p>votre navigateur des IA génératives de texte (dont GPT4) et d’images. 30 </text:p>
            <text:p>requêtes gratuites par jour.</text:p>
            <text:p/>
            <text:p>L’article Monica est apparu en premier sur Une IA par jour.</text:p>
            <text:p/>
          </table:table-cell>
          <table:table-cell table:style-name="ce7" office:value-type="string" calcext:value-type="string">
            <text:p><text:a xlink:href="https://www.uneiaparjour.fr/monica/" xlink:type="simple">https://www.uneiaparjour.fr/monica/</text:a></text:p>
          </table:table-cell>
          <table:table-cell table:style-name="ce6" office:value-type="string" calcext:value-type="string">
            <text:p>chatbot</text:p>
          </table:table-cell>
          <table:table-cell table:style-name="ce8" table:number-columns-repeated="3"/>
          <table:table-cell table:style-name="ce6" office:value-type="string" calcext:value-type="string">
            <text:p>Fri, 26 May 2023 19:07:00 +0000</text:p>
          </table:table-cell>
          <table:table-cell table:style-name="ce8" table:number-columns-repeated="19"/>
          <table:table-cell table:number-columns-repeated="997"/>
        </table:table-row>
        <table:table-row table:style-name="ro1">
          <table:table-cell table:style-name="ce6" office:value-type="string" calcext:value-type="string">
            <text:p>GitMind</text:p>
          </table:table-cell>
          <table:table-cell table:style-name="ce10" office:value-type="string" calcext:value-type="string">
            <text:p/>
            <text:p/>
            <text:p>GitMind (http://gitmind.com/fr/) : une appli iOS et Android de cartes </text:p>
            <text:p>mentales avec un chatbot intégré qui embarque une IA génératrice de texte. </text:p>
            <text:p>Outil complet, partage et collaboration possible, 10 cartes gratuites.</text:p>
            <text:p/>
            <text:p>L’article GitMind est apparu en premier sur Une IA par jour.</text:p>
            <text:p/>
          </table:table-cell>
          <table:table-cell table:style-name="ce7" office:value-type="string" calcext:value-type="string">
            <text:p><text:a xlink:href="https://www.uneiaparjour.fr/gitmind/" xlink:type="simple">https://www.uneiaparjour.fr/gitmind/</text:a></text:p>
          </table:table-cell>
          <table:table-cell table:style-name="ce6" office:value-type="string" calcext:value-type="string">
            <text:p>mindmap</text:p>
          </table:table-cell>
          <table:table-cell table:style-name="ce8" table:number-columns-repeated="3"/>
          <table:table-cell table:style-name="ce6" office:value-type="string" calcext:value-type="string">
            <text:p>Thu, 25 May 2023 19:09:00 +0000</text:p>
          </table:table-cell>
          <table:table-cell table:style-name="ce8" table:number-columns-repeated="19"/>
          <table:table-cell table:number-columns-repeated="997"/>
        </table:table-row>
        <table:table-row table:style-name="ro1">
          <table:table-cell table:style-name="ce6" office:value-type="string" calcext:value-type="string">
            <text:p>Teach anything</text:p>
          </table:table-cell>
          <table:table-cell table:style-name="ce10" office:value-type="string" calcext:value-type="string">
            <text:p/>
            <text:p/>
            <text:p>Teach anything (https://teach-anything.com) : une question posée avec </text:p>
            <text:p>langue et niveau de réponse choisis et une explication est générée.</text:p>
            <text:p/>
            <text:p>L’article Teach anything est apparu en premier sur Une IA par jour.</text:p>
            <text:p/>
          </table:table-cell>
          <table:table-cell table:style-name="ce7" office:value-type="string" calcext:value-type="string">
            <text:p><text:a xlink:href="https://www.uneiaparjour.fr/teach-anything-2/" xlink:type="simple">https://www.uneiaparjour.fr/teach-anything-2/</text:a></text:p>
          </table:table-cell>
          <table:table-cell table:style-name="ce6" office:value-type="string" calcext:value-type="string">
            <text:p>éducation</text:p>
          </table:table-cell>
          <table:table-cell table:style-name="ce8" table:number-columns-repeated="3"/>
          <table:table-cell table:style-name="ce6" office:value-type="string" calcext:value-type="string">
            <text:p>Tue, 23 May 2023 19:02:00 +0000</text:p>
          </table:table-cell>
          <table:table-cell table:style-name="ce8" table:number-columns-repeated="19"/>
          <table:table-cell table:number-columns-repeated="997"/>
        </table:table-row>
        <table:table-row table:style-name="ro1">
          <table:table-cell table:style-name="ce6" office:value-type="string" calcext:value-type="string">
            <text:p>Conversly</text:p>
          </table:table-cell>
          <table:table-cell table:style-name="ce10" office:value-type="string" calcext:value-type="string">
            <text:p/>
            <text:p/>
            <text:p>De l’IA générative pour pratiquer 5 langues (espagnol, français, allemand, </text:p>
            <text:p>russe, portugais – interface en anglais) : https://conversly.ai. Appli iOS </text:p>
            <text:p>et Android, gratuite, 4 modes de conversation, dictée possible, grammaire </text:p>
            <text:p>et orthographe.</text:p>
            <text:p/>
            <text:p>L’article Conversly est apparu en premier sur Une IA par jour.</text:p>
            <text:p/>
          </table:table-cell>
          <table:table-cell table:style-name="ce7" office:value-type="string" calcext:value-type="string">
            <text:p><text:a xlink:href="https://www.uneiaparjour.fr/conversly/" xlink:type="simple">https://www.uneiaparjour.fr/conversly/</text:a></text:p>
          </table:table-cell>
          <table:table-cell table:style-name="ce6" office:value-type="string" calcext:value-type="string">
            <text:p>chatbot</text:p>
          </table:table-cell>
          <table:table-cell table:style-name="ce8" table:number-columns-repeated="3"/>
          <table:table-cell table:style-name="ce6" office:value-type="string" calcext:value-type="string">
            <text:p>Mon, 22 May 2023 19:40:00 +0000</text:p>
          </table:table-cell>
          <table:table-cell table:style-name="ce8" table:number-columns-repeated="19"/>
          <table:table-cell table:number-columns-repeated="997"/>
        </table:table-row>
        <table:table-row table:style-name="ro1">
          <table:table-cell table:style-name="ce6" office:value-type="string" calcext:value-type="string">
            <text:p>Exemplary</text:p>
          </table:table-cell>
          <table:table-cell table:style-name="ce10" office:value-type="string" calcext:value-type="string">
            <text:p/>
            <text:p/>
            <text:p>Exemplary (https://exemplary.ai/fr) : transcription, traduction, </text:p>
            <text:p>sous-titrage de vidéos ou d’audio et générations de contenus texte et/ou de </text:p>
            <text:p>capsules vidéos à partir d’un menu ou de prompts personnalisés. Test depuis </text:p>
            <text:p>https://youtu.be/xRC9-kZAnBw</text:p>
            <text:p/>
            <text:p>L’article Exemplary est apparu en premier sur Une IA par jour.</text:p>
            <text:p/>
          </table:table-cell>
          <table:table-cell table:style-name="ce7" office:value-type="string" calcext:value-type="string">
            <text:p><text:a xlink:href="https://www.uneiaparjour.fr/exemplary/" xlink:type="simple">https://www.uneiaparjour.fr/exemplary/</text:a></text:p>
          </table:table-cell>
          <table:table-cell table:style-name="ce6" office:value-type="string" calcext:value-type="string">
            <text:p>texte</text:p>
          </table:table-cell>
          <table:table-cell table:style-name="ce8" table:number-columns-repeated="3"/>
          <table:table-cell table:style-name="ce6" office:value-type="string" calcext:value-type="string">
            <text:p>Sun, 21 May 2023 19:37:00 +0000</text:p>
          </table:table-cell>
          <table:table-cell table:style-name="ce8" table:number-columns-repeated="19"/>
          <table:table-cell table:number-columns-repeated="997"/>
        </table:table-row>
        <table:table-row table:style-name="ro1">
          <table:table-cell table:style-name="ce6" office:value-type="string" calcext:value-type="string">
            <text:p>Dreamlike</text:p>
          </table:table-cell>
          <table:table-cell table:style-name="ce10" office:value-type="string" calcext:value-type="string">
            <text:p/>
            <text:p/>
            <text:p>Dreamlike (https://dreamlike.art) nouvel outil qui regroupe plusieurs </text:p>
            <text:p>modèles d’IA génératives d’images avec nombreuses options dont l’ajout </text:p>
            <text:p>d’images initiales, prompt négatif, édition et amélioration d’images.</text:p>
            <text:p/>
            <text:p>L’article Dreamlike est apparu en premier sur Une IA par jour.</text:p>
            <text:p/>
          </table:table-cell>
          <table:table-cell table:style-name="ce7" office:value-type="string" calcext:value-type="string">
            <text:p><text:a xlink:href="https://www.uneiaparjour.fr/dreamlike/" xlink:type="simple">https://www.uneiaparjour.fr/dreamlike/</text:a></text:p>
          </table:table-cell>
          <table:table-cell table:style-name="ce6" office:value-type="string" calcext:value-type="string">
            <text:p>images</text:p>
          </table:table-cell>
          <table:table-cell table:style-name="ce8" table:number-columns-repeated="3"/>
          <table:table-cell table:style-name="ce6" office:value-type="string" calcext:value-type="string">
            <text:p>Sat, 20 May 2023 18:57:00 +0000</text:p>
          </table:table-cell>
          <table:table-cell table:style-name="ce8" table:number-columns-repeated="19"/>
          <table:table-cell table:number-columns-repeated="997"/>
        </table:table-row>
        <table:table-row table:style-name="ro1">
          <table:table-cell table:style-name="ce6" office:value-type="string" calcext:value-type="string">
            <text:p>SongR</text:p>
          </table:table-cell>
          <table:table-cell table:style-name="ce10" office:value-type="string" calcext:value-type="string">
            <text:p/>
            <text:p/>
            <text:p>SongR (version beta, https://songr.ai) : un style de musique, des paroles </text:p>
            <text:p>générées par un prompt ou écrite dans l’éditeur et une chanson est générée. </text:p>
            <text:p>Voix en anglais. Test avec paroles générées par Bing chat.</text:p>
            <text:p/>
            <text:p>L’article SongR est apparu en premier sur Une IA par jour.</text:p>
            <text:p/>
          </table:table-cell>
          <table:table-cell table:style-name="ce7" office:value-type="string" calcext:value-type="string">
            <text:p><text:a xlink:href="https://www.uneiaparjour.fr/songr/" xlink:type="simple">https://www.uneiaparjour.fr/songr/</text:a></text:p>
          </table:table-cell>
          <table:table-cell table:style-name="ce6" office:value-type="string" calcext:value-type="string">
            <text:p>musique</text:p>
          </table:table-cell>
          <table:table-cell table:style-name="ce8" table:number-columns-repeated="3"/>
          <table:table-cell table:style-name="ce6" office:value-type="string" calcext:value-type="string">
            <text:p>Fri, 19 May 2023 19:25:00 +0000</text:p>
          </table:table-cell>
          <table:table-cell table:style-name="ce8" table:number-columns-repeated="19"/>
          <table:table-cell table:number-columns-repeated="997"/>
        </table:table-row>
        <table:table-row table:style-name="ro1">
          <table:table-cell table:style-name="ce6" office:value-type="string" calcext:value-type="string">
            <text:p>Stablecog</text:p>
          </table:table-cell>
          <table:table-cell table:style-name="ce10" office:value-type="string" calcext:value-type="string">
            <text:p/>
            <text:p/>
            <text:p>Un nouvel outil d’IA générative d’images : Stablecog </text:p>
            <text:p>(https://stablecog.com). Plusieurs IA dont Stable diffusion disponibles, </text:p>
            <text:p>plusieurs formats et options fines possibles. Test avec le prompt désormais </text:p>
            <text:p>classique de la pochette de disque 😉</text:p>
            <text:p/>
            <text:p>L’article Stablecog est apparu en premier sur Une IA par jour.</text:p>
            <text:p/>
          </table:table-cell>
          <table:table-cell table:style-name="ce7" office:value-type="string" calcext:value-type="string">
            <text:p><text:a xlink:href="https://www.uneiaparjour.fr/stablecog/" xlink:type="simple">https://www.uneiaparjour.fr/stablecog/</text:a></text:p>
          </table:table-cell>
          <table:table-cell table:style-name="ce6" office:value-type="string" calcext:value-type="string">
            <text:p>images</text:p>
          </table:table-cell>
          <table:table-cell table:style-name="ce8" table:number-columns-repeated="3"/>
          <table:table-cell table:style-name="ce6" office:value-type="string" calcext:value-type="string">
            <text:p>Thu, 18 May 2023 18:23:00 +0000</text:p>
          </table:table-cell>
          <table:table-cell table:style-name="ce8" table:number-columns-repeated="19"/>
          <table:table-cell table:number-columns-repeated="997"/>
        </table:table-row>
        <table:table-row table:style-name="ro1">
          <table:table-cell table:style-name="ce6" office:value-type="string" calcext:value-type="string">
            <text:p>ByeBlankPage</text:p>
          </table:table-cell>
          <table:table-cell table:style-name="ce10" office:value-type="string" calcext:value-type="string">
            <text:p/>
            <text:p/>
            <text:p>ByeBlankPage (https://byeblankpage.ai) : assistant pour l’écriture. Après </text:p>
            <text:p>choix du thème, du type de texte et du lecteur, l’IA propose, réagit à des </text:p>
            <text:p>prompts ou modifie un passage. 1000 mots gratuits, pour découvrir en </text:p>
            <text:p>attendant un autre outil aussi abouti ?</text:p>
            <text:p/>
            <text:p>L’article ByeBlankPage est apparu en premier sur Une IA par jour.</text:p>
            <text:p/>
          </table:table-cell>
          <table:table-cell table:style-name="ce7" office:value-type="string" calcext:value-type="string">
            <text:p><text:a xlink:href="https://www.uneiaparjour.fr/byeblankpage-2/" xlink:type="simple">https://www.uneiaparjour.fr/byeblankpage-2/</text:a></text:p>
          </table:table-cell>
          <table:table-cell table:style-name="ce6" office:value-type="string" calcext:value-type="string">
            <text:p>archives</text:p>
          </table:table-cell>
          <table:table-cell table:style-name="ce8" table:number-columns-repeated="3"/>
          <table:table-cell table:style-name="ce6" office:value-type="string" calcext:value-type="string">
            <text:p>Tue, 16 May 2023 19:21:00 +0000</text:p>
          </table:table-cell>
          <table:table-cell table:style-name="ce8" table:number-columns-repeated="19"/>
          <table:table-cell table:number-columns-repeated="997"/>
        </table:table-row>
        <table:table-row table:style-name="ro1">
          <table:table-cell table:style-name="ce6" office:value-type="string" calcext:value-type="string">
            <text:p>BeatBot</text:p>
          </table:table-cell>
          <table:table-cell table:style-name="ce10" office:value-type="string" calcext:value-type="string">
            <text:p/>
            <text:p/>
            <text:p>BeatBot https://beatbot.fm : création de musiques courtes à partir d’un </text:p>
            <text:p>prompt avec voix possible. Prompt en français possibles mais textes en </text:p>
            <text:p>anglais. Textes éditables. Capture 1 : </text:p>
            <text:p>https://beatbot.fm/song/cc4f794d8629403c980105f3654bf1af… Capture 2 : </text:p>
            <text:p>https://beatbot.fm/song/c8075fb8c9e44a38af57f02928abb621…</text:p>
            <text:p/>
            <text:p>L’article BeatBot est apparu en premier sur Une IA par jour.</text:p>
            <text:p/>
          </table:table-cell>
          <table:table-cell table:style-name="ce7" office:value-type="string" calcext:value-type="string">
            <text:p><text:a xlink:href="https://www.uneiaparjour.fr/beatbot-2/" xlink:type="simple">https://www.uneiaparjour.fr/beatbot-2/</text:a></text:p>
          </table:table-cell>
          <table:table-cell table:style-name="ce6" office:value-type="string" calcext:value-type="string">
            <text:p>archives</text:p>
          </table:table-cell>
          <table:table-cell table:style-name="ce8" table:number-columns-repeated="3"/>
          <table:table-cell table:style-name="ce6" office:value-type="string" calcext:value-type="string">
            <text:p>Mon, 15 May 2023 18:19:00 +0000</text:p>
          </table:table-cell>
          <table:table-cell table:style-name="ce8" table:number-columns-repeated="19"/>
          <table:table-cell table:number-columns-repeated="997"/>
        </table:table-row>
        <table:table-row table:style-name="ro1">
          <table:table-cell table:style-name="ce6" office:value-type="string" calcext:value-type="string">
            <text:p>Loudly</text:p>
          </table:table-cell>
          <table:table-cell table:style-name="ce10" office:value-type="string" calcext:value-type="string">
            <text:p/>
            <text:p/>
            <text:p>Loudly (https://loudly.com) : génération par IA de musiques, banque de </text:p>
            <text:p>musiques et playlists gratuites, recommandations depuis un prompt et </text:p>
            <text:p>ajustement de musiques sur vidéo via l’application. Générations illimitées </text:p>
            <text:p>et 3 téléchargements gratuits.</text:p>
            <text:p/>
            <text:p>L’article Loudly est apparu en premier sur Une IA par jour.</text:p>
            <text:p/>
          </table:table-cell>
          <table:table-cell table:style-name="ce7" office:value-type="string" calcext:value-type="string">
            <text:p><text:a xlink:href="https://www.uneiaparjour.fr/loudly/" xlink:type="simple">https://www.uneiaparjour.fr/loudly/</text:a></text:p>
          </table:table-cell>
          <table:table-cell table:style-name="ce6" office:value-type="string" calcext:value-type="string">
            <text:p>musique</text:p>
          </table:table-cell>
          <table:table-cell table:style-name="ce8" table:number-columns-repeated="3"/>
          <table:table-cell table:style-name="ce6" office:value-type="string" calcext:value-type="string">
            <text:p>Sun, 14 May 2023 19:17:00 +0000</text:p>
          </table:table-cell>
          <table:table-cell table:style-name="ce8" table:number-columns-repeated="19"/>
          <table:table-cell table:number-columns-repeated="997"/>
        </table:table-row>
        <table:table-row table:style-name="ro1">
          <table:table-cell table:style-name="ce6" office:value-type="string" calcext:value-type="string">
            <text:p>Plazmapunk</text:p>
          </table:table-cell>
          <table:table-cell table:style-name="ce10" office:value-type="string" calcext:value-type="string">
            <text:p/>
            <text:p/>
            <text:p>Une musique (pour le test http://publicdomain4u.com/new-old-music-…), une </text:p>
            <text:p>image de départ (photo du disque), un prompt (des musiciens devant une </text:p>
            <text:p>maison en bois), un style (réaliste) = un clip créé par Plazmapunk </text:p>
            <text:p>(http://plazmapunk.com). Version alpha, gratuit.</text:p>
            <text:p/>
            <text:p>L’article Plazmapunk est apparu en premier sur Une IA par jour.</text:p>
            <text:p/>
          </table:table-cell>
          <table:table-cell table:style-name="ce7" office:value-type="string" calcext:value-type="string">
            <text:p><text:a xlink:href="https://www.uneiaparjour.fr/plazmapunk/" xlink:type="simple">https://www.uneiaparjour.fr/plazmapunk/</text:a></text:p>
          </table:table-cell>
          <table:table-cell table:style-name="ce6" office:value-type="string" calcext:value-type="string">
            <text:p>musique</text:p>
          </table:table-cell>
          <table:table-cell table:style-name="ce8" table:number-columns-repeated="3"/>
          <table:table-cell table:style-name="ce6" office:value-type="string" calcext:value-type="string">
            <text:p>Sat, 13 May 2023 19:15:00 +0000</text:p>
          </table:table-cell>
          <table:table-cell table:style-name="ce8" table:number-columns-repeated="19"/>
          <table:table-cell table:number-columns-repeated="997"/>
        </table:table-row>
        <table:table-row table:style-name="ro1">
          <table:table-cell table:style-name="ce6" office:value-type="string" calcext:value-type="string">
            <text:p>D-ID</text:p>
          </table:table-cell>
          <table:table-cell table:style-name="ce10" office:value-type="string" calcext:value-type="string">
            <text:p/>
            <text:p/>
            <text:p>D-ID, (http://d-id.com) pour créer et faire dire des textes à des avatars : </text:p>
            <text:p>une image de la galerie, créée par l’IA ou de ses images, un script écrit </text:p>
            <text:p>ou avec l’IA, une voix présente ou créée à partir d’un fichier. 15 vidéos </text:p>
            <text:p>gratuites.</text:p>
            <text:p/>
            <text:p>L’article D-ID est apparu en premier sur Une IA par jour.</text:p>
            <text:p/>
          </table:table-cell>
          <table:table-cell table:style-name="ce7" office:value-type="string" calcext:value-type="string">
            <text:p><text:a xlink:href="https://www.uneiaparjour.fr/d-id/" xlink:type="simple">https://www.uneiaparjour.fr/d-id/</text:a></text:p>
          </table:table-cell>
          <table:table-cell table:style-name="ce6" office:value-type="string" calcext:value-type="string">
            <text:p>images</text:p>
          </table:table-cell>
          <table:table-cell table:style-name="ce8" table:number-columns-repeated="3"/>
          <table:table-cell table:style-name="ce6" office:value-type="string" calcext:value-type="string">
            <text:p>Fri, 12 May 2023 19:13:00 +0000</text:p>
          </table:table-cell>
          <table:table-cell table:style-name="ce8" table:number-columns-repeated="19"/>
          <table:table-cell table:number-columns-repeated="997"/>
        </table:table-row>
        <table:table-row table:style-name="ro1">
          <table:table-cell table:style-name="ce6" office:value-type="string" calcext:value-type="string">
            <text:p>Typpo</text:p>
          </table:table-cell>
          <table:table-cell table:style-name="ce10" office:value-type="string" calcext:value-type="string">
            <text:p/>
            <text:p/>
            <text:p>Typpo (https://typpo.app) de @ScienceInc génère des vidéos animées à partir </text:p>
            <text:p>d’un texte dicté. 18 designs proposés, certains avec modification de la </text:p>
            <text:p>voix. Appli gratuite et vidéos sans logos ni filigranes. Test sous iOS.  </text:p>
            <text:p/>
            <text:p>L’article Typpo est apparu en premier sur Une IA par jour.</text:p>
            <text:p/>
          </table:table-cell>
          <table:table-cell table:style-name="ce7" office:value-type="string" calcext:value-type="string">
            <text:p><text:a xlink:href="https://www.uneiaparjour.fr/typpo/" xlink:type="simple">https://www.uneiaparjour.fr/typpo/</text:a></text:p>
          </table:table-cell>
          <table:table-cell table:style-name="ce6" office:value-type="string" calcext:value-type="string">
            <text:p>usage illimité</text:p>
          </table:table-cell>
          <table:table-cell table:style-name="ce8" table:number-columns-repeated="3"/>
          <table:table-cell table:style-name="ce6" office:value-type="string" calcext:value-type="string">
            <text:p>Thu, 11 May 2023 19:11:00 +0000</text:p>
          </table:table-cell>
          <table:table-cell table:style-name="ce8" table:number-columns-repeated="19"/>
          <table:table-cell table:number-columns-repeated="997"/>
        </table:table-row>
        <table:table-row table:style-name="ro1">
          <table:table-cell table:style-name="ce6" office:value-type="string" calcext:value-type="string">
            <text:p>Sofabrain</text:p>
          </table:table-cell>
          <table:table-cell table:style-name="ce10" office:value-type="string" calcext:value-type="string">
            <text:p/>
            <text:p/>
            <text:p>Une IA générative d’images spécialisée pour cette #uneIAparjour : SofaBrain </text:p>
            <text:p>(https://sofabrain.com), design d’intérieurs et d’extérieurs ! Une image, </text:p>
            <text:p>le type de lieu, le style attendu et plusieurs rendus modifiables produits. </text:p>
            <text:p>En inspiration dans des projets forme scolaire ?</text:p>
            <text:p/>
            <text:p>L’article Sofabrain est apparu en premier sur Une IA par jour.</text:p>
            <text:p/>
          </table:table-cell>
          <table:table-cell table:style-name="ce7" office:value-type="string" calcext:value-type="string">
            <text:p><text:a xlink:href="https://www.uneiaparjour.fr/sofabrain/" xlink:type="simple">https://www.uneiaparjour.fr/sofabrain/</text:a></text:p>
          </table:table-cell>
          <table:table-cell table:style-name="ce6" office:value-type="string" calcext:value-type="string">
            <text:p>images</text:p>
          </table:table-cell>
          <table:table-cell table:style-name="ce8" table:number-columns-repeated="3"/>
          <table:table-cell table:style-name="ce6" office:value-type="string" calcext:value-type="string">
            <text:p>Wed, 10 May 2023 19:08:00 +0000</text:p>
          </table:table-cell>
          <table:table-cell table:style-name="ce8" table:number-columns-repeated="19"/>
          <table:table-cell table:number-columns-repeated="997"/>
        </table:table-row>
        <table:table-row table:style-name="ro1">
          <table:table-cell table:style-name="ce6" office:value-type="string" calcext:value-type="string">
            <text:p>TutorAI</text:p>
          </table:table-cell>
          <table:table-cell table:style-name="ce10" office:value-type="string" calcext:value-type="string">
            <text:p/>
            <text:p/>
            <text:p>Un sujet à explorer, envie d’acquérir de nouvelles connaissances grâce à </text:p>
            <text:p>l’IA ? À partir d’un sujet exposé en quelques mots, TutorAI </text:p>
            <text:p>(http://tutorai.me) le décompose en modules puis en leçons accompagnées </text:p>
            <text:p>d’exemples et de quiz.</text:p>
            <text:p/>
            <text:p>L’article TutorAI est apparu en premier sur Une IA par jour.</text:p>
            <text:p/>
          </table:table-cell>
          <table:table-cell table:style-name="ce7" office:value-type="string" calcext:value-type="string">
            <text:p><text:a xlink:href="https://www.uneiaparjour.fr/tutorai-2/" xlink:type="simple">https://www.uneiaparjour.fr/tutorai-2/</text:a></text:p>
          </table:table-cell>
          <table:table-cell table:style-name="ce6" office:value-type="string" calcext:value-type="string">
            <text:p>éducation</text:p>
          </table:table-cell>
          <table:table-cell table:style-name="ce8" table:number-columns-repeated="3"/>
          <table:table-cell table:style-name="ce6" office:value-type="string" calcext:value-type="string">
            <text:p>Tue, 09 May 2023 19:05:00 +0000</text:p>
          </table:table-cell>
          <table:table-cell table:style-name="ce8" table:number-columns-repeated="19"/>
          <table:table-cell table:number-columns-repeated="997"/>
        </table:table-row>
        <table:table-row table:style-name="ro1">
          <table:table-cell table:style-name="ce6" office:value-type="string" calcext:value-type="string">
            <text:p>My AI</text:p>
          </table:table-cell>
          <table:table-cell table:style-name="ce10" office:value-type="string" calcext:value-type="string">
            <text:p/>
            <text:p/>
            <text:p>Pour cette #uneIAparjour un chatbot basé sur ChatGPT, pour un grand et </text:p>
            <text:p>plutôt jeune public et pourtant moins « visible » : MyAI de @Snapchat, </text:p>
            <text:p>« l’ami virtuel » directement dans ses conversations. Réponses fluides mais </text:p>
            <text:p>parfois vagues et progrès à faire sur le scolaire…</text:p>
            <text:p/>
            <text:p>L’article My AI est apparu en premier sur Une IA par jour.</text:p>
            <text:p/>
          </table:table-cell>
          <table:table-cell table:style-name="ce7" office:value-type="string" calcext:value-type="string">
            <text:p><text:a xlink:href="https://www.uneiaparjour.fr/my-ai/" xlink:type="simple">https://www.uneiaparjour.fr/my-ai/</text:a></text:p>
          </table:table-cell>
          <table:table-cell table:style-name="ce6" office:value-type="string" calcext:value-type="string">
            <text:p>chatbot</text:p>
          </table:table-cell>
          <table:table-cell table:style-name="ce8" table:number-columns-repeated="3"/>
          <table:table-cell table:style-name="ce6" office:value-type="string" calcext:value-type="string">
            <text:p>Mon, 08 May 2023 19:03:00 +0000</text:p>
          </table:table-cell>
          <table:table-cell table:style-name="ce8" table:number-columns-repeated="19"/>
          <table:table-cell table:number-columns-repeated="997"/>
        </table:table-row>
        <table:table-row table:style-name="ro1">
          <table:table-cell table:style-name="ce6" office:value-type="string" calcext:value-type="string">
            <text:p>BlueWillow</text:p>
          </table:table-cell>
          <table:table-cell table:style-name="ce10" office:value-type="string" calcext:value-type="string">
            <text:p/>
            <text:p/>
            <text:p>BlueWillow (https://bluewillow.ai) regroupe plusieurs IA génératives </text:p>
            <text:p>d’images dans un même outil et les mobilise en fonction de la demande </text:p>
            <text:p>exprimée. En beta, depuis Discord avec /imagine, permet l’agrandissement et </text:p>
            <text:p>les variations. Rendus de grande qualité.</text:p>
            <text:p/>
            <text:p>L’article BlueWillow est apparu en premier sur Une IA par jour.</text:p>
            <text:p/>
          </table:table-cell>
          <table:table-cell table:style-name="ce7" office:value-type="string" calcext:value-type="string">
            <text:p><text:a xlink:href="https://www.uneiaparjour.fr/bluewillow-2/" xlink:type="simple">https://www.uneiaparjour.fr/bluewillow-2/</text:a></text:p>
          </table:table-cell>
          <table:table-cell table:style-name="ce6" office:value-type="string" calcext:value-type="string">
            <text:p>images</text:p>
          </table:table-cell>
          <table:table-cell table:style-name="ce8" table:number-columns-repeated="3"/>
          <table:table-cell table:style-name="ce6" office:value-type="string" calcext:value-type="string">
            <text:p>Sun, 07 May 2023 19:01:00 +0000</text:p>
          </table:table-cell>
          <table:table-cell table:style-name="ce8" table:number-columns-repeated="19"/>
          <table:table-cell table:number-columns-repeated="997"/>
        </table:table-row>
        <table:table-row table:style-name="ro1">
          <table:table-cell table:style-name="ce6" office:value-type="string" calcext:value-type="string">
            <text:p>NovelFlow</text:p>
          </table:table-cell>
          <table:table-cell table:style-name="ce10" office:value-type="string" calcext:value-type="string">
            <text:p/>
            <text:p/>
            <text:p>L’IA pour accompagner l’écriture d’histoires complexes, c’est ce que </text:p>
            <text:p>propose NovelFlow (https://novelflow.ai – sur liste d’attente). </text:p>
            <text:p>Personnages, environnement, histoires : en plus du guide d’écriture pas à </text:p>
            <text:p>pas, l’IA peut être sollicitée à chaque étape.</text:p>
            <text:p/>
            <text:p>L’article NovelFlow est apparu en premier sur Une IA par jour.</text:p>
            <text:p/>
          </table:table-cell>
          <table:table-cell table:style-name="ce7" office:value-type="string" calcext:value-type="string">
            <text:p><text:a xlink:href="https://www.uneiaparjour.fr/novelflow/" xlink:type="simple">https://www.uneiaparjour.fr/novelflow/</text:a></text:p>
          </table:table-cell>
          <table:table-cell table:style-name="ce6" office:value-type="string" calcext:value-type="string">
            <text:p>texte</text:p>
          </table:table-cell>
          <table:table-cell table:style-name="ce8" table:number-columns-repeated="3"/>
          <table:table-cell table:style-name="ce6" office:value-type="string" calcext:value-type="string">
            <text:p>Sat, 06 May 2023 19:00:00 +0000</text:p>
          </table:table-cell>
          <table:table-cell table:style-name="ce8" table:number-columns-repeated="19"/>
          <table:table-cell table:number-columns-repeated="997"/>
        </table:table-row>
        <table:table-row table:style-name="ro1">
          <table:table-cell table:style-name="ce6" office:value-type="string" calcext:value-type="string">
            <text:p>Aomni</text:p>
          </table:table-cell>
          <table:table-cell table:style-name="ce10" office:value-type="string" calcext:value-type="string">
            <text:p/>
            <text:p/>
            <text:p>Et si ChatGPT 4 et autoGPT étaient dans un même outil pour devenir un </text:p>
            <text:p>assistant de recherche web, classer, résumer, partager, etc. ? C’est ce que </text:p>
            <text:p>propose http://aomni.com ! Test sur l’IA en éducation ici : </text:p>
            <text:p>https://aomni.com/search/0e4d0e44-1195-46ed-b33d-9e8c484ffbf6…</text:p>
            <text:p/>
            <text:p>L’article Aomni est apparu en premier sur Une IA par jour.</text:p>
            <text:p/>
          </table:table-cell>
          <table:table-cell table:style-name="ce7" office:value-type="string" calcext:value-type="string">
            <text:p><text:a xlink:href="https://www.uneiaparjour.fr/aomni/" xlink:type="simple">https://www.uneiaparjour.fr/aomni/</text:a></text:p>
          </table:table-cell>
          <table:table-cell table:style-name="ce6" office:value-type="string" calcext:value-type="string">
            <text:p>recherche</text:p>
          </table:table-cell>
          <table:table-cell table:style-name="ce8" table:number-columns-repeated="3"/>
          <table:table-cell table:style-name="ce6" office:value-type="string" calcext:value-type="string">
            <text:p>Fri, 05 May 2023 19:46:00 +0000</text:p>
          </table:table-cell>
          <table:table-cell table:style-name="ce8" table:number-columns-repeated="19"/>
          <table:table-cell table:number-columns-repeated="997"/>
        </table:table-row>
        <table:table-row table:style-name="ro1">
          <table:table-cell table:style-name="ce6" office:value-type="string" calcext:value-type="string">
            <text:p>ChatYoutube</text:p>
          </table:table-cell>
          <table:table-cell table:style-name="ce10" office:value-type="string" calcext:value-type="string">
            <text:p/>
            <text:p/>
            <text:p>ChatYoutube (chatyoutube.com) de @justinliang1020 : entrer l’URL d’une </text:p>
            <text:p>vidéo et dialoguer sur son contenu (résumé, points importants, questions, </text:p>
            <text:p>conclusions…). En anglais mais en français à la première demande (peut </text:p>
            <text:p>interagir dans une langue différente de l’original).</text:p>
            <text:p/>
            <text:p>L’article ChatYoutube est apparu en premier sur Une IA par jour.</text:p>
            <text:p/>
          </table:table-cell>
          <table:table-cell table:style-name="ce7" office:value-type="string" calcext:value-type="string">
            <text:p><text:a xlink:href="https://www.uneiaparjour.fr/chatyoutube/" xlink:type="simple">https://www.uneiaparjour.fr/chatyoutube/</text:a></text:p>
          </table:table-cell>
          <table:table-cell table:style-name="ce6" office:value-type="string" calcext:value-type="string">
            <text:p>archives</text:p>
          </table:table-cell>
          <table:table-cell table:style-name="ce8" table:number-columns-repeated="3"/>
          <table:table-cell table:style-name="ce6" office:value-type="string" calcext:value-type="string">
            <text:p>Thu, 04 May 2023 19:20:00 +0000</text:p>
          </table:table-cell>
          <table:table-cell table:style-name="ce8" table:number-columns-repeated="19"/>
          <table:table-cell table:number-columns-repeated="997"/>
        </table:table-row>
        <table:table-row table:style-name="ro1">
          <table:table-cell table:style-name="ce6" office:value-type="string" calcext:value-type="string">
            <text:p>MentorGPT</text:p>
          </table:table-cell>
          <table:table-cell table:style-name="ce10" office:value-type="string" calcext:value-type="string">
            <text:p/>
            <text:p/>
            <text:p>MentorGPT (https://beta.nando.ai/Chat/mentorgpt.php) de @nando_ai : un </text:p>
            <text:p>ChatGPT avec réponses longues possibles, accès à une liste de </text:p>
            <text:p>« personnalités » pour échanger, copie des messages proposée. Version beta </text:p>
            <text:p>gratuite.</text:p>
            <text:p/>
            <text:p>L’article MentorGPT est apparu en premier sur Une IA par jour.</text:p>
            <text:p/>
          </table:table-cell>
          <table:table-cell table:style-name="ce7" office:value-type="string" calcext:value-type="string">
            <text:p><text:a xlink:href="https://www.uneiaparjour.fr/mentorgpt/" xlink:type="simple">https://www.uneiaparjour.fr/mentorgpt/</text:a></text:p>
          </table:table-cell>
          <table:table-cell table:style-name="ce6" office:value-type="string" calcext:value-type="string">
            <text:p>chatbot</text:p>
          </table:table-cell>
          <table:table-cell table:style-name="ce8" table:number-columns-repeated="3"/>
          <table:table-cell table:style-name="ce6" office:value-type="string" calcext:value-type="string">
            <text:p>Wed, 03 May 2023 19:17:00 +0000</text:p>
          </table:table-cell>
          <table:table-cell table:style-name="ce8" table:number-columns-repeated="19"/>
          <table:table-cell table:number-columns-repeated="997"/>
        </table:table-row>
        <table:table-row table:style-name="ro1">
          <table:table-cell table:style-name="ce6" office:value-type="string" calcext:value-type="string">
            <text:p>Looseleaf / pdf.ai</text:p>
          </table:table-cell>
          <table:table-cell table:style-name="ce10" office:value-type="string" calcext:value-type="string">
            <text:p/>
            <text:p/>
            <text:p>Looseleaf (https://looseleaf.ai) est un outil gratuit qui permet </text:p>
            <text:p>d’interroger des documents pdf. Test réalisé avec « La guerre des boutons » </text:p>
            <text:p>(https://ebooksgratuits.com/pdf/pergaud_guerre_de_boutons.pdf…), une piste </text:p>
            <text:p>à creuser pour interroger des œuvres littéraires du domaine public ? Note </text:p>
            <text:p>du 11/09/23 : Looseleaf est désormais disponible sous pdf.ai</text:p>
            <text:p/>
            <text:p>L’article Looseleaf / pdf.ai est apparu en premier sur Une IA par jour.</text:p>
            <text:p/>
          </table:table-cell>
          <table:table-cell table:style-name="ce7" office:value-type="string" calcext:value-type="string">
            <text:p><text:a xlink:href="https://www.uneiaparjour.fr/looseleaf/" xlink:type="simple">https://www.uneiaparjour.fr/looseleaf/</text:a></text:p>
          </table:table-cell>
          <table:table-cell table:style-name="ce6" office:value-type="string" calcext:value-type="string">
            <text:p>chatbot</text:p>
          </table:table-cell>
          <table:table-cell table:style-name="ce8" table:number-columns-repeated="3"/>
          <table:table-cell table:style-name="ce6" office:value-type="string" calcext:value-type="string">
            <text:p>Tue, 02 May 2023 19:14:00 +0000</text:p>
          </table:table-cell>
          <table:table-cell table:style-name="ce8" table:number-columns-repeated="19"/>
          <table:table-cell table:number-columns-repeated="997"/>
        </table:table-row>
        <table:table-row table:style-name="ro1">
          <table:table-cell table:style-name="ce6" office:value-type="string" calcext:value-type="string">
            <text:p>ChartGPT</text:p>
          </table:table-cell>
          <table:table-cell table:style-name="ce10" office:value-type="string" calcext:value-type="string">
            <text:p/>
            <text:p/>
            <text:p>Transformer en quelques secondes des données sous forme de texte en </text:p>
            <text:p>graphique ? C’est ce que propose ChartGPT : https://chartgpt.dev (via </text:p>
            <text:p>@franckbodin). Plusieurs mises en forme possibles et téléchargement au </text:p>
            <text:p>format png.</text:p>
            <text:p/>
            <text:p>L’article ChartGPT est apparu en premier sur Une IA par jour.</text:p>
            <text:p/>
          </table:table-cell>
          <table:table-cell table:style-name="ce7" office:value-type="string" calcext:value-type="string">
            <text:p><text:a xlink:href="https://www.uneiaparjour.fr/chartgpt/" xlink:type="simple">https://www.uneiaparjour.fr/chartgpt/</text:a></text:p>
          </table:table-cell>
          <table:table-cell table:style-name="ce6" office:value-type="string" calcext:value-type="string">
            <text:p>données</text:p>
          </table:table-cell>
          <table:table-cell table:style-name="ce8" table:number-columns-repeated="3"/>
          <table:table-cell table:style-name="ce6" office:value-type="string" calcext:value-type="string">
            <text:p>Mon, 01 May 2023 19:13:00 +0000</text:p>
          </table:table-cell>
          <table:table-cell table:style-name="ce8" table:number-columns-repeated="19"/>
          <table:table-cell table:number-columns-repeated="997"/>
        </table:table-row>
        <table:table-row table:style-name="ro1">
          <table:table-cell table:style-name="ce6" office:value-type="string" calcext:value-type="string">
            <text:p>Blocklade Labs</text:p>
          </table:table-cell>
          <table:table-cell table:style-name="ce10" office:value-type="string" calcext:value-type="string">
            <text:p/>
            <text:p/>
            <text:p>Un prompt pour créer les images à 360 degrés dans plusieurs styles en </text:p>
            <text:p>quelques secondes ? Voici Blockade labs : https://blockadelabs.com</text:p>
            <text:p/>
            <text:p>L’article Blocklade Labs est apparu en premier sur Une IA par jour.</text:p>
            <text:p/>
          </table:table-cell>
          <table:table-cell table:style-name="ce7" office:value-type="string" calcext:value-type="string">
            <text:p><text:a xlink:href="https://www.uneiaparjour.fr/blocklade-labs/" xlink:type="simple">https://www.uneiaparjour.fr/blocklade-labs/</text:a></text:p>
          </table:table-cell>
          <table:table-cell table:style-name="ce6" office:value-type="string" calcext:value-type="string">
            <text:p>images</text:p>
          </table:table-cell>
          <table:table-cell table:style-name="ce8" table:number-columns-repeated="3"/>
          <table:table-cell table:style-name="ce6" office:value-type="string" calcext:value-type="string">
            <text:p>Sun, 30 Apr 2023 19:33:00 +0000</text:p>
          </table:table-cell>
          <table:table-cell table:style-name="ce8" table:number-columns-repeated="19"/>
          <table:table-cell table:number-columns-repeated="997"/>
        </table:table-row>
        <table:table-row table:style-name="ro1">
          <table:table-cell table:style-name="ce6" office:value-type="string" calcext:value-type="string">
            <text:p>Forefront Chat</text:p>
          </table:table-cell>
          <table:table-cell table:style-name="ce10" office:value-type="string" calcext:value-type="string">
            <text:p/>
            <text:p/>
            <text:p>Forefront Chat (https://chat.forefront.ai) : ChatGPT 3.5 et 4 gratuits dans </text:p>
            <text:p>une version alpha qui permet la création d’images, d’utiliser des </text:p>
            <text:p>« personas », de classer ses échanges et de les partager. Présentation dans </text:p>
            <text:p>ce tweet de @ForefrontAI : </text:p>
            <text:p>https://twitter.com/ForefrontAI/status/1649429139907137540</text:p>
            <text:p/>
            <text:p>L’article Forefront Chat est apparu en premier sur Une IA par jour.</text:p>
            <text:p/>
          </table:table-cell>
          <table:table-cell table:style-name="ce7" office:value-type="string" calcext:value-type="string">
            <text:p><text:a xlink:href="https://www.uneiaparjour.fr/forefront-chat/" xlink:type="simple">https://www.uneiaparjour.fr/forefront-chat/</text:a></text:p>
          </table:table-cell>
          <table:table-cell table:style-name="ce6" office:value-type="string" calcext:value-type="string">
            <text:p>chatbot</text:p>
          </table:table-cell>
          <table:table-cell table:style-name="ce8" table:number-columns-repeated="3"/>
          <table:table-cell table:style-name="ce6" office:value-type="string" calcext:value-type="string">
            <text:p>Sat, 29 Apr 2023 19:18:00 +0000</text:p>
          </table:table-cell>
          <table:table-cell table:style-name="ce8" table:number-columns-repeated="19"/>
          <table:table-cell table:number-columns-repeated="997"/>
        </table:table-row>
        <table:table-row table:style-name="ro1">
          <table:table-cell table:style-name="ce6" office:value-type="string" calcext:value-type="string">
            <text:p>MiniGPT4</text:p>
          </table:table-cell>
          <table:table-cell table:style-name="ce10" office:value-type="string" calcext:value-type="string">
            <text:p/>
            <text:p/>
            <text:p>Quand un modèle visuel rencontre un modèle de langage… MiniGPT4 illustre </text:p>
            <text:p>les fonctionnalités de dialogue avec l’image de GPT4 : une image de départ </text:p>
            <text:p>devient source d’échange avec l’IA. Le projet de recherche : </text:p>
            <text:p>https://minigpt-4.github.io et sa démo : </text:p>
            <text:p>https://huggingface.co/spaces/Vision-CAIR/minigpt4</text:p>
            <text:p/>
            <text:p>L’article MiniGPT4 est apparu en premier sur Une IA par jour.</text:p>
            <text:p/>
          </table:table-cell>
          <table:table-cell table:style-name="ce7" office:value-type="string" calcext:value-type="string">
            <text:p><text:a xlink:href="https://www.uneiaparjour.fr/minigpt4-2/" xlink:type="simple">https://www.uneiaparjour.fr/minigpt4-2/</text:a></text:p>
          </table:table-cell>
          <table:table-cell table:style-name="ce6" office:value-type="string" calcext:value-type="string">
            <text:p>images</text:p>
          </table:table-cell>
          <table:table-cell table:style-name="ce8" table:number-columns-repeated="3"/>
          <table:table-cell table:style-name="ce6" office:value-type="string" calcext:value-type="string">
            <text:p>Fri, 28 Apr 2023 19:08:00 +0000</text:p>
          </table:table-cell>
          <table:table-cell table:style-name="ce8" table:number-columns-repeated="19"/>
          <table:table-cell table:number-columns-repeated="997"/>
        </table:table-row>
        <table:table-row table:style-name="ro1">
          <table:table-cell table:style-name="ce6" office:value-type="string" calcext:value-type="string">
            <text:p>Open Assistant</text:p>
          </table:table-cell>
          <table:table-cell table:style-name="ce10" office:value-type="string" calcext:value-type="string">
            <text:p/>
            <text:p/>
            <text:p>Open-assistant, un nouveau modèle d’IA génératrice de textes, en </text:p>
            <text:p>développement et open source, que l’on peu aider à développer en français </text:p>
            <text:p>via des tâches à effectuer : https://open-assistant.io</text:p>
            <text:p/>
            <text:p>L’article Open Assistant est apparu en premier sur Une IA par jour.</text:p>
            <text:p/>
          </table:table-cell>
          <table:table-cell table:style-name="ce7" office:value-type="string" calcext:value-type="string">
            <text:p><text:a xlink:href="https://www.uneiaparjour.fr/open-assistant/" xlink:type="simple">https://www.uneiaparjour.fr/open-assistant/</text:a></text:p>
          </table:table-cell>
          <table:table-cell table:style-name="ce6" office:value-type="string" calcext:value-type="string">
            <text:p>chatbot</text:p>
          </table:table-cell>
          <table:table-cell table:style-name="ce8" table:number-columns-repeated="3"/>
          <table:table-cell table:style-name="ce6" office:value-type="string" calcext:value-type="string">
            <text:p>Thu, 27 Apr 2023 19:07:00 +0000</text:p>
          </table:table-cell>
          <table:table-cell table:style-name="ce8" table:number-columns-repeated="19"/>
          <table:table-cell table:number-columns-repeated="997"/>
        </table:table-row>
        <table:table-row table:style-name="ro1">
          <table:table-cell table:style-name="ce6" office:value-type="string" calcext:value-type="string">
            <text:p>Kaiber</text:p>
          </table:table-cell>
          <table:table-cell table:style-name="ce10" office:value-type="string" calcext:value-type="string">
            <text:p/>
            <text:p/>
            <text:p>Animer une image fixe en quelques minutes avec seulement une image, un </text:p>
            <text:p>prompt et un style choisi… défi relevé par https://kaiber.ai ! Dans ce test </text:p>
            <text:p>: « this bird flying » style steampunk.</text:p>
            <text:p/>
            <text:p>L’article Kaiber est apparu en premier sur Une IA par jour.</text:p>
            <text:p/>
          </table:table-cell>
          <table:table-cell table:style-name="ce7" office:value-type="string" calcext:value-type="string">
            <text:p><text:a xlink:href="https://www.uneiaparjour.fr/kaiber/" xlink:type="simple">https://www.uneiaparjour.fr/kaiber/</text:a></text:p>
          </table:table-cell>
          <table:table-cell table:style-name="ce6" office:value-type="string" calcext:value-type="string">
            <text:p>images</text:p>
          </table:table-cell>
          <table:table-cell table:style-name="ce8" table:number-columns-repeated="3"/>
          <table:table-cell table:style-name="ce6" office:value-type="string" calcext:value-type="string">
            <text:p>Wed, 26 Apr 2023 19:01:00 +0000</text:p>
          </table:table-cell>
          <table:table-cell table:style-name="ce8" table:number-columns-repeated="19"/>
          <table:table-cell table:number-columns-repeated="997"/>
        </table:table-row>
        <table:table-row table:style-name="ro1">
          <table:table-cell table:style-name="ce6" office:value-type="string" calcext:value-type="string">
            <text:p>Creative Fabrica</text:p>
          </table:table-cell>
          <table:table-cell table:style-name="ce10" office:value-type="string" calcext:value-type="string">
            <text:p/>
            <text:p/>
            <text:p>Deux outils d’IA dédiés à l’image sur un même site : </text:p>
            <text:p>http://creativefabrica.com : – sparkArt : génération d’images à partir d’un </text:p>
            <text:p>prompt https://www.creativefabrica.com/spark/tools/art-generator/ – </text:p>
            <text:p>imagemix : génération d’images à partir d’une image existante : </text:p>
            <text:p>https://www.creativefabrica.com/spark/tools/imagemix/</text:p>
            <text:p/>
            <text:p>L’article Creative Fabrica est apparu en premier sur Une IA par jour.</text:p>
            <text:p/>
          </table:table-cell>
          <table:table-cell table:style-name="ce7" office:value-type="string" calcext:value-type="string">
            <text:p><text:a xlink:href="https://www.uneiaparjour.fr/creative-fabrica/" xlink:type="simple">https://www.uneiaparjour.fr/creative-fabrica/</text:a></text:p>
          </table:table-cell>
          <table:table-cell table:style-name="ce6" office:value-type="string" calcext:value-type="string">
            <text:p>images</text:p>
          </table:table-cell>
          <table:table-cell table:style-name="ce8" table:number-columns-repeated="3"/>
          <table:table-cell table:style-name="ce6" office:value-type="string" calcext:value-type="string">
            <text:p>Tue, 25 Apr 2023 19:07:00 +0000</text:p>
          </table:table-cell>
          <table:table-cell table:style-name="ce8" table:number-columns-repeated="19"/>
          <table:table-cell table:number-columns-repeated="997"/>
        </table:table-row>
        <table:table-row table:style-name="ro1">
          <table:table-cell table:style-name="ce6" office:value-type="string" calcext:value-type="string">
            <text:p>Mage</text:p>
          </table:table-cell>
          <table:table-cell table:style-name="ce10" office:value-type="string" calcext:value-type="string">
            <text:p/>
            <text:p/>
            <text:p>http://Mage.space est un outil de génération d’images basé sur Stable </text:p>
            <text:p>Diffusion. Le prompt peut-être augmenté d’une image de référence. Nombreux </text:p>
            <text:p>paramètres disponibles, galerie avec prompts d’origine pour inspiration</text:p>
            <text:p/>
            <text:p>L’article Mage est apparu en premier sur Une IA par jour.</text:p>
            <text:p/>
          </table:table-cell>
          <table:table-cell table:style-name="ce7" office:value-type="string" calcext:value-type="string">
            <text:p><text:a xlink:href="https://www.uneiaparjour.fr/mage/" xlink:type="simple">https://www.uneiaparjour.fr/mage/</text:a></text:p>
          </table:table-cell>
          <table:table-cell table:style-name="ce6" office:value-type="string" calcext:value-type="string">
            <text:p>images</text:p>
          </table:table-cell>
          <table:table-cell table:style-name="ce8" table:number-columns-repeated="3"/>
          <table:table-cell table:style-name="ce6" office:value-type="string" calcext:value-type="string">
            <text:p>Mon, 24 Apr 2023 19:05:00 +0000</text:p>
          </table:table-cell>
          <table:table-cell table:style-name="ce8" table:number-columns-repeated="19"/>
          <table:table-cell table:number-columns-repeated="997"/>
        </table:table-row>
        <table:table-row table:style-name="ro1">
          <table:table-cell table:style-name="ce6" office:value-type="string" calcext:value-type="string">
            <text:p>Opus Clip</text:p>
          </table:table-cell>
          <table:table-cell table:style-name="ce10" office:value-type="string" calcext:value-type="string">
            <text:p/>
            <text:p/>
            <text:p>Opus Clip (https://opus.pro/clip) : une vidéo YouTube (anglais seul </text:p>
            <text:p>supporté pour le moment) découpée en une dizaine de minutes grâce à l’IA en </text:p>
            <text:p>10 clips cohérents et percutants, redimensionnés et surtitrés avec </text:p>
            <text:p>modification possible.</text:p>
            <text:p/>
            <text:p>L’article Opus Clip est apparu en premier sur Une IA par jour.</text:p>
            <text:p/>
          </table:table-cell>
          <table:table-cell table:style-name="ce7" office:value-type="string" calcext:value-type="string">
            <text:p><text:a xlink:href="https://www.uneiaparjour.fr/opus-clip/" xlink:type="simple">https://www.uneiaparjour.fr/opus-clip/</text:a></text:p>
          </table:table-cell>
          <table:table-cell table:style-name="ce6" office:value-type="string" calcext:value-type="string">
            <text:p>vidéo</text:p>
          </table:table-cell>
          <table:table-cell table:style-name="ce8" table:number-columns-repeated="3"/>
          <table:table-cell table:style-name="ce6" office:value-type="string" calcext:value-type="string">
            <text:p>Sun, 23 Apr 2023 19:14:00 +0000</text:p>
          </table:table-cell>
          <table:table-cell table:style-name="ce8" table:number-columns-repeated="19"/>
          <table:table-cell table:number-columns-repeated="997"/>
        </table:table-row>
        <table:table-row table:style-name="ro1">
          <table:table-cell table:style-name="ce6" office:value-type="string" calcext:value-type="string">
            <text:p>AutoGPT</text:p>
          </table:table-cell>
          <table:table-cell table:style-name="ce10" office:value-type="string" calcext:value-type="string">
            <text:p/>
            <text:p/>
            <text:p>Envie de découvrir AutoGPT </text:p>
            <text:p>(https://github.com/Significant-Gravitas/Auto-GPT…) qui rend ChatGPT plus </text:p>
            <text:p>autonome sans avoir les compétences pour sa longue installation ? Deux </text:p>
            <text:p>outils en démonstration le permettent : AgentGPT </text:p>
            <text:p>(https://agentgpt.reworkd.ai) et Godmode (https://godmode.space)</text:p>
            <text:p/>
            <text:p>L’article AutoGPT est apparu en premier sur Une IA par jour.</text:p>
            <text:p/>
          </table:table-cell>
          <table:table-cell table:style-name="ce7" office:value-type="string" calcext:value-type="string">
            <text:p><text:a xlink:href="https://www.uneiaparjour.fr/autogpt/" xlink:type="simple">https://www.uneiaparjour.fr/autogpt/</text:a></text:p>
          </table:table-cell>
          <table:table-cell table:style-name="ce6" office:value-type="string" calcext:value-type="string">
            <text:p>chatbot</text:p>
          </table:table-cell>
          <table:table-cell table:style-name="ce8" table:number-columns-repeated="3"/>
          <table:table-cell table:style-name="ce6" office:value-type="string" calcext:value-type="string">
            <text:p>Sat, 22 Apr 2023 19:12:00 +0000</text:p>
          </table:table-cell>
          <table:table-cell table:style-name="ce8" table:number-columns-repeated="19"/>
          <table:table-cell table:number-columns-repeated="997"/>
        </table:table-row>
        <table:table-row table:style-name="ro1">
          <table:table-cell table:style-name="ce6" office:value-type="string" calcext:value-type="string">
            <text:p>StableLM</text:p>
          </table:table-cell>
          <table:table-cell table:style-name="ce10" office:value-type="string" calcext:value-type="string">
            <text:p/>
            <text:p/>
            <text:p>Après ChatGpt, Claude ou Dragonfly (disponibles dans @poe_platform), envie </text:p>
            <text:p>de tester un nouveau modèle de langage ?@StabilityAI (= Stable diffusion) </text:p>
            <text:p>met à disposition StableLM en open source, à tester ici : </text:p>
            <text:p>https://huggingface.co/spaces/stabilityai/stablelm-tuned-alpha-chat</text:p>
            <text:p/>
            <text:p>L’article StableLM est apparu en premier sur Une IA par jour.</text:p>
            <text:p/>
          </table:table-cell>
          <table:table-cell table:style-name="ce7" office:value-type="string" calcext:value-type="string">
            <text:p><text:a xlink:href="https://www.uneiaparjour.fr/stablelm/" xlink:type="simple">https://www.uneiaparjour.fr/stablelm/</text:a></text:p>
          </table:table-cell>
          <table:table-cell table:style-name="ce6" office:value-type="string" calcext:value-type="string">
            <text:p>chatbot</text:p>
          </table:table-cell>
          <table:table-cell table:style-name="ce8" table:number-columns-repeated="3"/>
          <table:table-cell table:style-name="ce6" office:value-type="string" calcext:value-type="string">
            <text:p>Fri, 21 Apr 2023 19:12:00 +0000</text:p>
          </table:table-cell>
          <table:table-cell table:style-name="ce8" table:number-columns-repeated="19"/>
          <table:table-cell table:number-columns-repeated="997"/>
        </table:table-row>
        <table:table-row table:style-name="ro1">
          <table:table-cell table:style-name="ce6" office:value-type="string" calcext:value-type="string">
            <text:p>Instant Art</text:p>
          </table:table-cell>
          <table:table-cell table:style-name="ce10" office:value-type="string" calcext:value-type="string">
            <text:p/>
            <text:p/>
            <text:p>Instant art (https://instantart.io) : 25 modèles d’IA génératives d’images </text:p>
            <text:p>basés sur stable diffusion disponibles gratuitement, accès aux images déjà </text:p>
            <text:p>générées et à leur prompt, une dizaine de dimensions possibles.</text:p>
            <text:p/>
            <text:p>L’article Instant Art est apparu en premier sur Une IA par jour.</text:p>
            <text:p/>
          </table:table-cell>
          <table:table-cell table:style-name="ce7" office:value-type="string" calcext:value-type="string">
            <text:p><text:a xlink:href="https://www.uneiaparjour.fr/instant-art/" xlink:type="simple">https://www.uneiaparjour.fr/instant-art/</text:a></text:p>
          </table:table-cell>
          <table:table-cell table:style-name="ce6" office:value-type="string" calcext:value-type="string">
            <text:p>archives</text:p>
          </table:table-cell>
          <table:table-cell table:style-name="ce8" table:number-columns-repeated="3"/>
          <table:table-cell table:style-name="ce6" office:value-type="string" calcext:value-type="string">
            <text:p>Thu, 20 Apr 2023 19:24:00 +0000</text:p>
          </table:table-cell>
          <table:table-cell table:style-name="ce8" table:number-columns-repeated="19"/>
          <table:table-cell table:number-columns-repeated="997"/>
        </table:table-row>
        <table:table-row table:style-name="ro1">
          <table:table-cell table:style-name="ce6" office:value-type="string" calcext:value-type="string">
            <text:p>BingGPT</text:p>
          </table:table-cell>
          <table:table-cell table:style-name="ce10" office:value-type="string" calcext:value-type="string">
            <text:p/>
            <text:p/>
            <text:p>Le chatbot de Bing – seulement lui – et donc GPT4 directement dans son </text:p>
            <text:p>ordinateur sans passer par Edge ou le site Bing ? @DICE2O partage BingGPT : </text:p>
            <text:p>https://github.com/dice2o/BingGPT, application open source à installer. </text:p>
            <text:p>Compte Microsoft requis puis accès illimité.</text:p>
            <text:p/>
            <text:p>L’article BingGPT est apparu en premier sur Une IA par jour.</text:p>
            <text:p/>
          </table:table-cell>
          <table:table-cell table:style-name="ce7" office:value-type="string" calcext:value-type="string">
            <text:p><text:a xlink:href="https://www.uneiaparjour.fr/binggpt/" xlink:type="simple">https://www.uneiaparjour.fr/binggpt/</text:a></text:p>
          </table:table-cell>
          <table:table-cell table:style-name="ce6" office:value-type="string" calcext:value-type="string">
            <text:p>chatbot</text:p>
          </table:table-cell>
          <table:table-cell table:style-name="ce8" table:number-columns-repeated="3"/>
          <table:table-cell table:style-name="ce6" office:value-type="string" calcext:value-type="string">
            <text:p>Wed, 19 Apr 2023 19:14:00 +0000</text:p>
          </table:table-cell>
          <table:table-cell table:style-name="ce8" table:number-columns-repeated="19"/>
          <table:table-cell table:number-columns-repeated="997"/>
        </table:table-row>
        <table:table-row table:style-name="ro1">
          <table:table-cell table:style-name="ce6" office:value-type="string" calcext:value-type="string">
            <text:p>Plume AI</text:p>
          </table:table-cell>
          <table:table-cell table:style-name="ce10" office:value-type="string" calcext:value-type="string">
            <text:p/>
            <text:p/>
            <text:p>plume-ai.com, un traitement de texte en ligne gonflé à l’IA : génère à </text:p>
            <text:p>partir d’un prompt ou de la phrase précédente, reformule, propose des plans </text:p>
            <text:p>et des rédactions. 3000 mots gratuits par mois.</text:p>
            <text:p/>
            <text:p>L’article Plume AI est apparu en premier sur Une IA par jour.</text:p>
            <text:p/>
          </table:table-cell>
          <table:table-cell table:style-name="ce7" office:value-type="string" calcext:value-type="string">
            <text:p><text:a xlink:href="https://www.uneiaparjour.fr/plume-ai/" xlink:type="simple">https://www.uneiaparjour.fr/plume-ai/</text:a></text:p>
          </table:table-cell>
          <table:table-cell table:style-name="ce6" office:value-type="string" calcext:value-type="string">
            <text:p>texte</text:p>
          </table:table-cell>
          <table:table-cell table:style-name="ce8" table:number-columns-repeated="3"/>
          <table:table-cell table:style-name="ce6" office:value-type="string" calcext:value-type="string">
            <text:p>Mon, 17 Apr 2023 19:08:00 +0000</text:p>
          </table:table-cell>
          <table:table-cell table:style-name="ce8" table:number-columns-repeated="19"/>
          <table:table-cell table:number-columns-repeated="997"/>
        </table:table-row>
        <table:table-row table:style-name="ro1">
          <table:table-cell table:style-name="ce6" office:value-type="string" calcext:value-type="string">
            <text:p>My AskAI</text:p>
          </table:table-cell>
          <table:table-cell table:style-name="ce10" office:value-type="string" calcext:value-type="string">
            <text:p/>
            <text:p/>
            <text:p>Un outil pour créer son propre chatbot basé sur l’IA : https://myaskai.com </text:p>
            <text:p>à partir d’une base de données de documents ou d’URL définies. Test avec </text:p>
            <text:p>les pages du MEN des programmes de l’école et du collège en capture. En </text:p>
            <text:p>anglais mais français accepté.</text:p>
            <text:p/>
            <text:p>L’article My AskAI est apparu en premier sur Une IA par jour.</text:p>
            <text:p/>
          </table:table-cell>
          <table:table-cell table:style-name="ce7" office:value-type="string" calcext:value-type="string">
            <text:p><text:a xlink:href="https://www.uneiaparjour.fr/my-askai/" xlink:type="simple">https://www.uneiaparjour.fr/my-askai/</text:a></text:p>
          </table:table-cell>
          <table:table-cell table:style-name="ce6" office:value-type="string" calcext:value-type="string">
            <text:p>chatbot</text:p>
          </table:table-cell>
          <table:table-cell table:style-name="ce8" table:number-columns-repeated="3"/>
          <table:table-cell table:style-name="ce6" office:value-type="string" calcext:value-type="string">
            <text:p>Sun, 16 Apr 2023 19:06:00 +0000</text:p>
          </table:table-cell>
          <table:table-cell table:style-name="ce8" table:number-columns-repeated="19"/>
          <table:table-cell table:number-columns-repeated="997"/>
        </table:table-row>
        <table:table-row table:style-name="ro1">
          <table:table-cell table:style-name="ce6" office:value-type="string" calcext:value-type="string">
            <text:p>Cohesive</text:p>
          </table:table-cell>
          <table:table-cell table:style-name="ce10" office:value-type="string" calcext:value-type="string">
            <text:p/>
            <text:p/>
            <text:p>Cohesive.so : outil d’IA générative de textes qui propose des modèles de </text:p>
            <text:p>rédaction pré-définis avec éditeur de textes et documents générés </text:p>
            <text:p>collaboratifs. Génère en anglais, outil de traduction intégré. 10000 mots </text:p>
            <text:p>gratuits par mois.</text:p>
            <text:p/>
            <text:p>L’article Cohesive est apparu en premier sur Une IA par jour.</text:p>
            <text:p/>
          </table:table-cell>
          <table:table-cell table:style-name="ce7" office:value-type="string" calcext:value-type="string">
            <text:p><text:a xlink:href="https://www.uneiaparjour.fr/cohesive-2/" xlink:type="simple">https://www.uneiaparjour.fr/cohesive-2/</text:a></text:p>
          </table:table-cell>
          <table:table-cell table:style-name="ce6" office:value-type="string" calcext:value-type="string">
            <text:p>texte</text:p>
          </table:table-cell>
          <table:table-cell table:style-name="ce8" table:number-columns-repeated="3"/>
          <table:table-cell table:style-name="ce6" office:value-type="string" calcext:value-type="string">
            <text:p>Sat, 15 Apr 2023 19:02:00 +0000</text:p>
          </table:table-cell>
          <table:table-cell table:style-name="ce8" table:number-columns-repeated="19"/>
          <table:table-cell table:number-columns-repeated="997"/>
        </table:table-row>
        <table:table-row table:style-name="ro1">
          <table:table-cell table:style-name="ce6" office:value-type="string" calcext:value-type="string">
            <text:p>Designer</text:p>
          </table:table-cell>
          <table:table-cell table:style-name="ce10" office:value-type="string" calcext:value-type="string">
            <text:p/>
            <text:p/>
            <text:p>Microsoft prépare son outil de création graphique, Designer </text:p>
            <text:p>https://designer.microsoft.com (accès sur liste d’attente) : génération </text:p>
            <text:p>d’idées à partir d’un prompt, génération d’images et propositions de mise </text:p>
            <text:p>en page en lien avec la création.</text:p>
            <text:p/>
            <text:p>L’article Designer est apparu en premier sur Une IA par jour.</text:p>
            <text:p/>
          </table:table-cell>
          <table:table-cell table:style-name="ce7" office:value-type="string" calcext:value-type="string">
            <text:p><text:a xlink:href="https://www.uneiaparjour.fr/designer/" xlink:type="simple">https://www.uneiaparjour.fr/designer/</text:a></text:p>
          </table:table-cell>
          <table:table-cell table:style-name="ce6" office:value-type="string" calcext:value-type="string">
            <text:p>images</text:p>
          </table:table-cell>
          <table:table-cell table:style-name="ce8" table:number-columns-repeated="3"/>
          <table:table-cell table:style-name="ce6" office:value-type="string" calcext:value-type="string">
            <text:p>Fri, 14 Apr 2023 19:02:00 +0000</text:p>
          </table:table-cell>
          <table:table-cell table:style-name="ce8" table:number-columns-repeated="19"/>
          <table:table-cell table:number-columns-repeated="997"/>
        </table:table-row>
        <table:table-row table:style-name="ro1">
          <table:table-cell table:style-name="ce6" office:value-type="string" calcext:value-type="string">
            <text:p>Verb Art</text:p>
          </table:table-cell>
          <table:table-cell table:style-name="ce10" office:value-type="string" calcext:value-type="string">
            <text:p/>
            <text:p/>
            <text:p>http://Verb.art : une IA qui génère des images à partir de la </text:p>
            <text:p>reconnaissance vocale. Application iOS et Androïd.</text:p>
            <text:p/>
            <text:p>L’article Verb Art est apparu en premier sur Une IA par jour.</text:p>
            <text:p/>
          </table:table-cell>
          <table:table-cell table:style-name="ce7" office:value-type="string" calcext:value-type="string">
            <text:p><text:a xlink:href="https://www.uneiaparjour.fr/verb-art/" xlink:type="simple">https://www.uneiaparjour.fr/verb-art/</text:a></text:p>
          </table:table-cell>
          <table:table-cell table:style-name="ce6" office:value-type="string" calcext:value-type="string">
            <text:p>images</text:p>
          </table:table-cell>
          <table:table-cell table:style-name="ce8" table:number-columns-repeated="3"/>
          <table:table-cell table:style-name="ce6" office:value-type="string" calcext:value-type="string">
            <text:p>Thu, 13 Apr 2023 19:06:00 +0000</text:p>
          </table:table-cell>
          <table:table-cell table:style-name="ce8" table:number-columns-repeated="19"/>
          <table:table-cell table:number-columns-repeated="997"/>
        </table:table-row>
        <table:table-row table:style-name="ro1">
          <table:table-cell table:style-name="ce6" office:value-type="string" calcext:value-type="string">
            <text:p>Brancher</text:p>
          </table:table-cell>
          <table:table-cell table:style-name="ce10" office:value-type="string" calcext:value-type="string">
            <text:p/>
            <text:p/>
            <text:p>Créer une application en ligne utilisant une ou plusieurs IA sans aucune </text:p>
            <text:p>notion de programmation ? Une idée et https://brancher.ai connecte ChatGPT </text:p>
            <text:p>et dallE pour la mettre en forme. Test avec ce créateur d’haïkus illustrés </text:p>
            <text:p>: https://app.brancher.ai/166a66e2-beed-48e4-8601-12f85ce64b0d… (connexion </text:p>
            <text:p>requise)</text:p>
            <text:p/>
            <text:p>L’article Brancher est apparu en premier sur Une IA par jour.</text:p>
            <text:p/>
          </table:table-cell>
          <table:table-cell table:style-name="ce7" office:value-type="string" calcext:value-type="string">
            <text:p><text:a xlink:href="https://www.uneiaparjour.fr/brancher/" xlink:type="simple">https://www.uneiaparjour.fr/brancher/</text:a></text:p>
          </table:table-cell>
          <table:table-cell table:style-name="ce6" office:value-type="string" calcext:value-type="string">
            <text:p>application</text:p>
          </table:table-cell>
          <table:table-cell table:style-name="ce8" table:number-columns-repeated="3"/>
          <table:table-cell table:style-name="ce6" office:value-type="string" calcext:value-type="string">
            <text:p>Wed, 12 Apr 2023 19:04:00 +0000</text:p>
          </table:table-cell>
          <table:table-cell table:style-name="ce8" table:number-columns-repeated="19"/>
          <table:table-cell table:number-columns-repeated="997"/>
        </table:table-row>
        <table:table-row table:style-name="ro1">
          <table:table-cell table:style-name="ce6" office:value-type="string" calcext:value-type="string">
            <text:p>Course AI</text:p>
          </table:table-cell>
          <table:table-cell table:style-name="ce10" office:value-type="string" calcext:value-type="string">
            <text:p/>
            <text:p/>
            <text:p>Un cours avec quizz en quelques minutes ? Après Nolej, une autre IA le </text:p>
            <text:p>propose : http://courseai.co Un exemple généré en 2 minutes à partir de 6 </text:p>
            <text:p>mots : https://courseai.co/share/zAd40kJUBfWa5J9ZH90h… Contenu par contre </text:p>
            <text:p>pas (encore ?) modifiable. Export scorm possible.</text:p>
            <text:p/>
            <text:p>L’article Course AI est apparu en premier sur Une IA par jour.</text:p>
            <text:p/>
          </table:table-cell>
          <table:table-cell table:style-name="ce7" office:value-type="string" calcext:value-type="string">
            <text:p><text:a xlink:href="https://www.uneiaparjour.fr/course-ai/" xlink:type="simple">https://www.uneiaparjour.fr/course-ai/</text:a></text:p>
          </table:table-cell>
          <table:table-cell table:style-name="ce6" office:value-type="string" calcext:value-type="string">
            <text:p>éducation</text:p>
          </table:table-cell>
          <table:table-cell table:style-name="ce8" table:number-columns-repeated="3"/>
          <table:table-cell table:style-name="ce6" office:value-type="string" calcext:value-type="string">
            <text:p>Tue, 11 Apr 2023 19:04:00 +0000</text:p>
          </table:table-cell>
          <table:table-cell table:style-name="ce8" table:number-columns-repeated="19"/>
          <table:table-cell table:number-columns-repeated="997"/>
        </table:table-row>
        <table:table-row table:style-name="ro1">
          <table:table-cell table:style-name="ce6" office:value-type="string" calcext:value-type="string">
            <text:p>Night Cafe</text:p>
          </table:table-cell>
          <table:table-cell table:style-name="ce10" office:value-type="string" calcext:value-type="string">
            <text:p/>
            <text:p/>
            <text:p>Un nouvel outil proposant plusieurs modèles d’A génératives d’images dont </text:p>
            <text:p>Dall-e ou la prochaine version de Stable Diffusion, SDBX, avec des aides à </text:p>
            <text:p>la rédaction de prompts : https://nightcafe.studio</text:p>
            <text:p/>
            <text:p>L’article Night Cafe est apparu en premier sur Une IA par jour.</text:p>
            <text:p/>
          </table:table-cell>
          <table:table-cell table:style-name="ce7" office:value-type="string" calcext:value-type="string">
            <text:p><text:a xlink:href="https://www.uneiaparjour.fr/night-cafe/" xlink:type="simple">https://www.uneiaparjour.fr/night-cafe/</text:a></text:p>
          </table:table-cell>
          <table:table-cell table:style-name="ce6" office:value-type="string" calcext:value-type="string">
            <text:p>images</text:p>
          </table:table-cell>
          <table:table-cell table:style-name="ce8" table:number-columns-repeated="3"/>
          <table:table-cell table:style-name="ce6" office:value-type="string" calcext:value-type="string">
            <text:p>Mon, 10 Apr 2023 19:06:00 +0000</text:p>
          </table:table-cell>
          <table:table-cell table:style-name="ce8" table:number-columns-repeated="19"/>
          <table:table-cell table:number-columns-repeated="997"/>
        </table:table-row>
        <table:table-row table:style-name="ro1">
          <table:table-cell table:style-name="ce6" office:value-type="string" calcext:value-type="string">
            <text:p>Soundraw</text:p>
          </table:table-cell>
          <table:table-cell table:style-name="ce10" office:value-type="string" calcext:value-type="string">
            <text:p/>
            <text:p/>
            <text:p>http://Soundraw.io : une IA qui génère des musiques d’une durée jusqu’à 5 </text:p>
            <text:p>min à partir d’une multitude de choix combinables (thèmes, styles, </text:p>
            <text:p>instruments, tempo…). Génération et partages gratuits mais téléchargements </text:p>
            <text:p>sur abonnement.</text:p>
            <text:p/>
            <text:p>L’article Soundraw est apparu en premier sur Une IA par jour.</text:p>
            <text:p/>
          </table:table-cell>
          <table:table-cell table:style-name="ce7" office:value-type="string" calcext:value-type="string">
            <text:p><text:a xlink:href="https://www.uneiaparjour.fr/soundraw/" xlink:type="simple">https://www.uneiaparjour.fr/soundraw/</text:a></text:p>
          </table:table-cell>
          <table:table-cell table:style-name="ce6" office:value-type="string" calcext:value-type="string">
            <text:p>musique</text:p>
          </table:table-cell>
          <table:table-cell table:style-name="ce8" table:number-columns-repeated="3"/>
          <table:table-cell table:style-name="ce6" office:value-type="string" calcext:value-type="string">
            <text:p>Sun, 09 Apr 2023 19:20:00 +0000</text:p>
          </table:table-cell>
          <table:table-cell table:style-name="ce8" table:number-columns-repeated="19"/>
          <table:table-cell table:number-columns-repeated="997"/>
        </table:table-row>
        <table:table-row table:style-name="ro1">
          <table:table-cell table:style-name="ce6" office:value-type="string" calcext:value-type="string">
            <text:p>UseChatGPT</text:p>
          </table:table-cell>
          <table:table-cell table:style-name="ce10" office:value-type="string" calcext:value-type="string">
            <text:p/>
            <text:p/>
            <text:p>ChatGPT toujours disponible dans son navigateur : c’est ce que propose </text:p>
            <text:p>l’extension http://UseChatGPT.ai pour Chrome. Aide à l’écriture, </text:p>
            <text:p>correcteur, résumé de texte surligné, dictionnaire, traducteur, etc. Via </text:p>
            <text:p>@Siecledigital</text:p>
            <text:p/>
            <text:p>L’article UseChatGPT est apparu en premier sur Une IA par jour.</text:p>
            <text:p/>
          </table:table-cell>
          <table:table-cell table:style-name="ce7" office:value-type="string" calcext:value-type="string">
            <text:p><text:a xlink:href="https://www.uneiaparjour.fr/usechatgpt/" xlink:type="simple">https://www.uneiaparjour.fr/usechatgpt/</text:a></text:p>
          </table:table-cell>
          <table:table-cell table:style-name="ce6" office:value-type="string" calcext:value-type="string">
            <text:p>page web</text:p>
          </table:table-cell>
          <table:table-cell table:style-name="ce8" table:number-columns-repeated="3"/>
          <table:table-cell table:style-name="ce6" office:value-type="string" calcext:value-type="string">
            <text:p>Sat, 08 Apr 2023 19:13:00 +0000</text:p>
          </table:table-cell>
          <table:table-cell table:style-name="ce8" table:number-columns-repeated="19"/>
          <table:table-cell table:number-columns-repeated="997"/>
        </table:table-row>
        <table:table-row table:style-name="ro1">
          <table:table-cell table:style-name="ce6" office:value-type="string" calcext:value-type="string">
            <text:p>Chatbase</text:p>
          </table:table-cell>
          <table:table-cell table:style-name="ce10" office:value-type="string" calcext:value-type="string">
            <text:p/>
            <text:p/>
            <text:p>Grâce à Chatbase (http://chatbase.co) créez votre propre chatbot avec vos </text:p>
            <text:p>fichiers, textes et sites internet. Supporte le français. 1 chatbot – basé </text:p>
            <text:p>sur gpt3, personnalisable, public ou privé, avec iframe – et 30 demandes </text:p>
            <text:p>par mois en version gratuite.</text:p>
            <text:p/>
            <text:p>L’article Chatbase est apparu en premier sur Une IA par jour.</text:p>
            <text:p/>
          </table:table-cell>
          <table:table-cell table:style-name="ce7" office:value-type="string" calcext:value-type="string">
            <text:p><text:a xlink:href="https://www.uneiaparjour.fr/chatbase-grace-a-chatbase-httpchatbaseco/" xlink:type="simple">https://www.uneiaparjour.fr/chatbase-grace-a-chatbase-httpchatbaseco/</text:a></text:p>
          </table:table-cell>
          <table:table-cell table:style-name="ce6" office:value-type="string" calcext:value-type="string">
            <text:p>chatbot</text:p>
          </table:table-cell>
          <table:table-cell table:style-name="ce8" table:number-columns-repeated="3"/>
          <table:table-cell table:style-name="ce6" office:value-type="string" calcext:value-type="string">
            <text:p>Fri, 07 Apr 2023 19:06:00 +0000</text:p>
          </table:table-cell>
          <table:table-cell table:style-name="ce8" table:number-columns-repeated="19"/>
          <table:table-cell table:number-columns-repeated="997"/>
        </table:table-row>
        <table:table-row table:style-name="ro1">
          <table:table-cell table:style-name="ce6" office:value-type="string" calcext:value-type="string">
            <text:p>Bedtime Story</text:p>
          </table:table-cell>
          <table:table-cell table:style-name="ce10" office:value-type="string" calcext:value-type="string">
            <text:p/>
            <text:p/>
            <text:p>Une histoire créé par une IA paramètrable et éditable : </text:p>
            <text:p>https://bedtimestory.ai propose de la générer à partir d’un prompt, d’y </text:p>
            <text:p>ajouter des illustrations et de la partager dans une bibliothèque des </text:p>
            <text:p>histoires créées.</text:p>
            <text:p/>
            <text:p>L’article Bedtime Story est apparu en premier sur Une IA par jour.</text:p>
            <text:p/>
          </table:table-cell>
          <table:table-cell table:style-name="ce7" office:value-type="string" calcext:value-type="string">
            <text:p><text:a xlink:href="https://www.uneiaparjour.fr/bedtime-story/" xlink:type="simple">https://www.uneiaparjour.fr/bedtime-story/</text:a></text:p>
          </table:table-cell>
          <table:table-cell table:style-name="ce6" office:value-type="string" calcext:value-type="string">
            <text:p>histoires enfants</text:p>
          </table:table-cell>
          <table:table-cell table:style-name="ce8" table:number-columns-repeated="3"/>
          <table:table-cell table:style-name="ce6" office:value-type="string" calcext:value-type="string">
            <text:p>Thu, 06 Apr 2023 19:05:00 +0000</text:p>
          </table:table-cell>
          <table:table-cell table:style-name="ce8" table:number-columns-repeated="19"/>
          <table:table-cell table:number-columns-repeated="997"/>
        </table:table-row>
        <table:table-row table:style-name="ro1">
          <table:table-cell table:style-name="ce6" office:value-type="string" calcext:value-type="string">
            <text:p>Steve</text:p>
          </table:table-cell>
          <table:table-cell table:style-name="ce10" office:value-type="string" calcext:value-type="string">
            <text:p/>
            <text:p/>
            <text:p>Un script ou un page web et http://steve.ai génére une vidéo ou une </text:p>
            <text:p>animation avec musique et voix off ! Deux tests : </text:p>
            <text:p>https://app.steve.ai/video/HOEPM2H9IQ9VRM4P… et </text:p>
            <text:p>https://app.steve.ai/video/9YRFF6OPZFVY5Y7X…. Encore perfectible (lien </text:p>
            <text:p>entre image et texte par exemple) mais déjà très abouti.</text:p>
            <text:p/>
            <text:p>L’article Steve est apparu en premier sur Une IA par jour.</text:p>
            <text:p/>
          </table:table-cell>
          <table:table-cell table:style-name="ce7" office:value-type="string" calcext:value-type="string">
            <text:p><text:a xlink:href="https://www.uneiaparjour.fr/steve/" xlink:type="simple">https://www.uneiaparjour.fr/steve/</text:a></text:p>
          </table:table-cell>
          <table:table-cell table:style-name="ce6" office:value-type="string" calcext:value-type="string">
            <text:p>musique</text:p>
          </table:table-cell>
          <table:table-cell table:style-name="ce8" table:number-columns-repeated="3"/>
          <table:table-cell table:style-name="ce6" office:value-type="string" calcext:value-type="string">
            <text:p>Wed, 05 Apr 2023 19:24:00 +0000</text:p>
          </table:table-cell>
          <table:table-cell table:style-name="ce8" table:number-columns-repeated="19"/>
          <table:table-cell table:number-columns-repeated="997"/>
        </table:table-row>
        <table:table-row table:style-name="ro1">
          <table:table-cell table:style-name="ce6" office:value-type="string" calcext:value-type="string">
            <text:p>Scenario</text:p>
          </table:table-cell>
          <table:table-cell table:style-name="ce10" office:value-type="string" calcext:value-type="string">
            <text:p/>
            <text:p/>
            <text:p>45 modèles d’IA génératives d’images (dont stable diffusion) dans un même </text:p>
            <text:p>outil, possibilité de passer de l’une à l’autre avec le même prompt, de </text:p>
            <text:p>l’augmenter, de le corriger, de le rédiger en négatif, de mettre en page ou </text:p>
            <text:p>d’entraîner son IA : https://scenario.com</text:p>
            <text:p/>
            <text:p>L’article Scenario est apparu en premier sur Une IA par jour.</text:p>
            <text:p/>
          </table:table-cell>
          <table:table-cell table:style-name="ce7" office:value-type="string" calcext:value-type="string">
            <text:p><text:a xlink:href="https://www.uneiaparjour.fr/scenario-45-ia-generatives-dimages-dont-stable/" xlink:type="simple">https://www.uneiaparjour.fr/scenario-45-ia-generatives-dimages-dont-stable/</text:a></text:p>
          </table:table-cell>
          <table:table-cell table:style-name="ce6" office:value-type="string" calcext:value-type="string">
            <text:p>images</text:p>
          </table:table-cell>
          <table:table-cell table:style-name="ce8" table:number-columns-repeated="3"/>
          <table:table-cell table:style-name="ce6" office:value-type="string" calcext:value-type="string">
            <text:p>Tue, 04 Apr 2023 19:02:00 +0000</text:p>
          </table:table-cell>
          <table:table-cell table:style-name="ce8" table:number-columns-repeated="19"/>
          <table:table-cell table:number-columns-repeated="997"/>
        </table:table-row>
        <table:table-row table:style-name="ro1">
          <table:table-cell table:style-name="ce6" office:value-type="string" calcext:value-type="string">
            <text:p>StudioGPT – Reimagine</text:p>
          </table:table-cell>
          <table:table-cell table:style-name="ce10" office:value-type="string" calcext:value-type="string">
            <text:p/>
            <text:p/>
            <text:p>Une image générée dans un nouveau style ? Un prompt, une image chargée et </text:p>
            <text:p>StudioGPT opère (5 générations gratuites).www.latentlabs.art/dream Nouvel </text:p>
            <text:p>accès (et nouveau nom : “reimagine”) : se rendre sur http://latentlabs.art </text:p>
            <text:p>et choisir dans le menu de la barre de texte “reimagine”</text:p>
            <text:p/>
            <text:p>L’article StudioGPT – Reimagine est apparu en premier sur Une IA par jour.</text:p>
            <text:p/>
          </table:table-cell>
          <table:table-cell table:style-name="ce7" office:value-type="string" calcext:value-type="string">
            <text:p><text:a xlink:href="https://www.uneiaparjour.fr/studiogpt/" xlink:type="simple">https://www.uneiaparjour.fr/studiogpt/</text:a></text:p>
          </table:table-cell>
          <table:table-cell table:style-name="ce6" office:value-type="string" calcext:value-type="string">
            <text:p>images</text:p>
          </table:table-cell>
          <table:table-cell table:style-name="ce8" table:number-columns-repeated="3"/>
          <table:table-cell table:style-name="ce6" office:value-type="string" calcext:value-type="string">
            <text:p>Mon, 03 Apr 2023 19:00:00 +0000</text:p>
          </table:table-cell>
          <table:table-cell table:style-name="ce8" table:number-columns-repeated="19"/>
          <table:table-cell table:number-columns-repeated="997"/>
        </table:table-row>
        <table:table-row table:style-name="ro1">
          <table:table-cell table:style-name="ce6" office:value-type="string" calcext:value-type="string">
            <text:p>Story Wizard</text:p>
          </table:table-cell>
          <table:table-cell table:style-name="ce10" office:value-type="string" calcext:value-type="string">
            <text:p/>
            <text:p/>
            <text:p>Choix d’un personnage principal, description rapide et @StorywizardAIcrée </text:p>
            <text:p>une histoire illustrée avec texte et images éditables. Un test « brut » ici </text:p>
            <text:p>: http://storywizard.ai/s/fea67bb38b Une histoire gratuite par compte. </text:p>
            <text:p>http://storywizard.ai</text:p>
            <text:p/>
            <text:p>L’article Story Wizard est apparu en premier sur Une IA par jour.</text:p>
            <text:p/>
          </table:table-cell>
          <table:table-cell table:style-name="ce7" office:value-type="string" calcext:value-type="string">
            <text:p><text:a xlink:href="https://www.uneiaparjour.fr/story-wizard/" xlink:type="simple">https://www.uneiaparjour.fr/story-wizard/</text:a></text:p>
          </table:table-cell>
          <table:table-cell table:style-name="ce6" office:value-type="string" calcext:value-type="string">
            <text:p>histoires enfants</text:p>
          </table:table-cell>
          <table:table-cell table:style-name="ce8" table:number-columns-repeated="3"/>
          <table:table-cell table:style-name="ce6" office:value-type="string" calcext:value-type="string">
            <text:p>Sun, 02 Apr 2023 19:00:00 +0000</text:p>
          </table:table-cell>
          <table:table-cell table:style-name="ce8" table:number-columns-repeated="19"/>
          <table:table-cell table:number-columns-repeated="997"/>
        </table:table-row>
        <table:table-row table:style-name="ro1">
          <table:table-cell table:style-name="ce6" office:value-type="string" calcext:value-type="string">
            <text:p>Quiz Wizard</text:p>
          </table:table-cell>
          <table:table-cell table:style-name="ce10" office:value-type="string" calcext:value-type="string">
            <text:p/>
            <text:p/>
            <text:p>Un quiz généré à partir d’un document ou d’un prompt ? @wooclap propose </text:p>
            <text:p>désormais Quiz Wizard. (base du test : 1er sketchnote de cet article de </text:p>
            <text:p>@reseau_canope : </text:p>
            <text:p>https://www.reseau-canope.fr/intelligence-artificielle.html). </text:p>
            <text:p>https://wooclap.com/fr/quiz-wizard/</text:p>
            <text:p/>
            <text:p>L’article Quiz Wizard est apparu en premier sur Une IA par jour.</text:p>
            <text:p/>
          </table:table-cell>
          <table:table-cell table:style-name="ce7" office:value-type="string" calcext:value-type="string">
            <text:p><text:a xlink:href="https://www.uneiaparjour.fr/un-quiz-genere-a-partir-dun-document-ou-dun/" xlink:type="simple">https://www.uneiaparjour.fr/un-quiz-genere-a-partir-dun-document-ou-dun/</text:a></text:p>
          </table:table-cell>
          <table:table-cell table:style-name="ce6" office:value-type="string" calcext:value-type="string">
            <text:p>quiz</text:p>
          </table:table-cell>
          <table:table-cell table:style-name="ce8" table:number-columns-repeated="3"/>
          <table:table-cell table:style-name="ce6" office:value-type="string" calcext:value-type="string">
            <text:p>Sat, 01 Apr 2023 19:00:00 +0000</text:p>
          </table:table-cell>
          <table:table-cell table:style-name="ce8" table:number-columns-repeated="19"/>
          <table:table-cell table:number-columns-repeated="997"/>
        </table:table-row>
        <table:table-row table:style-name="ro1">
          <table:table-cell table:style-name="ce6" office:value-type="string" calcext:value-type="string">
            <text:p>Gen1 de Runway</text:p>
          </table:table-cell>
          <table:table-cell table:style-name="ce10" office:value-type="string" calcext:value-type="string">
            <text:p/>
            <text:p/>
            <text:p>Avec l’outil « Gen-1 : Video to video » de @runwayml (version beta), </text:p>
            <text:p>transformez une vidéo à partir d’un prompt ou de styles prédéfinis en </text:p>
            <text:p>quelques dizaines de secondes. https://app.runwayml.com/video-tools/</text:p>
            <text:p/>
            <text:p>L’article Gen1 de Runway est apparu en premier sur Une IA par jour.</text:p>
            <text:p/>
          </table:table-cell>
          <table:table-cell table:style-name="ce7" office:value-type="string" calcext:value-type="string">
            <text:p><text:a xlink:href="https://www.uneiaparjour.fr/gen1-de-runway/" xlink:type="simple">https://www.uneiaparjour.fr/gen1-de-runway/</text:a></text:p>
          </table:table-cell>
          <table:table-cell table:style-name="ce6" office:value-type="string" calcext:value-type="string">
            <text:p>vidéo</text:p>
          </table:table-cell>
          <table:table-cell table:style-name="ce8" table:number-columns-repeated="3"/>
          <table:table-cell table:style-name="ce6" office:value-type="string" calcext:value-type="string">
            <text:p>Fri, 31 Mar 2023 19:00:00 +0000</text:p>
          </table:table-cell>
          <table:table-cell table:style-name="ce8" table:number-columns-repeated="19"/>
          <table:table-cell table:number-columns-repeated="997"/>
        </table:table-row>
        <table:table-row table:style-name="ro1">
          <table:table-cell table:style-name="ce6" office:value-type="string" calcext:value-type="string">
            <text:p>Catbird</text:p>
          </table:table-cell>
          <table:table-cell table:style-name="ce10" office:value-type="string" calcext:value-type="string">
            <text:p/>
            <text:p/>
            <text:p>15 modèles d’IA générative d’images qui produisent à partir d’un seul </text:p>
            <text:p>prompt, dans un outil unique : voici Catbird ! https://catbird.ai</text:p>
            <text:p/>
            <text:p>L’article Catbird est apparu en premier sur Une IA par jour.</text:p>
            <text:p/>
          </table:table-cell>
          <table:table-cell table:style-name="ce7" office:value-type="string" calcext:value-type="string">
            <text:p><text:a xlink:href="https://www.uneiaparjour.fr/catbird/" xlink:type="simple">https://www.uneiaparjour.fr/catbird/</text:a></text:p>
          </table:table-cell>
          <table:table-cell table:style-name="ce6" office:value-type="string" calcext:value-type="string">
            <text:p>images</text:p>
          </table:table-cell>
          <table:table-cell table:style-name="ce8" table:number-columns-repeated="3"/>
          <table:table-cell table:style-name="ce6" office:value-type="string" calcext:value-type="string">
            <text:p>Thu, 30 Mar 2023 19:00:00 +0000</text:p>
          </table:table-cell>
          <table:table-cell table:style-name="ce8" table:number-columns-repeated="19"/>
          <table:table-cell table:number-columns-repeated="997"/>
        </table:table-row>
        <table:table-row table:style-name="ro1">
          <table:table-cell table:style-name="ce6" office:value-type="string" calcext:value-type="string">
            <text:p>Type</text:p>
          </table:table-cell>
          <table:table-cell table:style-name="ce10" office:value-type="string" calcext:value-type="string">
            <text:p/>
            <text:p/>
            <text:p>Type : une IA générative de texte avec outil de mise en page. http://type.ai</text:p>
            <text:p/>
            <text:p>L’article Type est apparu en premier sur Une IA par jour.</text:p>
            <text:p/>
          </table:table-cell>
          <table:table-cell table:style-name="ce7" office:value-type="string" calcext:value-type="string">
            <text:p><text:a xlink:href="https://www.uneiaparjour.fr/type-type-une-ia-generative-de-texte-avec-outil/" xlink:type="simple">https://www.uneiaparjour.fr/type-type-une-ia-generative-de-texte-avec-outil/</text:a></text:p>
          </table:table-cell>
          <table:table-cell table:style-name="ce6" office:value-type="string" calcext:value-type="string">
            <text:p>texte</text:p>
          </table:table-cell>
          <table:table-cell table:style-name="ce8" table:number-columns-repeated="3"/>
          <table:table-cell table:style-name="ce6" office:value-type="string" calcext:value-type="string">
            <text:p>Wed, 29 Mar 2023 19:00:00 +0000</text:p>
          </table:table-cell>
          <table:table-cell table:style-name="ce8" table:number-columns-repeated="19"/>
          <table:table-cell table:number-columns-repeated="997"/>
        </table:table-row>
        <table:table-row table:style-name="ro1">
          <table:table-cell table:style-name="ce6" office:value-type="string" calcext:value-type="string">
            <text:p>Chattypdf</text:p>
          </table:table-cell>
          <table:table-cell table:style-name="ce10" office:value-type="string" calcext:value-type="string">
            <text:p/>
            <text:p/>
            <text:p>Questionner un pdf ? Chattypdf ! Prompt en français accepté, réponse en </text:p>
            <text:p>anglais. https://www.chattypdf.com</text:p>
            <text:p/>
            <text:p>L’article Chattypdf est apparu en premier sur Une IA par jour.</text:p>
            <text:p/>
          </table:table-cell>
          <table:table-cell table:style-name="ce7" office:value-type="string" calcext:value-type="string">
            <text:p><text:a xlink:href="https://www.uneiaparjour.fr/chattypdf/" xlink:type="simple">https://www.uneiaparjour.fr/chattypdf/</text:a></text:p>
          </table:table-cell>
          <table:table-cell table:style-name="ce6" office:value-type="string" calcext:value-type="string">
            <text:p>documents</text:p>
          </table:table-cell>
          <table:table-cell table:style-name="ce8" table:number-columns-repeated="3"/>
          <table:table-cell table:style-name="ce6" office:value-type="string" calcext:value-type="string">
            <text:p>Tue, 28 Mar 2023 19:00:00 +0000</text:p>
          </table:table-cell>
          <table:table-cell table:style-name="ce8" table:number-columns-repeated="19"/>
          <table:table-cell table:number-columns-repeated="997"/>
        </table:table-row>
        <table:table-row table:style-name="ro1">
          <table:table-cell table:style-name="ce6" office:value-type="string" calcext:value-type="string">
            <text:p>Playlistai</text:p>
          </table:table-cell>
          <table:table-cell table:style-name="ce10" office:value-type="string" calcext:value-type="string">
            <text:p/>
            <text:p/>
            <text:p>Playlistai (iOS) propose des playlists Spotify ou AppleMusic à partir d’un </text:p>
            <text:p>prompt, d’un artiste, d’un genre, d’affiche et même de vidéo ! Test à </text:p>
            <text:p>partir de l’affiche des @eurockeennes, pas parfait mais possibilité de </text:p>
            <text:p>choix. http://playlistai.app</text:p>
            <text:p/>
            <text:p>L’article Playlistai est apparu en premier sur Une IA par jour.</text:p>
            <text:p/>
          </table:table-cell>
          <table:table-cell table:style-name="ce7" office:value-type="string" calcext:value-type="string">
            <text:p><text:a xlink:href="https://www.uneiaparjour.fr/playlistai/" xlink:type="simple">https://www.uneiaparjour.fr/playlistai/</text:a></text:p>
          </table:table-cell>
          <table:table-cell table:style-name="ce6" office:value-type="string" calcext:value-type="string">
            <text:p>musique</text:p>
          </table:table-cell>
          <table:table-cell table:style-name="ce8" table:number-columns-repeated="3"/>
          <table:table-cell table:style-name="ce6" office:value-type="string" calcext:value-type="string">
            <text:p>Mon, 27 Mar 2023 19:00:00 +0000</text:p>
          </table:table-cell>
          <table:table-cell table:style-name="ce8" table:number-columns-repeated="19"/>
          <table:table-cell table:number-columns-repeated="997"/>
        </table:table-row>
        <table:table-row table:style-name="ro1">
          <table:table-cell table:style-name="ce6" office:value-type="string" calcext:value-type="string">
            <text:p>GPTGO</text:p>
          </table:table-cell>
          <table:table-cell table:style-name="ce10" office:value-type="string" calcext:value-type="string">
            <text:p/>
            <text:p/>
            <text:p>Et si Google et Chat GPT se retrouvaient dans une même interface et </text:p>
            <text:p>répondaient à la même requête ? Voici GPTGO, gratuit et sans compte (avec </text:p>
            <text:p>publicité). https://gptgo.ai</text:p>
            <text:p/>
            <text:p>L’article GPTGO est apparu en premier sur Une IA par jour.</text:p>
            <text:p/>
          </table:table-cell>
          <table:table-cell table:style-name="ce7" office:value-type="string" calcext:value-type="string">
            <text:p><text:a xlink:href="https://www.uneiaparjour.fr/gptgo/" xlink:type="simple">https://www.uneiaparjour.fr/gptgo/</text:a></text:p>
          </table:table-cell>
          <table:table-cell table:style-name="ce6" office:value-type="string" calcext:value-type="string">
            <text:p>recherche</text:p>
          </table:table-cell>
          <table:table-cell table:style-name="ce8" table:number-columns-repeated="3"/>
          <table:table-cell table:style-name="ce6" office:value-type="string" calcext:value-type="string">
            <text:p>Sun, 26 Mar 2023 19:02:00 +0000</text:p>
          </table:table-cell>
          <table:table-cell table:style-name="ce8" table:number-columns-repeated="19"/>
          <table:table-cell table:number-columns-repeated="997"/>
        </table:table-row>
        <table:table-row table:style-name="ro1">
          <table:table-cell table:style-name="ce6" office:value-type="string" calcext:value-type="string">
            <text:p>Leonardo</text:p>
          </table:table-cell>
          <table:table-cell table:style-name="ce10" office:value-type="string" calcext:value-type="string">
            <text:p/>
            <text:p/>
            <text:p>@LeonardoAi_ : générateur d’images à partir de plus de 20 modèles d’IA, </text:p>
            <text:p>aide au prompt, outil de composition et possibilité d’entraîner sa propre </text:p>
            <text:p>IA partageable ensuite. https://leonardo.ai</text:p>
            <text:p/>
            <text:p>L’article Leonardo est apparu en premier sur Une IA par jour.</text:p>
            <text:p/>
          </table:table-cell>
          <table:table-cell table:style-name="ce7" office:value-type="string" calcext:value-type="string">
            <text:p><text:a xlink:href="https://www.uneiaparjour.fr/leonardo/" xlink:type="simple">https://www.uneiaparjour.fr/leonardo/</text:a></text:p>
          </table:table-cell>
          <table:table-cell table:style-name="ce6" office:value-type="string" calcext:value-type="string">
            <text:p>images</text:p>
          </table:table-cell>
          <table:table-cell table:style-name="ce8" table:number-columns-repeated="3"/>
          <table:table-cell table:style-name="ce6" office:value-type="string" calcext:value-type="string">
            <text:p>Sat, 25 Mar 2023 20:00:00 +0000</text:p>
          </table:table-cell>
          <table:table-cell table:style-name="ce8" table:number-columns-repeated="19"/>
          <table:table-cell table:number-columns-repeated="997"/>
        </table:table-row>
        <table:table-row table:style-name="ro1">
          <table:table-cell table:style-name="ce6" office:value-type="string" calcext:value-type="string">
            <text:p>Opéra</text:p>
          </table:table-cell>
          <table:table-cell table:style-name="ce10" office:value-type="string" calcext:value-type="string">
            <text:p/>
            <text:p/>
            <text:p>Chatsonic et ChatGPT intégrés et connectés au web dans un navigateur, des </text:p>
            <text:p>“AI Prompts” contextualisés en fonction des pages et qui réagissent à du </text:p>
            <text:p>texte surligné : c’est ce que propose la dernière version d’Opéra </text:p>
            <text:p>https://opera.com/fr</text:p>
            <text:p/>
            <text:p>L’article Opéra est apparu en premier sur Une IA par jour.</text:p>
            <text:p/>
          </table:table-cell>
          <table:table-cell table:style-name="ce7" office:value-type="string" calcext:value-type="string">
            <text:p><text:a xlink:href="https://www.uneiaparjour.fr/opera/" xlink:type="simple">https://www.uneiaparjour.fr/opera/</text:a></text:p>
          </table:table-cell>
          <table:table-cell table:style-name="ce6" office:value-type="string" calcext:value-type="string">
            <text:p>chatbot</text:p>
          </table:table-cell>
          <table:table-cell table:style-name="ce8" table:number-columns-repeated="3"/>
          <table:table-cell table:style-name="ce6" office:value-type="string" calcext:value-type="string">
            <text:p>Fri, 24 Mar 2023 20:00:00 +0000</text:p>
          </table:table-cell>
          <table:table-cell table:style-name="ce8" table:number-columns-repeated="19"/>
          <table:table-cell table:number-columns-repeated="997"/>
        </table:table-row>
        <table:table-row table:style-name="ro1">
          <table:table-cell table:style-name="ce6" office:value-type="string" calcext:value-type="string">
            <text:p>Elicit</text:p>
          </table:table-cell>
          <table:table-cell table:style-name="ce10" office:value-type="string" calcext:value-type="string">
            <text:p/>
            <text:p/>
            <text:p>Un moteur de recherche dédié à la littérature scientifique en libre accès </text:p>
            <text:p>(175 M d’écrits) avec l’aide de Chat GPT : @elicitorg. Recherche en langage </text:p>
            <text:p>naturel, proposition de prompts, résumés, questionnement direct, exports… </text:p>
            <text:p>https://elicit.org</text:p>
            <text:p/>
            <text:p>L’article Elicit est apparu en premier sur Une IA par jour.</text:p>
            <text:p/>
          </table:table-cell>
          <table:table-cell table:style-name="ce7" office:value-type="string" calcext:value-type="string">
            <text:p><text:a xlink:href="https://www.uneiaparjour.fr/elicit/" xlink:type="simple">https://www.uneiaparjour.fr/elicit/</text:a></text:p>
          </table:table-cell>
          <table:table-cell table:style-name="ce6" office:value-type="string" calcext:value-type="string">
            <text:p>documents</text:p>
          </table:table-cell>
          <table:table-cell table:style-name="ce8" table:number-columns-repeated="3"/>
          <table:table-cell table:style-name="ce6" office:value-type="string" calcext:value-type="string">
            <text:p>Thu, 23 Mar 2023 20:00:00 +0000</text:p>
          </table:table-cell>
          <table:table-cell table:style-name="ce8" table:number-columns-repeated="19"/>
          <table:table-cell table:number-columns-repeated="997"/>
        </table:table-row>
        <table:table-row table:style-name="ro1">
          <table:table-cell table:style-name="ce6" office:value-type="string" calcext:value-type="string">
            <text:p>Perplexity</text:p>
          </table:table-cell>
          <table:table-cell table:style-name="ce10" office:value-type="string" calcext:value-type="string">
            <text:p/>
            <text:p/>
            <text:p>Perplexity, entre moteur de recherche et IA générative de texte, résumé </text:p>
            <text:p>possible et interrogation des résultats. https://perplexity.ai</text:p>
            <text:p/>
            <text:p>L’article Perplexity est apparu en premier sur Une IA par jour.</text:p>
            <text:p/>
          </table:table-cell>
          <table:table-cell table:style-name="ce7" office:value-type="string" calcext:value-type="string">
            <text:p><text:a xlink:href="https://www.uneiaparjour.fr/perplexity/" xlink:type="simple">https://www.uneiaparjour.fr/perplexity/</text:a></text:p>
          </table:table-cell>
          <table:table-cell table:style-name="ce6" office:value-type="string" calcext:value-type="string">
            <text:p>recherche</text:p>
          </table:table-cell>
          <table:table-cell table:style-name="ce8" table:number-columns-repeated="3"/>
          <table:table-cell table:style-name="ce6" office:value-type="string" calcext:value-type="string">
            <text:p>Wed, 22 Mar 2023 20:00:00 +0000</text:p>
          </table:table-cell>
          <table:table-cell table:style-name="ce8" table:number-columns-repeated="19"/>
          <table:table-cell table:number-columns-repeated="997"/>
        </table:table-row>
        <table:table-row table:style-name="ro1">
          <table:table-cell table:style-name="ce6" office:value-type="string" calcext:value-type="string">
            <text:p>Nat.dev</text:p>
          </table:table-cell>
          <table:table-cell table:style-name="ce10" office:value-type="string" calcext:value-type="string">
            <text:p/>
            <text:p/>
            <text:p>Outil désormais payant, cet article est archivé. Tester 25 IA génératives </text:p>
            <text:p>de texte (dont Chat GPT 4, Da Vinci, Claude…), jouer sur leurs paramètres </text:p>
            <text:p>et même les comparer, c’est la proposition de Nat.dev (10 requêtes par jour </text:p>
            <text:p>pour certaines dont GPT4). https://nat.dev</text:p>
            <text:p/>
            <text:p>L’article Nat.dev est apparu en premier sur Une IA par jour.</text:p>
            <text:p/>
          </table:table-cell>
          <table:table-cell table:style-name="ce7" office:value-type="string" calcext:value-type="string">
            <text:p><text:a xlink:href="https://www.uneiaparjour.fr/natdev-tester-25-ia-generatives-de-texte-dont/" xlink:type="simple">https://www.uneiaparjour.fr/natdev-tester-25-ia-generatives-de-texte-dont/</text:a></text:p>
          </table:table-cell>
          <table:table-cell table:style-name="ce6" office:value-type="string" calcext:value-type="string">
            <text:p>archives</text:p>
          </table:table-cell>
          <table:table-cell table:style-name="ce8" table:number-columns-repeated="3"/>
          <table:table-cell table:style-name="ce6" office:value-type="string" calcext:value-type="string">
            <text:p>Tue, 21 Mar 2023 19:00:00 +0000</text:p>
          </table:table-cell>
          <table:table-cell table:style-name="ce8" table:number-columns-repeated="19"/>
          <table:table-cell table:number-columns-repeated="997"/>
        </table:table-row>
        <table:table-row table:style-name="ro1">
          <table:table-cell table:style-name="ce6" office:value-type="string" calcext:value-type="string">
            <text:p>Imagine</text:p>
          </table:table-cell>
          <table:table-cell table:style-name="ce10" office:value-type="string" calcext:value-type="string">
            <text:p/>
            <text:p/>
            <text:p>“Imagine” de @MagicStudio : IA générative d’images avec édition du prompt, </text:p>
            <text:p>gomme et suppression d’arrière-plan possibles. </text:p>
            <text:p>https://magicstudio.com/fr/imagine</text:p>
            <text:p/>
            <text:p>L’article Imagine est apparu en premier sur Une IA par jour.</text:p>
            <text:p/>
          </table:table-cell>
          <table:table-cell table:style-name="ce7" office:value-type="string" calcext:value-type="string">
            <text:p><text:a xlink:href="https://www.uneiaparjour.fr/imagine/" xlink:type="simple">https://www.uneiaparjour.fr/imagine/</text:a></text:p>
          </table:table-cell>
          <table:table-cell table:style-name="ce6" office:value-type="string" calcext:value-type="string">
            <text:p>images</text:p>
          </table:table-cell>
          <table:table-cell table:style-name="ce8" table:number-columns-repeated="3"/>
          <table:table-cell table:style-name="ce6" office:value-type="string" calcext:value-type="string">
            <text:p>Mon, 20 Mar 2023 20:00:00 +0000</text:p>
          </table:table-cell>
          <table:table-cell table:style-name="ce8" table:number-columns-repeated="19"/>
          <table:table-cell table:number-columns-repeated="997"/>
        </table:table-row>
        <table:table-row table:style-name="ro1">
          <table:table-cell table:style-name="ce6" office:value-type="string" calcext:value-type="string">
            <text:p>Ludo</text:p>
          </table:table-cell>
          <table:table-cell table:style-name="ce10" office:value-type="string" calcext:value-type="string">
            <text:p/>
            <text:p/>
            <text:p>Ludo propose d’assister la création d’un jeu vidéo : de l’idéation en </text:p>
            <text:p>passant par la mécanique de jeu, les personnages, la règle du jeu, la </text:p>
            <text:p>génération des images, etc. jusqu’à sa description complète. https://ludo.ai</text:p>
            <text:p/>
            <text:p>L’article Ludo est apparu en premier sur Une IA par jour.</text:p>
            <text:p/>
          </table:table-cell>
          <table:table-cell table:style-name="ce7" office:value-type="string" calcext:value-type="string">
            <text:p><text:a xlink:href="https://www.uneiaparjour.fr/ludo/" xlink:type="simple">https://www.uneiaparjour.fr/ludo/</text:a></text:p>
          </table:table-cell>
          <table:table-cell table:style-name="ce6" office:value-type="string" calcext:value-type="string">
            <text:p>images</text:p>
          </table:table-cell>
          <table:table-cell table:style-name="ce8" table:number-columns-repeated="3"/>
          <table:table-cell table:style-name="ce6" office:value-type="string" calcext:value-type="string">
            <text:p>Sun, 19 Mar 2023 20:00:00 +0000</text:p>
          </table:table-cell>
          <table:table-cell table:style-name="ce8" table:number-columns-repeated="19"/>
          <table:table-cell table:number-columns-repeated="997"/>
        </table:table-row>
        <table:table-row table:style-name="ro1">
          <table:table-cell table:style-name="ce6" office:value-type="string" calcext:value-type="string">
            <text:p>Boomy</text:p>
          </table:table-cell>
          <table:table-cell table:style-name="ce10" office:value-type="string" calcext:value-type="string">
            <text:p/>
            <text:p/>
            <text:p>Envie d’une production musicale unique ? Boomy propose de s’en charger : </text:p>
            <text:p>choix du style, du type de composition, des instruments et en quelques </text:p>
            <text:p>dizaines de secondes le son est prêt, modifiable et partageable. </text:p>
            <text:p>http://boomy.com</text:p>
            <text:p/>
            <text:p>L’article Boomy est apparu en premier sur Une IA par jour.</text:p>
            <text:p/>
          </table:table-cell>
          <table:table-cell table:style-name="ce7" office:value-type="string" calcext:value-type="string">
            <text:p><text:a xlink:href="https://www.uneiaparjour.fr/boomy/" xlink:type="simple">https://www.uneiaparjour.fr/boomy/</text:a></text:p>
          </table:table-cell>
          <table:table-cell table:style-name="ce6" office:value-type="string" calcext:value-type="string">
            <text:p>musique</text:p>
          </table:table-cell>
          <table:table-cell table:style-name="ce8" table:number-columns-repeated="3"/>
          <table:table-cell table:style-name="ce6" office:value-type="string" calcext:value-type="string">
            <text:p>Sat, 18 Mar 2023 20:09:00 +0000</text:p>
          </table:table-cell>
          <table:table-cell table:style-name="ce8" table:number-columns-repeated="19"/>
          <table:table-cell table:number-columns-repeated="997"/>
        </table:table-row>
        <table:table-row table:style-name="ro1">
          <table:table-cell table:style-name="ce6" office:value-type="string" calcext:value-type="string">
            <text:p>Bing</text:p>
          </table:table-cell>
          <table:table-cell table:style-name="ce10" office:value-type="string" calcext:value-type="string">
            <text:p/>
            <text:p/>
            <text:p>Une fois n’est pas coutume, un poids lourd dans une #uneIAparjour : le </text:p>
            <text:p>nouveau Bing qui embarque Chat GPT 4 dans son mode « copilote ». Mode </text:p>
            <text:p>conversationnel, suggestions, 3 styles différents, dictée vocale, sources… </text:p>
            <text:p>ChatGPT a déjà grandi. https://bingapp.microsoft.com/bing</text:p>
            <text:p/>
            <text:p>L’article Bing est apparu en premier sur Une IA par jour.</text:p>
            <text:p/>
          </table:table-cell>
          <table:table-cell table:style-name="ce7" office:value-type="string" calcext:value-type="string">
            <text:p><text:a xlink:href="https://www.uneiaparjour.fr/bing/" xlink:type="simple">https://www.uneiaparjour.fr/bing/</text:a></text:p>
          </table:table-cell>
          <table:table-cell table:style-name="ce6" office:value-type="string" calcext:value-type="string">
            <text:p>chatbot</text:p>
          </table:table-cell>
          <table:table-cell table:style-name="ce8" table:number-columns-repeated="3"/>
          <table:table-cell table:style-name="ce6" office:value-type="string" calcext:value-type="string">
            <text:p>Fri, 17 Mar 2023 20:05:00 +0000</text:p>
          </table:table-cell>
          <table:table-cell table:style-name="ce8" table:number-columns-repeated="19"/>
          <table:table-cell table:number-columns-repeated="997"/>
        </table:table-row>
        <table:table-row table:style-name="ro1">
          <table:table-cell table:style-name="ce6" office:value-type="string" calcext:value-type="string">
            <text:p>Rytr</text:p>
          </table:table-cell>
          <table:table-cell table:style-name="ce10" office:value-type="string" calcext:value-type="string">
            <text:p/>
            <text:p/>
            <text:p>Un outil d’aide à l’écriture pour cette nouvelle #uneIAparjour : . 30 </text:p>
            <text:p>langues, plusieurs tons, des cas d’usages pour guider, des outils de mise </text:p>
            <text:p>en page, d’expansion et de reformulation pour un texte qui prend forme pas </text:p>
            <text:p>à pas. http://rytr.me</text:p>
            <text:p/>
            <text:p>L’article Rytr est apparu en premier sur Une IA par jour.</text:p>
            <text:p/>
          </table:table-cell>
          <table:table-cell table:style-name="ce7" office:value-type="string" calcext:value-type="string">
            <text:p><text:a xlink:href="https://www.uneiaparjour.fr/rytr/" xlink:type="simple">https://www.uneiaparjour.fr/rytr/</text:a></text:p>
          </table:table-cell>
          <table:table-cell table:style-name="ce6" office:value-type="string" calcext:value-type="string">
            <text:p>texte</text:p>
          </table:table-cell>
          <table:table-cell table:style-name="ce8" table:number-columns-repeated="3"/>
          <table:table-cell table:style-name="ce6" office:value-type="string" calcext:value-type="string">
            <text:p>Thu, 16 Mar 2023 20:00:00 +0000</text:p>
          </table:table-cell>
          <table:table-cell table:style-name="ce8" table:number-columns-repeated="19"/>
          <table:table-cell table:number-columns-repeated="997"/>
        </table:table-row>
        <table:table-row table:style-name="ro1">
          <table:table-cell table:style-name="ce6" office:value-type="string" calcext:value-type="string">
            <text:p>Modulo AI assistant</text:p>
          </table:table-cell>
          <table:table-cell table:style-name="ce10" office:value-type="string" calcext:value-type="string">
            <text:p/>
            <text:p/>
            <text:p>Pour cette nouvelle #uneIAparjour voici l’assistant de Modulo de @Tart2000 </text:p>
            <text:p>(outil plus que conseillé !) : un prompt et l’IA nous propose un découpage </text:p>
            <text:p>du sujet et des activités. Version beta à tester avec 10 essais </text:p>
            <text:p>https://app.modulo.io/ai_assistant</text:p>
            <text:p/>
            <text:p>L’article Modulo AI assistant est apparu en premier sur Une IA par jour.</text:p>
            <text:p/>
          </table:table-cell>
          <table:table-cell table:style-name="ce7" office:value-type="string" calcext:value-type="string">
            <text:p><text:a xlink:href="https://www.uneiaparjour.fr/modulo-ai-assistant/" xlink:type="simple">https://www.uneiaparjour.fr/modulo-ai-assistant/</text:a></text:p>
          </table:table-cell>
          <table:table-cell table:style-name="ce6" office:value-type="string" calcext:value-type="string">
            <text:p>éducation</text:p>
          </table:table-cell>
          <table:table-cell table:style-name="ce8" table:number-columns-repeated="3"/>
          <table:table-cell table:style-name="ce6" office:value-type="string" calcext:value-type="string">
            <text:p>Wed, 15 Mar 2023 20:55:00 +0000</text:p>
          </table:table-cell>
          <table:table-cell table:style-name="ce8" table:number-columns-repeated="19"/>
          <table:table-cell table:number-columns-repeated="997"/>
        </table:table-row>
        <table:table-row table:style-name="ro1">
          <table:table-cell table:style-name="ce6" office:value-type="string" calcext:value-type="string">
            <text:p>Nolej</text:p>
          </table:table-cell>
          <table:table-cell table:style-name="ce10" office:value-type="string" calcext:value-type="string">
            <text:p/>
            <text:p/>
            <text:p>Nolej créé des modules de formation à partir de textes, vidéos ou URL avec </text:p>
            <text:p>cours, quiz, flashcards (en anglais seulement). Ex réalisé en 3 minutes et </text:p>
            <text:p>sans intervention : </text:p>
            <text:p>https://h5p-live.nolej.app/documents/b1884490-bae9-43c0-9b4d-7b544f53a535/previews/ibook/index.html </text:p>
            <text:p>via @coutleea et @benovigo https://nolej.io/</text:p>
            <text:p/>
            <text:p>L’article Nolej est apparu en premier sur Une IA par jour.</text:p>
            <text:p/>
          </table:table-cell>
          <table:table-cell table:style-name="ce7" office:value-type="string" calcext:value-type="string">
            <text:p><text:a xlink:href="https://www.uneiaparjour.fr/nolej/" xlink:type="simple">https://www.uneiaparjour.fr/nolej/</text:a></text:p>
          </table:table-cell>
          <table:table-cell table:style-name="ce6" office:value-type="string" calcext:value-type="string">
            <text:p>éducation</text:p>
          </table:table-cell>
          <table:table-cell table:style-name="ce8" table:number-columns-repeated="3"/>
          <table:table-cell table:style-name="ce6" office:value-type="string" calcext:value-type="string">
            <text:p>Tue, 14 Mar 2023 20:00:00 +0000</text:p>
          </table:table-cell>
          <table:table-cell table:style-name="ce8" table:number-columns-repeated="19"/>
          <table:table-cell table:number-columns-repeated="997"/>
        </table:table-row>
        <table:table-row table:style-name="ro1">
          <table:table-cell table:style-name="ce6" office:value-type="string" calcext:value-type="string">
            <text:p>Runway ML</text:p>
          </table:table-cell>
          <table:table-cell table:style-name="ce10" office:value-type="string" calcext:value-type="string">
            <text:p/>
            <text:p/>
            <text:p>30 outils tournés vers l’image (fixe ou animée), de la création à la </text:p>
            <text:p>modification, réunis en un seul endroit : bonne visite de @runwayml ! </text:p>
            <text:p>https://runwayml.com</text:p>
            <text:p/>
            <text:p>L’article Runway ML est apparu en premier sur Une IA par jour.</text:p>
            <text:p/>
          </table:table-cell>
          <table:table-cell table:style-name="ce7" office:value-type="string" calcext:value-type="string">
            <text:p><text:a xlink:href="https://www.uneiaparjour.fr/runway-ml/" xlink:type="simple">https://www.uneiaparjour.fr/runway-ml/</text:a></text:p>
          </table:table-cell>
          <table:table-cell table:style-name="ce6" office:value-type="string" calcext:value-type="string">
            <text:p>images</text:p>
          </table:table-cell>
          <table:table-cell table:style-name="ce8" table:number-columns-repeated="3"/>
          <table:table-cell table:style-name="ce6" office:value-type="string" calcext:value-type="string">
            <text:p>Mon, 13 Mar 2023 20:00:00 +0000</text:p>
          </table:table-cell>
          <table:table-cell table:style-name="ce8" table:number-columns-repeated="19"/>
          <table:table-cell table:number-columns-repeated="997"/>
        </table:table-row>
        <table:table-row table:style-name="ro1">
          <table:table-cell table:style-name="ce6" office:value-type="string" calcext:value-type="string">
            <text:p>ImgCreator</text:p>
          </table:table-cell>
          <table:table-cell table:style-name="ce10" office:value-type="string" calcext:value-type="string">
            <text:p/>
            <text:p/>
            <text:p>Imgcreator : génération d’images, outils de mise en page et de retouche et </text:p>
            <text:p>ajouts de détails dans l’image. https://imgcreator.zmo.ai/ai-designer</text:p>
            <text:p/>
            <text:p>L’article ImgCreator est apparu en premier sur Une IA par jour.</text:p>
            <text:p/>
          </table:table-cell>
          <table:table-cell table:style-name="ce7" office:value-type="string" calcext:value-type="string">
            <text:p><text:a xlink:href="https://www.uneiaparjour.fr/imgcreator/" xlink:type="simple">https://www.uneiaparjour.fr/imgcreator/</text:a></text:p>
          </table:table-cell>
          <table:table-cell table:style-name="ce6" office:value-type="string" calcext:value-type="string">
            <text:p>images</text:p>
          </table:table-cell>
          <table:table-cell table:style-name="ce8" table:number-columns-repeated="3"/>
          <table:table-cell table:style-name="ce6" office:value-type="string" calcext:value-type="string">
            <text:p>Sun, 12 Mar 2023 19:00:00 +0000</text:p>
          </table:table-cell>
          <table:table-cell table:style-name="ce8" table:number-columns-repeated="19"/>
          <table:table-cell table:number-columns-repeated="997"/>
        </table:table-row>
        <table:table-row table:style-name="ro1">
          <table:table-cell table:style-name="ce6" office:value-type="string" calcext:value-type="string">
            <text:p>Whimsical</text:p>
          </table:table-cell>
          <table:table-cell table:style-name="ce10" office:value-type="string" calcext:value-type="string">
            <text:p/>
            <text:p/>
            <text:p>Avec Whimsical, créez des cartes heuristiques à partir d’un sujet-prompt </text:p>
            <text:p>central, puis branche par branche l’IA génère des idées. </text:p>
            <text:p>http://whimsical.com</text:p>
            <text:p/>
            <text:p>L’article Whimsical est apparu en premier sur Une IA par jour.</text:p>
            <text:p/>
          </table:table-cell>
          <table:table-cell table:style-name="ce7" office:value-type="string" calcext:value-type="string">
            <text:p><text:a xlink:href="https://www.uneiaparjour.fr/whimsical/" xlink:type="simple">https://www.uneiaparjour.fr/whimsical/</text:a></text:p>
          </table:table-cell>
          <table:table-cell table:style-name="ce6" office:value-type="string" calcext:value-type="string">
            <text:p>mindmap</text:p>
          </table:table-cell>
          <table:table-cell table:style-name="ce8" table:number-columns-repeated="3"/>
          <table:table-cell table:style-name="ce6" office:value-type="string" calcext:value-type="string">
            <text:p>Sat, 11 Mar 2023 20:44:00 +0000</text:p>
          </table:table-cell>
          <table:table-cell table:style-name="ce8" table:number-columns-repeated="19"/>
          <table:table-cell table:number-columns-repeated="997"/>
        </table:table-row>
        <table:table-row table:style-name="ro1">
          <table:table-cell table:style-name="ce6" office:value-type="string" calcext:value-type="string">
            <text:p>Cody</text:p>
          </table:table-cell>
          <table:table-cell table:style-name="ce10" office:value-type="string" calcext:value-type="string">
            <text:p/>
            <text:p/>
            <text:p>Cody se propose de devenir notre assistant personnel : à partir d’une base </text:p>
            <text:p>de documents textes ou présentations que l’on créé, Cody répond à nos </text:p>
            <text:p>questions – en citant ses sources – en puisant dans cette base personnelle. </text:p>
            <text:p>https://meetcody.ai</text:p>
            <text:p/>
            <text:p>L’article Cody est apparu en premier sur Une IA par jour.</text:p>
            <text:p/>
          </table:table-cell>
          <table:table-cell table:style-name="ce7" office:value-type="string" calcext:value-type="string">
            <text:p><text:a xlink:href="https://www.uneiaparjour.fr/cody/" xlink:type="simple">https://www.uneiaparjour.fr/cody/</text:a></text:p>
          </table:table-cell>
          <table:table-cell table:style-name="ce6" office:value-type="string" calcext:value-type="string">
            <text:p>chatbot</text:p>
          </table:table-cell>
          <table:table-cell table:style-name="ce8" table:number-columns-repeated="3"/>
          <table:table-cell table:style-name="ce6" office:value-type="string" calcext:value-type="string">
            <text:p>Fri, 10 Mar 2023 20:00:00 +0000</text:p>
          </table:table-cell>
          <table:table-cell table:style-name="ce8" table:number-columns-repeated="19"/>
          <table:table-cell table:number-columns-repeated="997"/>
        </table:table-row>
        <table:table-row table:style-name="ro1">
          <table:table-cell table:style-name="ce6" office:value-type="string" calcext:value-type="string">
            <text:p>Lucidpic</text:p>
          </table:table-cell>
          <table:table-cell table:style-name="ce10" office:value-type="string" calcext:value-type="string">
            <text:p/>
            <text:p/>
            <text:p>Pour créer des portraits paramétrables de personnes qui n’existent pas, </text:p>
            <text:p>libres de droits, pour illustrer des documents : Lucidpic. </text:p>
            <text:p>https://lucidpic.com</text:p>
            <text:p/>
            <text:p>L’article Lucidpic est apparu en premier sur Une IA par jour.</text:p>
            <text:p/>
          </table:table-cell>
          <table:table-cell table:style-name="ce7" office:value-type="string" calcext:value-type="string">
            <text:p><text:a xlink:href="https://www.uneiaparjour.fr/lucidpic/" xlink:type="simple">https://www.uneiaparjour.fr/lucidpic/</text:a></text:p>
          </table:table-cell>
          <table:table-cell table:style-name="ce6" office:value-type="string" calcext:value-type="string">
            <text:p>images</text:p>
          </table:table-cell>
          <table:table-cell table:style-name="ce8" table:number-columns-repeated="3"/>
          <table:table-cell table:style-name="ce6" office:value-type="string" calcext:value-type="string">
            <text:p>Thu, 09 Mar 2023 20:00:00 +0000</text:p>
          </table:table-cell>
          <table:table-cell table:style-name="ce8" table:number-columns-repeated="19"/>
          <table:table-cell table:number-columns-repeated="997"/>
        </table:table-row>
        <table:table-row table:style-name="ro1">
          <table:table-cell table:style-name="ce6" office:value-type="string" calcext:value-type="string">
            <text:p>WebChatGPT</text:p>
          </table:table-cell>
          <table:table-cell table:style-name="ce10" office:value-type="string" calcext:value-type="string">
            <text:p/>
            <text:p/>
            <text:p>Un accès au web pour Chat GPT pour qu’il puiser dans des sources récentes </text:p>
            <text:p>et les cite ? L’extension Chrome ou Firefox “ChatGPT advanced” le permet. </text:p>
            <text:p>https://github.com/interstellard/chatgpt-advanced</text:p>
            <text:p/>
            <text:p>L’article WebChatGPT est apparu en premier sur Une IA par jour.</text:p>
            <text:p/>
          </table:table-cell>
          <table:table-cell table:style-name="ce7" office:value-type="string" calcext:value-type="string">
            <text:p><text:a xlink:href="https://www.uneiaparjour.fr/webchatgpt/" xlink:type="simple">https://www.uneiaparjour.fr/webchatgpt/</text:a></text:p>
          </table:table-cell>
          <table:table-cell table:style-name="ce6" office:value-type="string" calcext:value-type="string">
            <text:p>chatbot</text:p>
          </table:table-cell>
          <table:table-cell table:style-name="ce8" table:number-columns-repeated="3"/>
          <table:table-cell table:style-name="ce6" office:value-type="string" calcext:value-type="string">
            <text:p>Wed, 08 Mar 2023 20:00:00 +0000</text:p>
          </table:table-cell>
          <table:table-cell table:style-name="ce8" table:number-columns-repeated="19"/>
          <table:table-cell table:number-columns-repeated="997"/>
        </table:table-row>
        <table:table-row table:style-name="ro1">
          <table:table-cell table:style-name="ce6" office:value-type="string" calcext:value-type="string">
            <text:p>Yippity</text:p>
          </table:table-cell>
          <table:table-cell table:style-name="ce10" office:value-type="string" calcext:value-type="string">
            <text:p/>
            <text:p/>
            <text:p>Un texte jusqu’à 10000 caractères ou une URL et Yippity génère un </text:p>
            <text:p>questionnaire éditable (accepte les textes en français mais les traduit : </text:p>
            <text:p>fonctionne en anglais, espagnol ou italien). http://yippity.io</text:p>
            <text:p/>
            <text:p>L’article Yippity est apparu en premier sur Une IA par jour.</text:p>
            <text:p/>
          </table:table-cell>
          <table:table-cell table:style-name="ce7" office:value-type="string" calcext:value-type="string">
            <text:p><text:a xlink:href="https://www.uneiaparjour.fr/un-texte-jusqua-10000-caracteres-ou-une-url-et-2/" xlink:type="simple">https://www.uneiaparjour.fr/un-texte-jusqua-10000-caracteres-ou-une-url-et-2/</text:a></text:p>
          </table:table-cell>
          <table:table-cell table:style-name="ce6" office:value-type="string" calcext:value-type="string">
            <text:p>quiz</text:p>
          </table:table-cell>
          <table:table-cell table:style-name="ce8" table:number-columns-repeated="3"/>
          <table:table-cell table:style-name="ce6" office:value-type="string" calcext:value-type="string">
            <text:p>Tue, 07 Mar 2023 20:00:00 +0000</text:p>
          </table:table-cell>
          <table:table-cell table:style-name="ce8" table:number-columns-repeated="19"/>
          <table:table-cell table:number-columns-repeated="997"/>
        </table:table-row>
        <table:table-row table:style-name="ro1">
          <table:table-cell table:style-name="ce6" office:value-type="string" calcext:value-type="string">
            <text:p>Endless Visual Novel</text:p>
          </table:table-cell>
          <table:table-cell table:style-name="ce10" office:value-type="string" calcext:value-type="string">
            <text:p/>
            <text:p/>
            <text:p>Endlessvn propose une nouvelle expérience de jeu vidéo : des personnages, </text:p>
            <text:p>un monde, un scénario, un univers sonore uniques créés à partir de simples </text:p>
            <text:p>descriptions et mis en œuvre en quelques minutes par plusieurs IA </text:p>
            <text:p>https://endlessvn.io</text:p>
            <text:p/>
            <text:p>L’article Endless Visual Novel est apparu en premier sur Une IA par jour.</text:p>
            <text:p/>
          </table:table-cell>
          <table:table-cell table:style-name="ce7" office:value-type="string" calcext:value-type="string">
            <text:p><text:a xlink:href="https://www.uneiaparjour.fr/endless-visual-novel-2/" xlink:type="simple">https://www.uneiaparjour.fr/endless-visual-novel-2/</text:a></text:p>
          </table:table-cell>
          <table:table-cell table:style-name="ce6" office:value-type="string" calcext:value-type="string">
            <text:p>jeu vidéo</text:p>
          </table:table-cell>
          <table:table-cell table:style-name="ce8" table:number-columns-repeated="3"/>
          <table:table-cell table:style-name="ce6" office:value-type="string" calcext:value-type="string">
            <text:p>Mon, 06 Mar 2023 20:00:00 +0000</text:p>
          </table:table-cell>
          <table:table-cell table:style-name="ce8" table:number-columns-repeated="19"/>
          <table:table-cell table:number-columns-repeated="997"/>
        </table:table-row>
        <table:table-row table:style-name="ro1">
          <table:table-cell table:style-name="ce6" office:value-type="string" calcext:value-type="string">
            <text:p>Vizcom</text:p>
          </table:table-cell>
          <table:table-cell table:style-name="ce10" office:value-type="string" calcext:value-type="string">
            <text:p/>
            <text:p/>
            <text:p>En combinant dessin et prompt, Vizcom crée des images en rendu 3D que l’on </text:p>
            <text:p>peut faire évoluer à chaque changement du dessin ou de l’instruction. </text:p>
            <text:p>https://vizcom.ai</text:p>
            <text:p/>
            <text:p>L’article Vizcom est apparu en premier sur Une IA par jour.</text:p>
            <text:p/>
          </table:table-cell>
          <table:table-cell table:style-name="ce7" office:value-type="string" calcext:value-type="string">
            <text:p><text:a xlink:href="https://www.uneiaparjour.fr/vizcom-2/" xlink:type="simple">https://www.uneiaparjour.fr/vizcom-2/</text:a></text:p>
          </table:table-cell>
          <table:table-cell table:style-name="ce6" office:value-type="string" calcext:value-type="string">
            <text:p>images</text:p>
          </table:table-cell>
          <table:table-cell table:style-name="ce8" table:number-columns-repeated="3"/>
          <table:table-cell table:style-name="ce6" office:value-type="string" calcext:value-type="string">
            <text:p>Sun, 05 Mar 2023 20:00:00 +0000</text:p>
          </table:table-cell>
          <table:table-cell table:style-name="ce8" table:number-columns-repeated="19"/>
          <table:table-cell table:number-columns-repeated="997"/>
        </table:table-row>
        <table:table-row table:style-name="ro1">
          <table:table-cell table:style-name="ce6" office:value-type="string" calcext:value-type="string">
            <text:p>Paint by Text</text:p>
          </table:table-cell>
          <table:table-cell table:style-name="ce10" office:value-type="string" calcext:value-type="string">
            <text:p/>
            <text:p/>
            <text:p>Paint by text, l’édition d’images à partir d’une requête texte. </text:p>
            <text:p>https://paintbytext.chat</text:p>
            <text:p/>
            <text:p>L’article Paint by Text est apparu en premier sur Une IA par jour.</text:p>
            <text:p/>
          </table:table-cell>
          <table:table-cell table:style-name="ce7" office:value-type="string" calcext:value-type="string">
            <text:p><text:a xlink:href="https://www.uneiaparjour.fr/paint-by-text-2/" xlink:type="simple">https://www.uneiaparjour.fr/paint-by-text-2/</text:a></text:p>
          </table:table-cell>
          <table:table-cell table:style-name="ce6" office:value-type="string" calcext:value-type="string">
            <text:p>images</text:p>
          </table:table-cell>
          <table:table-cell table:style-name="ce8" table:number-columns-repeated="3"/>
          <table:table-cell table:style-name="ce6" office:value-type="string" calcext:value-type="string">
            <text:p>Sat, 04 Mar 2023 20:00:00 +0000</text:p>
          </table:table-cell>
          <table:table-cell table:style-name="ce8" table:number-columns-repeated="19"/>
          <table:table-cell table:number-columns-repeated="997"/>
        </table:table-row>
        <table:table-row table:style-name="ro1">
          <table:table-cell table:style-name="ce6" office:value-type="string" calcext:value-type="string">
            <text:p>Humata</text:p>
          </table:table-cell>
          <table:table-cell table:style-name="ce10" office:value-type="string" calcext:value-type="string">
            <text:p/>
            <text:p/>
            <text:p>Un document pdf résumé et que l’on peut questionner ? Humata analyse, </text:p>
            <text:p>synthétise, répond et peut même continuer un texte. Pdf jusqu’à 20 pages en </text:p>
            <text:p>version gratuite https://humata.ai</text:p>
            <text:p/>
            <text:p>L’article Humata est apparu en premier sur Une IA par jour.</text:p>
            <text:p/>
          </table:table-cell>
          <table:table-cell table:style-name="ce7" office:value-type="string" calcext:value-type="string">
            <text:p><text:a xlink:href="https://www.uneiaparjour.fr/humata-2/" xlink:type="simple">https://www.uneiaparjour.fr/humata-2/</text:a></text:p>
          </table:table-cell>
          <table:table-cell table:style-name="ce6" office:value-type="string" calcext:value-type="string">
            <text:p>chatbot</text:p>
          </table:table-cell>
          <table:table-cell table:style-name="ce8" table:number-columns-repeated="3"/>
          <table:table-cell table:style-name="ce6" office:value-type="string" calcext:value-type="string">
            <text:p>Fri, 03 Mar 2023 21:00:00 +0000</text:p>
          </table:table-cell>
          <table:table-cell table:style-name="ce8" table:number-columns-repeated="19"/>
          <table:table-cell table:number-columns-repeated="997"/>
        </table:table-row>
        <table:table-row table:style-name="ro1">
          <table:table-cell table:style-name="ce6" office:value-type="string" calcext:value-type="string">
            <text:p>Ayoa</text:p>
          </table:table-cell>
          <table:table-cell table:style-name="ce10" office:value-type="string" calcext:value-type="string">
            <text:p/>
            <text:p/>
            <text:p>Avec Ayoa l’IA devient génératrice d’idées mises en forme dans une carte </text:p>
            <text:p>heuristique qui peut être illustrée par des images… générées par l’IA ! </text:p>
            <text:p>https://ayoa.com</text:p>
            <text:p/>
            <text:p>L’article Ayoa est apparu en premier sur Une IA par jour.</text:p>
            <text:p/>
          </table:table-cell>
          <table:table-cell table:style-name="ce7" office:value-type="string" calcext:value-type="string">
            <text:p><text:a xlink:href="https://www.uneiaparjour.fr/ayoa/" xlink:type="simple">https://www.uneiaparjour.fr/ayoa/</text:a></text:p>
          </table:table-cell>
          <table:table-cell table:style-name="ce6" office:value-type="string" calcext:value-type="string">
            <text:p>images</text:p>
          </table:table-cell>
          <table:table-cell table:style-name="ce8" table:number-columns-repeated="3"/>
          <table:table-cell table:style-name="ce6" office:value-type="string" calcext:value-type="string">
            <text:p>Thu, 02 Mar 2023 20:00:00 +0000</text:p>
          </table:table-cell>
          <table:table-cell table:style-name="ce8" table:number-columns-repeated="19"/>
          <table:table-cell table:number-columns-repeated="997"/>
        </table:table-row>
        <table:table-row table:style-name="ro1">
          <table:table-cell table:style-name="ce6" office:value-type="string" calcext:value-type="string">
            <text:p>Invideo</text:p>
          </table:table-cell>
          <table:table-cell table:style-name="ce10" office:value-type="string" calcext:value-type="string">
            <text:p/>
            <text:p/>
            <text:p>Avec @InVideoOfficial, un modèle choisi, un script dans l’outil “text to </text:p>
            <text:p>video” qui se transforme en vidéo sonorisée et sous-titrée, éditable sur un </text:p>
            <text:p>banc de montage ! https://invideo.io</text:p>
            <text:p/>
            <text:p>L’article Invideo est apparu en premier sur Une IA par jour.</text:p>
            <text:p/>
          </table:table-cell>
          <table:table-cell table:style-name="ce7" office:value-type="string" calcext:value-type="string">
            <text:p><text:a xlink:href="https://www.uneiaparjour.fr/invideo-2/" xlink:type="simple">https://www.uneiaparjour.fr/invideo-2/</text:a></text:p>
          </table:table-cell>
          <table:table-cell table:style-name="ce6" office:value-type="string" calcext:value-type="string">
            <text:p>texte</text:p>
          </table:table-cell>
          <table:table-cell table:style-name="ce8" table:number-columns-repeated="3"/>
          <table:table-cell table:style-name="ce6" office:value-type="string" calcext:value-type="string">
            <text:p>Wed, 01 Mar 2023 19:00:00 +0000</text:p>
          </table:table-cell>
          <table:table-cell table:style-name="ce8" table:number-columns-repeated="19"/>
          <table:table-cell table:number-columns-repeated="997"/>
        </table:table-row>
        <table:table-row table:style-name="ro1">
          <table:table-cell table:style-name="ce6" office:value-type="string" calcext:value-type="string">
            <text:p>Character</text:p>
          </table:table-cell>
          <table:table-cell table:style-name="ce10" office:value-type="string" calcext:value-type="string">
            <text:p/>
            <text:p/>
            <text:p>Une discussion avec Platon, Tolkien, Billie Eilish, Mario, apprendre une </text:p>
            <text:p>langue en conversant ou échanger avec votre propre personnage fraichement </text:p>
            <text:p>créé ? Testez sans plus attendre Character.ai ! https://beta.character.ai </text:p>
            <text:p>Ajouté le 24/09/23 : Quatre articles repérés ces derniers jours à propos de </text:p>
            <text:p>http://character.ai proposé il y a quelques mois dans #uneIAparjour : – </text:p>
            <text:p>https://lesechos.fr/tech-medias/intelligence-artificielle/characterai-lintelligence-artificielle-qui-comble-la-solitude-des-ados-1979846… </text:p>
            <text:p>– […]</text:p>
            <text:p/>
            <text:p>L’article Character est apparu en premier sur Une IA par jour.</text:p>
            <text:p/>
          </table:table-cell>
          <table:table-cell table:style-name="ce7" office:value-type="string" calcext:value-type="string">
            <text:p><text:a xlink:href="https://www.uneiaparjour.fr/characterai/" xlink:type="simple">https://www.uneiaparjour.fr/characterai/</text:a></text:p>
          </table:table-cell>
          <table:table-cell table:style-name="ce6" office:value-type="string" calcext:value-type="string">
            <text:p>texte</text:p>
          </table:table-cell>
          <table:table-cell table:style-name="ce8" table:number-columns-repeated="3"/>
          <table:table-cell table:style-name="ce6" office:value-type="string" calcext:value-type="string">
            <text:p>Tue, 28 Feb 2023 20:33:00 +0000</text:p>
          </table:table-cell>
          <table:table-cell table:style-name="ce8" table:number-columns-repeated="19"/>
          <table:table-cell table:number-columns-repeated="997"/>
        </table:table-row>
        <table:table-row table:style-name="ro1">
          <table:table-cell table:style-name="ce6" office:value-type="string" calcext:value-type="string">
            <text:p>Riffusion</text:p>
          </table:table-cell>
          <table:table-cell table:style-name="ce10" office:value-type="string" calcext:value-type="string">
            <text:p/>
            <text:p/>
            <text:p>Envie d’une playlist de musiques qui n’existent pas encore créées au gré </text:p>
            <text:p>des envies ? Riffusion est prêt à accueillir nos prompts. </text:p>
            <text:p>https://riffusion.com  </text:p>
            <text:p/>
            <text:p>L’article Riffusion est apparu en premier sur Une IA par jour.</text:p>
            <text:p/>
          </table:table-cell>
          <table:table-cell table:style-name="ce7" office:value-type="string" calcext:value-type="string">
            <text:p><text:a xlink:href="https://www.uneiaparjour.fr/riffusion/" xlink:type="simple">https://www.uneiaparjour.fr/riffusion/</text:a></text:p>
          </table:table-cell>
          <table:table-cell table:style-name="ce6" office:value-type="string" calcext:value-type="string">
            <text:p>musique</text:p>
          </table:table-cell>
          <table:table-cell table:style-name="ce8" table:number-columns-repeated="3"/>
          <table:table-cell table:style-name="ce6" office:value-type="string" calcext:value-type="string">
            <text:p>Mon, 27 Feb 2023 20:00:00 +0000</text:p>
          </table:table-cell>
          <table:table-cell table:style-name="ce8" table:number-columns-repeated="19"/>
          <table:table-cell table:number-columns-repeated="997"/>
        </table:table-row>
        <table:table-row table:style-name="ro1">
          <table:table-cell table:style-name="ce6" office:value-type="string" calcext:value-type="string">
            <text:p>Scribble Diffusion</text:p>
          </table:table-cell>
          <table:table-cell table:style-name="ce10" office:value-type="string" calcext:value-type="string">
            <text:p/>
            <text:p/>
            <text:p>Un dessin à main levé précisé par un prompt et Scribble Diffusion nous </text:p>
            <text:p>propose une image. Open source. https://scribblediffusion.com/ À tester ici </text:p>
            <text:p>: https://replicate.com/jagilley/controlnet-scribble   </text:p>
            <text:p/>
            <text:p>L’article Scribble Diffusion est apparu en premier sur Une IA par jour.</text:p>
            <text:p/>
          </table:table-cell>
          <table:table-cell table:style-name="ce7" office:value-type="string" calcext:value-type="string">
            <text:p><text:a xlink:href="https://www.uneiaparjour.fr/scribble-diffusion/" xlink:type="simple">https://www.uneiaparjour.fr/scribble-diffusion/</text:a></text:p>
          </table:table-cell>
          <table:table-cell table:style-name="ce6" office:value-type="string" calcext:value-type="string">
            <text:p>images</text:p>
          </table:table-cell>
          <table:table-cell table:style-name="ce8" table:number-columns-repeated="3"/>
          <table:table-cell table:style-name="ce6" office:value-type="string" calcext:value-type="string">
            <text:p>Sun, 26 Feb 2023 20:00:00 +0000</text:p>
          </table:table-cell>
          <table:table-cell table:style-name="ce8" table:number-columns-repeated="19"/>
          <table:table-cell table:number-columns-repeated="997"/>
        </table:table-row>
        <table:table-row table:style-name="ro1">
          <table:table-cell table:style-name="ce6" office:value-type="string" calcext:value-type="string">
            <text:p>Mixo</text:p>
          </table:table-cell>
          <table:table-cell table:style-name="ce10" office:value-type="string" calcext:value-type="string">
            <text:p/>
            <text:p/>
            <text:p>1 prompt, 20 secondes, 1 page web rédigée et illustrée, avec titre original </text:p>
            <text:p>et logo, modifiable et hébergeable. C’est le pari relevé par @MixoTeam </text:p>
            <text:p>https://app.mixo.io</text:p>
            <text:p/>
            <text:p>L’article Mixo est apparu en premier sur Une IA par jour.</text:p>
            <text:p/>
          </table:table-cell>
          <table:table-cell table:style-name="ce7" office:value-type="string" calcext:value-type="string">
            <text:p><text:a xlink:href="https://www.uneiaparjour.fr/prompt-20-secondes-1-page-web-redigee-et/" xlink:type="simple">https://www.uneiaparjour.fr/prompt-20-secondes-1-page-web-redigee-et/</text:a></text:p>
          </table:table-cell>
          <table:table-cell table:style-name="ce6" office:value-type="string" calcext:value-type="string">
            <text:p>images</text:p>
          </table:table-cell>
          <table:table-cell table:style-name="ce8" table:number-columns-repeated="3"/>
          <table:table-cell table:style-name="ce6" office:value-type="string" calcext:value-type="string">
            <text:p>Sat, 25 Feb 2023 20:00:00 +0000</text:p>
          </table:table-cell>
          <table:table-cell table:style-name="ce8" table:number-columns-repeated="19"/>
          <table:table-cell table:number-columns-repeated="997"/>
        </table:table-row>
        <table:table-row table:style-name="ro1">
          <table:table-cell table:style-name="ce6" office:value-type="string" calcext:value-type="string">
            <text:p>YouChat</text:p>
          </table:table-cell>
          <table:table-cell table:style-name="ce10" office:value-type="string" calcext:value-type="string">
            <text:p/>
            <text:p/>
            <text:p>Une IA conversationnelle qui cite ses sources dans un moteur de recherche ? </text:p>
            <text:p>Youchat est intégré dans http://You.com </text:p>
            <text:p>https://you.com/search?q=who+are+you&amp;fromSearchBar=true&amp;tbm=youchat</text:p>
            <text:p/>
            <text:p>L’article YouChat est apparu en premier sur Une IA par jour.</text:p>
            <text:p/>
          </table:table-cell>
          <table:table-cell table:style-name="ce7" office:value-type="string" calcext:value-type="string">
            <text:p><text:a xlink:href="https://www.uneiaparjour.fr/youchat/" xlink:type="simple">https://www.uneiaparjour.fr/youchat/</text:a></text:p>
          </table:table-cell>
          <table:table-cell table:style-name="ce6" office:value-type="string" calcext:value-type="string">
            <text:p>chatbot</text:p>
          </table:table-cell>
          <table:table-cell table:style-name="ce8" table:number-columns-repeated="3"/>
          <table:table-cell table:style-name="ce6" office:value-type="string" calcext:value-type="string">
            <text:p>Fri, 24 Feb 2023 20:00:00 +0000</text:p>
          </table:table-cell>
          <table:table-cell table:style-name="ce8" table:number-columns-repeated="19"/>
          <table:table-cell table:number-columns-repeated="997"/>
        </table:table-row>
        <table:table-row table:style-name="ro1">
          <table:table-cell table:style-name="ce6" office:value-type="string" calcext:value-type="string">
            <text:p>Tome</text:p>
          </table:table-cell>
          <table:table-cell table:style-name="ce10" office:value-type="string" calcext:value-type="string">
            <text:p/>
            <text:p/>
            <text:p>Une requête détaillée = une présentation textes et images, c’est Tome. </text:p>
            <text:p>https://tome.app/</text:p>
            <text:p/>
            <text:p>L’article Tome est apparu en premier sur Une IA par jour.</text:p>
            <text:p/>
          </table:table-cell>
          <table:table-cell table:style-name="ce7" office:value-type="string" calcext:value-type="string">
            <text:p><text:a xlink:href="https://www.uneiaparjour.fr/tome-2/" xlink:type="simple">https://www.uneiaparjour.fr/tome-2/</text:a></text:p>
          </table:table-cell>
          <table:table-cell table:style-name="ce6" office:value-type="string" calcext:value-type="string">
            <text:p>images</text:p>
          </table:table-cell>
          <table:table-cell table:style-name="ce8" table:number-columns-repeated="3"/>
          <table:table-cell table:style-name="ce6" office:value-type="string" calcext:value-type="string">
            <text:p>Thu, 23 Feb 2023 20:00:00 +0000</text:p>
          </table:table-cell>
          <table:table-cell table:style-name="ce8" table:number-columns-repeated="19"/>
          <table:table-cell table:number-columns-repeated="997"/>
        </table:table-row>
        <table:table-row table:style-name="ro1">
          <table:table-cell table:style-name="ce6" office:value-type="string" calcext:value-type="string">
            <text:p>Lexica</text:p>
          </table:table-cell>
          <table:table-cell table:style-name="ce10" office:value-type="string" calcext:value-type="string">
            <text:p/>
            <text:p/>
            <text:p>Lexica, IA génératrice d’images basée sur Stable diffusion et galerie. </text:p>
            <text:p>https://lexica.art/</text:p>
            <text:p/>
            <text:p>L’article Lexica est apparu en premier sur Une IA par jour.</text:p>
            <text:p/>
          </table:table-cell>
          <table:table-cell table:style-name="ce7" office:value-type="string" calcext:value-type="string">
            <text:p><text:a xlink:href="https://www.uneiaparjour.fr/lexica/" xlink:type="simple">https://www.uneiaparjour.fr/lexica/</text:a></text:p>
          </table:table-cell>
          <table:table-cell table:style-name="ce6" office:value-type="string" calcext:value-type="string">
            <text:p>images</text:p>
          </table:table-cell>
          <table:table-cell table:style-name="ce8" table:number-columns-repeated="3"/>
          <table:table-cell table:style-name="ce6" office:value-type="string" calcext:value-type="string">
            <text:p>Wed, 22 Feb 2023 20:00:00 +0000</text:p>
          </table:table-cell>
          <table:table-cell table:style-name="ce8" table:number-columns-repeated="19"/>
          <table:table-cell table:number-columns-repeated="997"/>
        </table:table-row>
        <table:table-row table:style-name="ro1">
          <table:table-cell table:style-name="ce6" office:value-type="string" calcext:value-type="string">
            <text:p>Fliki</text:p>
          </table:table-cell>
          <table:table-cell table:style-name="ce10" office:value-type="string" calcext:value-type="string">
            <text:p/>
            <text:p/>
            <text:p>Un texte transformé en vidéo avec voix et sous-titrage grâce à l’IA ? </text:p>
            <text:p>@fliki_ai https://fliki.ai/</text:p>
            <text:p/>
            <text:p>L’article Fliki est apparu en premier sur Une IA par jour.</text:p>
            <text:p/>
          </table:table-cell>
          <table:table-cell table:style-name="ce7" office:value-type="string" calcext:value-type="string">
            <text:p><text:a xlink:href="https://www.uneiaparjour.fr/flikiai/" xlink:type="simple">https://www.uneiaparjour.fr/flikiai/</text:a></text:p>
          </table:table-cell>
          <table:table-cell table:style-name="ce6" office:value-type="string" calcext:value-type="string">
            <text:p>texte</text:p>
          </table:table-cell>
          <table:table-cell table:style-name="ce8" table:number-columns-repeated="3"/>
          <table:table-cell table:style-name="ce6" office:value-type="string" calcext:value-type="string">
            <text:p>Tue, 21 Feb 2023 20:00:00 +0000</text:p>
          </table:table-cell>
          <table:table-cell table:style-name="ce8" table:number-columns-repeated="19"/>
          <table:table-cell table:number-columns-repeated="997"/>
        </table:table-row>
        <table:table-row table:style-name="ro1">
          <table:table-cell table:style-name="ce6" office:value-type="string" calcext:value-type="string">
            <text:p>Murf</text:p>
          </table:table-cell>
          <table:table-cell table:style-name="ce10" office:value-type="string" calcext:value-type="string">
            <text:p/>
            <text:p/>
            <text:p>Utiliser l’IA pour transcrire et dire des textes dans 120 voix et avec </text:p>
            <text:p>différents tons, vitesses etc. ? @MURFAISTUDIO https://murf.ai/</text:p>
            <text:p/>
            <text:p>L’article Murf est apparu en premier sur Une IA par jour.</text:p>
            <text:p/>
          </table:table-cell>
          <table:table-cell table:style-name="ce7" office:value-type="string" calcext:value-type="string">
            <text:p><text:a xlink:href="https://www.uneiaparjour.fr/murfai-2/" xlink:type="simple">https://www.uneiaparjour.fr/murfai-2/</text:a></text:p>
          </table:table-cell>
          <table:table-cell table:style-name="ce6" office:value-type="string" calcext:value-type="string">
            <text:p>voix</text:p>
          </table:table-cell>
          <table:table-cell table:style-name="ce8" table:number-columns-repeated="3"/>
          <table:table-cell table:style-name="ce6" office:value-type="string" calcext:value-type="string">
            <text:p>Mon, 20 Feb 2023 20:00:00 +0000</text:p>
          </table:table-cell>
          <table:table-cell table:style-name="ce8" table:number-columns-repeated="19"/>
          <table:table-cell table:number-columns-repeated="997"/>
        </table:table-row>
        <table:table-row table:style-name="ro1">
          <table:table-cell table:style-name="ce6" office:value-type="string" calcext:value-type="string">
            <text:p>Playground</text:p>
          </table:table-cell>
          <table:table-cell table:style-name="ce10" office:value-type="string" calcext:value-type="string">
            <text:p/>
            <text:p/>
            <text:p>Une IA génératrice d’images boostée d’outils de retouches d’images et d’une </text:p>
            <text:p>galerie ouverte au remix, c’est @playground_ai Free AI image generator: </text:p>
            <text:p>Art, Social Media, Marketing | Playground AI</text:p>
            <text:p/>
            <text:p>L’article Playground est apparu en premier sur Une IA par jour.</text:p>
            <text:p/>
          </table:table-cell>
          <table:table-cell table:style-name="ce7" office:value-type="string" calcext:value-type="string">
            <text:p><text:a xlink:href="https://www.uneiaparjour.fr/playground/" xlink:type="simple">https://www.uneiaparjour.fr/playground/</text:a></text:p>
          </table:table-cell>
          <table:table-cell table:style-name="ce6" office:value-type="string" calcext:value-type="string">
            <text:p>images</text:p>
          </table:table-cell>
          <table:table-cell table:style-name="ce8" table:number-columns-repeated="3"/>
          <table:table-cell table:style-name="ce6" office:value-type="string" calcext:value-type="string">
            <text:p>Sun, 19 Feb 2023 20:00:00 +0000</text:p>
          </table:table-cell>
          <table:table-cell table:style-name="ce8" table:number-columns-repeated="19"/>
          <table:table-cell table:number-columns-repeated="997"/>
        </table:table-row>
        <table:table-row table:style-name="ro1">
          <table:table-cell table:style-name="ce6" office:value-type="string" calcext:value-type="string">
            <text:p>Mubert</text:p>
          </table:table-cell>
          <table:table-cell table:style-name="ce10" office:value-type="string" calcext:value-type="string">
            <text:p/>
            <text:p/>
            <text:p>Un peu de musique générée via une requête textuelle ? Voici @mubertapp, 25 </text:p>
            <text:p>générations gratuites par mois. https://mubert.com/</text:p>
            <text:p/>
            <text:p>L’article Mubert est apparu en premier sur Une IA par jour.</text:p>
            <text:p/>
          </table:table-cell>
          <table:table-cell table:style-name="ce7" office:value-type="string" calcext:value-type="string">
            <text:p><text:a xlink:href="https://www.uneiaparjour.fr/un-peu-de-musique-generee-via-une-requete/" xlink:type="simple">https://www.uneiaparjour.fr/un-peu-de-musique-generee-via-une-requete/</text:a></text:p>
          </table:table-cell>
          <table:table-cell table:style-name="ce6" office:value-type="string" calcext:value-type="string">
            <text:p>musique</text:p>
          </table:table-cell>
          <table:table-cell table:style-name="ce8" table:number-columns-repeated="3"/>
          <table:table-cell table:style-name="ce6" office:value-type="string" calcext:value-type="string">
            <text:p>Sat, 18 Feb 2023 20:00:00 +0000</text:p>
          </table:table-cell>
          <table:table-cell table:style-name="ce8" table:number-columns-repeated="19"/>
          <table:table-cell table:number-columns-repeated="997"/>
        </table:table-row>
        <table:table-row table:style-name="ro1">
          <table:table-cell table:style-name="ce6" office:value-type="string" calcext:value-type="string">
            <text:p>Poe</text:p>
          </table:table-cell>
          <table:table-cell table:style-name="ce10" office:value-type="string" calcext:value-type="string">
            <text:p/>
            <text:p/>
            <text:p>Pas une mais 3 IA pour cette 2ème découverte : Poe par @Quora qui regroupe </text:p>
            <text:p>trois IA conversationnelles Poe – Fast, Helpful AI Chat</text:p>
            <text:p/>
            <text:p>L’article Poe est apparu en premier sur Une IA par jour.</text:p>
            <text:p/>
          </table:table-cell>
          <table:table-cell table:style-name="ce7" office:value-type="string" calcext:value-type="string">
            <text:p><text:a xlink:href="https://www.uneiaparjour.fr/pas-une-mais-3-ia-pour-cette-2eme-decouverte-poe-2/" xlink:type="simple">https://www.uneiaparjour.fr/pas-une-mais-3-ia-pour-cette-2eme-decouverte-poe-2/</text:a></text:p>
          </table:table-cell>
          <table:table-cell table:style-name="ce6" office:value-type="string" calcext:value-type="string">
            <text:p>chatbot</text:p>
          </table:table-cell>
          <table:table-cell table:style-name="ce8" table:number-columns-repeated="3"/>
          <table:table-cell table:style-name="ce6" office:value-type="string" calcext:value-type="string">
            <text:p>Fri, 17 Feb 2023 20:23:00 +0000</text:p>
          </table:table-cell>
          <table:table-cell table:style-name="ce8" table:number-columns-repeated="19"/>
          <table:table-cell table:number-columns-repeated="997"/>
        </table:table-row>
        <table:table-row table:style-name="ro1">
          <table:table-cell table:style-name="ce6" office:value-type="string" calcext:value-type="string">
            <text:p>PicFinder</text:p>
          </table:table-cell>
          <table:table-cell table:style-name="ce10" office:value-type="string" calcext:value-type="string">
            <text:p/>
            <text:p/>
            <text:p>Chaque jour nous découvrons de nouvelles IA génératives de textes, </text:p>
            <text:p>d’images, de musiques… Chaque jour je partagerai ici l’une de mes </text:p>
            <text:p>découvertes. La première ce soir : Picfinder https://picfinder.ai/</text:p>
            <text:p/>
            <text:p>L’article PicFinder est apparu en premier sur Une IA par jour.</text:p>
            <text:p/>
          </table:table-cell>
          <table:table-cell table:style-name="ce7" office:value-type="string" calcext:value-type="string">
            <text:p><text:a xlink:href="https://www.uneiaparjour.fr/chaque-jour-nous-decouvrons-de-nouvelles-ia-2/" xlink:type="simple">https://www.uneiaparjour.fr/chaque-jour-nous-decouvrons-de-nouvelles-ia-2/</text:a></text:p>
          </table:table-cell>
          <table:table-cell table:style-name="ce6" office:value-type="string" calcext:value-type="string">
            <text:p>images</text:p>
          </table:table-cell>
          <table:table-cell table:style-name="ce8" table:number-columns-repeated="3"/>
          <table:table-cell table:style-name="ce6" office:value-type="string" calcext:value-type="string">
            <text:p>Thu, 16 Feb 2023 20:12:00 +0000</text:p>
          </table:table-cell>
          <table:table-cell table:style-name="ce8" table:number-columns-repeated="19"/>
          <table:table-cell table:number-columns-repeated="997"/>
        </table:table-row>
        <table:table-row table:style-name="ro1">
          <table:table-cell table:style-name="ce8"/>
          <table:table-cell table:style-name="ce10"/>
          <table:table-cell table:style-name="ce8" table:number-columns-repeated="5"/>
          <table:table-cell table:style-name="ce13"/>
          <table:table-cell table:style-name="ce8" table:number-columns-repeated="19"/>
          <table:table-cell table:number-columns-repeated="997"/>
        </table:table-row>
        <table:table-row table:style-name="ro1" table:number-rows-repeated="1727">
          <table:table-cell table:style-name="ce8"/>
          <table:table-cell table:style-name="ce10"/>
          <table:table-cell table:style-name="ce8" table:number-columns-repeated="5"/>
          <table:table-cell table:style-name="ce13"/>
          <table:table-cell table:style-name="ce8" table:number-columns-repeated="19"/>
          <table:table-cell table:number-columns-repeated="997"/>
        </table:table-row>
        <table:table-row table:style-name="ro2" table:number-rows-repeated="104646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Montserrat" svg:font-family="Montserrat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Note" style:display-name="PageStyle_Not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ase" style:display-name="PageStyle_Bas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2431" meta:object-count="2"/>
    <meta:generator>LibreOfficeDev/6.0.5.2$Linux_X86_64 LibreOffice_project/</meta:generator>
  </office:meta>
</office:document-meta>
</file>